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T16" style:parent-style-name="Domyślnaczcionkaakapitu" style:family="text">
      <style:text-properties fo:background-color="#80FFFF"/>
    </style:style>
    <style:style style:name="P17" style:parent-style-name="Normalny" style:family="paragraph">
      <style:paragraph-properties fo:text-align="justify" fo:line-height="150%"/>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T22" style:parent-style-name="Domyślnaczcionkaakapitu" style:family="text">
      <style:text-properties fo:background-color="#80FFFF" style:text-underline-type="single" style:text-underline-style="solid" style:text-underline-width="auto" style:text-underline-mode="continuous"/>
    </style:style>
    <style:style style:name="T23" style:parent-style-name="Domyślnaczcionkaakapitu" style:family="text">
      <style:text-properties style:text-underline-type="single" style:text-underline-style="solid" style:text-underline-width="auto" style:text-underline-mode="continuous"/>
    </style:style>
    <style:style style:name="T24" style:parent-style-name="Domyślnaczcionkaakapitu" style:family="text">
      <style:text-properties fo:background-color="#80FFFF" style:text-underline-type="single" style:text-underline-style="solid" style:text-underline-width="auto" style:text-underline-mode="continuous"/>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P27" style:parent-style-name="Normalny" style:family="paragraph">
      <style:paragraph-properties fo:text-align="justify" fo:line-height="150%"/>
    </style:style>
    <style:style style:name="T28" style:parent-style-name="Domyślnaczcionkaakapitu" style:family="text">
      <style:text-properties style:text-underline-type="single" style:text-underline-style="solid" style:text-underline-width="auto" style:text-underline-mode="continuous"/>
    </style:style>
    <style:style style:name="T29" style:parent-style-name="Domyślnaczcionkaakapitu" style:family="text">
      <style:text-properties fo:background-color="#80FFFF" style:text-underline-type="single" style:text-underline-style="solid" style:text-underline-width="auto" style:text-underline-mode="continuous"/>
    </style:style>
    <style:style style:name="T30" style:parent-style-name="Domyślnaczcionkaakapitu" style:family="text">
      <style:text-properties style:text-underline-type="single" style:text-underline-style="solid" style:text-underline-width="auto" style:text-underline-mode="continuous"/>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style:style>
    <style:style style:name="T40" style:parent-style-name="Domyślnaczcionkaakapitu" style:family="text">
      <style:text-properties style:text-underline-type="single" style:text-underline-style="solid" style:text-underline-width="auto" style:text-underline-mode="continuous"/>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style:style>
    <style:style style:name="T44" style:parent-style-name="Domyślnaczcionkaakapitu" style:family="text">
      <style:text-properties fo:background-color="#80FFFF" style:text-underline-type="single" style:text-underline-style="solid" style:text-underline-width="auto" style:text-underline-mode="continuous"/>
    </style:style>
    <style:style style:name="T45" style:parent-style-name="Domyślnaczcionkaakapitu" style:family="text">
      <style:text-properties style:text-underline-type="single" style:text-underline-style="solid" style:text-underline-width="auto" style:text-underline-mode="continuous"/>
    </style:style>
    <style:style style:name="T46" style:parent-style-name="Domyślnaczcionkaakapitu" style:family="text">
      <style:text-properties fo:background-color="#80FFFF" style:text-underline-type="single" style:text-underline-style="solid" style:text-underline-width="auto" style:text-underline-mode="continuous"/>
    </style:style>
    <style:style style:name="T47" style:parent-style-name="Domyślnaczcionkaakapitu" style:family="text">
      <style:text-properties style:text-underline-type="single" style:text-underline-style="solid" style:text-underline-width="auto" style:text-underline-mode="continuous"/>
    </style:style>
    <style:style style:name="P48" style:parent-style-name="Normalny" style:family="paragraph">
      <style:paragraph-properties fo:text-align="justify" fo:line-height="150%" fo:text-indent="0.2479in"/>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fo:text-indent="0.2479in"/>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fo:text-indent="0.2479in"/>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479in"/>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479in"/>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P82" style:parent-style-name="Normalny" style:family="paragraph">
      <style:paragraph-properties fo:text-align="justify" fo:line-height="150%"/>
    </style:style>
    <style:style style:name="T83" style:parent-style-name="Domyślnaczcionkaakapitu" style:family="text">
      <style:text-properties style:text-underline-type="single" style:text-underline-style="solid" style:text-underline-width="auto" style:text-underline-mode="continuous"/>
    </style:style>
    <style:style style:name="P84" style:parent-style-name="Normalny" style:family="paragraph">
      <style:paragraph-properties fo:text-align="justify" fo:line-height="150%" fo:text-indent="0.2479in"/>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style:style>
    <style:style style:name="T95" style:parent-style-name="Domyślnaczcionkaakapitu" style:family="text">
      <style:text-properties style:text-underline-type="single" style:text-underline-style="solid" style:text-underline-width="auto" style:text-underline-mode="continuous"/>
    </style:style>
    <style:style style:name="T96" style:parent-style-name="Domyślnaczcionkaakapitu" style:family="text">
      <style:text-properties fo:background-color="#80FFFF" style:text-underline-type="single" style:text-underline-style="solid" style:text-underline-width="auto" style:text-underline-mode="continuous"/>
    </style:style>
    <style:style style:name="T97" style:parent-style-name="Domyślnaczcionkaakapitu" style:family="text">
      <style:text-properties style:text-underline-type="single" style:text-underline-style="solid" style:text-underline-width="auto" style:text-underline-mode="continuous"/>
    </style:style>
    <style:style style:name="T98" style:parent-style-name="Domyślnaczcionkaakapitu" style:family="text">
      <style:text-properties fo:background-color="#80FFFF" style:text-underline-type="single" style:text-underline-style="solid" style:text-underline-width="auto" style:text-underline-mode="continuous"/>
    </style:style>
    <style:style style:name="T99" style:parent-style-name="Domyślnaczcionkaakapitu" style:family="text">
      <style:text-properties style:text-underline-type="single" style:text-underline-style="solid" style:text-underline-width="auto" style:text-underline-mode="continuous"/>
    </style:style>
    <style:style style:name="T100" style:parent-style-name="Domyślnaczcionkaakapitu" style:family="text">
      <style:text-properties fo:background-color="#80FFFF" style:text-underline-type="single" style:text-underline-style="solid" style:text-underline-width="auto" style:text-underline-mode="continuous"/>
    </style:style>
    <style:style style:name="T101" style:parent-style-name="Domyślnaczcionkaakapitu" style:family="text">
      <style:text-properties style:text-underline-type="single" style:text-underline-style="solid" style:text-underline-width="auto" style:text-underline-mode="continuous"/>
    </style:style>
    <style:style style:name="T102" style:parent-style-name="Domyślnaczcionkaakapitu" style:family="text">
      <style:text-properties fo:background-color="#80FFFF" style:text-underline-type="single" style:text-underline-style="solid" style:text-underline-width="auto" style:text-underline-mode="continuous"/>
    </style:style>
    <style:style style:name="P103" style:parent-style-name="Normalny" style:family="paragraph">
      <style:paragraph-properties fo:text-align="justify" fo:line-height="150%" fo:text-indent="0.2479in"/>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style:style>
    <style:style style:name="T109" style:parent-style-name="Domyślnaczcionkaakapitu" style:family="text">
      <style:text-properties fo:background-color="#80FFFF" style:text-underline-type="single" style:text-underline-style="solid" style:text-underline-width="auto" style:text-underline-mode="continuous"/>
    </style:style>
    <style:style style:name="T110" style:parent-style-name="Domyślnaczcionkaakapitu" style:family="text">
      <style:text-properties style:text-underline-type="single" style:text-underline-style="solid" style:text-underline-width="auto" style:text-underline-mode="continuous"/>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P119" style:parent-style-name="Normalny" style:family="paragraph">
      <style:paragraph-properties fo:text-align="justify" fo:line-height="150%"/>
    </style:style>
    <style:style style:name="T120" style:parent-style-name="Domyślnaczcionkaakapitu" style:family="text">
      <style:text-properties style:text-underline-type="single" style:text-underline-style="solid" style:text-underline-width="auto" style:text-underline-mode="continuous"/>
    </style:style>
    <style:style style:name="T121" style:parent-style-name="Domyślnaczcionkaakapitu" style:family="text">
      <style:text-properties fo:background-color="#80FFFF" style:text-underline-type="single" style:text-underline-style="solid" style:text-underline-width="auto" style:text-underline-mode="continuous"/>
    </style:style>
    <style:style style:name="T122" style:parent-style-name="Domyślnaczcionkaakapitu" style:family="text">
      <style:text-properties style:text-underline-type="single" style:text-underline-style="solid" style:text-underline-width="auto" style:text-underline-mode="continuous"/>
    </style:style>
    <style:style style:name="T123" style:parent-style-name="Domyślnaczcionkaakapitu" style:family="text">
      <style:text-properties fo:background-color="#80FFFF" style:text-underline-type="single" style:text-underline-style="solid" style:text-underline-width="auto" style:text-underline-mode="continuous"/>
    </style:style>
    <style:style style:name="T124" style:parent-style-name="Domyślnaczcionkaakapitu" style:family="text">
      <style:text-properties style:text-underline-type="single" style:text-underline-style="solid" style:text-underline-width="auto" style:text-underline-mode="continuous"/>
    </style:style>
    <style:style style:name="T125" style:parent-style-name="Domyślnaczcionkaakapitu" style:family="text">
      <style:text-properties fo:background-color="#80FFFF" style:text-underline-type="single" style:text-underline-style="solid" style:text-underline-width="auto" style:text-underline-mode="continuous"/>
    </style:style>
    <style:style style:name="T126" style:parent-style-name="Domyślnaczcionkaakapitu" style:family="text">
      <style:text-properties style:text-underline-type="single" style:text-underline-style="solid" style:text-underline-width="auto" style:text-underline-mode="continuous"/>
    </style:style>
    <style:style style:name="T127" style:parent-style-name="Domyślnaczcionkaakapitu" style:family="text">
      <style:text-properties fo:background-color="#80FFFF" style:text-underline-type="single" style:text-underline-style="solid" style:text-underline-width="auto" style:text-underline-mode="continuous"/>
    </style:style>
    <style:style style:name="P128" style:parent-style-name="Normalny" style:family="paragraph">
      <style:paragraph-properties fo:text-align="justify" fo:line-height="150%" fo:text-indent="0.2479in"/>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fo:text-indent="0.2479in"/>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style:style>
    <style:style style:name="T144" style:parent-style-name="Domyślnaczcionkaakapitu" style:family="text">
      <style:text-properties fo:background-color="#80FFFF" style:text-underline-type="single" style:text-underline-style="solid" style:text-underline-width="auto" style:text-underline-mode="continuous"/>
    </style:style>
    <style:style style:name="T145" style:parent-style-name="Domyślnaczcionkaakapitu" style:family="text">
      <style:text-properties style:text-underline-type="single" style:text-underline-style="solid" style:text-underline-width="auto" style:text-underline-mode="continuous"/>
    </style:style>
    <style:style style:name="T146" style:parent-style-name="Domyślnaczcionkaakapitu" style:family="text">
      <style:text-properties fo:background-color="#80FFFF" style:text-underline-type="single" style:text-underline-style="solid" style:text-underline-width="auto" style:text-underline-mode="continuous"/>
    </style:style>
    <style:style style:name="T147" style:parent-style-name="Domyślnaczcionkaakapitu" style:family="text">
      <style:text-properties style:text-underline-type="single" style:text-underline-style="solid" style:text-underline-width="auto" style:text-underline-mode="continuous"/>
    </style:style>
    <style:style style:name="T148" style:parent-style-name="Domyślnaczcionkaakapitu" style:family="text">
      <style:text-properties fo:background-color="#80FFFF" style:text-underline-type="single" style:text-underline-style="solid" style:text-underline-width="auto" style:text-underline-mode="continuous"/>
    </style:style>
    <style:style style:name="T149" style:parent-style-name="Domyślnaczcionkaakapitu" style:family="text">
      <style:text-properties style:text-underline-type="single" style:text-underline-style="solid" style:text-underline-width="auto" style:text-underline-mode="continuous"/>
    </style:style>
    <style:style style:name="T150" style:parent-style-name="Domyślnaczcionkaakapitu" style:family="text">
      <style:text-properties fo:background-color="#80FFFF" style:text-underline-type="single" style:text-underline-style="solid" style:text-underline-width="auto" style:text-underline-mode="continuous"/>
    </style:style>
    <style:style style:name="T151" style:parent-style-name="Domyślnaczcionkaakapitu" style:family="text">
      <style:text-properties style:text-underline-type="single" style:text-underline-style="solid" style:text-underline-width="auto" style:text-underline-mode="continuous"/>
    </style:style>
    <style:style style:name="T152" style:parent-style-name="Domyślnaczcionkaakapitu" style:family="text">
      <style:text-properties fo:background-color="#80FFFF" style:text-underline-type="single" style:text-underline-style="solid" style:text-underline-width="auto" style:text-underline-mode="continuous"/>
    </style:style>
    <style:style style:name="T153" style:parent-style-name="Domyślnaczcionkaakapitu" style:family="text">
      <style:text-properties style:text-underline-type="single" style:text-underline-style="solid" style:text-underline-width="auto" style:text-underline-mode="continuous"/>
    </style:style>
    <style:style style:name="T154" style:parent-style-name="Domyślnaczcionkaakapitu" style:family="text">
      <style:text-properties fo:background-color="#80FFFF" style:text-underline-type="single" style:text-underline-style="solid" style:text-underline-width="auto" style:text-underline-mode="continuous"/>
    </style:style>
    <style:style style:name="P155" style:parent-style-name="Normalny" style:family="paragraph">
      <style:paragraph-properties fo:text-align="justify" fo:line-height="150%" fo:text-indent="0.2479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fo:text-indent="0.2479in"/>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fo:text-indent="0.2479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479in"/>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style:tab-stops>
          <style:tab-stop style:type="left" style:leader-style="solid" style:leader-text="_" style:position="0.3965in"/>
        </style:tab-stops>
      </style:paragraph-properties>
    </style:style>
    <style:style style:name="T185" style:parent-style-name="Domyślnaczcionkaakapitu" style:family="text">
      <style:text-properties style:text-underline-type="single" style:text-underline-style="solid" style:text-underline-width="auto" style:text-underline-mode="continuous"/>
    </style:style>
    <style:style style:name="T186" style:parent-style-name="Domyślnaczcionkaakapitu" style:family="text">
      <style:text-properties fo:background-color="#80FFFF" style:text-underline-type="single" style:text-underline-style="solid" style:text-underline-width="auto" style:text-underline-mode="continuous"/>
    </style:style>
    <style:style style:name="T187" style:parent-style-name="Domyślnaczcionkaakapitu" style:family="text">
      <style:text-properties style:text-underline-type="single" style:text-underline-style="solid" style:text-underline-width="auto" style:text-underline-mode="continuous"/>
    </style:style>
    <style:style style:name="T188" style:parent-style-name="Domyślnaczcionkaakapitu" style:family="text">
      <style:text-properties fo:background-color="#80FFFF" style:text-underline-type="single" style:text-underline-style="solid" style:text-underline-width="auto" style:text-underline-mode="continuous"/>
    </style:style>
    <style:style style:name="T189" style:parent-style-name="Domyślnaczcionkaakapitu" style:family="text">
      <style:text-properties style:text-underline-type="single" style:text-underline-style="solid" style:text-underline-width="auto" style:text-underline-mode="continuous"/>
    </style:style>
    <style:style style:name="T190" style:parent-style-name="Domyślnaczcionkaakapitu" style:family="text">
      <style:text-properties fo:background-color="#80FFFF" style:text-underline-type="single" style:text-underline-style="solid" style:text-underline-width="auto" style:text-underline-mode="continuous"/>
    </style:style>
    <style:style style:name="T191" style:parent-style-name="Domyślnaczcionkaakapitu" style:family="text">
      <style:text-properties style:text-underline-type="single" style:text-underline-style="solid" style:text-underline-width="auto" style:text-underline-mode="continuous"/>
    </style:style>
    <style:style style:name="T192" style:parent-style-name="Domyślnaczcionkaakapitu" style:family="text">
      <style:text-properties fo:background-color="#80FFFF" style:text-underline-type="single" style:text-underline-style="solid" style:text-underline-width="auto" style:text-underline-mode="continuous"/>
    </style:style>
    <style:style style:name="P193" style:parent-style-name="Normalny" style:family="paragraph">
      <style:paragraph-properties fo:text-align="justify" fo:line-height="150%" fo:text-indent="0.2479in">
        <style:tab-stops>
          <style:tab-stop style:type="left" style:leader-style="solid" style:leader-text="_" style:position="0.3965in"/>
        </style:tab-stops>
      </style:paragraph-properties>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fo:text-indent="0.2479in"/>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fo:text-indent="0.2479in"/>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479in"/>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479in"/>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479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479in"/>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style:style>
    <style:style style:name="T274" style:parent-style-name="Domyślnaczcionkaakapitu" style:family="text">
      <style:text-properties fo:background-color="#80FFFF" style:text-underline-type="single" style:text-underline-style="solid" style:text-underline-width="auto" style:text-underline-mode="continuous"/>
    </style:style>
    <style:style style:name="T275" style:parent-style-name="Domyślnaczcionkaakapitu" style:family="text">
      <style:text-properties style:text-underline-type="single" style:text-underline-style="solid" style:text-underline-width="auto" style:text-underline-mode="continuous"/>
    </style:style>
    <style:style style:name="T276" style:parent-style-name="Domyślnaczcionkaakapitu" style:family="text">
      <style:text-properties fo:background-color="#80FFFF" style:text-underline-type="single" style:text-underline-style="solid" style:text-underline-width="auto" style:text-underline-mode="continuous"/>
    </style:style>
    <style:style style:name="T277" style:parent-style-name="Domyślnaczcionkaakapitu" style:family="text">
      <style:text-properties style:text-underline-type="single" style:text-underline-style="solid" style:text-underline-width="auto" style:text-underline-mode="continuous"/>
    </style:style>
    <style:style style:name="T278" style:parent-style-name="Domyślnaczcionkaakapitu" style:family="text">
      <style:text-properties fo:background-color="#80FFFF" style:text-underline-type="single" style:text-underline-style="solid" style:text-underline-width="auto" style:text-underline-mode="continuous"/>
    </style:style>
    <style:style style:name="T279" style:parent-style-name="Domyślnaczcionkaakapitu" style:family="text">
      <style:text-properties style:text-underline-type="single" style:text-underline-style="solid" style:text-underline-width="auto" style:text-underline-mode="continuous"/>
    </style:style>
    <style:style style:name="T280" style:parent-style-name="Domyślnaczcionkaakapitu" style:family="text">
      <style:text-properties fo:background-color="#80FFFF" style:text-underline-type="single" style:text-underline-style="solid" style:text-underline-width="auto" style:text-underline-mode="continuous"/>
    </style:style>
    <style:style style:name="T281" style:parent-style-name="Domyślnaczcionkaakapitu" style:family="text">
      <style:text-properties style:text-underline-type="single" style:text-underline-style="solid" style:text-underline-width="auto" style:text-underline-mode="continuous"/>
    </style:style>
    <style:style style:name="T282" style:parent-style-name="Domyślnaczcionkaakapitu" style:family="text">
      <style:text-properties fo:background-color="#80FFFF" style:text-underline-type="single" style:text-underline-style="solid" style:text-underline-width="auto" style:text-underline-mode="continuous"/>
    </style:style>
    <style:style style:name="T283" style:parent-style-name="Domyślnaczcionkaakapitu" style:family="text">
      <style:text-properties style:text-underline-type="single" style:text-underline-style="solid" style:text-underline-width="auto" style:text-underline-mode="continuous"/>
    </style:style>
    <style:style style:name="T284" style:parent-style-name="Domyślnaczcionkaakapitu" style:family="text">
      <style:text-properties fo:background-color="#80FFFF" style:text-underline-type="single" style:text-underline-style="solid" style:text-underline-width="auto" style:text-underline-mode="continuous"/>
    </style:style>
    <style:style style:name="P285" style:parent-style-name="Normalny" style:family="paragraph">
      <style:paragraph-properties fo:text-align="justify" fo:line-height="150%" fo:text-indent="0.2479in"/>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style:style>
    <style:style style:name="T289" style:parent-style-name="Domyślnaczcionkaakapitu" style:family="text">
      <style:text-properties style:text-underline-type="single" style:text-underline-style="solid" style:text-underline-width="auto" style:text-underline-mode="continuous"/>
    </style:style>
    <style:style style:name="T290" style:parent-style-name="Domyślnaczcionkaakapitu" style:family="text">
      <style:text-properties fo:background-color="#80FFFF" style:text-underline-type="single" style:text-underline-style="solid" style:text-underline-width="auto" style:text-underline-mode="continuous"/>
    </style:style>
    <style:style style:name="T291" style:parent-style-name="Domyślnaczcionkaakapitu" style:family="text">
      <style:text-properties style:text-underline-type="single" style:text-underline-style="solid" style:text-underline-width="auto" style:text-underline-mode="continuous"/>
    </style:style>
    <style:style style:name="P292" style:parent-style-name="Normalny" style:family="paragraph">
      <style:paragraph-properties fo:text-align="justify" fo:line-height="150%" fo:text-indent="0.2479in"/>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style:tab-stops>
          <style:tab-stop style:type="left" style:leader-style="solid" style:leader-text="_" style:position="0.5131in"/>
        </style:tab-stops>
      </style:paragraph-properties>
    </style:style>
    <style:style style:name="T296" style:parent-style-name="Domyślnaczcionkaakapitu" style:family="text">
      <style:text-properties style:text-underline-type="single" style:text-underline-style="solid" style:text-underline-width="auto" style:text-underline-mode="continuous"/>
    </style:style>
    <style:style style:name="T297" style:parent-style-name="Domyślnaczcionkaakapitu" style:family="text">
      <style:text-properties fo:background-color="#80FFFF" style:text-underline-type="single" style:text-underline-style="solid" style:text-underline-width="auto" style:text-underline-mode="continuous"/>
    </style:style>
    <style:style style:name="T298" style:parent-style-name="Domyślnaczcionkaakapitu" style:family="text">
      <style:text-properties style:text-underline-type="single" style:text-underline-style="solid" style:text-underline-width="auto" style:text-underline-mode="continuous"/>
    </style:style>
    <style:style style:name="T299" style:parent-style-name="Domyślnaczcionkaakapitu" style:family="text">
      <style:text-properties fo:background-color="#80FFFF" style:text-underline-type="single" style:text-underline-style="solid" style:text-underline-width="auto" style:text-underline-mode="continuous"/>
    </style:style>
    <style:style style:name="T300" style:parent-style-name="Domyślnaczcionkaakapitu" style:family="text">
      <style:text-properties style:text-underline-type="single" style:text-underline-style="solid" style:text-underline-width="auto" style:text-underline-mode="continuous"/>
    </style:style>
    <style:style style:name="T301" style:parent-style-name="Domyślnaczcionkaakapitu" style:family="text">
      <style:text-properties fo:background-color="#80FFFF" style:text-underline-type="single" style:text-underline-style="solid" style:text-underline-width="auto" style:text-underline-mode="continuous"/>
    </style:style>
    <style:style style:name="T302" style:parent-style-name="Domyślnaczcionkaakapitu" style:family="text">
      <style:text-properties style:text-underline-type="single" style:text-underline-style="solid" style:text-underline-width="auto" style:text-underline-mode="continuous"/>
    </style:style>
    <style:style style:name="T303" style:parent-style-name="Domyślnaczcionkaakapitu" style:family="text">
      <style:text-properties fo:background-color="#80FFFF" style:text-underline-type="single" style:text-underline-style="solid" style:text-underline-width="auto" style:text-underline-mode="continuous"/>
    </style:style>
    <style:style style:name="P304" style:parent-style-name="Normalny" style:family="paragraph">
      <style:paragraph-properties fo:text-align="justify" fo:line-height="150%" fo:text-indent="0.2479in">
        <style:tab-stops>
          <style:tab-stop style:type="left" style:leader-style="solid" style:leader-text="_" style:position="0.5131in"/>
        </style:tab-stops>
      </style:paragraph-properties>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style:style>
    <style:style style:name="T315" style:parent-style-name="Domyślnaczcionkaakapitu" style:family="text">
      <style:text-properties fo:background-color="#80FFFF" style:text-underline-type="single" style:text-underline-style="solid" style:text-underline-width="auto" style:text-underline-mode="continuous"/>
    </style:style>
    <style:style style:name="T316" style:parent-style-name="Domyślnaczcionkaakapitu" style:family="text">
      <style:text-properties style:text-underline-type="single" style:text-underline-style="solid" style:text-underline-width="auto" style:text-underline-mode="continuous"/>
    </style:style>
    <style:style style:name="T317" style:parent-style-name="Domyślnaczcionkaakapitu" style:family="text">
      <style:text-properties fo:background-color="#80FFFF" style:text-underline-type="single" style:text-underline-style="solid" style:text-underline-width="auto" style:text-underline-mode="continuous"/>
    </style:style>
    <style:style style:name="T318" style:parent-style-name="Domyślnaczcionkaakapitu" style:family="text">
      <style:text-properties style:text-underline-type="single" style:text-underline-style="solid" style:text-underline-width="auto" style:text-underline-mode="continuous"/>
    </style:style>
    <style:style style:name="T319" style:parent-style-name="Domyślnaczcionkaakapitu" style:family="text">
      <style:text-properties fo:background-color="#80FFFF" style:text-underline-type="single" style:text-underline-style="solid" style:text-underline-width="auto" style:text-underline-mode="continuous"/>
    </style:style>
    <style:style style:name="T320" style:parent-style-name="Domyślnaczcionkaakapitu" style:family="text">
      <style:text-properties style:text-underline-type="single" style:text-underline-style="solid" style:text-underline-width="auto" style:text-underline-mode="continuous"/>
    </style:style>
    <style:style style:name="T321" style:parent-style-name="Domyślnaczcionkaakapitu" style:family="text">
      <style:text-properties fo:background-color="#80FFFF" style:text-underline-type="single" style:text-underline-style="solid" style:text-underline-width="auto" style:text-underline-mode="continuous"/>
    </style:style>
    <style:style style:name="T322" style:parent-style-name="Domyślnaczcionkaakapitu" style:family="text">
      <style:text-properties style:text-underline-type="single" style:text-underline-style="solid" style:text-underline-width="auto" style:text-underline-mode="continuous"/>
    </style:style>
    <style:style style:name="T323" style:parent-style-name="Domyślnaczcionkaakapitu" style:family="text">
      <style:text-properties fo:background-color="#80FFFF" style:text-underline-type="single" style:text-underline-style="solid" style:text-underline-width="auto" style:text-underline-mode="continuous"/>
    </style:style>
    <style:style style:name="T324" style:parent-style-name="Domyślnaczcionkaakapitu" style:family="text">
      <style:text-properties style:text-underline-type="single" style:text-underline-style="solid" style:text-underline-width="auto" style:text-underline-mode="continuous"/>
    </style:style>
    <style:style style:name="T325" style:parent-style-name="Domyślnaczcionkaakapitu" style:family="text">
      <style:text-properties fo:background-color="#80FFFF" style:text-underline-type="single" style:text-underline-style="solid" style:text-underline-width="auto" style:text-underline-mode="continuous"/>
    </style:style>
    <style:style style:name="P326" style:parent-style-name="Normalny" style:family="paragraph">
      <style:paragraph-properties fo:text-align="justify" fo:line-height="150%" fo:text-indent="0.2479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479in"/>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fo:text-indent="0.2479in"/>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style:style>
    <style:style style:name="T340" style:parent-style-name="Domyślnaczcionkaakapitu" style:family="text">
      <style:text-properties style:text-underline-type="single" style:text-underline-style="solid" style:text-underline-width="auto" style:text-underline-mode="continuous"/>
    </style:style>
    <style:style style:name="T341" style:parent-style-name="Domyślnaczcionkaakapitu" style:family="text">
      <style:text-properties fo:background-color="#80FFFF" style:text-underline-type="single" style:text-underline-style="solid" style:text-underline-width="auto" style:text-underline-mode="continuous"/>
    </style:style>
    <style:style style:name="T342" style:parent-style-name="Domyślnaczcionkaakapitu" style:family="text">
      <style:text-properties style:text-underline-type="single" style:text-underline-style="solid" style:text-underline-width="auto" style:text-underline-mode="continuous"/>
    </style:style>
    <style:style style:name="T343" style:parent-style-name="Domyślnaczcionkaakapitu" style:family="text">
      <style:text-properties fo:background-color="#80FFFF" style:text-underline-type="single" style:text-underline-style="solid" style:text-underline-width="auto" style:text-underline-mode="continuous"/>
    </style:style>
    <style:style style:name="T344" style:parent-style-name="Domyślnaczcionkaakapitu" style:family="text">
      <style:text-properties style:text-underline-type="single" style:text-underline-style="solid" style:text-underline-width="auto" style:text-underline-mode="continuous"/>
    </style:style>
    <style:style style:name="T345" style:parent-style-name="Domyślnaczcionkaakapitu" style:family="text">
      <style:text-properties fo:background-color="#80FFFF" style:text-underline-type="single" style:text-underline-style="solid" style:text-underline-width="auto" style:text-underline-mode="continuous"/>
    </style:style>
    <style:style style:name="T346" style:parent-style-name="Domyślnaczcionkaakapitu" style:family="text">
      <style:text-properties style:text-underline-type="single" style:text-underline-style="solid" style:text-underline-width="auto" style:text-underline-mode="continuous"/>
    </style:style>
    <style:style style:name="T347" style:parent-style-name="Domyślnaczcionkaakapitu" style:family="text">
      <style:text-properties fo:background-color="#80FFFF" style:text-underline-type="single" style:text-underline-style="solid" style:text-underline-width="auto" style:text-underline-mode="continuous"/>
    </style:style>
    <style:style style:name="P348" style:parent-style-name="Normalny" style:family="paragraph">
      <style:paragraph-properties fo:text-align="justify" fo:line-height="150%" fo:text-indent="0.2479in"/>
    </style:style>
    <style:style style:name="P349" style:parent-style-name="Normalny" style:family="paragraph">
      <style:paragraph-properties fo:text-align="justify" fo:line-height="150%"/>
    </style:style>
    <style:style style:name="T350" style:parent-style-name="Domyślnaczcionkaakapitu" style:family="text">
      <style:text-properties style:text-underline-type="single" style:text-underline-style="solid" style:text-underline-width="auto" style:text-underline-mode="continuous"/>
    </style:style>
    <style:style style:name="T351" style:parent-style-name="Domyślnaczcionkaakapitu" style:family="text">
      <style:text-properties fo:background-color="#80FFFF" style:text-underline-type="single" style:text-underline-style="solid" style:text-underline-width="auto" style:text-underline-mode="continuous"/>
    </style:style>
    <style:style style:name="T352" style:parent-style-name="Domyślnaczcionkaakapitu" style:family="text">
      <style:text-properties style:text-underline-type="single" style:text-underline-style="solid" style:text-underline-width="auto" style:text-underline-mode="continuous"/>
    </style:style>
    <style:style style:name="T353" style:parent-style-name="Domyślnaczcionkaakapitu" style:family="text">
      <style:text-properties fo:background-color="#80FFFF" style:text-underline-type="single" style:text-underline-style="solid" style:text-underline-width="auto" style:text-underline-mode="continuous"/>
    </style:style>
    <style:style style:name="T354" style:parent-style-name="Domyślnaczcionkaakapitu" style:family="text">
      <style:text-properties style:text-underline-type="single" style:text-underline-style="solid" style:text-underline-width="auto" style:text-underline-mode="continuous"/>
    </style:style>
    <style:style style:name="T355" style:parent-style-name="Domyślnaczcionkaakapitu" style:family="text">
      <style:text-properties fo:background-color="#80FFFF" style:text-underline-type="single" style:text-underline-style="solid" style:text-underline-width="auto" style:text-underline-mode="continuous"/>
    </style:style>
    <style:style style:name="T356" style:parent-style-name="Domyślnaczcionkaakapitu" style:family="text">
      <style:text-properties style:text-underline-type="single" style:text-underline-style="solid" style:text-underline-width="auto" style:text-underline-mode="continuous"/>
    </style:style>
    <style:style style:name="T357" style:parent-style-name="Domyślnaczcionkaakapitu" style:family="text">
      <style:text-properties fo:background-color="#80FFFF" style:text-underline-type="single" style:text-underline-style="solid" style:text-underline-width="auto" style:text-underline-mode="continuous"/>
    </style:style>
    <style:style style:name="T358" style:parent-style-name="Domyślnaczcionkaakapitu" style:family="text">
      <style:text-properties style:text-underline-type="single" style:text-underline-style="solid" style:text-underline-width="auto" style:text-underline-mode="continuous"/>
    </style:style>
    <style:style style:name="P359" style:parent-style-name="Normalny" style:family="paragraph">
      <style:paragraph-properties fo:text-align="justify" fo:line-height="150%" fo:text-indent="0.2479in"/>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style:style>
    <style:style style:name="T364" style:parent-style-name="Domyślnaczcionkaakapitu" style:family="text">
      <style:text-properties fo:background-color="#80FFFF" style:text-underline-type="single" style:text-underline-style="solid" style:text-underline-width="auto" style:text-underline-mode="continuous"/>
    </style:style>
    <style:style style:name="T365" style:parent-style-name="Domyślnaczcionkaakapitu" style:family="text">
      <style:text-properties style:text-underline-type="single" style:text-underline-style="solid" style:text-underline-width="auto" style:text-underline-mode="continuous"/>
    </style:style>
    <style:style style:name="T366" style:parent-style-name="Domyślnaczcionkaakapitu" style:family="text">
      <style:text-properties fo:background-color="#80FFFF" style:text-underline-type="single" style:text-underline-style="solid" style:text-underline-width="auto" style:text-underline-mode="continuous"/>
    </style:style>
    <style:style style:name="T367" style:parent-style-name="Domyślnaczcionkaakapitu" style:family="text">
      <style:text-properties style:text-underline-type="single" style:text-underline-style="solid" style:text-underline-width="auto" style:text-underline-mode="continuous"/>
    </style:style>
    <style:style style:name="T368" style:parent-style-name="Domyślnaczcionkaakapitu" style:family="text">
      <style:text-properties fo:background-color="#80FFFF" style:text-underline-type="single" style:text-underline-style="solid" style:text-underline-width="auto" style:text-underline-mode="continuous"/>
    </style:style>
    <style:style style:name="T369" style:parent-style-name="Domyślnaczcionkaakapitu" style:family="text">
      <style:text-properties style:text-underline-type="single" style:text-underline-style="solid" style:text-underline-width="auto" style:text-underline-mode="continuous"/>
    </style:style>
    <style:style style:name="T370" style:parent-style-name="Domyślnaczcionkaakapitu" style:family="text">
      <style:text-properties fo:background-color="#80FFFF" style:text-underline-type="single" style:text-underline-style="solid" style:text-underline-width="auto" style:text-underline-mode="continuous"/>
    </style:style>
    <style:style style:name="P371" style:parent-style-name="Normalny" style:family="paragraph">
      <style:paragraph-properties fo:text-align="justify" fo:line-height="150%" fo:text-indent="0.2479in"/>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style:style>
    <style:style style:name="T384" style:parent-style-name="Domyślnaczcionkaakapitu" style:family="text">
      <style:text-properties style:text-underline-type="single" style:text-underline-style="solid" style:text-underline-width="auto" style:text-underline-mode="continuous"/>
    </style:style>
    <style:style style:name="T385" style:parent-style-name="Domyślnaczcionkaakapitu" style:family="text">
      <style:text-properties fo:background-color="#80FFFF" style:text-underline-type="single" style:text-underline-style="solid" style:text-underline-width="auto" style:text-underline-mode="continuous"/>
    </style:style>
    <style:style style:name="T386" style:parent-style-name="Domyślnaczcionkaakapitu" style:family="text">
      <style:text-properties style:text-underline-type="single" style:text-underline-style="solid" style:text-underline-width="auto" style:text-underline-mode="continuous"/>
    </style:style>
    <style:style style:name="T387" style:parent-style-name="Domyślnaczcionkaakapitu" style:family="text">
      <style:text-properties fo:background-color="#80FFFF" style:text-underline-type="single" style:text-underline-style="solid" style:text-underline-width="auto" style:text-underline-mode="continuous"/>
    </style:style>
    <style:style style:name="T388" style:parent-style-name="Domyślnaczcionkaakapitu" style:family="text">
      <style:text-properties style:text-underline-type="single" style:text-underline-style="solid" style:text-underline-width="auto" style:text-underline-mode="continuous"/>
    </style:style>
    <style:style style:name="T389" style:parent-style-name="Domyślnaczcionkaakapitu" style:family="text">
      <style:text-properties fo:background-color="#80FFFF" style:text-underline-type="single" style:text-underline-style="solid" style:text-underline-width="auto" style:text-underline-mode="continuous"/>
    </style:style>
    <style:style style:name="T390" style:parent-style-name="Domyślnaczcionkaakapitu" style:family="text">
      <style:text-properties style:text-underline-type="single" style:text-underline-style="solid" style:text-underline-width="auto" style:text-underline-mode="continuous"/>
    </style:style>
    <style:style style:name="T391" style:parent-style-name="Domyślnaczcionkaakapitu" style:family="text">
      <style:text-properties fo:background-color="#80FFFF" style:text-underline-type="single" style:text-underline-style="solid" style:text-underline-width="auto" style:text-underline-mode="continuous"/>
    </style:style>
    <style:style style:name="P392" style:parent-style-name="Normalny" style:family="paragraph">
      <style:paragraph-properties fo:text-align="justify" fo:line-height="150%" fo:text-indent="0.2479in"/>
    </style:style>
    <style:style style:name="P393" style:parent-style-name="Normalny" style:family="paragraph">
      <style:paragraph-properties fo:text-align="justify" fo:line-height="150%"/>
    </style:style>
    <style:style style:name="T394" style:parent-style-name="Domyślnaczcionkaakapitu" style:family="text">
      <style:text-properties style:text-underline-type="single" style:text-underline-style="solid" style:text-underline-width="auto" style:text-underline-mode="continuous"/>
    </style:style>
    <style:style style:name="T395" style:parent-style-name="Domyślnaczcionkaakapitu" style:family="text">
      <style:text-properties fo:background-color="#80FFFF" style:text-underline-type="single" style:text-underline-style="solid" style:text-underline-width="auto" style:text-underline-mode="continuous"/>
    </style:style>
    <style:style style:name="T396" style:parent-style-name="Domyślnaczcionkaakapitu" style:family="text">
      <style:text-properties style:text-underline-type="single" style:text-underline-style="solid" style:text-underline-width="auto" style:text-underline-mode="continuous"/>
    </style:style>
    <style:style style:name="T397" style:parent-style-name="Domyślnaczcionkaakapitu" style:family="text">
      <style:text-properties fo:background-color="#80FFFF" style:text-underline-type="single" style:text-underline-style="solid" style:text-underline-width="auto" style:text-underline-mode="continuous"/>
    </style:style>
    <style:style style:name="T398" style:parent-style-name="Domyślnaczcionkaakapitu" style:family="text">
      <style:text-properties style:text-underline-type="single" style:text-underline-style="solid" style:text-underline-width="auto" style:text-underline-mode="continuous"/>
    </style:style>
    <style:style style:name="T399" style:parent-style-name="Domyślnaczcionkaakapitu" style:family="text">
      <style:text-properties fo:background-color="#80FFFF" style:text-underline-type="single" style:text-underline-style="solid" style:text-underline-width="auto" style:text-underline-mode="continuous"/>
    </style:style>
    <style:style style:name="T400" style:parent-style-name="Domyślnaczcionkaakapitu" style:family="text">
      <style:text-properties style:text-underline-type="single" style:text-underline-style="solid" style:text-underline-width="auto" style:text-underline-mode="continuous"/>
    </style:style>
    <style:style style:name="T401" style:parent-style-name="Domyślnaczcionkaakapitu" style:family="text">
      <style:text-properties fo:background-color="#80FFFF" style:text-underline-type="single" style:text-underline-style="solid" style:text-underline-width="auto" style:text-underline-mode="continuous"/>
    </style:style>
    <style:style style:name="T402" style:parent-style-name="Domyślnaczcionkaakapitu" style:family="text">
      <style:text-properties style:text-underline-type="single" style:text-underline-style="solid" style:text-underline-width="auto" style:text-underline-mode="continuous"/>
    </style:style>
    <style:style style:name="T403" style:parent-style-name="Domyślnaczcionkaakapitu" style:family="text">
      <style:text-properties fo:background-color="#80FFFF" style:text-underline-type="single" style:text-underline-style="solid" style:text-underline-width="auto" style:text-underline-mode="continuous"/>
    </style:style>
    <style:style style:name="P404" style:parent-style-name="Normalny" style:family="paragraph">
      <style:paragraph-properties fo:text-align="justify" fo:line-height="150%" fo:text-indent="0.2479in"/>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style:tab-stops>
          <style:tab-stop style:type="left" style:leader-style="solid" style:leader-text="_" style:position="0.5069in"/>
        </style:tab-stops>
      </style:paragraph-properties>
    </style:style>
    <style:style style:name="T411" style:parent-style-name="Domyślnaczcionkaakapitu" style:family="text">
      <style:text-properties fo:background-color="#80FFFF" style:text-underline-type="single" style:text-underline-style="solid" style:text-underline-width="auto" style:text-underline-mode="continuous"/>
    </style:style>
    <style:style style:name="T412" style:parent-style-name="Domyślnaczcionkaakapitu" style:family="text">
      <style:text-properties style:text-underline-type="single" style:text-underline-style="solid" style:text-underline-width="auto" style:text-underline-mode="continuous"/>
    </style:style>
    <style:style style:name="T413" style:parent-style-name="Domyślnaczcionkaakapitu" style:family="text">
      <style:text-properties fo:background-color="#80FFFF" style:text-underline-type="single" style:text-underline-style="solid" style:text-underline-width="auto" style:text-underline-mode="continuous"/>
    </style:style>
    <style:style style:name="T414" style:parent-style-name="Domyślnaczcionkaakapitu" style:family="text">
      <style:text-properties style:text-underline-type="single" style:text-underline-style="solid" style:text-underline-width="auto" style:text-underline-mode="continuous"/>
    </style:style>
    <style:style style:name="P415" style:parent-style-name="Normalny" style:family="paragraph">
      <style:paragraph-properties fo:text-align="justify" fo:line-height="150%" fo:text-indent="0.2479in">
        <style:tab-stops>
          <style:tab-stop style:type="left" style:leader-style="solid" style:leader-text="_" style:position="0.5069in"/>
        </style:tab-stops>
      </style:paragraph-properties>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479in"/>
    </style:style>
    <style:style style:name="P423" style:parent-style-name="Normalny" style:family="paragraph">
      <style:paragraph-properties fo:text-align="justify" fo:line-height="150%" fo:text-indent="0.2479in"/>
    </style:style>
    <style:style style:name="P424" style:parent-style-name="Normalny" style:family="paragraph">
      <style:paragraph-properties fo:text-align="justify" fo:line-height="150%"/>
    </style:style>
    <style:style style:name="T425" style:parent-style-name="Domyślnaczcionkaakapitu" style:family="text">
      <style:text-properties style:text-underline-type="single" style:text-underline-style="solid" style:text-underline-width="auto" style:text-underline-mode="continuous"/>
    </style:style>
    <style:style style:name="T426" style:parent-style-name="Domyślnaczcionkaakapitu" style:family="text">
      <style:text-properties fo:background-color="#80FFFF" style:text-underline-type="single" style:text-underline-style="solid" style:text-underline-width="auto" style:text-underline-mode="continuous"/>
    </style:style>
    <style:style style:name="T427" style:parent-style-name="Domyślnaczcionkaakapitu" style:family="text">
      <style:text-properties style:text-underline-type="single" style:text-underline-style="solid" style:text-underline-width="auto" style:text-underline-mode="continuous"/>
    </style:style>
    <style:style style:name="T428" style:parent-style-name="Domyślnaczcionkaakapitu" style:family="text">
      <style:text-properties fo:background-color="#80FFFF" style:text-underline-type="single" style:text-underline-style="solid" style:text-underline-width="auto" style:text-underline-mode="continuous"/>
    </style:style>
    <style:style style:name="T429" style:parent-style-name="Domyślnaczcionkaakapitu" style:family="text">
      <style:text-properties style:text-underline-type="single" style:text-underline-style="solid" style:text-underline-width="auto" style:text-underline-mode="continuous"/>
    </style:style>
    <style:style style:name="T430" style:parent-style-name="Domyślnaczcionkaakapitu" style:family="text">
      <style:text-properties fo:background-color="#80FFFF" style:text-underline-type="single" style:text-underline-style="solid" style:text-underline-width="auto" style:text-underline-mode="continuous"/>
    </style:style>
    <style:style style:name="T431" style:parent-style-name="Domyślnaczcionkaakapitu" style:family="text">
      <style:text-properties style:text-underline-type="single" style:text-underline-style="solid" style:text-underline-width="auto" style:text-underline-mode="continuous"/>
    </style:style>
    <style:style style:name="T432" style:parent-style-name="Domyślnaczcionkaakapitu" style:family="text">
      <style:text-properties fo:background-color="#80FFFF" style:text-underline-type="single" style:text-underline-style="solid" style:text-underline-width="auto" style:text-underline-mode="continuous"/>
    </style:style>
    <style:style style:name="P433" style:parent-style-name="Normalny" style:family="paragraph">
      <style:paragraph-properties fo:text-align="justify" fo:line-height="150%" fo:text-indent="0.2479in"/>
    </style:style>
    <style:style style:name="P434" style:parent-style-name="Normalny" style:family="paragraph">
      <style:paragraph-properties fo:text-align="justify" fo:line-height="150%"/>
    </style:style>
    <style:style style:name="T435" style:parent-style-name="Domyślnaczcionkaakapitu" style:family="text">
      <style:text-properties fo:background-color="#80FFFF" style:text-underline-type="single" style:text-underline-style="solid" style:text-underline-width="auto" style:text-underline-mode="continuous"/>
    </style:style>
    <style:style style:name="T436" style:parent-style-name="Domyślnaczcionkaakapitu" style:family="text">
      <style:text-properties style:text-underline-type="single" style:text-underline-style="solid" style:text-underline-width="auto" style:text-underline-mode="continuous"/>
    </style:style>
    <style:style style:name="T437" style:parent-style-name="Domyślnaczcionkaakapitu" style:family="text">
      <style:text-properties fo:background-color="#80FFFF" style:text-underline-type="single" style:text-underline-style="solid" style:text-underline-width="auto" style:text-underline-mode="continuous"/>
    </style:style>
    <style:style style:name="T438" style:parent-style-name="Domyślnaczcionkaakapitu" style:family="text">
      <style:text-properties style:text-underline-type="single" style:text-underline-style="solid" style:text-underline-width="auto" style:text-underline-mode="continuous"/>
    </style:style>
    <style:style style:name="T439" style:parent-style-name="Domyślnaczcionkaakapitu" style:family="text">
      <style:text-properties fo:background-color="#80FFFF" style:text-underline-type="single" style:text-underline-style="solid" style:text-underline-width="auto" style:text-underline-mode="continuous"/>
    </style:style>
    <style:style style:name="T440" style:parent-style-name="Domyślnaczcionkaakapitu" style:family="text">
      <style:text-properties style:text-underline-type="single" style:text-underline-style="solid" style:text-underline-width="auto" style:text-underline-mode="continuous"/>
    </style:style>
    <style:style style:name="T441" style:parent-style-name="Domyślnaczcionkaakapitu" style:family="text">
      <style:text-properties fo:background-color="#80FFFF" style:text-underline-type="single" style:text-underline-style="solid" style:text-underline-width="auto" style:text-underline-mode="continuous"/>
    </style:style>
    <style:style style:name="T442" style:parent-style-name="Domyślnaczcionkaakapitu" style:family="text">
      <style:text-properties style:text-underline-type="single" style:text-underline-style="solid" style:text-underline-width="auto" style:text-underline-mode="continuous"/>
    </style:style>
    <style:style style:name="T443" style:parent-style-name="Domyślnaczcionkaakapitu" style:family="text">
      <style:text-properties fo:background-color="#80FFFF" style:text-underline-type="single" style:text-underline-style="solid" style:text-underline-width="auto" style:text-underline-mode="continuous"/>
    </style:style>
    <style:style style:name="P444" style:parent-style-name="Normalny" style:family="paragraph">
      <style:paragraph-properties fo:text-align="justify" fo:line-height="150%" fo:text-indent="0.2479in"/>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P451" style:parent-style-name="Normalny" style:family="paragraph">
      <style:paragraph-properties fo:text-align="justify" fo:line-height="150%" fo:text-indent="0.2479in"/>
    </style:style>
    <style:style style:name="P452" style:parent-style-name="Normalny" style:family="paragraph">
      <style:paragraph-properties fo:text-align="justify" fo:line-height="150%"/>
    </style:style>
    <style:style style:name="T453" style:parent-style-name="Domyślnaczcionkaakapitu" style:family="text">
      <style:text-properties fo:background-color="#80FFFF" style:text-underline-type="single" style:text-underline-style="solid" style:text-underline-width="auto" style:text-underline-mode="continuous"/>
    </style:style>
    <style:style style:name="T454" style:parent-style-name="Domyślnaczcionkaakapitu" style:family="text">
      <style:text-properties style:text-underline-type="single" style:text-underline-style="solid" style:text-underline-width="auto" style:text-underline-mode="continuous"/>
    </style:style>
    <style:style style:name="T455" style:parent-style-name="Domyślnaczcionkaakapitu" style:family="text">
      <style:text-properties fo:background-color="#80FFFF" style:text-underline-type="single" style:text-underline-style="solid" style:text-underline-width="auto" style:text-underline-mode="continuous"/>
    </style:style>
    <style:style style:name="T456" style:parent-style-name="Domyślnaczcionkaakapitu" style:family="text">
      <style:text-properties style:text-underline-type="single" style:text-underline-style="solid" style:text-underline-width="auto" style:text-underline-mode="continuous"/>
    </style:style>
    <style:style style:name="T457" style:parent-style-name="Domyślnaczcionkaakapitu" style:family="text">
      <style:text-properties fo:background-color="#80FFFF" style:text-underline-type="single" style:text-underline-style="solid" style:text-underline-width="auto" style:text-underline-mode="continuous"/>
    </style:style>
    <style:style style:name="T458" style:parent-style-name="Domyślnaczcionkaakapitu" style:family="text">
      <style:text-properties style:text-underline-type="single" style:text-underline-style="solid" style:text-underline-width="auto" style:text-underline-mode="continuous"/>
    </style:style>
    <style:style style:name="T459" style:parent-style-name="Domyślnaczcionkaakapitu" style:family="text">
      <style:text-properties fo:background-color="#80FFFF" style:text-underline-type="single" style:text-underline-style="solid" style:text-underline-width="auto" style:text-underline-mode="continuous"/>
    </style:style>
    <style:style style:name="T460" style:parent-style-name="Domyślnaczcionkaakapitu" style:family="text">
      <style:text-properties style:text-underline-type="single" style:text-underline-style="solid" style:text-underline-width="auto" style:text-underline-mode="continuous"/>
    </style:style>
    <style:style style:name="T461" style:parent-style-name="Domyślnaczcionkaakapitu" style:family="text">
      <style:text-properties fo:background-color="#80FFFF" style:text-underline-type="single" style:text-underline-style="solid" style:text-underline-width="auto" style:text-underline-mode="continuous"/>
    </style:style>
    <style:style style:name="T462" style:parent-style-name="Domyślnaczcionkaakapitu" style:family="text">
      <style:text-properties style:text-underline-type="single" style:text-underline-style="solid" style:text-underline-width="auto" style:text-underline-mode="continuous"/>
    </style:style>
    <style:style style:name="T463" style:parent-style-name="Domyślnaczcionkaakapitu" style:family="text">
      <style:text-properties fo:background-color="#80FFFF" style:text-underline-type="single" style:text-underline-style="solid" style:text-underline-width="auto" style:text-underline-mode="continuous"/>
    </style:style>
    <style:style style:name="P464" style:parent-style-name="Normalny" style:family="paragraph">
      <style:paragraph-properties fo:text-align="justify" fo:line-height="150%" fo:text-indent="0.2479in"/>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P468" style:parent-style-name="Normalny" style:family="paragraph">
      <style:paragraph-properties fo:text-align="justify" fo:line-height="150%" fo:text-indent="0.2479in"/>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P476" style:parent-style-name="Normalny" style:family="paragraph">
      <style:paragraph-properties fo:text-align="justify" fo:line-height="150%">
        <style:tab-stops>
          <style:tab-stop style:type="left" style:leader-style="solid" style:leader-text="_" style:position="1.55in"/>
        </style:tab-stops>
      </style:paragraph-properties>
    </style:style>
    <style:style style:name="T477" style:parent-style-name="Domyślnaczcionkaakapitu" style:family="text">
      <style:text-properties fo:background-color="#80FFFF" style:text-underline-type="single" style:text-underline-style="solid" style:text-underline-width="auto" style:text-underline-mode="continuous"/>
    </style:style>
    <style:style style:name="T478" style:parent-style-name="Domyślnaczcionkaakapitu" style:family="text">
      <style:text-properties style:text-underline-type="single" style:text-underline-style="solid" style:text-underline-width="auto" style:text-underline-mode="continuous"/>
    </style:style>
    <style:style style:name="T479" style:parent-style-name="Domyślnaczcionkaakapitu" style:family="text">
      <style:text-properties fo:background-color="#80FFFF" style:text-underline-type="single" style:text-underline-style="solid" style:text-underline-width="auto" style:text-underline-mode="continuous"/>
    </style:style>
    <style:style style:name="T480" style:parent-style-name="Domyślnaczcionkaakapitu" style:family="text">
      <style:text-properties style:text-underline-type="single" style:text-underline-style="solid" style:text-underline-width="auto" style:text-underline-mode="continuous"/>
    </style:style>
    <style:style style:name="T481" style:parent-style-name="Domyślnaczcionkaakapitu" style:family="text">
      <style:text-properties fo:background-color="#80FFFF" style:text-underline-type="single" style:text-underline-style="solid" style:text-underline-width="auto" style:text-underline-mode="continuous"/>
    </style:style>
    <style:style style:name="T482" style:parent-style-name="Domyślnaczcionkaakapitu" style:family="text">
      <style:text-properties style:text-underline-type="single" style:text-underline-style="solid" style:text-underline-width="auto" style:text-underline-mode="continuous"/>
    </style:style>
    <style:style style:name="P483" style:parent-style-name="Normalny" style:family="paragraph">
      <style:paragraph-properties fo:text-align="justify" fo:line-height="150%" fo:text-indent="0.2479in">
        <style:tab-stops>
          <style:tab-stop style:type="left" style:leader-style="solid" style:leader-text="_" style:position="1.55in"/>
        </style:tab-stops>
      </style:paragraph-properties>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tab-stops>
          <style:tab-stop style:type="left" style:leader-style="solid" style:leader-text="_" style:position="1.55in"/>
        </style:tab-stops>
      </style:paragraph-properties>
    </style:style>
    <style:style style:name="P491" style:parent-style-name="Normalny" style:family="paragraph">
      <style:paragraph-properties fo:text-align="justify" fo:line-height="150%"/>
    </style:style>
    <style:style style:name="T492" style:parent-style-name="Domyślnaczcionkaakapitu" style:family="text">
      <style:text-properties style:text-underline-type="single" style:text-underline-style="solid" style:text-underline-width="auto" style:text-underline-mode="continuous"/>
    </style:style>
    <style:style style:name="T493" style:parent-style-name="Domyślnaczcionkaakapitu" style:family="text">
      <style:text-properties fo:background-color="#80FFFF" style:text-underline-type="single" style:text-underline-style="solid" style:text-underline-width="auto" style:text-underline-mode="continuous"/>
    </style:style>
    <style:style style:name="T494" style:parent-style-name="Domyślnaczcionkaakapitu" style:family="text">
      <style:text-properties style:text-underline-type="single" style:text-underline-style="solid" style:text-underline-width="auto" style:text-underline-mode="continuous"/>
    </style:style>
    <style:style style:name="T495" style:parent-style-name="Domyślnaczcionkaakapitu" style:family="text">
      <style:text-properties fo:background-color="#80FFFF" style:text-underline-type="single" style:text-underline-style="solid" style:text-underline-width="auto" style:text-underline-mode="continuous"/>
    </style:style>
    <style:style style:name="T496" style:parent-style-name="Domyślnaczcionkaakapitu" style:family="text">
      <style:text-properties style:text-underline-type="single" style:text-underline-style="solid" style:text-underline-width="auto" style:text-underline-mode="continuous"/>
    </style:style>
    <style:style style:name="T497" style:parent-style-name="Domyślnaczcionkaakapitu" style:family="text">
      <style:text-properties fo:background-color="#80FFFF" style:text-underline-type="single" style:text-underline-style="solid" style:text-underline-width="auto" style:text-underline-mode="continuous"/>
    </style:style>
    <style:style style:name="T498" style:parent-style-name="Domyślnaczcionkaakapitu" style:family="text">
      <style:text-properties style:text-underline-type="single" style:text-underline-style="solid" style:text-underline-width="auto" style:text-underline-mode="continuous"/>
    </style:style>
    <style:style style:name="T499" style:parent-style-name="Domyślnaczcionkaakapitu" style:family="text">
      <style:text-properties fo:background-color="#80FFFF" style:text-underline-type="single" style:text-underline-style="solid" style:text-underline-width="auto" style:text-underline-mode="continuous"/>
    </style:style>
    <style:style style:name="P500" style:parent-style-name="Normalny" style:family="paragraph">
      <style:paragraph-properties fo:text-align="justify" fo:line-height="150%" fo:text-indent="0.2479in"/>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style:style>
    <style:style style:name="T527" style:parent-style-name="Domyślnaczcionkaakapitu" style:family="text">
      <style:text-properties style:text-underline-type="single" style:text-underline-style="solid" style:text-underline-width="auto" style:text-underline-mode="continuous"/>
    </style:style>
    <style:style style:name="T528" style:parent-style-name="Domyślnaczcionkaakapitu" style:family="text">
      <style:text-properties fo:background-color="#80FFFF" style:text-underline-type="single" style:text-underline-style="solid" style:text-underline-width="auto" style:text-underline-mode="continuous"/>
    </style:style>
    <style:style style:name="T529" style:parent-style-name="Domyślnaczcionkaakapitu" style:family="text">
      <style:text-properties style:text-underline-type="single" style:text-underline-style="solid" style:text-underline-width="auto" style:text-underline-mode="continuous"/>
    </style:style>
    <style:style style:name="T530" style:parent-style-name="Domyślnaczcionkaakapitu" style:family="text">
      <style:text-properties fo:background-color="#80FFFF" style:text-underline-type="single" style:text-underline-style="solid" style:text-underline-width="auto" style:text-underline-mode="continuous"/>
    </style:style>
    <style:style style:name="T531" style:parent-style-name="Domyślnaczcionkaakapitu" style:family="text">
      <style:text-properties style:text-underline-type="single" style:text-underline-style="solid" style:text-underline-width="auto" style:text-underline-mode="continuous"/>
    </style:style>
    <style:style style:name="P532" style:parent-style-name="Normalny" style:family="paragraph">
      <style:paragraph-properties fo:text-align="justify" fo:line-height="150%" fo:text-indent="0.2479in"/>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P569" style:parent-style-name="Normalny" style:family="paragraph">
      <style:paragraph-properties fo:text-align="justify" fo:line-height="150%"/>
    </style:style>
    <style:style style:name="T570" style:parent-style-name="Domyślnaczcionkaakapitu" style:family="text">
      <style:text-properties style:text-underline-type="single" style:text-underline-style="solid" style:text-underline-width="auto" style:text-underline-mode="continuous"/>
    </style:style>
    <style:style style:name="T571" style:parent-style-name="Domyślnaczcionkaakapitu" style:family="text">
      <style:text-properties fo:background-color="#80FFFF" style:text-underline-type="single" style:text-underline-style="solid" style:text-underline-width="auto" style:text-underline-mode="continuous"/>
    </style:style>
    <style:style style:name="T572" style:parent-style-name="Domyślnaczcionkaakapitu" style:family="text">
      <style:text-properties style:text-underline-type="single" style:text-underline-style="solid" style:text-underline-width="auto" style:text-underline-mode="continuous"/>
    </style:style>
    <style:style style:name="T573" style:parent-style-name="Domyślnaczcionkaakapitu" style:family="text">
      <style:text-properties fo:background-color="#80FFFF" style:text-underline-type="single" style:text-underline-style="solid" style:text-underline-width="auto" style:text-underline-mode="continuous"/>
    </style:style>
    <style:style style:name="T574" style:parent-style-name="Domyślnaczcionkaakapitu" style:family="text">
      <style:text-properties style:text-underline-type="single" style:text-underline-style="solid" style:text-underline-width="auto" style:text-underline-mode="continuous"/>
    </style:style>
    <style:style style:name="T575" style:parent-style-name="Domyślnaczcionkaakapitu" style:family="text">
      <style:text-properties fo:background-color="#80FFFF" style:text-underline-type="single" style:text-underline-style="solid" style:text-underline-width="auto" style:text-underline-mode="continuous"/>
    </style:style>
    <style:style style:name="T576" style:parent-style-name="Domyślnaczcionkaakapitu" style:family="text">
      <style:text-properties style:text-underline-type="single" style:text-underline-style="solid" style:text-underline-width="auto" style:text-underline-mode="continuous"/>
    </style:style>
    <style:style style:name="T577" style:parent-style-name="Domyślnaczcionkaakapitu" style:family="text">
      <style:text-properties fo:background-color="#80FFFF" style:text-underline-type="single" style:text-underline-style="solid" style:text-underline-width="auto" style:text-underline-mode="continuous"/>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style:style>
    <style:style style:name="T587" style:parent-style-name="Domyślnaczcionkaakapitu" style:family="text">
      <style:text-properties style:text-underline-type="single" style:text-underline-style="solid" style:text-underline-width="auto" style:text-underline-mode="continuous"/>
    </style:style>
    <style:style style:name="T588" style:parent-style-name="Domyślnaczcionkaakapitu" style:family="text">
      <style:text-properties fo:background-color="#80FFFF" style:text-underline-type="single" style:text-underline-style="solid" style:text-underline-width="auto" style:text-underline-mode="continuous"/>
    </style:style>
    <style:style style:name="T589" style:parent-style-name="Domyślnaczcionkaakapitu" style:family="text">
      <style:text-properties style:text-underline-type="single" style:text-underline-style="solid" style:text-underline-width="auto" style:text-underline-mode="continuous"/>
    </style:style>
    <style:style style:name="T590" style:parent-style-name="Domyślnaczcionkaakapitu" style:family="text">
      <style:text-properties fo:background-color="#80FFFF" style:text-underline-type="single" style:text-underline-style="solid" style:text-underline-width="auto" style:text-underline-mode="continuous"/>
    </style:style>
    <style:style style:name="T591" style:parent-style-name="Domyślnaczcionkaakapitu" style:family="text">
      <style:text-properties style:text-underline-type="single" style:text-underline-style="solid" style:text-underline-width="auto" style:text-underline-mode="continuous"/>
    </style:style>
    <style:style style:name="T592" style:parent-style-name="Domyślnaczcionkaakapitu" style:family="text">
      <style:text-properties fo:background-color="#80FFFF" style:text-underline-type="single" style:text-underline-style="solid" style:text-underline-width="auto" style:text-underline-mode="continuous"/>
    </style:style>
    <style:style style:name="T593" style:parent-style-name="Domyślnaczcionkaakapitu" style:family="text">
      <style:text-properties style:text-underline-type="single" style:text-underline-style="solid" style:text-underline-width="auto" style:text-underline-mode="continuous"/>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style:style>
    <style:style style:name="T604" style:parent-style-name="Domyślnaczcionkaakapitu" style:family="text">
      <style:text-properties style:text-underline-type="single" style:text-underline-style="solid" style:text-underline-width="auto" style:text-underline-mode="continuous"/>
    </style:style>
    <style:style style:name="P605" style:parent-style-name="Normalny" style:family="paragraph">
      <style:paragraph-properties fo:text-align="justify" fo:line-height="150%" fo:text-indent="0.2479in"/>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fo:text-indent="0.2479in"/>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P618" style:parent-style-name="Normalny" style:family="paragraph">
      <style:paragraph-properties fo:text-align="justify" fo:line-height="150%"/>
    </style:style>
    <style:style style:name="T619" style:parent-style-name="Domyślnaczcionkaakapitu" style:family="text">
      <style:text-properties style:text-underline-type="single" style:text-underline-style="solid" style:text-underline-width="auto" style:text-underline-mode="continuous"/>
    </style:style>
    <style:style style:name="P620" style:parent-style-name="Normalny" style:family="paragraph">
      <style:paragraph-properties fo:text-align="justify" fo:line-height="150%" fo:text-indent="0.2479in"/>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479in"/>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P643" style:parent-style-name="Normalny" style:family="paragraph">
      <style:paragraph-properties fo:text-align="justify" fo:line-height="150%"/>
    </style:style>
    <style:style style:name="T644" style:parent-style-name="Domyślnaczcionkaakapitu" style:family="text">
      <style:text-properties style:text-underline-type="single" style:text-underline-style="solid" style:text-underline-width="auto" style:text-underline-mode="continuous"/>
    </style:style>
    <style:style style:name="T645" style:parent-style-name="Domyślnaczcionkaakapitu" style:family="text">
      <style:text-properties fo:background-color="#80FFFF" style:text-underline-type="single" style:text-underline-style="solid" style:text-underline-width="auto" style:text-underline-mode="continuous"/>
    </style:style>
    <style:style style:name="T646" style:parent-style-name="Domyślnaczcionkaakapitu" style:family="text">
      <style:text-properties style:text-underline-type="single" style:text-underline-style="solid" style:text-underline-width="auto" style:text-underline-mode="continuous"/>
    </style:style>
    <style:style style:name="T647" style:parent-style-name="Domyślnaczcionkaakapitu" style:family="text">
      <style:text-properties fo:background-color="#80FFFF" style:text-underline-type="single" style:text-underline-style="solid" style:text-underline-width="auto" style:text-underline-mode="continuous"/>
    </style:style>
    <style:style style:name="T648" style:parent-style-name="Domyślnaczcionkaakapitu" style:family="text">
      <style:text-properties style:text-underline-type="single" style:text-underline-style="solid" style:text-underline-width="auto" style:text-underline-mode="continuous"/>
    </style:style>
    <style:style style:name="T649" style:parent-style-name="Domyślnaczcionkaakapitu" style:family="text">
      <style:text-properties fo:background-color="#80FFFF" style:text-underline-type="single" style:text-underline-style="solid" style:text-underline-width="auto" style:text-underline-mode="continuous"/>
    </style:style>
    <style:style style:name="T650" style:parent-style-name="Domyślnaczcionkaakapitu" style:family="text">
      <style:text-properties style:text-underline-type="single" style:text-underline-style="solid" style:text-underline-width="auto" style:text-underline-mode="continuous"/>
    </style:style>
    <style:style style:name="T651" style:parent-style-name="Domyślnaczcionkaakapitu" style:family="text">
      <style:text-properties fo:background-color="#80FFFF" style:text-underline-type="single" style:text-underline-style="solid" style:text-underline-width="auto" style:text-underline-mode="continuous"/>
    </style:style>
    <style:style style:name="T652" style:parent-style-name="Domyślnaczcionkaakapitu" style:family="text">
      <style:text-properties style:text-underline-type="single" style:text-underline-style="solid" style:text-underline-width="auto" style:text-underline-mode="continuous"/>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style:style>
    <style:style style:name="T661" style:parent-style-name="Domyślnaczcionkaakapitu" style:family="text">
      <style:text-properties fo:background-color="#80FFFF" style:text-underline-type="single" style:text-underline-style="solid" style:text-underline-width="auto" style:text-underline-mode="continuous"/>
    </style:style>
    <style:style style:name="T662" style:parent-style-name="Domyślnaczcionkaakapitu" style:family="text">
      <style:text-properties style:text-underline-type="single" style:text-underline-style="solid" style:text-underline-width="auto" style:text-underline-mode="continuous"/>
    </style:style>
    <style:style style:name="T663" style:parent-style-name="Domyślnaczcionkaakapitu" style:family="text">
      <style:text-properties fo:background-color="#80FFFF" style:text-underline-type="single" style:text-underline-style="solid" style:text-underline-width="auto" style:text-underline-mode="continuous"/>
    </style:style>
    <style:style style:name="T664" style:parent-style-name="Domyślnaczcionkaakapitu" style:family="text">
      <style:text-properties style:text-underline-type="single" style:text-underline-style="solid" style:text-underline-width="auto" style:text-underline-mode="continuous"/>
    </style:style>
    <style:style style:name="T665" style:parent-style-name="Domyślnaczcionkaakapitu" style:family="text">
      <style:text-properties fo:background-color="#80FFFF" style:text-underline-type="single" style:text-underline-style="solid" style:text-underline-width="auto" style:text-underline-mode="continuous"/>
    </style:style>
    <style:style style:name="T666" style:parent-style-name="Domyślnaczcionkaakapitu" style:family="text">
      <style:text-properties style:text-underline-type="single" style:text-underline-style="solid" style:text-underline-width="auto" style:text-underline-mode="continuous"/>
    </style:style>
    <style:style style:name="T667" style:parent-style-name="Domyślnaczcionkaakapitu" style:family="text">
      <style:text-properties fo:background-color="#80FFFF" style:text-underline-type="single" style:text-underline-style="solid" style:text-underline-width="auto" style:text-underline-mode="continuous"/>
    </style:style>
    <style:style style:name="T668" style:parent-style-name="Domyślnaczcionkaakapitu" style:family="text">
      <style:text-properties style:text-underline-type="single" style:text-underline-style="solid" style:text-underline-width="auto" style:text-underline-mode="continuous"/>
    </style:style>
    <style:style style:name="P669" style:parent-style-name="Normalny" style:family="paragraph">
      <style:paragraph-properties fo:text-align="justify" fo:line-height="150%" fo:text-indent="0.2479in"/>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479in"/>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479in"/>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fo:text-indent="0.2479in"/>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fo:text-indent="0.2479in">
        <style:tab-stops>
          <style:tab-stop style:type="left" style:position="2.0416in"/>
        </style:tab-stops>
      </style:paragraph-properties>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479in"/>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fo:text-indent="0.2479in"/>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fo:text-indent="0.2479in"/>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fo:text-indent="0.2479in"/>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fo:text-indent="0.2479in"/>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P817" style:parent-style-name="Normalny" style:family="paragraph">
      <style:paragraph-properties fo:text-align="justify" fo:line-height="150%" fo:text-indent="0.2479in"/>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P850" style:parent-style-name="Normalny" style:family="paragraph">
      <style:paragraph-properties fo:text-align="justify" fo:line-height="150%"/>
    </style:style>
    <style:style style:name="T851" style:parent-style-name="Domyślnaczcionkaakapitu" style:family="text">
      <style:text-properties style:text-underline-type="single" style:text-underline-style="solid" style:text-underline-width="auto" style:text-underline-mode="continuous"/>
    </style:style>
    <style:style style:name="T852" style:parent-style-name="Domyślnaczcionkaakapitu" style:family="text">
      <style:text-properties fo:background-color="#80FFFF" style:text-underline-type="single" style:text-underline-style="solid" style:text-underline-width="auto" style:text-underline-mode="continuous"/>
    </style:style>
    <style:style style:name="T853" style:parent-style-name="Domyślnaczcionkaakapitu" style:family="text">
      <style:text-properties style:text-underline-type="single" style:text-underline-style="solid" style:text-underline-width="auto" style:text-underline-mode="continuous"/>
    </style:style>
    <style:style style:name="T854" style:parent-style-name="Domyślnaczcionkaakapitu" style:family="text">
      <style:text-properties fo:background-color="#80FFFF" style:text-underline-type="single" style:text-underline-style="solid" style:text-underline-width="auto" style:text-underline-mode="continuous"/>
    </style:style>
    <style:style style:name="T855" style:parent-style-name="Domyślnaczcionkaakapitu" style:family="text">
      <style:text-properties style:text-underline-type="single" style:text-underline-style="solid" style:text-underline-width="auto" style:text-underline-mode="continuous"/>
    </style:style>
    <style:style style:name="P856" style:parent-style-name="Normalny" style:family="paragraph">
      <style:paragraph-properties fo:text-align="justify" fo:line-height="150%" fo:text-indent="0.2479in"/>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P861" style:parent-style-name="Normalny" style:family="paragraph">
      <style:paragraph-properties fo:text-align="justify" fo:line-height="150%"/>
    </style:style>
    <style:style style:name="T862" style:parent-style-name="Domyślnaczcionkaakapitu" style:family="text">
      <style:text-properties fo:background-color="#80FFFF" style:text-underline-type="single" style:text-underline-style="solid" style:text-underline-width="auto" style:text-underline-mode="continuous"/>
    </style:style>
    <style:style style:name="T863" style:parent-style-name="Domyślnaczcionkaakapitu" style:family="text">
      <style:text-properties style:text-underline-type="single" style:text-underline-style="solid" style:text-underline-width="auto" style:text-underline-mode="continuous"/>
    </style:style>
    <style:style style:name="T864" style:parent-style-name="Domyślnaczcionkaakapitu" style:family="text">
      <style:text-properties fo:background-color="#80FFFF" style:text-underline-type="single" style:text-underline-style="solid" style:text-underline-width="auto" style:text-underline-mode="continuous"/>
    </style:style>
    <style:style style:name="T865" style:parent-style-name="Domyślnaczcionkaakapitu" style:family="text">
      <style:text-properties style:text-underline-type="single" style:text-underline-style="solid" style:text-underline-width="auto" style:text-underline-mode="continuous"/>
    </style:style>
    <style:style style:name="T866" style:parent-style-name="Domyślnaczcionkaakapitu" style:family="text">
      <style:text-properties fo:background-color="#80FFFF" style:text-underline-type="single" style:text-underline-style="solid" style:text-underline-width="auto" style:text-underline-mode="continuous"/>
    </style:style>
    <style:style style:name="T867" style:parent-style-name="Domyślnaczcionkaakapitu" style:family="text">
      <style:text-properties style:text-underline-type="single" style:text-underline-style="solid" style:text-underline-width="auto" style:text-underline-mode="continuous"/>
    </style:style>
    <style:style style:name="T868" style:parent-style-name="Domyślnaczcionkaakapitu" style:family="text">
      <style:text-properties fo:background-color="#80FFFF" style:text-underline-type="single" style:text-underline-style="solid" style:text-underline-width="auto" style:text-underline-mode="continuous"/>
    </style:style>
    <style:style style:name="T869" style:parent-style-name="Domyślnaczcionkaakapitu" style:family="text">
      <style:text-properties style:text-underline-type="single" style:text-underline-style="solid" style:text-underline-width="auto" style:text-underline-mode="continuous"/>
    </style:style>
    <style:style style:name="T870" style:parent-style-name="Domyślnaczcionkaakapitu" style:family="text">
      <style:text-properties fo:background-color="#80FFFF" style:text-underline-type="single" style:text-underline-style="solid" style:text-underline-width="auto" style:text-underline-mode="continuous"/>
    </style:style>
    <style:style style:name="T871" style:parent-style-name="Domyślnaczcionkaakapitu" style:family="text">
      <style:text-properties style:text-underline-type="single" style:text-underline-style="solid" style:text-underline-width="auto" style:text-underline-mode="continuous"/>
    </style:style>
    <style:style style:name="T872" style:parent-style-name="Domyślnaczcionkaakapitu" style:family="text">
      <style:text-properties fo:background-color="#80FFFF" style:text-underline-type="single" style:text-underline-style="solid" style:text-underline-width="auto" style:text-underline-mode="continuous"/>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479in"/>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fo:text-indent="0.2479in"/>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P899" style:parent-style-name="Normalny" style:family="paragraph">
      <style:paragraph-properties fo:text-align="justify" fo:line-height="150%" fo:text-indent="0.2479in"/>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fo:text-indent="0.2479in"/>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P919" style:parent-style-name="Normalny" style:family="paragraph">
      <style:paragraph-properties fo:text-align="justify" fo:line-height="150%" fo:text-indent="0.2479in"/>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P928" style:parent-style-name="Normalny" style:family="paragraph">
      <style:paragraph-properties fo:text-align="justify" fo:line-height="150%" fo:text-indent="0.2479in"/>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479in"/>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P982" style:parent-style-name="Normalny" style:family="paragraph">
      <style:paragraph-properties fo:text-align="justify" fo:line-height="150%"/>
    </style:style>
    <style:style style:name="T983" style:parent-style-name="Domyślnaczcionkaakapitu" style:family="text">
      <style:text-properties style:text-underline-type="single" style:text-underline-style="solid" style:text-underline-width="auto" style:text-underline-mode="continuous"/>
    </style:style>
    <style:style style:name="P984" style:parent-style-name="Normalny" style:family="paragraph">
      <style:paragraph-properties fo:text-align="justify" fo:line-height="150%" fo:text-indent="0.2479in"/>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style:style>
    <style:style style:name="T997" style:parent-style-name="Domyślnaczcionkaakapitu" style:family="text">
      <style:text-properties fo:background-color="#80FFFF" style:text-underline-type="single" style:text-underline-style="solid" style:text-underline-width="auto" style:text-underline-mode="continuous"/>
    </style:style>
    <style:style style:name="T998" style:parent-style-name="Domyślnaczcionkaakapitu" style:family="text">
      <style:text-properties style:text-underline-type="single" style:text-underline-style="solid" style:text-underline-width="auto" style:text-underline-mode="continuous"/>
    </style:style>
    <style:style style:name="T999" style:parent-style-name="Domyślnaczcionkaakapitu" style:family="text">
      <style:text-properties fo:background-color="#80FFFF" style:text-underline-type="single" style:text-underline-style="solid" style:text-underline-width="auto" style:text-underline-mode="continuous"/>
    </style:style>
    <style:style style:name="T1000" style:parent-style-name="Domyślnaczcionkaakapitu" style:family="text">
      <style:text-properties style:text-underline-type="single" style:text-underline-style="solid" style:text-underline-width="auto" style:text-underline-mode="continuous"/>
    </style:style>
    <style:style style:name="T1001" style:parent-style-name="Domyślnaczcionkaakapitu" style:family="text">
      <style:text-properties fo:background-color="#80FFFF" style:text-underline-type="single" style:text-underline-style="solid" style:text-underline-width="auto" style:text-underline-mode="continuous"/>
    </style:style>
    <style:style style:name="T1002" style:parent-style-name="Domyślnaczcionkaakapitu" style:family="text">
      <style:text-properties style:text-underline-type="single" style:text-underline-style="solid" style:text-underline-width="auto" style:text-underline-mode="continuous"/>
    </style:style>
    <style:style style:name="P1003" style:parent-style-name="Normalny" style:family="paragraph">
      <style:paragraph-properties fo:text-align="justify" fo:line-height="150%" fo:text-indent="0.2479in"/>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P1073" style:parent-style-name="Normalny" style:family="paragraph">
      <style:paragraph-properties fo:text-align="justify" fo:line-height="150%" fo:text-indent="0.2479in"/>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P1105" style:parent-style-name="Normalny" style:family="paragraph">
      <style:paragraph-properties fo:text-align="justify" fo:line-height="150%" fo:text-indent="0.2479in"/>
    </style:style>
    <style:style style:name="P1106" style:parent-style-name="Normalny" style:family="paragraph">
      <style:paragraph-properties fo:text-align="justify" fo:line-height="150%"/>
    </style:style>
    <style:style style:name="T1107" style:parent-style-name="Domyślnaczcionkaakapitu" style:family="text">
      <style:text-properties style:text-underline-type="single" style:text-underline-style="solid" style:text-underline-width="auto" style:text-underline-mode="continuous"/>
    </style:style>
    <style:style style:name="P1108" style:parent-style-name="Normalny" style:family="paragraph">
      <style:paragraph-properties fo:text-align="justify" fo:line-height="150%" fo:text-indent="0.2479in"/>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479in"/>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P1147" style:parent-style-name="Normalny" style:family="paragraph">
      <style:paragraph-properties fo:text-align="justify" fo:line-height="150%" fo:text-indent="0.2479in"/>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fo:text-indent="0.2479in"/>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P1166" style:parent-style-name="Normalny" style:family="paragraph">
      <style:paragraph-properties fo:text-align="justify" fo:line-height="150%" fo:text-indent="0.2479in"/>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P1208" style:parent-style-name="Normalny" style:family="paragraph">
      <style:paragraph-properties fo:text-align="justify" fo:line-height="150%" fo:text-indent="0.2479in"/>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P1231" style:parent-style-name="Normalny" style:family="paragraph">
      <style:paragraph-properties fo:text-align="justify" fo:line-height="150%" fo:text-indent="0.2479in"/>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P1282" style:parent-style-name="Normalny" style:family="paragraph">
      <style:paragraph-properties fo:text-align="justify" fo:line-height="150%" fo:text-indent="0.2479in"/>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479in"/>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P1424" style:parent-style-name="Normalny" style:family="paragraph">
      <style:paragraph-properties fo:text-align="justify" fo:line-height="150%" fo:text-indent="0.2479in"/>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479in"/>
    </style:style>
    <style:style style:name="P1436" style:parent-style-name="Normalny" style:family="paragraph">
      <style:paragraph-properties fo:text-align="justify" fo:line-height="150%" fo:text-indent="0.2479in"/>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fo:text-indent="0.2479in"/>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fo:text-indent="0.2479in"/>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fo:text-indent="0.2479in"/>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479in"/>
    </style:style>
    <style:style style:name="T1481" style:parent-style-name="Domyślnaczcionkaakapitu" style:family="text">
      <style:text-properties fo:background-color="#80FFFF"/>
    </style:style>
    <style:style style:name="P1482" style:parent-style-name="Normalny" style:family="paragraph">
      <style:paragraph-properties fo:text-align="justify" fo:line-height="150%"/>
    </style:style>
    <style:style style:name="T1483" style:parent-style-name="Domyślnaczcionkaakapitu" style:family="text">
      <style:text-properties style:text-underline-type="single" style:text-underline-style="solid" style:text-underline-width="auto" style:text-underline-mode="continuous"/>
    </style:style>
    <style:style style:name="P1484" style:parent-style-name="Normalny" style:family="paragraph">
      <style:paragraph-properties fo:text-align="justify" fo:line-height="150%" fo:text-indent="0.2479in"/>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fo:text-indent="0.2479in"/>
    </style:style>
    <style:style style:name="P1492" style:parent-style-name="Normalny" style:family="paragraph">
      <style:paragraph-properties fo:text-align="justify" fo:line-height="150%" fo:text-indent="0.2479in"/>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P1498" style:parent-style-name="Normalny" style:family="paragraph">
      <style:paragraph-properties fo:text-align="justify" fo:line-height="150%" fo:text-indent="0.2479in"/>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479in"/>
    </style:style>
    <style:style style:name="P1503" style:parent-style-name="Normalny" style:family="paragraph">
      <style:paragraph-properties fo:text-align="justify" fo:line-height="150%" fo:text-indent="0.2479in"/>
    </style:style>
    <style:style style:name="P1504" style:parent-style-name="Normalny" style:family="paragraph">
      <style:paragraph-properties fo:text-align="justify" fo:line-height="150%" fo:text-indent="0.2479in"/>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P1514" style:parent-style-name="Normalny" style:family="paragraph">
      <style:paragraph-properties fo:text-align="justify" fo:line-height="150%"/>
    </style:style>
    <style:style style:name="T1515" style:parent-style-name="Domyślnaczcionkaakapitu" style:family="text">
      <style:text-properties style:text-underline-type="single" style:text-underline-style="solid" style:text-underline-width="auto" style:text-underline-mode="continuous"/>
    </style:style>
    <style:style style:name="P1516" style:parent-style-name="Normalny" style:family="paragraph">
      <style:paragraph-properties fo:text-align="justify" fo:line-height="150%" fo:text-indent="0.2479in"/>
    </style:style>
    <style:style style:name="P1517" style:parent-style-name="Normalny" style:family="paragraph">
      <style:paragraph-properties fo:text-align="justify" fo:line-height="150%" fo:text-indent="0.2479in"/>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479in"/>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fo:text-indent="0.2479in"/>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P1545" style:parent-style-name="Normalny" style:family="paragraph">
      <style:paragraph-properties fo:text-align="justify" fo:line-height="150%" fo:text-indent="0.2479in"/>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479in"/>
    </style:style>
    <style:style style:name="P1562" style:parent-style-name="Normalny" style:family="paragraph">
      <style:paragraph-properties fo:text-align="justify" fo:line-height="150%"/>
    </style:style>
    <style:style style:name="T1563" style:parent-style-name="Domyślnaczcionkaakapitu" style:family="text">
      <style:text-properties style:text-underline-type="single" style:text-underline-style="solid" style:text-underline-width="auto" style:text-underline-mode="continuous"/>
    </style:style>
    <style:style style:name="P1564" style:parent-style-name="Normalny" style:family="paragraph">
      <style:paragraph-properties fo:text-align="justify" fo:line-height="150%" fo:text-indent="0.2479in"/>
    </style:style>
    <style:style style:name="P1565" style:parent-style-name="Normalny" style:family="paragraph">
      <style:paragraph-properties fo:text-align="justify" fo:line-height="150%"/>
    </style:style>
    <style:style style:name="T1566" style:parent-style-name="Domyślnaczcionkaakapitu" style:family="text">
      <style:text-properties fo:background-color="#80FFFF" style:text-underline-type="single" style:text-underline-style="solid" style:text-underline-width="auto" style:text-underline-mode="continuous"/>
    </style:style>
    <style:style style:name="T1567" style:parent-style-name="Domyślnaczcionkaakapitu" style:family="text">
      <style:text-properties style:text-underline-type="single" style:text-underline-style="solid" style:text-underline-width="auto" style:text-underline-mode="continuous"/>
    </style:style>
    <style:style style:name="P1568" style:parent-style-name="Normalny" style:family="paragraph">
      <style:paragraph-properties fo:text-align="justify" fo:line-height="150%" fo:text-indent="0.2479in"/>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P1579" style:parent-style-name="Normalny" style:family="paragraph">
      <style:paragraph-properties fo:text-align="justify" fo:line-height="150%" fo:text-indent="0.2479in"/>
    </style:style>
    <style:style style:name="T1580" style:parent-style-name="Domyślnaczcionkaakapitu" style:family="text">
      <style:text-properties fo:language="en" fo:country="US" style:language-asian="en" style:country-asian="US" style:language-complex="en" style:country-complex="US"/>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fo:text-indent="0.2479in"/>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fo:text-indent="0.2479in"/>
    </style:style>
    <style:style style:name="P1591" style:parent-style-name="Normalny" style:family="paragraph">
      <style:paragraph-properties fo:text-align="justify" fo:line-height="150%" fo:text-indent="0.2479in"/>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fo:text-indent="0.2479in"/>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fo:text-indent="0.2479in"/>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style:style>
    <style:style style:name="T1631" style:parent-style-name="Domyślnaczcionkaakapitu" style:family="text">
      <style:text-properties style:text-underline-type="single" style:text-underline-style="solid" style:text-underline-width="auto" style:text-underline-mode="continuous"/>
    </style:style>
    <style:style style:name="P1632" style:parent-style-name="Normalny" style:family="paragraph">
      <style:paragraph-properties fo:text-align="justify" fo:line-height="150%" fo:text-indent="0.2479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P1635" style:parent-style-name="Normalny" style:family="paragraph">
      <style:paragraph-properties fo:text-align="justify" fo:line-height="150%"/>
    </style:style>
    <style:style style:name="P1636" style:parent-style-name="Normalny" style:family="paragraph">
      <style:paragraph-properties fo:text-align="justify" fo:line-height="150%"/>
    </style:style>
    <style:style style:name="T1637" style:parent-style-name="Domyślnaczcionkaakapitu" style:family="text">
      <style:text-properties fo:background-color="#80FFFF"/>
    </style:style>
    <style:style style:name="P1638" style:parent-style-name="Normalny" style:family="paragraph">
      <style:paragraph-properties fo:text-align="justify" fo:line-height="150%"/>
    </style:style>
    <style:style style:name="P1639" style:parent-style-name="Normalny" style:family="paragraph">
      <style:paragraph-properties fo:text-align="justify" fo:line-height="150%"/>
    </style:style>
    <style:style style:name="T1640" style:parent-style-name="Domyślnaczcionkaakapitu" style:family="text">
      <style:text-properties style:text-underline-type="single" style:text-underline-style="solid" style:text-underline-width="auto" style:text-underline-mode="continuous"/>
    </style:style>
    <style:style style:name="T1641" style:parent-style-name="Domyślnaczcionkaakapitu" style:family="text">
      <style:text-properties fo:background-color="#80FFFF" style:text-underline-type="single" style:text-underline-style="solid" style:text-underline-width="auto" style:text-underline-mode="continuous"/>
    </style:style>
    <style:style style:name="T1642" style:parent-style-name="Domyślnaczcionkaakapitu" style:family="text">
      <style:text-properties style:text-underline-type="single" style:text-underline-style="solid" style:text-underline-width="auto" style:text-underline-mode="continuous"/>
    </style:style>
    <style:style style:name="P1643" style:parent-style-name="Normalny" style:family="paragraph">
      <style:paragraph-properties fo:text-align="justify" fo:line-height="150%" fo:text-indent="0.2479in"/>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P1646" style:parent-style-name="Normalny" style:family="paragraph">
      <style:paragraph-properties fo:text-align="justify" fo:line-height="150%" fo:text-indent="0.2479in"/>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style:style>
    <style:style style:name="T1651" style:parent-style-name="Domyślnaczcionkaakapitu" style:family="text">
      <style:text-properties style:text-underline-type="single" style:text-underline-style="solid" style:text-underline-width="auto" style:text-underline-mode="continuous"/>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P1655" style:parent-style-name="Normalny" style:family="paragraph">
      <style:paragraph-properties fo:text-align="justify" fo:line-height="150%" fo:text-indent="0.2479in"/>
    </style:style>
    <style:style style:name="P1656" style:parent-style-name="Normalny" style:family="paragraph">
      <style:paragraph-properties fo:text-align="justify" fo:line-height="150%"/>
    </style:style>
    <style:style style:name="T1657" style:parent-style-name="Domyślnaczcionkaakapitu" style:family="text">
      <style:text-properties style:text-underline-type="single" style:text-underline-style="solid" style:text-underline-width="auto" style:text-underline-mode="continuous"/>
    </style:style>
    <style:style style:name="P1658" style:parent-style-name="Normalny" style:family="paragraph">
      <style:paragraph-properties fo:text-align="justify" fo:line-height="150%" fo:text-indent="0.2479in"/>
    </style:style>
    <style:style style:name="T1659" style:parent-style-name="Domyślnaczcionkaakapitu" style:family="text">
      <style:text-properties fo:background-color="#80FFFF"/>
    </style:style>
    <style:style style:name="P1660" style:parent-style-name="Normalny" style:family="paragraph">
      <style:paragraph-properties fo:text-align="justify" fo:line-height="150%"/>
    </style:style>
    <style:style style:name="T1661" style:parent-style-name="Domyślnaczcionkaakapitu" style:family="text">
      <style:text-properties style:text-underline-type="single" style:text-underline-style="solid" style:text-underline-width="auto" style:text-underline-mode="continuous"/>
    </style:style>
    <style:style style:name="P1662" style:parent-style-name="Normalny" style:family="paragraph">
      <style:paragraph-properties fo:text-align="justify" fo:line-height="150%" fo:text-indent="0.2479in"/>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style:style>
    <style:style style:name="T1665" style:parent-style-name="Domyślnaczcionkaakapitu" style:family="text">
      <style:text-properties style:text-underline-type="single" style:text-underline-style="solid" style:text-underline-width="auto" style:text-underline-mode="continuous"/>
    </style:style>
    <style:style style:name="P1666" style:parent-style-name="Normalny" style:family="paragraph">
      <style:paragraph-properties fo:text-align="justify" fo:line-height="150%" fo:text-indent="0.2479in"/>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style:style>
    <style:style style:name="T1669" style:parent-style-name="Domyślnaczcionkaakapitu" style:family="text">
      <style:text-properties style:text-underline-type="single" style:text-underline-style="solid" style:text-underline-width="auto" style:text-underline-mode="continuous"/>
    </style:style>
    <style:style style:name="P1670" style:parent-style-name="Normalny" style:family="paragraph">
      <style:paragraph-properties fo:text-align="justify" fo:line-height="150%" fo:text-indent="0.2479in"/>
    </style:style>
    <style:style style:name="P1671" style:parent-style-name="Normalny" style:family="paragraph">
      <style:paragraph-properties fo:text-align="justify" fo:line-height="150%"/>
    </style:style>
    <style:style style:name="T1672" style:parent-style-name="Domyślnaczcionkaakapitu" style:family="text">
      <style:text-properties style:text-underline-type="single" style:text-underline-style="solid" style:text-underline-width="auto" style:text-underline-mode="continuous"/>
    </style:style>
    <style:style style:name="P1673" style:parent-style-name="Normalny" style:family="paragraph">
      <style:paragraph-properties fo:text-align="justify" fo:line-height="150%" fo:text-indent="0.2479in"/>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style:style>
    <style:style style:name="T1676" style:parent-style-name="Domyślnaczcionkaakapitu" style:family="text">
      <style:text-properties style:text-underline-type="single" style:text-underline-style="solid" style:text-underline-width="auto" style:text-underline-mode="continuous"/>
    </style:style>
    <style:style style:name="P1677" style:parent-style-name="Normalny" style:family="paragraph">
      <style:paragraph-properties fo:text-align="justify" fo:line-height="150%" fo:text-indent="0.2479in"/>
    </style:style>
    <style:style style:name="P1678" style:parent-style-name="Normalny" style:family="paragraph">
      <style:paragraph-properties fo:text-align="justify" fo:line-height="150%"/>
    </style:style>
    <style:style style:name="T1679" style:parent-style-name="Domyślnaczcionkaakapitu" style:family="text">
      <style:text-properties style:text-underline-type="single" style:text-underline-style="solid" style:text-underline-width="auto" style:text-underline-mode="continuous"/>
    </style:style>
    <style:style style:name="P1680" style:parent-style-name="Normalny" style:family="paragraph">
      <style:paragraph-properties fo:text-align="justify" fo:line-height="150%" fo:text-indent="0.2479in"/>
    </style:style>
    <style:style style:name="P1681" style:parent-style-name="Normalny" style:family="paragraph">
      <style:paragraph-properties fo:text-align="justify" fo:line-height="150%"/>
    </style:style>
    <style:style style:name="T1682" style:parent-style-name="Domyślnaczcionkaakapitu" style:family="text">
      <style:text-properties style:text-underline-type="single" style:text-underline-style="solid" style:text-underline-width="auto" style:text-underline-mode="continuous"/>
    </style:style>
    <style:style style:name="P1683" style:parent-style-name="Normalny" style:family="paragraph">
      <style:paragraph-properties fo:text-align="justify" fo:line-height="150%" fo:text-indent="0.2479in"/>
    </style:style>
    <style:style style:name="P1684" style:parent-style-name="Normalny" style:family="paragraph">
      <style:paragraph-properties fo:text-align="justify" fo:line-height="150%"/>
    </style:style>
    <style:style style:name="T1685" style:parent-style-name="Domyślnaczcionkaakapitu" style:family="text">
      <style:text-properties style:text-underline-type="single" style:text-underline-style="solid" style:text-underline-width="auto" style:text-underline-mode="continuous"/>
    </style:style>
    <style:style style:name="P1686" style:parent-style-name="Normalny" style:family="paragraph">
      <style:paragraph-properties fo:text-align="justify" fo:line-height="150%" fo:text-indent="0.2479in"/>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style:style>
    <style:style style:name="T1691" style:parent-style-name="Domyślnaczcionkaakapitu" style:family="text">
      <style:text-properties style:text-underline-type="single" style:text-underline-style="solid" style:text-underline-width="auto" style:text-underline-mode="continuous"/>
    </style:style>
    <style:style style:name="P1692" style:parent-style-name="Normalny" style:family="paragraph">
      <style:paragraph-properties fo:text-align="justify" fo:line-height="150%" fo:text-indent="0.2479in"/>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style:style>
    <style:style style:name="T1696" style:parent-style-name="Domyślnaczcionkaakapitu" style:family="text">
      <style:text-properties style:text-underline-type="single" style:text-underline-style="solid" style:text-underline-width="auto" style:text-underline-mode="continuous"/>
    </style:style>
    <style:style style:name="P1697" style:parent-style-name="Normalny" style:family="paragraph">
      <style:paragraph-properties fo:text-align="justify" fo:line-height="150%" fo:text-indent="0.2479in"/>
    </style:style>
    <style:style style:name="P1698" style:parent-style-name="Normalny" style:family="paragraph">
      <style:paragraph-properties fo:text-align="justify" fo:line-height="150%" fo:text-indent="0.2479in"/>
    </style:style>
    <style:style style:name="P1699" style:parent-style-name="Normalny" style:family="paragraph">
      <style:paragraph-properties fo:text-align="justify" fo:line-height="150%"/>
    </style:style>
    <style:style style:name="T1700" style:parent-style-name="Domyślnaczcionkaakapitu" style:family="text">
      <style:text-properties style:text-underline-type="single" style:text-underline-style="solid" style:text-underline-width="auto" style:text-underline-mode="continuous"/>
    </style:style>
    <style:style style:name="P1701" style:parent-style-name="Normalny" style:family="paragraph">
      <style:paragraph-properties fo:text-align="justify" fo:line-height="150%" fo:text-indent="0.2479in"/>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P1704" style:parent-style-name="Normalny" style:family="paragraph">
      <style:paragraph-properties fo:text-align="justify" fo:line-height="150%" fo:text-indent="0.2479in"/>
    </style:style>
    <style:style style:name="P1705" style:parent-style-name="Normalny" style:family="paragraph">
      <style:paragraph-properties fo:text-align="justify" fo:line-height="150%" fo:text-indent="0.2479in"/>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P1708" style:parent-style-name="Normalny" style:family="paragraph">
      <style:paragraph-properties fo:text-align="justify" fo:line-height="150%" fo:text-indent="0.2479in"/>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P1713" style:parent-style-name="Normalny" style:family="paragraph">
      <style:paragraph-properties fo:text-align="justify" fo:line-height="150%" fo:text-indent="0.2479in"/>
    </style:style>
    <style:style style:name="T1714" style:parent-style-name="Domyślnaczcionkaakapitu" style:family="text">
      <style:text-properties fo:background-color="#80FFFF"/>
    </style:style>
    <style:style style:name="P1715" style:parent-style-name="Normalny" style:family="paragraph">
      <style:paragraph-properties fo:text-align="justify" fo:line-height="150%" fo:text-indent="0.2479in"/>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479in"/>
    </style:style>
    <style:style style:name="P1720" style:parent-style-name="Normalny" style:family="paragraph">
      <style:paragraph-properties fo:text-align="justify" fo:line-height="150%" fo:text-indent="0.2479in"/>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style:style>
    <style:style style:name="T1723" style:parent-style-name="Domyślnaczcionkaakapitu" style:family="text">
      <style:text-properties style:text-underline-type="single" style:text-underline-style="solid" style:text-underline-width="auto" style:text-underline-mode="continuous"/>
    </style:style>
    <style:style style:name="P1724" style:parent-style-name="Normalny" style:family="paragraph">
      <style:paragraph-properties fo:text-align="justify" fo:line-height="150%" fo:text-indent="0.2479in"/>
    </style:style>
    <style:style style:name="T1725" style:parent-style-name="Domyślnaczcionkaakapitu" style:family="text">
      <style:text-properties fo:background-color="#80FFFF"/>
    </style:style>
    <style:style style:name="P1726" style:parent-style-name="Normalny" style:family="paragraph">
      <style:paragraph-properties fo:text-align="justify" fo:line-height="150%" fo:text-indent="0.2479in"/>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fo:text-indent="0.2479in"/>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479in"/>
    </style:style>
    <style:style style:name="P1732" style:parent-style-name="Normalny" style:family="paragraph">
      <style:paragraph-properties fo:text-align="justify" fo:line-height="150%" fo:text-indent="0.2479in"/>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fo:text-indent="0.2479in"/>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fo:text-indent="0.2479in"/>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479in"/>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P1751" style:parent-style-name="Normalny" style:family="paragraph">
      <style:paragraph-properties fo:text-align="justify" fo:line-height="150%" fo:text-indent="0.2479in"/>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fo:text-indent="0.2479in"/>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fo:text-indent="0.2479in"/>
    </style:style>
    <style:style style:name="P1757" style:parent-style-name="Normalny" style:family="paragraph">
      <style:paragraph-properties fo:text-align="justify" fo:line-height="150%"/>
    </style:style>
    <style:style style:name="T1758" style:parent-style-name="Domyślnaczcionkaakapitu" style:family="text">
      <style:text-properties style:text-underline-type="single" style:text-underline-style="solid" style:text-underline-width="auto" style:text-underline-mode="continuous"/>
    </style:style>
    <style:style style:name="T1759" style:parent-style-name="Domyślnaczcionkaakapitu" style:family="text">
      <style:text-properties fo:background-color="#80FFFF" style:text-underline-type="single" style:text-underline-style="solid" style:text-underline-width="auto" style:text-underline-mode="continuous"/>
    </style:style>
    <style:style style:name="T1760" style:parent-style-name="Domyślnaczcionkaakapitu" style:family="text">
      <style:text-properties style:text-underline-type="single" style:text-underline-style="solid" style:text-underline-width="auto" style:text-underline-mode="continuous"/>
    </style:style>
    <style:style style:name="T1761" style:parent-style-name="Domyślnaczcionkaakapitu" style:family="text">
      <style:text-properties fo:background-color="#80FFFF" style:text-underline-type="single" style:text-underline-style="solid" style:text-underline-width="auto" style:text-underline-mode="continuous"/>
    </style:style>
    <style:style style:name="T1762" style:parent-style-name="Domyślnaczcionkaakapitu" style:family="text">
      <style:text-properties style:text-underline-type="single" style:text-underline-style="solid" style:text-underline-width="auto" style:text-underline-mode="continuous"/>
    </style:style>
    <style:style style:name="T1763" style:parent-style-name="Domyślnaczcionkaakapitu" style:family="text">
      <style:text-properties fo:background-color="#80FFFF" style:text-underline-type="single" style:text-underline-style="solid" style:text-underline-width="auto" style:text-underline-mode="continuous"/>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479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style:style>
    <style:style style:name="T1771" style:parent-style-name="Domyślnaczcionkaakapitu" style:family="text">
      <style:text-properties style:text-underline-type="single" style:text-underline-style="solid" style:text-underline-width="auto" style:text-underline-mode="continuous"/>
    </style:style>
    <style:style style:name="P1772" style:parent-style-name="Normalny" style:family="paragraph">
      <style:paragraph-properties fo:text-align="justify" fo:line-height="150%" fo:text-indent="0.2479in"/>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P1775" style:parent-style-name="Normalny" style:family="paragraph">
      <style:paragraph-properties fo:text-align="justify" fo:line-height="150%" fo:text-indent="0.2479in"/>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fo:text-indent="0.2479in"/>
    </style:style>
    <style:style style:name="P1778" style:parent-style-name="Normalny" style:family="paragraph">
      <style:paragraph-properties fo:text-align="justify" fo:line-height="150%" fo:text-indent="0.2479in"/>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P1783" style:parent-style-name="Normalny" style:family="paragraph">
      <style:paragraph-properties fo:text-align="justify" fo:line-height="150%" fo:text-indent="0.2479in"/>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479in"/>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P1796" style:parent-style-name="Normalny" style:family="paragraph">
      <style:paragraph-properties fo:text-align="justify" fo:line-height="150%"/>
    </style:style>
    <style:style style:name="T1797" style:parent-style-name="Domyślnaczcionkaakapitu" style:family="text">
      <style:text-properties style:text-underline-type="single" style:text-underline-style="solid" style:text-underline-width="auto" style:text-underline-mode="continuous"/>
    </style:style>
    <style:style style:name="P1798" style:parent-style-name="Normalny" style:family="paragraph">
      <style:paragraph-properties fo:text-align="justify" fo:line-height="150%" fo:text-indent="0.2479in"/>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style:style>
    <style:style style:name="T1801" style:parent-style-name="Domyślnaczcionkaakapitu" style:family="text">
      <style:text-properties style:text-underline-type="single" style:text-underline-style="solid" style:text-underline-width="auto" style:text-underline-mode="continuous"/>
    </style:style>
    <style:style style:name="P1802" style:parent-style-name="Normalny" style:family="paragraph">
      <style:paragraph-properties fo:text-align="justify" fo:line-height="150%" fo:text-indent="0.2479in"/>
    </style:style>
    <style:style style:name="P1803" style:parent-style-name="Normalny" style:family="paragraph">
      <style:paragraph-properties fo:text-align="justify" fo:line-height="150%" fo:text-indent="0.2479in"/>
    </style:style>
    <style:style style:name="T1804" style:parent-style-name="Domyślnaczcionkaakapitu" style:family="text">
      <style:text-properties fo:background-color="#80FFFF"/>
    </style:style>
    <style:style style:name="P1805" style:parent-style-name="Normalny" style:family="paragraph">
      <style:paragraph-properties fo:text-align="justify" fo:line-height="150%" fo:text-indent="0.2479in"/>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P1810" style:parent-style-name="Normalny" style:family="paragraph">
      <style:paragraph-properties fo:text-align="justify" fo:line-height="150%" fo:text-indent="0.2479in"/>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fo:text-indent="0.2479in"/>
    </style:style>
    <style:style style:name="P1813" style:parent-style-name="Normalny" style:family="paragraph">
      <style:paragraph-properties fo:text-align="justify" fo:line-height="150%"/>
    </style:style>
    <style:style style:name="T1814" style:parent-style-name="Domyślnaczcionkaakapitu" style:family="text">
      <style:text-properties style:text-underline-type="single" style:text-underline-style="solid" style:text-underline-width="auto" style:text-underline-mode="continuous"/>
    </style:style>
    <style:style style:name="P1815" style:parent-style-name="Normalny" style:family="paragraph">
      <style:paragraph-properties fo:text-align="justify" fo:line-height="150%" fo:text-indent="0.2479in"/>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style:style>
    <style:style style:name="T1819" style:parent-style-name="Domyślnaczcionkaakapitu" style:family="text">
      <style:text-properties fo:background-color="#80FFFF" style:text-underline-type="single" style:text-underline-style="solid" style:text-underline-width="auto" style:text-underline-mode="continuous"/>
    </style:style>
    <style:style style:name="T1820" style:parent-style-name="Domyślnaczcionkaakapitu" style:family="text">
      <style:text-properties style:text-underline-type="single" style:text-underline-style="solid" style:text-underline-width="auto" style:text-underline-mode="continuous"/>
    </style:style>
    <style:style style:name="P1821" style:parent-style-name="Normalny" style:family="paragraph">
      <style:paragraph-properties fo:text-align="justify" fo:line-height="150%" fo:text-indent="0.2479in"/>
    </style:style>
    <style:style style:name="P1822" style:parent-style-name="Normalny" style:family="paragraph">
      <style:paragraph-properties fo:text-align="justify" fo:line-height="150%" fo:text-indent="0.2479in"/>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fo:text-indent="0.2479in"/>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P1829" style:parent-style-name="Normalny" style:family="paragraph">
      <style:paragraph-properties fo:text-align="justify" fo:line-height="150%" fo:text-indent="0.2479in"/>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fo:text-indent="0.2479in"/>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fo:text-indent="0.2479in"/>
    </style:style>
    <style:style style:name="P1834" style:parent-style-name="Normalny" style:family="paragraph">
      <style:paragraph-properties fo:text-align="justify" fo:line-height="150%"/>
    </style:style>
    <style:style style:name="T1835" style:parent-style-name="Domyślnaczcionkaakapitu" style:family="text">
      <style:text-properties style:text-underline-type="single" style:text-underline-style="solid" style:text-underline-width="auto" style:text-underline-mode="continuous"/>
    </style:style>
    <style:style style:name="T1836" style:parent-style-name="Domyślnaczcionkaakapitu" style:family="text">
      <style:text-properties fo:background-color="#80FFFF" style:text-underline-type="single" style:text-underline-style="solid" style:text-underline-width="auto" style:text-underline-mode="continuous"/>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fo:text-indent="0.2479in"/>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P1841" style:parent-style-name="Normalny" style:family="paragraph">
      <style:paragraph-properties fo:text-align="justify" fo:line-height="150%"/>
    </style:style>
    <style:style style:name="T1842" style:parent-style-name="Domyślnaczcionkaakapitu" style:family="text">
      <style:text-properties style:text-underline-type="single" style:text-underline-style="solid" style:text-underline-width="auto" style:text-underline-mode="continuous"/>
    </style:style>
    <style:style style:name="P1843" style:parent-style-name="Normalny" style:family="paragraph">
      <style:paragraph-properties fo:text-align="justify" fo:line-height="150%" fo:text-indent="0.2479in"/>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fo:text-indent="0.2479in"/>
    </style:style>
    <style:style style:name="P1847" style:parent-style-name="Normalny" style:family="paragraph">
      <style:paragraph-properties fo:text-align="justify" fo:line-height="150%" fo:text-indent="0.2479in"/>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P1855" style:parent-style-name="Normalny" style:family="paragraph">
      <style:paragraph-properties fo:text-align="justify" fo:line-height="150%" fo:text-indent="0.2479in"/>
    </style:style>
    <style:style style:name="T1856" style:parent-style-name="Domyślnaczcionkaakapitu" style:family="text">
      <style:text-properties fo:background-color="#80FFFF"/>
    </style:style>
    <style:style style:name="P1857" style:parent-style-name="Normalny" style:family="paragraph">
      <style:paragraph-properties fo:text-align="justify" fo:line-height="150%" fo:text-indent="0.2479in"/>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P1860" style:parent-style-name="Normalny" style:family="paragraph">
      <style:paragraph-properties fo:text-align="justify" fo:line-height="150%" fo:text-indent="0.2479in"/>
    </style:style>
    <style:style style:name="P1861" style:parent-style-name="Normalny" style:family="paragraph">
      <style:paragraph-properties fo:text-align="justify" fo:line-height="150%" fo:text-indent="0.2479in"/>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P1864" style:parent-style-name="Normalny" style:family="paragraph">
      <style:paragraph-properties fo:text-align="justify" fo:line-height="150%" fo:text-indent="0.2479in"/>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fo:text-indent="0.2479in"/>
    </style:style>
    <style:style style:name="P1871" style:parent-style-name="Normalny" style:family="paragraph">
      <style:paragraph-properties fo:text-align="justify" fo:line-height="150%" fo:text-indent="0.2479in"/>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fo:text-indent="0.2479in"/>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P1884" style:parent-style-name="Normalny" style:family="paragraph">
      <style:paragraph-properties fo:text-align="justify" fo:line-height="150%"/>
    </style:style>
    <style:style style:name="T1885" style:parent-style-name="Domyślnaczcionkaakapitu" style:family="text">
      <style:text-properties style:text-underline-type="single" style:text-underline-style="solid" style:text-underline-width="auto" style:text-underline-mode="continuous"/>
    </style:style>
    <style:style style:name="T1886" style:parent-style-name="Domyślnaczcionkaakapitu" style:family="text">
      <style:text-properties fo:background-color="#80FFFF" style:text-underline-type="single" style:text-underline-style="solid" style:text-underline-width="auto" style:text-underline-mode="continuous"/>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fo:text-indent="0.2479in"/>
    </style:style>
    <style:style style:name="T1889" style:parent-style-name="Domyślnaczcionkaakapitu" style:family="text">
      <style:text-properties fo:background-color="#80FFFF"/>
    </style:style>
    <style:style style:name="P1890" style:parent-style-name="Normalny" style:family="paragraph">
      <style:paragraph-properties fo:text-align="justify" fo:line-height="150%"/>
    </style:style>
    <style:style style:name="T1891" style:parent-style-name="Domyślnaczcionkaakapitu" style:family="text">
      <style:text-properties style:text-underline-type="single" style:text-underline-style="solid" style:text-underline-width="auto" style:text-underline-mode="continuous"/>
    </style:style>
    <style:style style:name="P1892" style:parent-style-name="Normalny" style:family="paragraph">
      <style:paragraph-properties fo:text-align="justify" fo:line-height="150%" fo:text-indent="0.2479in"/>
    </style:style>
    <style:style style:name="T1893" style:parent-style-name="Domyślnaczcionkaakapitu" style:family="text">
      <style:text-properties fo:background-color="#80FFFF"/>
    </style:style>
    <style:style style:name="P1894" style:parent-style-name="Normalny" style:family="paragraph">
      <style:paragraph-properties fo:text-align="justify" fo:line-height="150%" fo:text-indent="0.2479in"/>
    </style:style>
    <style:style style:name="P1895" style:parent-style-name="Normalny" style:family="paragraph">
      <style:paragraph-properties fo:text-align="justify" fo:line-height="150%" fo:text-indent="0.2479in"/>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fo:text-indent="0.2479in"/>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P1903" style:parent-style-name="Normalny" style:family="paragraph">
      <style:paragraph-properties fo:text-align="justify" fo:line-height="150%" fo:text-indent="0.2479in"/>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P1906" style:parent-style-name="Normalny" style:family="paragraph">
      <style:paragraph-properties fo:text-align="justify" fo:line-height="150%" fo:text-indent="0.2479in"/>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P1909" style:parent-style-name="Normalny" style:family="paragraph">
      <style:paragraph-properties fo:text-align="justify" fo:line-height="150%" fo:text-indent="0.2479in"/>
    </style:style>
    <style:style style:name="P1910" style:parent-style-name="Normalny" style:family="paragraph">
      <style:paragraph-properties fo:text-align="justify" fo:line-height="150%" fo:text-indent="0.2479in"/>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fo:text-indent="0.2479in"/>
    </style:style>
    <style:style style:name="T1915" style:parent-style-name="Domyślnaczcionkaakapitu" style:family="text">
      <style:text-properties fo:background-color="#80FFFF"/>
    </style:style>
    <style:style style:name="P1916" style:parent-style-name="Normalny" style:family="paragraph">
      <style:paragraph-properties fo:text-align="justify" fo:line-height="150%" fo:text-indent="0.2479in"/>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P1921" style:parent-style-name="Normalny" style:family="paragraph">
      <style:paragraph-properties fo:text-align="justify" fo:line-height="150%" fo:text-indent="0.2479in"/>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P1924" style:parent-style-name="Normalny" style:family="paragraph">
      <style:paragraph-properties fo:text-align="justify" fo:line-height="150%" fo:text-indent="0.2479in"/>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fo:text-indent="0.2479in"/>
    </style:style>
    <style:style style:name="P1927" style:parent-style-name="Normalny" style:family="paragraph">
      <style:paragraph-properties fo:text-align="justify" fo:line-height="150%"/>
    </style:style>
    <style:style style:name="T1928" style:parent-style-name="Domyślnaczcionkaakapitu" style:family="text">
      <style:text-properties style:text-underline-type="single" style:text-underline-style="solid" style:text-underline-width="auto" style:text-underline-mode="continuous"/>
    </style:style>
    <style:style style:name="T1929" style:parent-style-name="Domyślnaczcionkaakapitu" style:family="text">
      <style:text-properties fo:background-color="#80FFFF" style:text-underline-type="single" style:text-underline-style="solid" style:text-underline-width="auto" style:text-underline-mode="continuous"/>
    </style:style>
    <style:style style:name="P1930" style:parent-style-name="Normalny" style:family="paragraph">
      <style:paragraph-properties fo:text-align="justify" fo:line-height="150%" fo:text-indent="0.2479in"/>
    </style:style>
    <style:style style:name="T1931" style:parent-style-name="Domyślnaczcionkaakapitu" style:family="text">
      <style:text-properties fo:background-color="#80FFFF"/>
    </style:style>
    <style:style style:name="P1932" style:parent-style-name="Normalny" style:family="paragraph">
      <style:paragraph-properties fo:text-align="justify" fo:line-height="150%">
        <style:tab-stops>
          <style:tab-stop style:type="left" style:position="3.7159in"/>
        </style:tab-stops>
      </style:paragraph-properties>
    </style:style>
    <style:style style:name="T1933" style:parent-style-name="Domyślnaczcionkaakapitu" style:family="text">
      <style:text-properties style:text-underline-type="single" style:text-underline-style="solid" style:text-underline-width="auto" style:text-underline-mode="continuous"/>
    </style:style>
    <style:style style:name="T1934" style:parent-style-name="Domyślnaczcionkaakapitu" style:family="text">
      <style:text-properties fo:background-color="#80FFFF" style:text-underline-type="single" style:text-underline-style="solid" style:text-underline-width="auto" style:text-underline-mode="continuous"/>
    </style:style>
    <style:style style:name="T1935" style:parent-style-name="Domyślnaczcionkaakapitu" style:family="text">
      <style:text-properties style:text-underline-type="single" style:text-underline-style="solid" style:text-underline-width="auto" style:text-underline-mode="continuous"/>
    </style:style>
    <style:style style:name="P1936" style:parent-style-name="Normalny" style:family="paragraph">
      <style:paragraph-properties fo:text-align="justify" fo:line-height="150%" fo:text-indent="0.2479in">
        <style:tab-stops>
          <style:tab-stop style:type="left" style:position="3.7159in"/>
        </style:tab-stops>
      </style:paragraph-properties>
    </style:style>
    <style:style style:name="P1937" style:parent-style-name="Normalny" style:family="paragraph">
      <style:paragraph-properties fo:text-align="justify" fo:line-height="150%" fo:text-indent="0.2479in"/>
    </style:style>
    <style:style style:name="P1938" style:parent-style-name="Normalny" style:family="paragraph">
      <style:paragraph-properties fo:text-align="justify" fo:line-height="150%" fo:text-indent="0.2479in"/>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P1942" style:parent-style-name="Normalny" style:family="paragraph">
      <style:paragraph-properties fo:text-align="justify" fo:line-height="150%" fo:text-indent="0.2479in"/>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fo:text-indent="0.2479in"/>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fo:text-indent="0.2479in"/>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P1965" style:parent-style-name="Normalny" style:family="paragraph">
      <style:paragraph-properties fo:text-align="justify" fo:line-height="150%" fo:text-indent="0.2479in"/>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P1974" style:parent-style-name="Normalny" style:family="paragraph">
      <style:paragraph-properties fo:text-align="justify" fo:line-height="150%"/>
    </style:style>
    <style:style style:name="T1975" style:parent-style-name="Domyślnaczcionkaakapitu" style:family="text">
      <style:text-properties fo:background-color="#80FFFF"/>
    </style:style>
    <style:style style:name="P1976" style:parent-style-name="Normalny" style:family="paragraph">
      <style:paragraph-properties fo:text-align="justify" fo:line-height="150%" fo:text-indent="0.2479in"/>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fo:text-indent="0.2479in"/>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fo:text-indent="0.2479in"/>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P1986" style:parent-style-name="Normalny" style:family="paragraph">
      <style:paragraph-properties fo:text-align="justify" fo:line-height="150%" fo:text-indent="0.2479in"/>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P1989" style:parent-style-name="Normalny" style:family="paragraph">
      <style:paragraph-properties fo:text-align="justify" fo:line-height="150%" fo:text-indent="0.2479in"/>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P1992" style:parent-style-name="Normalny" style:family="paragraph">
      <style:paragraph-properties fo:text-align="justify" fo:line-height="150%" fo:text-indent="0.2479in"/>
    </style:style>
    <style:style style:name="T1993" style:parent-style-name="Domyślnaczcionkaakapitu" style:family="text">
      <style:text-properties fo:background-color="#80FFFF"/>
    </style:style>
    <style:style style:name="P1994" style:parent-style-name="Normalny" style:family="paragraph">
      <style:paragraph-properties fo:text-align="justify" fo:line-height="150%" fo:text-indent="0.2479in"/>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fo:text-indent="0.2479in"/>
    </style:style>
    <style:style style:name="P2003" style:parent-style-name="Normalny" style:family="paragraph">
      <style:paragraph-properties fo:text-align="justify" fo:line-height="150%" fo:text-indent="0.2479in"/>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fo:text-indent="0.2479in"/>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P2008" style:parent-style-name="Normalny" style:family="paragraph">
      <style:paragraph-properties fo:text-align="justify" fo:line-height="150%" fo:text-indent="0.2479in"/>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P2018" style:parent-style-name="Normalny" style:family="paragraph">
      <style:paragraph-properties fo:text-align="justify" fo:line-height="150%" fo:text-indent="0.2479in"/>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fo:text-indent="0.2479in"/>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P2026" style:parent-style-name="Normalny" style:family="paragraph">
      <style:paragraph-properties fo:text-align="justify" fo:line-height="150%" fo:text-indent="0.2479in"/>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P2056" style:parent-style-name="Normalny" style:family="paragraph">
      <style:paragraph-properties fo:text-align="justify" fo:line-height="150%" fo:text-indent="0.2479in"/>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style:style>
    <style:style style:name="T2059" style:parent-style-name="Domyślnaczcionkaakapitu" style:family="text">
      <style:text-properties style:text-underline-type="single" style:text-underline-style="solid" style:text-underline-width="auto" style:text-underline-mode="continuous"/>
    </style:style>
    <style:style style:name="T2060" style:parent-style-name="Domyślnaczcionkaakapitu" style:family="text">
      <style:text-properties fo:background-color="#80FFFF" style:text-underline-type="single" style:text-underline-style="solid" style:text-underline-width="auto" style:text-underline-mode="continuous"/>
    </style:style>
    <style:style style:name="T2061" style:parent-style-name="Domyślnaczcionkaakapitu" style:family="text">
      <style:text-properties fo:background-color="#80FFFF"/>
    </style:style>
    <style:style style:name="P2062" style:parent-style-name="Normalny" style:family="paragraph">
      <style:paragraph-properties fo:text-align="justify" fo:line-height="150%" fo:text-indent="0.2479in"/>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P2065" style:parent-style-name="Normalny" style:family="paragraph">
      <style:paragraph-properties fo:text-align="justify" fo:line-height="150%" fo:text-indent="0.2479in"/>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P2068" style:parent-style-name="Normalny" style:family="paragraph">
      <style:paragraph-properties fo:text-align="justify" fo:line-height="150%"/>
    </style:style>
    <style:style style:name="T2069" style:parent-style-name="Domyślnaczcionkaakapitu" style:family="text">
      <style:text-properties style:text-underline-type="single" style:text-underline-style="solid" style:text-underline-width="auto" style:text-underline-mode="continuous"/>
    </style:style>
    <style:style style:name="P2070" style:parent-style-name="Normalny" style:family="paragraph">
      <style:paragraph-properties fo:text-align="justify" fo:line-height="150%" fo:text-indent="0.2479in"/>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fo:text-indent="0.2479in"/>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fo:text-indent="0.2479in"/>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P2079" style:parent-style-name="Normalny" style:family="paragraph">
      <style:paragraph-properties fo:text-align="justify" fo:line-height="150%" fo:text-indent="0.2479in"/>
    </style:style>
    <style:style style:name="T2080" style:parent-style-name="Domyślnaczcionkaakapitu" style:family="text">
      <style:text-properties fo:background-color="#80FFFF"/>
    </style:style>
    <style:style style:name="P2081" style:parent-style-name="Normalny" style:family="paragraph">
      <style:paragraph-properties fo:text-align="justify" fo:line-height="150%" fo:text-indent="0.2479in"/>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fo:text-indent="0.2479in"/>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P2090" style:parent-style-name="Normalny" style:family="paragraph">
      <style:paragraph-properties fo:text-align="justify" fo:line-height="150%" fo:text-indent="0.2479in"/>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P2101" style:parent-style-name="Normalny" style:family="paragraph">
      <style:paragraph-properties fo:text-align="justify" fo:line-height="150%" fo:text-indent="0.2479in"/>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P2104" style:parent-style-name="Normalny" style:family="paragraph">
      <style:paragraph-properties fo:text-align="justify" fo:line-height="150%" fo:text-indent="0.2479in"/>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P2107" style:parent-style-name="Normalny" style:family="paragraph">
      <style:paragraph-properties fo:text-align="justify" fo:line-height="150%" fo:text-indent="0.2479in"/>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fo:text-indent="0.2479in"/>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fo:text-indent="0.2479in"/>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479in"/>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P2123" style:parent-style-name="Normalny" style:family="paragraph">
      <style:paragraph-properties fo:text-align="justify" fo:line-height="150%" fo:text-indent="0.2479in"/>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P2128" style:parent-style-name="Normalny" style:family="paragraph">
      <style:paragraph-properties fo:text-align="justify" fo:line-height="150%" fo:text-indent="0.2479in"/>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P2136" style:parent-style-name="Normalny" style:family="paragraph">
      <style:paragraph-properties fo:text-align="justify" fo:line-height="150%" fo:text-indent="0.2479in"/>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P2140" style:parent-style-name="Normalny" style:family="paragraph">
      <style:paragraph-properties fo:text-align="justify" fo:line-height="150%" fo:text-indent="0.2479in"/>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fo:text-indent="0.2479in"/>
    </style:style>
    <style:style style:name="T2145" style:parent-style-name="Domyślnaczcionkaakapitu" style:family="text">
      <style:text-properties fo:background-color="#80FFFF"/>
    </style:style>
    <style:style style:name="P2146" style:parent-style-name="Normalny" style:family="paragraph">
      <style:paragraph-properties fo:text-align="justify" fo:line-height="150%">
        <style:tab-stops>
          <style:tab-stop style:type="left" style:leader-style="solid" style:leader-text="_" style:position="0.8805in"/>
          <style:tab-stop style:type="left" style:leader-style="solid" style:leader-text="_" style:position="1.0875in"/>
          <style:tab-stop style:type="left" style:position="2.5388in"/>
        </style:tab-stops>
      </style:paragraph-properties>
    </style:style>
    <style:style style:name="T2147" style:parent-style-name="Domyślnaczcionkaakapitu" style:family="text">
      <style:text-properties style:text-underline-type="single" style:text-underline-style="solid" style:text-underline-width="auto" style:text-underline-mode="continuous"/>
    </style:style>
    <style:style style:name="P2148" style:parent-style-name="Normalny" style:family="paragraph">
      <style:paragraph-properties fo:text-align="justify" fo:line-height="150%" fo:text-indent="0.2479in">
        <style:tab-stops>
          <style:tab-stop style:type="left" style:leader-style="solid" style:leader-text="_" style:position="0.8805in"/>
          <style:tab-stop style:type="left" style:leader-style="solid" style:leader-text="_" style:position="1.0875in"/>
          <style:tab-stop style:type="left" style:position="2.5388in"/>
        </style:tab-stops>
      </style:paragraph-properties>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P2155" style:parent-style-name="Normalny" style:family="paragraph">
      <style:paragraph-properties fo:text-align="justify" fo:line-height="150%" fo:text-indent="0.2479in"/>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style:style>
    <style:style style:name="T2158" style:parent-style-name="Domyślnaczcionkaakapitu" style:family="text">
      <style:text-properties style:text-underline-type="single" style:text-underline-style="solid" style:text-underline-width="auto" style:text-underline-mode="continuous"/>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T2161" style:parent-style-name="Domyślnaczcionkaakapitu" style:family="text">
      <style:text-properties style:text-underline-type="single" style:text-underline-style="solid" style:text-underline-width="auto" style:text-underline-mode="continuous"/>
    </style:style>
    <style:style style:name="T2162" style:parent-style-name="Domyślnaczcionkaakapitu" style:family="text">
      <style:text-properties fo:background-color="#80FFFF" style:text-underline-type="single" style:text-underline-style="solid" style:text-underline-width="auto" style:text-underline-mode="continuous"/>
    </style:style>
    <style:style style:name="P2163" style:parent-style-name="Normalny" style:family="paragraph">
      <style:paragraph-properties fo:text-align="justify" fo:line-height="150%" fo:text-indent="0.2479in"/>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P2167" style:parent-style-name="Normalny" style:family="paragraph">
      <style:paragraph-properties fo:text-align="justify" fo:line-height="150%"/>
    </style:style>
    <style:style style:name="T2168" style:parent-style-name="Domyślnaczcionkaakapitu" style:family="text">
      <style:text-properties style:text-underline-type="single" style:text-underline-style="solid" style:text-underline-width="auto" style:text-underline-mode="continuous"/>
    </style:style>
    <style:style style:name="P2169" style:parent-style-name="Normalny" style:family="paragraph">
      <style:paragraph-properties fo:text-align="justify" fo:line-height="150%" fo:text-indent="0.2479in"/>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P2172" style:parent-style-name="Normalny" style:family="paragraph">
      <style:paragraph-properties fo:text-align="justify" fo:line-height="150%" fo:text-indent="0.2479in"/>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fo:text-indent="0.2479in"/>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fo:text-indent="0.2479in"/>
    </style:style>
    <style:style style:name="P2181" style:parent-style-name="Normalny" style:family="paragraph">
      <style:paragraph-properties fo:text-align="justify" fo:line-height="150%"/>
    </style:style>
    <style:style style:name="T2182" style:parent-style-name="Domyślnaczcionkaakapitu" style:family="text">
      <style:text-properties style:text-underline-type="single" style:text-underline-style="solid" style:text-underline-width="auto" style:text-underline-mode="continuous"/>
    </style:style>
    <style:style style:name="P2183" style:parent-style-name="Normalny" style:family="paragraph">
      <style:paragraph-properties fo:text-align="justify" fo:line-height="150%" fo:text-indent="0.2479in"/>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P2187" style:parent-style-name="Normalny" style:family="paragraph">
      <style:paragraph-properties fo:text-align="justify" fo:line-height="150%"/>
    </style:style>
    <style:style style:name="T2188" style:parent-style-name="Domyślnaczcionkaakapitu" style:family="text">
      <style:text-properties style:text-underline-type="single" style:text-underline-style="solid" style:text-underline-width="auto" style:text-underline-mode="continuous"/>
    </style:style>
    <style:style style:name="P2189" style:parent-style-name="Normalny" style:family="paragraph">
      <style:paragraph-properties fo:text-align="justify" fo:line-height="150%" fo:text-indent="0.2479in"/>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P2193" style:parent-style-name="Normalny" style:family="paragraph">
      <style:paragraph-properties fo:text-align="justify" fo:line-height="150%" fo:text-indent="0.2479in"/>
    </style:style>
    <style:style style:name="P2194" style:parent-style-name="Normalny" style:family="paragraph">
      <style:paragraph-properties fo:text-align="justify" fo:line-height="150%" fo:text-indent="0.2479in"/>
    </style:style>
    <style:style style:name="P2195" style:parent-style-name="Normalny" style:family="paragraph">
      <style:paragraph-properties fo:text-align="justify" fo:line-height="150%" fo:text-indent="0.2479in"/>
    </style:style>
    <style:style style:name="T2196" style:parent-style-name="Domyślnaczcionkaakapitu" style:family="text">
      <style:text-properties fo:background-color="#80FFFF"/>
    </style:style>
    <style:style style:name="P2197" style:parent-style-name="Normalny" style:family="paragraph">
      <style:paragraph-properties fo:text-align="justify" fo:line-height="150%" fo:text-indent="0.2479in"/>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fo:text-indent="0.2479in"/>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fo:text-indent="0.2479in"/>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479in"/>
    </style:style>
    <style:style style:name="T2220" style:parent-style-name="Domyślnaczcionkaakapitu" style:family="text">
      <style:text-properties fo:background-color="#80FFFF"/>
    </style:style>
    <style:style style:name="P2221" style:parent-style-name="Normalny" style:family="paragraph">
      <style:paragraph-properties fo:text-align="justify" fo:line-height="150%" fo:text-indent="0.2479in"/>
    </style:style>
    <style:style style:name="P2222" style:parent-style-name="Normalny" style:family="paragraph">
      <style:paragraph-properties fo:text-align="justify" fo:line-height="150%" fo:text-indent="0.2479in"/>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P2228" style:parent-style-name="Normalny" style:family="paragraph">
      <style:paragraph-properties fo:text-align="justify" fo:line-height="150%" fo:text-indent="0.2479in"/>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P2233" style:parent-style-name="Normalny" style:family="paragraph">
      <style:paragraph-properties fo:text-align="justify" fo:line-height="150%" fo:text-indent="0.2479in"/>
    </style:style>
    <style:style style:name="P2234" style:parent-style-name="Normalny" style:family="paragraph">
      <style:paragraph-properties fo:text-align="justify" fo:line-height="150%" fo:text-indent="0.2479in"/>
    </style:style>
    <style:style style:name="P2235" style:parent-style-name="Normalny" style:family="paragraph">
      <style:paragraph-properties fo:text-align="justify" fo:line-height="150%" fo:text-indent="0.2479in"/>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P2244" style:parent-style-name="Normalny" style:family="paragraph">
      <style:paragraph-properties fo:text-align="justify" fo:line-height="150%" fo:text-indent="0.2479in"/>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fo:text-indent="0.2479in"/>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P2252" style:parent-style-name="Normalny" style:family="paragraph">
      <style:paragraph-properties fo:text-align="justify" fo:line-height="150%" fo:text-indent="0.2479in"/>
    </style:style>
    <style:style style:name="P2253" style:parent-style-name="Normalny" style:family="paragraph">
      <style:paragraph-properties fo:text-align="justify" fo:line-height="150%"/>
    </style:style>
    <style:style style:name="T2254" style:parent-style-name="Domyślnaczcionkaakapitu" style:family="text">
      <style:text-properties style:text-underline-type="single" style:text-underline-style="solid" style:text-underline-width="auto" style:text-underline-mode="continuous"/>
    </style:style>
    <style:style style:name="P2255" style:parent-style-name="Normalny" style:family="paragraph">
      <style:paragraph-properties fo:text-align="justify" fo:line-height="150%" fo:text-indent="0.2479in"/>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style:style>
    <style:style style:name="T2258" style:parent-style-name="Domyślnaczcionkaakapitu" style:family="text">
      <style:text-properties style:text-underline-type="single" style:text-underline-style="solid" style:text-underline-width="auto" style:text-underline-mode="continuous"/>
    </style:style>
    <style:style style:name="P2259" style:parent-style-name="Normalny" style:family="paragraph">
      <style:paragraph-properties fo:text-align="justify" fo:line-height="150%" fo:text-indent="0.2479in"/>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fo:text-indent="0.2479in"/>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P2267" style:parent-style-name="Normalny" style:family="paragraph">
      <style:paragraph-properties fo:text-align="justify" fo:line-height="150%" fo:text-indent="0.2479in"/>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P2273" style:parent-style-name="Normalny" style:family="paragraph">
      <style:paragraph-properties fo:text-align="justify" fo:line-height="150%" fo:text-indent="0.2479in"/>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P2276" style:parent-style-name="Normalny" style:family="paragraph">
      <style:paragraph-properties fo:text-align="justify" fo:line-height="150%" fo:text-indent="0.2479in"/>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fo:text-indent="0.2479in"/>
    </style:style>
    <style:style style:name="T2279" style:parent-style-name="Domyślnaczcionkaakapitu" style:family="text">
      <style:text-properties fo:background-color="#80FFFF"/>
    </style:style>
    <style:style style:name="P2280" style:parent-style-name="Normalny" style:family="paragraph">
      <style:paragraph-properties fo:text-align="justify" fo:line-height="150%" fo:text-indent="0.2479in"/>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P2287" style:parent-style-name="Normalny" style:family="paragraph">
      <style:paragraph-properties fo:text-align="justify" fo:line-height="150%" fo:text-indent="0.2479in"/>
    </style:style>
    <style:style style:name="P2288" style:parent-style-name="Normalny" style:family="paragraph">
      <style:paragraph-properties fo:text-align="justify" fo:line-height="150%" fo:text-indent="0.2479in"/>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P2296" style:parent-style-name="Normalny" style:family="paragraph">
      <style:paragraph-properties fo:text-align="justify" fo:line-height="150%" fo:text-indent="0.2479in"/>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P2305" style:parent-style-name="Normalny" style:family="paragraph">
      <style:paragraph-properties fo:text-align="justify" fo:line-height="150%" fo:text-indent="0.2479in"/>
    </style:style>
    <style:style style:name="P2306" style:parent-style-name="Normalny" style:family="paragraph">
      <style:paragraph-properties fo:text-align="justify" fo:line-height="150%">
        <style:tab-stops>
          <style:tab-stop style:type="left" style:position="2.6312in"/>
        </style:tab-stops>
      </style:paragraph-properties>
    </style:style>
    <style:style style:name="T2307" style:parent-style-name="Domyślnaczcionkaakapitu" style:family="text">
      <style:text-properties style:text-underline-type="single" style:text-underline-style="solid" style:text-underline-width="auto" style:text-underline-mode="continuous"/>
    </style:style>
    <style:style style:name="P2308" style:parent-style-name="Normalny" style:family="paragraph">
      <style:paragraph-properties fo:text-align="justify" fo:line-height="150%" fo:text-indent="0.2479in">
        <style:tab-stops>
          <style:tab-stop style:type="left" style:position="2.6312in"/>
        </style:tab-stops>
      </style:paragraph-properties>
    </style:style>
    <style:style style:name="T2309" style:parent-style-name="Domyślnaczcionkaakapitu" style:family="text">
      <style:text-properties fo:background-color="#80FFFF"/>
    </style:style>
    <style:style style:name="P2310" style:parent-style-name="Normalny" style:family="paragraph">
      <style:paragraph-properties fo:text-align="justify" fo:line-height="150%"/>
    </style:style>
    <style:style style:name="T2311" style:parent-style-name="Domyślnaczcionkaakapitu" style:family="text">
      <style:text-properties style:text-underline-type="single" style:text-underline-style="solid" style:text-underline-width="auto" style:text-underline-mode="continuous"/>
    </style:style>
    <style:style style:name="T2312" style:parent-style-name="Domyślnaczcionkaakapitu" style:family="text">
      <style:text-properties fo:background-color="#80FFFF" style:text-underline-type="single" style:text-underline-style="solid" style:text-underline-width="auto" style:text-underline-mode="continuous"/>
    </style:style>
    <style:style style:name="T2313" style:parent-style-name="Domyślnaczcionkaakapitu" style:family="text">
      <style:text-properties style:text-underline-type="single" style:text-underline-style="solid" style:text-underline-width="auto" style:text-underline-mode="continuous"/>
    </style:style>
    <style:style style:name="T2314" style:parent-style-name="Domyślnaczcionkaakapitu" style:family="text">
      <style:text-properties style:text-underline-type="single" style:text-underline-style="solid" style:text-underline-width="auto" style:text-underline-mode="continuous"/>
    </style:style>
    <style:style style:name="T2315" style:parent-style-name="Domyślnaczcionkaakapitu" style:family="text">
      <style:text-properties fo:background-color="#80FFFF"/>
    </style:style>
    <style:style style:name="P2316" style:parent-style-name="Normalny" style:family="paragraph">
      <style:paragraph-properties fo:text-align="justify" fo:line-height="150%" fo:text-indent="0.2479in"/>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P2319" style:parent-style-name="Normalny" style:family="paragraph">
      <style:paragraph-properties fo:text-align="justify" fo:line-height="150%" fo:text-indent="0.2479in"/>
    </style:style>
    <style:style style:name="T2320" style:parent-style-name="Domyślnaczcionkaakapitu" style:family="text">
      <style:text-properties fo:background-color="#80FFFF"/>
    </style:style>
    <style:style style:name="P2321" style:parent-style-name="Normalny" style:family="paragraph">
      <style:paragraph-properties fo:text-align="justify" fo:line-height="150%" fo:text-indent="0.2479in"/>
    </style:style>
    <style:style style:name="T2322" style:parent-style-name="Domyślnaczcionkaakapitu" style:family="text">
      <style:text-properties fo:background-color="#80FFFF"/>
    </style:style>
    <style:style style:name="P2323" style:parent-style-name="Normalny" style:family="paragraph">
      <style:paragraph-properties fo:text-align="justify" fo:line-height="150%" fo:text-indent="0.2479in"/>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P2327" style:parent-style-name="Normalny" style:family="paragraph">
      <style:paragraph-properties fo:text-align="justify" fo:line-height="150%" fo:text-indent="0.2479in"/>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fo:text-indent="0.2479in"/>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P2335" style:parent-style-name="Normalny" style:family="paragraph">
      <style:paragraph-properties fo:text-align="justify" fo:line-height="150%" fo:text-indent="0.2479in"/>
    </style:style>
    <style:style style:name="P2336" style:parent-style-name="Normalny" style:family="paragraph">
      <style:paragraph-properties fo:text-align="justify" fo:line-height="150%" fo:text-indent="0.2479in">
        <style:tab-stops>
          <style:tab-stop style:type="left" style:position="4.9083in"/>
        </style:tab-stops>
      </style:paragraph-properties>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P2348" style:parent-style-name="Normalny" style:family="paragraph">
      <style:paragraph-properties fo:text-align="justify" fo:line-height="150%" fo:text-indent="0.2479in"/>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fo:text-indent="0.2479in"/>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P2361" style:parent-style-name="Normalny" style:family="paragraph">
      <style:paragraph-properties fo:text-align="justify" fo:line-height="150%" fo:text-indent="0.2479in"/>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P2367" style:parent-style-name="Normalny" style:family="paragraph">
      <style:paragraph-properties fo:text-align="justify" fo:line-height="150%" fo:text-indent="0.2479in"/>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fo:text-indent="0.2479in"/>
    </style:style>
    <style:style style:name="T2374" style:parent-style-name="Domyślnaczcionkaakapitu" style:family="text">
      <style:text-properties fo:background-color="#80FFFF"/>
    </style:style>
    <style:style style:name="P2375" style:parent-style-name="Normalny" style:family="paragraph">
      <style:paragraph-properties fo:text-align="justify" fo:line-height="150%" fo:text-indent="0.2479in"/>
    </style:style>
    <style:style style:name="P2376" style:parent-style-name="Normalny" style:family="paragraph">
      <style:paragraph-properties fo:text-align="justify" fo:line-height="150%" fo:text-indent="0.2479in"/>
    </style:style>
    <style:style style:name="P2377" style:parent-style-name="Normalny" style:family="paragraph">
      <style:paragraph-properties fo:text-align="justify" fo:line-height="150%"/>
    </style:style>
    <style:style style:name="T2378" style:parent-style-name="Domyślnaczcionkaakapitu" style:family="text">
      <style:text-properties style:text-underline-type="single" style:text-underline-style="solid" style:text-underline-width="auto" style:text-underline-mode="continuous"/>
    </style:style>
    <style:style style:name="P2379" style:parent-style-name="Normalny" style:family="paragraph">
      <style:paragraph-properties fo:text-align="justify" fo:line-height="150%" fo:text-indent="0.2479in"/>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fo:text-indent="0.2479in"/>
    </style:style>
    <style:style style:name="P2382" style:parent-style-name="Normalny" style:family="paragraph">
      <style:paragraph-properties fo:text-align="justify" fo:line-height="150%" fo:text-indent="0.2479in"/>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style:style>
    <style:style style:name="T2385" style:parent-style-name="Domyślnaczcionkaakapitu" style:family="text">
      <style:text-properties style:text-underline-type="single" style:text-underline-style="solid" style:text-underline-width="auto" style:text-underline-mode="continuous"/>
    </style:style>
    <style:style style:name="P2386" style:parent-style-name="Normalny" style:family="paragraph">
      <style:paragraph-properties fo:text-align="justify" fo:line-height="150%" fo:text-indent="0.2479in"/>
    </style:style>
    <style:style style:name="T2387" style:parent-style-name="Domyślnaczcionkaakapitu" style:family="text">
      <style:text-properties fo:background-color="#80FFFF"/>
    </style:style>
    <style:style style:name="P2388" style:parent-style-name="Normalny" style:family="paragraph">
      <style:paragraph-properties fo:text-align="justify" fo:line-height="150%" fo:text-indent="0.2479in"/>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style:style>
    <style:style style:name="P2394" style:parent-style-name="Normalny" style:family="paragraph">
      <style:paragraph-properties fo:text-align="justify" fo:line-height="150%" fo:text-indent="0.2479in"/>
    </style:style>
    <style:style style:name="P2395" style:parent-style-name="Normalny" style:family="paragraph">
      <style:paragraph-properties fo:text-align="justify" fo:line-height="150%"/>
    </style:style>
    <style:style style:name="P2396" style:parent-style-name="Normalny" style:family="paragraph">
      <style:paragraph-properties fo:text-align="justify" fo:line-height="150%" fo:text-indent="0.2479in"/>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style:style>
    <style:style style:name="P2399" style:parent-style-name="Normalny" style:family="paragraph">
      <style:paragraph-properties fo:text-align="justify" fo:line-height="150%" fo:text-indent="0.2479in"/>
    </style:style>
    <style:style style:name="P2400" style:parent-style-name="Normalny" style:family="paragraph">
      <style:paragraph-properties fo:text-align="justify" fo:line-height="150%" fo:text-indent="0.2479in"/>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fo:text-indent="0.2479in"/>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P2413" style:parent-style-name="Normalny" style:family="paragraph">
      <style:paragraph-properties fo:text-align="justify" fo:line-height="150%"/>
    </style:style>
    <style:style style:name="P2414" style:parent-style-name="Normalny" style:family="paragraph">
      <style:paragraph-properties fo:text-align="justify" fo:line-height="150%"/>
    </style:style>
    <style:style style:name="T2415" style:parent-style-name="Domyślnaczcionkaakapitu" style:family="text">
      <style:text-properties style:text-underline-type="single" style:text-underline-style="solid" style:text-underline-width="auto" style:text-underline-mode="continuous"/>
    </style:style>
    <style:style style:name="P2416" style:parent-style-name="Normalny" style:family="paragraph">
      <style:paragraph-properties fo:text-align="justify" fo:line-height="150%" fo:text-indent="0.2479in"/>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P2422" style:parent-style-name="Normalny" style:family="paragraph">
      <style:paragraph-properties fo:text-align="justify" fo:line-height="150%"/>
    </style:style>
    <style:style style:name="P2423" style:parent-style-name="Normalny" style:family="paragraph">
      <style:paragraph-properties fo:text-align="justify" fo:line-height="150%"/>
    </style:style>
    <style:style style:name="T2424" style:parent-style-name="Domyślnaczcionkaakapitu" style:family="text">
      <style:text-properties style:text-underline-type="single" style:text-underline-style="solid" style:text-underline-width="auto" style:text-underline-mode="continuous"/>
    </style:style>
    <style:style style:name="P2425" style:parent-style-name="Normalny" style:family="paragraph">
      <style:paragraph-properties fo:text-align="justify" fo:line-height="150%" fo:text-indent="0.2479in"/>
    </style:style>
    <style:style style:name="T2426" style:parent-style-name="Domyślnaczcionkaakapitu" style:family="text">
      <style:text-properties fo:background-color="#80FFFF"/>
    </style:style>
    <style:style style:name="P2427" style:parent-style-name="Normalny" style:family="paragraph">
      <style:paragraph-properties fo:text-align="justify" fo:line-height="150%" fo:text-indent="0.2479in"/>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P2431" style:parent-style-name="Normalny" style:family="paragraph">
      <style:paragraph-properties fo:text-align="justify" fo:line-height="150%" fo:text-indent="0.2479in"/>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fo:text-indent="0.2479in"/>
    </style:style>
    <style:style style:name="T2435" style:parent-style-name="Domyślnaczcionkaakapitu" style:family="text">
      <style:text-properties fo:background-color="#80FFFF"/>
    </style:style>
    <style:style style:name="P2436" style:parent-style-name="Normalny" style:family="paragraph">
      <style:paragraph-properties fo:text-align="justify" fo:line-height="150%" fo:text-indent="0.2479in"/>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P2441" style:parent-style-name="Normalny" style:family="paragraph">
      <style:paragraph-properties fo:text-align="justify" fo:line-height="150%" fo:text-indent="0.2479in"/>
    </style:style>
    <style:style style:name="P2442" style:parent-style-name="Normalny" style:family="paragraph">
      <style:paragraph-properties fo:text-align="justify" fo:line-height="150%" fo:text-indent="0.2479in"/>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P2446" style:parent-style-name="Normalny" style:family="paragraph">
      <style:paragraph-properties fo:text-align="justify" fo:line-height="150%" fo:text-indent="0.2479in"/>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P2449" style:parent-style-name="Normalny" style:family="paragraph">
      <style:paragraph-properties fo:text-align="justify" fo:line-height="150%"/>
    </style:style>
    <style:style style:name="T2450" style:parent-style-name="Domyślnaczcionkaakapitu" style:family="text">
      <style:text-properties style:text-underline-type="single" style:text-underline-style="solid" style:text-underline-width="auto" style:text-underline-mode="continuous"/>
    </style:style>
    <style:style style:name="P2451" style:parent-style-name="Normalny" style:family="paragraph">
      <style:paragraph-properties fo:text-align="justify" fo:line-height="150%" fo:text-indent="0.2479in"/>
    </style:style>
    <style:style style:name="P2452" style:parent-style-name="Normalny" style:family="paragraph">
      <style:paragraph-properties fo:text-align="justify" fo:line-height="150%" fo:text-indent="0.2479in"/>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P2458" style:parent-style-name="Normalny" style:family="paragraph">
      <style:paragraph-properties fo:text-align="justify" fo:line-height="150%" fo:text-indent="0.2479in"/>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P2461" style:parent-style-name="Normalny" style:family="paragraph">
      <style:paragraph-properties fo:text-align="justify" fo:line-height="150%" fo:text-indent="0.2479in"/>
    </style:style>
    <style:style style:name="P2462" style:parent-style-name="Normalny" style:family="paragraph">
      <style:paragraph-properties fo:text-align="justify" fo:line-height="150%" fo:text-indent="0.2479in"/>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P2465" style:parent-style-name="Normalny" style:family="paragraph">
      <style:paragraph-properties fo:text-align="justify" fo:line-height="150%" fo:text-indent="0.2479in"/>
    </style:style>
    <style:style style:name="T2466" style:parent-style-name="Domyślnaczcionkaakapitu" style:family="text">
      <style:text-properties fo:background-color="#80FFFF"/>
    </style:style>
    <style:style style:name="P2467" style:parent-style-name="Normalny" style:family="paragraph">
      <style:paragraph-properties fo:text-align="justify" fo:line-height="150%" fo:text-indent="0.2479in"/>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P2474" style:parent-style-name="Normalny" style:family="paragraph">
      <style:paragraph-properties fo:text-align="justify" fo:line-height="150%" fo:text-indent="0.2479in"/>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P2479" style:parent-style-name="Normalny" style:family="paragraph">
      <style:paragraph-properties fo:text-align="justify" fo:line-height="150%" fo:text-indent="0.2479in"/>
    </style:style>
    <style:style style:name="P2480" style:parent-style-name="Normalny" style:family="paragraph">
      <style:paragraph-properties fo:text-align="justify" fo:line-height="150%" fo:text-indent="0.2479in"/>
    </style:style>
    <style:style style:name="T2481" style:parent-style-name="Domyślnaczcionkaakapitu" style:family="text">
      <style:text-properties fo:background-color="#80FFFF"/>
    </style:style>
    <style:style style:name="P2482" style:parent-style-name="Normalny" style:family="paragraph">
      <style:paragraph-properties fo:text-align="justify" fo:line-height="150%" fo:text-indent="0.2479in"/>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fo:text-indent="0.2479in"/>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fo:text-indent="0.2479in"/>
    </style:style>
    <style:style style:name="T2492" style:parent-style-name="Domyślnaczcionkaakapitu" style:family="text">
      <style:text-properties fo:background-color="#80FFFF"/>
    </style:style>
    <style:style style:name="P2493" style:parent-style-name="Normalny" style:family="paragraph">
      <style:paragraph-properties fo:text-align="justify" fo:line-height="150%"/>
    </style:style>
    <style:style style:name="T2494" style:parent-style-name="Domyślnaczcionkaakapitu" style:family="text">
      <style:text-properties style:text-underline-type="single" style:text-underline-style="solid" style:text-underline-width="auto" style:text-underline-mode="continuous"/>
    </style:style>
    <style:style style:name="T2495" style:parent-style-name="Domyślnaczcionkaakapitu" style:family="text">
      <style:text-properties fo:background-color="#80FFFF" style:text-underline-type="single" style:text-underline-style="solid" style:text-underline-width="auto" style:text-underline-mode="continuous"/>
    </style:style>
    <style:style style:name="T2496" style:parent-style-name="Domyślnaczcionkaakapitu" style:family="text">
      <style:text-properties style:text-underline-type="single" style:text-underline-style="solid" style:text-underline-width="auto" style:text-underline-mode="continuous"/>
    </style:style>
    <style:style style:name="T2497" style:parent-style-name="Domyślnaczcionkaakapitu" style:family="text">
      <style:text-properties fo:background-color="#80FFFF" style:text-underline-type="single" style:text-underline-style="solid" style:text-underline-width="auto" style:text-underline-mode="continuous"/>
    </style:style>
    <style:style style:name="T2498" style:parent-style-name="Domyślnaczcionkaakapitu" style:family="text">
      <style:text-properties fo:background-color="#80FFFF"/>
    </style:style>
    <style:style style:name="P2499" style:parent-style-name="Normalny" style:family="paragraph">
      <style:paragraph-properties fo:text-align="justify" fo:line-height="150%" fo:text-indent="0.2479in"/>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P2502" style:parent-style-name="Normalny" style:family="paragraph">
      <style:paragraph-properties fo:text-align="justify" fo:line-height="150%"/>
    </style:style>
    <style:style style:name="T2503" style:parent-style-name="Domyślnaczcionkaakapitu" style:family="text">
      <style:text-properties style:text-underline-type="single" style:text-underline-style="solid" style:text-underline-width="auto" style:text-underline-mode="continuous"/>
    </style:style>
    <style:style style:name="P2504" style:parent-style-name="Normalny" style:family="paragraph">
      <style:paragraph-properties fo:text-align="justify" fo:line-height="150%" fo:text-indent="0.2479in"/>
    </style:style>
    <style:style style:name="T2505" style:parent-style-name="Domyślnaczcionkaakapitu" style:family="text">
      <style:text-properties fo:background-color="#80FFFF"/>
    </style:style>
    <style:style style:name="P2506" style:parent-style-name="Normalny" style:family="paragraph">
      <style:paragraph-properties fo:text-align="justify" fo:line-height="150%" fo:text-indent="0.2479in"/>
    </style:style>
    <style:style style:name="P2507" style:parent-style-name="Normalny" style:family="paragraph">
      <style:paragraph-properties fo:text-align="justify" fo:line-height="150%" fo:text-indent="0.2479in"/>
    </style:style>
    <style:style style:name="T2508" style:parent-style-name="Domyślnaczcionkaakapitu" style:family="text">
      <style:text-properties fo:background-color="#80FFFF"/>
    </style:style>
    <style:style style:name="P2509" style:parent-style-name="Normalny" style:family="paragraph">
      <style:paragraph-properties fo:text-align="justify" fo:line-height="150%" fo:text-indent="0.2479in"/>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P2512" style:parent-style-name="Normalny" style:family="paragraph">
      <style:paragraph-properties fo:text-align="justify" fo:line-height="150%" fo:text-indent="0.2479in"/>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P2516" style:parent-style-name="Normalny" style:family="paragraph">
      <style:paragraph-properties fo:text-align="justify" fo:line-height="150%" fo:text-indent="0.2479in"/>
    </style:style>
    <style:style style:name="P2517" style:parent-style-name="Normalny" style:family="paragraph">
      <style:paragraph-properties fo:text-align="justify" fo:line-height="150%" fo:text-indent="0.2479in"/>
    </style:style>
    <style:style style:name="T2518" style:parent-style-name="Domyślnaczcionkaakapitu" style:family="text">
      <style:text-properties fo:background-color="#80FFFF"/>
    </style:style>
    <style:style style:name="P2519" style:parent-style-name="Normalny" style:family="paragraph">
      <style:paragraph-properties fo:text-align="justify" fo:line-height="150%"/>
    </style:style>
    <style:style style:name="T2520" style:parent-style-name="Domyślnaczcionkaakapitu" style:family="text">
      <style:text-properties style:text-underline-type="single" style:text-underline-style="solid" style:text-underline-width="auto" style:text-underline-mode="continuous"/>
    </style:style>
    <style:style style:name="P2521" style:parent-style-name="Normalny" style:family="paragraph">
      <style:paragraph-properties fo:text-align="justify" fo:line-height="150%" fo:text-indent="0.2479in"/>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P2525" style:parent-style-name="Normalny" style:family="paragraph">
      <style:paragraph-properties fo:text-align="justify" fo:line-height="150%"/>
    </style:style>
    <style:style style:name="T2526" style:parent-style-name="Domyślnaczcionkaakapitu" style:family="text">
      <style:text-properties style:text-underline-type="single" style:text-underline-style="solid" style:text-underline-width="auto" style:text-underline-mode="continuous"/>
    </style:style>
    <style:style style:name="T2527" style:parent-style-name="Domyślnaczcionkaakapitu" style:family="text">
      <style:text-properties fo:background-color="#80FFFF" style:text-underline-type="single" style:text-underline-style="solid" style:text-underline-width="auto" style:text-underline-mode="continuous"/>
    </style:style>
    <style:style style:name="T2528" style:parent-style-name="Domyślnaczcionkaakapitu" style:family="text">
      <style:text-properties style:text-underline-type="single" style:text-underline-style="solid" style:text-underline-width="auto" style:text-underline-mode="continuous"/>
    </style:style>
    <style:style style:name="T2529" style:parent-style-name="Domyślnaczcionkaakapitu" style:family="text">
      <style:text-properties fo:background-color="#80FFFF" style:text-underline-type="single" style:text-underline-style="solid" style:text-underline-width="auto" style:text-underline-mode="continuous"/>
    </style:style>
    <style:style style:name="T2530" style:parent-style-name="Domyślnaczcionkaakapitu" style:family="text">
      <style:text-properties fo:background-color="#80FFFF"/>
    </style:style>
    <style:style style:name="P2531" style:parent-style-name="Normalny" style:family="paragraph">
      <style:paragraph-properties fo:text-align="justify" fo:line-height="150%" fo:text-indent="0.2479in"/>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P2536" style:parent-style-name="Normalny" style:family="paragraph">
      <style:paragraph-properties fo:text-align="justify" fo:line-height="150%" fo:text-indent="0.2479in"/>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P2539" style:parent-style-name="Normalny" style:family="paragraph">
      <style:paragraph-properties fo:text-align="justify" fo:line-height="150%" fo:text-indent="0.2479in"/>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fo:text-indent="0.2479in"/>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fo:text-indent="0.2479in"/>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P2549" style:parent-style-name="Normalny" style:family="paragraph">
      <style:paragraph-properties fo:text-align="justify" fo:line-height="150%" fo:text-indent="0.2479in"/>
    </style:style>
    <style:style style:name="P2550" style:parent-style-name="Normalny" style:family="paragraph">
      <style:paragraph-properties fo:text-align="justify" fo:line-height="150%" fo:text-indent="0.2479in"/>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P2555" style:parent-style-name="Normalny" style:family="paragraph">
      <style:paragraph-properties fo:text-align="justify" fo:line-height="150%" fo:text-indent="0.2479in"/>
    </style:style>
    <style:style style:name="P2556" style:parent-style-name="Normalny" style:family="paragraph">
      <style:paragraph-properties fo:text-align="justify" fo:line-height="150%" fo:text-indent="0.2479in"/>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P2567" style:parent-style-name="Normalny" style:family="paragraph">
      <style:paragraph-properties fo:text-align="justify" fo:line-height="150%" fo:text-indent="0.2479in"/>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P2575" style:parent-style-name="Normalny" style:family="paragraph">
      <style:paragraph-properties fo:text-align="justify" fo:line-height="150%" fo:text-indent="0.2479in"/>
    </style:style>
    <style:style style:name="T2576" style:parent-style-name="Domyślnaczcionkaakapitu" style:family="text">
      <style:text-properties fo:background-color="#80FFFF"/>
    </style:style>
    <style:style style:name="P2577" style:parent-style-name="Normalny" style:family="paragraph">
      <style:paragraph-properties fo:text-align="justify" fo:line-height="150%"/>
    </style:style>
    <style:style style:name="T2578" style:parent-style-name="Domyślnaczcionkaakapitu" style:family="text">
      <style:text-properties style:text-underline-type="single" style:text-underline-style="solid" style:text-underline-width="auto" style:text-underline-mode="continuous"/>
    </style:style>
    <style:style style:name="P2579" style:parent-style-name="Normalny" style:family="paragraph">
      <style:paragraph-properties fo:text-align="justify" fo:line-height="150%" fo:text-indent="0.2479in"/>
    </style:style>
    <style:style style:name="T2580" style:parent-style-name="Domyślnaczcionkaakapitu" style:family="text">
      <style:text-properties fo:background-color="#80FFFF"/>
    </style:style>
    <style:style style:name="P2581" style:parent-style-name="Normalny" style:family="paragraph">
      <style:paragraph-properties fo:text-align="justify" fo:line-height="150%"/>
    </style:style>
    <style:style style:name="T2582" style:parent-style-name="Domyślnaczcionkaakapitu" style:family="text">
      <style:text-properties style:text-underline-type="single" style:text-underline-style="solid" style:text-underline-width="auto" style:text-underline-mode="continuous"/>
    </style:style>
    <style:style style:name="P2583" style:parent-style-name="Normalny" style:family="paragraph">
      <style:paragraph-properties fo:text-align="justify" fo:line-height="150%" fo:text-indent="0.2479in"/>
    </style:style>
    <style:style style:name="T2584" style:parent-style-name="Domyślnaczcionkaakapitu" style:family="text">
      <style:text-properties fo:background-color="#80FFFF"/>
    </style:style>
    <style:style style:name="P2585" style:parent-style-name="Normalny" style:family="paragraph">
      <style:paragraph-properties fo:text-align="justify" fo:line-height="150%" fo:text-indent="0.2479in"/>
    </style:style>
    <style:style style:name="T2586" style:parent-style-name="Domyślnaczcionkaakapitu" style:family="text">
      <style:text-properties fo:background-color="#80FFFF"/>
    </style:style>
    <style:style style:name="P2587" style:parent-style-name="Normalny" style:family="paragraph">
      <style:paragraph-properties fo:text-align="justify" fo:line-height="150%" fo:text-indent="0.2479in"/>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P2593" style:parent-style-name="Normalny" style:family="paragraph">
      <style:paragraph-properties fo:text-align="justify" fo:line-height="150%" fo:text-indent="0.2479in"/>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P2597" style:parent-style-name="Normalny" style:family="paragraph">
      <style:paragraph-properties fo:text-align="justify" fo:line-height="150%" fo:text-indent="0.2479in"/>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P2600" style:parent-style-name="Normalny" style:family="paragraph">
      <style:paragraph-properties fo:text-align="justify" fo:line-height="150%" fo:text-indent="0.2479in"/>
    </style:style>
    <style:style style:name="P2601" style:parent-style-name="Normalny" style:family="paragraph">
      <style:paragraph-properties fo:text-align="justify" fo:line-height="150%" fo:text-indent="0.2479in"/>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fo:text-indent="0.2479in"/>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P2608" style:parent-style-name="Normalny" style:family="paragraph">
      <style:paragraph-properties fo:text-align="justify" fo:line-height="150%" fo:text-indent="0.2479in"/>
    </style:style>
    <style:style style:name="P2609" style:parent-style-name="Normalny" style:family="paragraph">
      <style:paragraph-properties fo:text-align="justify" fo:line-height="150%" fo:text-indent="0.2479in"/>
    </style:style>
    <style:style style:name="P2610" style:parent-style-name="Normalny" style:family="paragraph">
      <style:paragraph-properties fo:text-align="justify" fo:line-height="150%">
        <style:tab-stops>
          <style:tab-stop style:type="left" style:position="2.5097in"/>
        </style:tab-stops>
      </style:paragraph-properties>
    </style:style>
    <style:style style:name="T2611" style:parent-style-name="Domyślnaczcionkaakapitu" style:family="text">
      <style:text-properties style:text-underline-type="single" style:text-underline-style="solid" style:text-underline-width="auto" style:text-underline-mode="continuous"/>
    </style:style>
    <style:style style:name="T2612" style:parent-style-name="Domyślnaczcionkaakapitu" style:family="text">
      <style:text-properties fo:background-color="#80FFFF" style:text-underline-type="single" style:text-underline-style="solid" style:text-underline-width="auto" style:text-underline-mode="continuous"/>
    </style:style>
    <style:style style:name="T2613" style:parent-style-name="Domyślnaczcionkaakapitu" style:family="text">
      <style:text-properties style:text-underline-type="single" style:text-underline-style="solid" style:text-underline-width="auto" style:text-underline-mode="continuous"/>
    </style:style>
    <style:style style:name="T2614" style:parent-style-name="Domyślnaczcionkaakapitu" style:family="text">
      <style:text-properties fo:background-color="#80FFFF" style:text-underline-type="single" style:text-underline-style="solid" style:text-underline-width="auto" style:text-underline-mode="continuous"/>
    </style:style>
    <style:style style:name="T2615" style:parent-style-name="Domyślnaczcionkaakapitu" style:family="text">
      <style:text-properties fo:background-color="#80FFFF"/>
    </style:style>
    <style:style style:name="P2616" style:parent-style-name="Normalny" style:family="paragraph">
      <style:paragraph-properties fo:text-align="justify" fo:line-height="150%" fo:text-indent="0.2479in">
        <style:tab-stops>
          <style:tab-stop style:type="left" style:position="2.5097in"/>
        </style:tab-stops>
      </style:paragraph-properties>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P2620" style:parent-style-name="Normalny" style:family="paragraph">
      <style:paragraph-properties fo:text-align="justify" fo:line-height="150%"/>
    </style:style>
    <style:style style:name="T2621" style:parent-style-name="Domyślnaczcionkaakapitu" style:family="text">
      <style:text-properties style:text-underline-type="single" style:text-underline-style="solid" style:text-underline-width="auto" style:text-underline-mode="continuous"/>
    </style:style>
    <style:style style:name="P2622" style:parent-style-name="Normalny" style:family="paragraph">
      <style:paragraph-properties fo:text-align="justify" fo:line-height="150%" fo:text-indent="0.2479in"/>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P2627" style:parent-style-name="Normalny" style:family="paragraph">
      <style:paragraph-properties fo:text-align="justify" fo:line-height="150%" fo:text-indent="0.2479in"/>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P2631" style:parent-style-name="Normalny" style:family="paragraph">
      <style:paragraph-properties fo:text-align="justify" fo:line-height="150%" fo:text-indent="0.2479in">
        <style:tab-stops>
          <style:tab-stop style:type="left" style:leader-style="dotted" style:leader-text="." style:position="3.8763in"/>
        </style:tab-stops>
      </style:paragraph-properties>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fo:text-indent="0.2479in"/>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fo:text-indent="0.2479in"/>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P2648" style:parent-style-name="Normalny" style:family="paragraph">
      <style:paragraph-properties fo:text-align="justify" fo:line-height="150%"/>
    </style:style>
    <style:style style:name="P2649" style:parent-style-name="Normalny" style:family="paragraph">
      <style:paragraph-properties fo:text-align="justify" fo:line-height="150%" fo:text-indent="0.2479in">
        <style:tab-stops>
          <style:tab-stop style:type="left" style:position="1.9354in"/>
        </style:tab-stops>
      </style:paragraph-properties>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P2654" style:parent-style-name="Normalny" style:family="paragraph">
      <style:paragraph-properties fo:text-align="justify" fo:line-height="150%" fo:text-indent="0.2479in"/>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P2658" style:parent-style-name="Normalny" style:family="paragraph">
      <style:paragraph-properties fo:text-align="justify" fo:line-height="150%" fo:text-indent="0.2479in"/>
    </style:style>
    <style:style style:name="T2659" style:parent-style-name="Domyślnaczcionkaakapitu" style:family="text">
      <style:text-properties fo:background-color="#80FFFF"/>
    </style:style>
    <style:style style:name="P2660" style:parent-style-name="Normalny" style:family="paragraph">
      <style:paragraph-properties fo:text-align="justify" fo:line-height="150%" fo:text-indent="0.2479in"/>
    </style:style>
    <style:style style:name="T2661" style:parent-style-name="Domyślnaczcionkaakapitu" style:family="text">
      <style:text-properties fo:background-color="#80FFFF"/>
    </style:style>
    <style:style style:name="P2662" style:parent-style-name="Normalny" style:family="paragraph">
      <style:paragraph-properties fo:text-align="justify" fo:line-height="150%" fo:text-indent="0.2479in"/>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fo:text-indent="0.2479in"/>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P2669" style:parent-style-name="Normalny" style:family="paragraph">
      <style:paragraph-properties fo:text-align="justify" fo:line-height="150%" fo:text-indent="0.2479in"/>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P2673" style:parent-style-name="Normalny" style:family="paragraph">
      <style:paragraph-properties fo:text-align="justify" fo:line-height="150%" fo:text-indent="0.2479in"/>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P2677" style:parent-style-name="Normalny" style:family="paragraph">
      <style:paragraph-properties fo:text-align="justify" fo:line-height="150%" fo:text-indent="0.2479in"/>
    </style:style>
    <style:style style:name="P2678" style:parent-style-name="Normalny" style:family="paragraph">
      <style:paragraph-properties fo:text-align="justify" fo:line-height="150%" fo:text-indent="0.2479in"/>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P2685" style:parent-style-name="Normalny" style:family="paragraph">
      <style:paragraph-properties fo:text-align="justify" fo:line-height="150%" fo:text-indent="0.2479in"/>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P2688" style:parent-style-name="Normalny" style:family="paragraph">
      <style:paragraph-properties fo:text-align="justify" fo:line-height="150%" fo:text-indent="0.2479in"/>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P2691" style:parent-style-name="Normalny" style:family="paragraph">
      <style:paragraph-properties fo:text-align="justify" fo:line-height="150%" fo:text-indent="0.2479in"/>
    </style:style>
    <style:style style:name="T2692" style:parent-style-name="Domyślnaczcionkaakapitu" style:family="text">
      <style:text-properties fo:background-color="#80FFFF"/>
    </style:style>
    <style:style style:name="P2693" style:parent-style-name="Normalny" style:family="paragraph">
      <style:paragraph-properties fo:text-align="justify" fo:line-height="150%"/>
    </style:style>
    <style:style style:name="T2694" style:parent-style-name="Domyślnaczcionkaakapitu" style:family="text">
      <style:text-properties style:text-underline-type="single" style:text-underline-style="solid" style:text-underline-width="auto" style:text-underline-mode="continuous"/>
    </style:style>
    <style:style style:name="T2695" style:parent-style-name="Domyślnaczcionkaakapitu" style:family="text">
      <style:text-properties fo:background-color="#80FFFF" style:text-underline-type="single" style:text-underline-style="solid" style:text-underline-width="auto" style:text-underline-mode="continuous"/>
    </style:style>
    <style:style style:name="T2696" style:parent-style-name="Domyślnaczcionkaakapitu" style:family="text">
      <style:text-properties fo:background-color="#80FFFF"/>
    </style:style>
    <style:style style:name="P2697" style:parent-style-name="Normalny" style:family="paragraph">
      <style:paragraph-properties fo:text-align="justify" fo:line-height="150%" fo:text-indent="0.2479in"/>
    </style:style>
    <style:style style:name="T2698" style:parent-style-name="Domyślnaczcionkaakapitu" style:family="text">
      <style:text-properties fo:background-color="#80FFFF"/>
    </style:style>
    <style:style style:name="P2699" style:parent-style-name="Normalny" style:family="paragraph">
      <style:paragraph-properties fo:text-align="justify" fo:line-height="150%" fo:text-indent="0.2479in"/>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P2706" style:parent-style-name="Normalny" style:family="paragraph">
      <style:paragraph-properties fo:text-align="justify" fo:line-height="150%" fo:text-indent="0.2479in"/>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P2710" style:parent-style-name="Normalny" style:family="paragraph">
      <style:paragraph-properties fo:text-align="justify" fo:line-height="150%" fo:text-indent="0.2479in"/>
    </style:style>
    <style:style style:name="T2711" style:parent-style-name="Domyślnaczcionkaakapitu" style:family="text">
      <style:text-properties fo:background-color="#80FFFF"/>
    </style:style>
    <style:style style:name="P2712" style:parent-style-name="Normalny" style:family="paragraph">
      <style:paragraph-properties fo:text-align="justify" fo:line-height="150%" fo:text-indent="0.2479in"/>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P2715" style:parent-style-name="Normalny" style:family="paragraph">
      <style:paragraph-properties fo:text-align="justify" fo:line-height="150%" fo:text-indent="0.2479in"/>
    </style:style>
    <style:style style:name="P2716" style:parent-style-name="Normalny" style:family="paragraph">
      <style:paragraph-properties fo:text-align="justify" fo:line-height="150%"/>
    </style:style>
    <style:style style:name="P2717" style:parent-style-name="Normalny" style:family="paragraph">
      <style:paragraph-properties fo:text-align="justify" fo:line-height="150%"/>
    </style:style>
    <style:style style:name="P2718" style:parent-style-name="Normalny" style:family="paragraph">
      <style:paragraph-properties fo:text-align="justify" fo:line-height="150%"/>
    </style:style>
    <style:style style:name="P2719" style:parent-style-name="Normalny" style:family="paragraph">
      <style:paragraph-properties fo:text-align="justify" fo:line-height="150%"/>
    </style:style>
    <style:style style:name="P2720" style:parent-style-name="Normalny" style:family="paragraph">
      <style:paragraph-properties fo:text-align="justify" fo:line-height="150%"/>
    </style:style>
    <style:style style:name="P2721" style:parent-style-name="Normalny" style:family="paragraph">
      <style:paragraph-properties fo:text-align="justify" fo:line-height="150%"/>
    </style:style>
    <style:style style:name="T2722" style:parent-style-name="Domyślnaczcionkaakapitu" style:family="text">
      <style:text-properties style:text-underline-type="single" style:text-underline-style="solid" style:text-underline-width="auto" style:text-underline-mode="continuous"/>
    </style:style>
    <style:style style:name="T2723" style:parent-style-name="Domyślnaczcionkaakapitu" style:family="text">
      <style:text-properties style:text-underline-type="single" style:text-underline-style="solid" style:text-underline-width="auto" style:text-underline-mode="continuous"/>
    </style:style>
    <style:style style:name="P2724" style:parent-style-name="Normalny" style:family="paragraph">
      <style:paragraph-properties fo:text-align="justify" fo:line-height="150%" fo:text-indent="0.2479in"/>
    </style:style>
    <style:style style:name="T2725" style:parent-style-name="Domyślnaczcionkaakapitu" style:family="text">
      <style:text-properties fo:background-color="#80FFFF"/>
    </style:style>
    <style:style style:name="P2726" style:parent-style-name="Normalny" style:family="paragraph">
      <style:paragraph-properties fo:text-align="justify" fo:line-height="150%"/>
    </style:style>
    <style:style style:name="P2727" style:parent-style-name="Normalny" style:family="paragraph">
      <style:paragraph-properties fo:text-align="justify" fo:line-height="150%">
        <style:tab-stops>
          <style:tab-stop style:type="left" style:position="2.5263in"/>
        </style:tab-stops>
      </style:paragraph-properties>
    </style:style>
    <style:style style:name="T2728" style:parent-style-name="Domyślnaczcionkaakapitu" style:family="text">
      <style:text-properties style:text-underline-type="single" style:text-underline-style="solid" style:text-underline-width="auto" style:text-underline-mode="continuous"/>
    </style:style>
    <style:style style:name="P2729" style:parent-style-name="Normalny" style:family="paragraph">
      <style:paragraph-properties fo:text-align="justify" fo:line-height="150%" fo:text-indent="0.2479in">
        <style:tab-stops>
          <style:tab-stop style:type="left" style:position="2.5263in"/>
        </style:tab-stops>
      </style:paragraph-properties>
    </style:style>
    <style:style style:name="P2730" style:parent-style-name="Normalny" style:family="paragraph">
      <style:paragraph-properties fo:text-align="justify" fo:line-height="150%" fo:text-indent="0.2479in"/>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P2735" style:parent-style-name="Normalny" style:family="paragraph">
      <style:paragraph-properties fo:text-align="justify" fo:line-height="150%" fo:text-indent="0.2479in"/>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P2742" style:parent-style-name="Normalny" style:family="paragraph">
      <style:paragraph-properties fo:text-align="justify" fo:line-height="150%" fo:text-indent="0.2479in"/>
    </style:style>
    <style:style style:name="P2743" style:parent-style-name="Normalny" style:family="paragraph">
      <style:paragraph-properties fo:text-align="justify" fo:line-height="150%" fo:text-indent="0.2479in"/>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fo:text-indent="0.2479in"/>
    </style:style>
    <style:style style:name="T2751" style:parent-style-name="Domyślnaczcionkaakapitu" style:family="text">
      <style:text-properties fo:background-color="#80FFFF"/>
    </style:style>
    <style:style style:name="P2752" style:parent-style-name="Normalny" style:family="paragraph">
      <style:paragraph-properties fo:text-align="justify" fo:line-height="150%"/>
    </style:style>
    <style:style style:name="T2753" style:parent-style-name="Domyślnaczcionkaakapitu" style:family="text">
      <style:text-properties style:text-underline-type="single" style:text-underline-style="solid" style:text-underline-width="auto" style:text-underline-mode="continuous"/>
    </style:style>
    <style:style style:name="P2754" style:parent-style-name="Normalny" style:family="paragraph">
      <style:paragraph-properties fo:text-align="justify" fo:line-height="150%" fo:text-indent="0.2479in"/>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P2757" style:parent-style-name="Normalny" style:family="paragraph">
      <style:paragraph-properties fo:text-align="justify" fo:line-height="150%"/>
    </style:style>
    <style:style style:name="T2758" style:parent-style-name="Domyślnaczcionkaakapitu" style:family="text">
      <style:text-properties style:text-underline-type="single" style:text-underline-style="solid" style:text-underline-width="auto" style:text-underline-mode="continuous"/>
    </style:style>
    <style:style style:name="T2759" style:parent-style-name="Domyślnaczcionkaakapitu" style:family="text">
      <style:text-properties fo:background-color="#80FFFF" style:text-underline-type="single" style:text-underline-style="solid" style:text-underline-width="auto" style:text-underline-mode="continuous"/>
    </style:style>
    <style:style style:name="T2760" style:parent-style-name="Domyślnaczcionkaakapitu" style:family="text">
      <style:text-properties fo:background-color="#80FFFF"/>
    </style:style>
    <style:style style:name="P2761" style:parent-style-name="Normalny" style:family="paragraph">
      <style:paragraph-properties fo:text-align="justify" fo:line-height="150%" fo:text-indent="0.2479in"/>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fo:text-indent="0.2479in"/>
    </style:style>
    <style:style style:name="P2767" style:parent-style-name="Normalny" style:family="paragraph">
      <style:paragraph-properties fo:text-align="justify" fo:line-height="150%"/>
    </style:style>
    <style:style style:name="T2768" style:parent-style-name="Domyślnaczcionkaakapitu" style:family="text">
      <style:text-properties fo:background-color="#80FFFF"/>
    </style:style>
    <style:style style:name="P2769" style:parent-style-name="Normalny" style:family="paragraph">
      <style:paragraph-properties fo:text-align="justify" fo:line-height="150%" fo:text-indent="0.2479in"/>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P2772" style:parent-style-name="Normalny" style:family="paragraph">
      <style:paragraph-properties fo:text-align="justify" fo:line-height="150%" fo:text-indent="0.2479in"/>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P2775" style:parent-style-name="Normalny" style:family="paragraph">
      <style:paragraph-properties fo:text-align="justify" fo:line-height="150%" fo:text-indent="0.2479in"/>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P2778" style:parent-style-name="Normalny" style:family="paragraph">
      <style:paragraph-properties fo:text-align="justify" fo:line-height="150%" fo:text-indent="0.2479in"/>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P2781" style:parent-style-name="Normalny" style:family="paragraph">
      <style:paragraph-properties fo:text-align="justify" fo:line-height="150%" fo:text-indent="0.2479in"/>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P2797" style:parent-style-name="Normalny" style:family="paragraph">
      <style:paragraph-properties fo:text-align="justify" fo:line-height="150%"/>
    </style:style>
    <style:style style:name="T2798" style:parent-style-name="Domyślnaczcionkaakapitu" style:family="text">
      <style:text-properties fo:background-color="#80FFFF"/>
    </style:style>
    <style:style style:name="T2799" style:parent-style-name="Domyślnaczcionkaakapitu" style:family="text">
      <style:text-properties style:text-underline-type="single" style:text-underline-style="solid" style:text-underline-width="auto" style:text-underline-mode="continuous"/>
    </style:style>
    <style:style style:name="P2800" style:parent-style-name="Normalny" style:family="paragraph">
      <style:paragraph-properties fo:text-align="justify" fo:line-height="150%" fo:text-indent="0.2479in"/>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P2805" style:parent-style-name="Normalny" style:family="paragraph">
      <style:paragraph-properties fo:text-align="justify" fo:line-height="150%"/>
    </style:style>
    <style:style style:name="T2806" style:parent-style-name="Domyślnaczcionkaakapitu" style:family="text">
      <style:text-properties style:text-underline-type="single" style:text-underline-style="solid" style:text-underline-width="auto" style:text-underline-mode="continuous"/>
    </style:style>
    <style:style style:name="T2807" style:parent-style-name="Domyślnaczcionkaakapitu" style:family="text">
      <style:text-properties fo:background-color="#80FFFF"/>
    </style:style>
    <style:style style:name="P2808" style:parent-style-name="Normalny" style:family="paragraph">
      <style:paragraph-properties fo:text-align="justify" fo:line-height="150%" fo:text-indent="0.2479in"/>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P2812" style:parent-style-name="Normalny" style:family="paragraph">
      <style:paragraph-properties fo:text-align="justify" fo:line-height="150%" fo:text-indent="0.2479in">
        <style:tab-stops>
          <style:tab-stop style:type="left" style:position="3.9569in"/>
          <style:tab-stop style:type="left" style:position="4.4548in"/>
        </style:tab-stops>
      </style:paragraph-properties>
    </style:style>
    <style:style style:name="P2813" style:parent-style-name="Normalny" style:family="paragraph">
      <style:paragraph-properties fo:text-align="justify" fo:line-height="150%">
        <style:tab-stops>
          <style:tab-stop style:type="left" style:position="3.9569in"/>
          <style:tab-stop style:type="left" style:position="4.4548in"/>
        </style:tab-stops>
      </style:paragraph-properties>
    </style:style>
    <style:style style:name="T2814" style:parent-style-name="Domyślnaczcionkaakapitu" style:family="text">
      <style:text-properties style:text-underline-type="single" style:text-underline-style="solid" style:text-underline-width="auto" style:text-underline-mode="continuous"/>
    </style:style>
    <style:style style:name="P2815" style:parent-style-name="Normalny" style:family="paragraph">
      <style:paragraph-properties fo:text-align="justify" fo:line-height="150%" fo:text-indent="0.2479in">
        <style:tab-stops>
          <style:tab-stop style:type="left" style:position="3.9569in"/>
          <style:tab-stop style:type="left" style:position="4.4548in"/>
        </style:tab-stops>
      </style:paragraph-properties>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P2820" style:parent-style-name="Normalny" style:family="paragraph">
      <style:paragraph-properties fo:text-align="justify" fo:line-height="150%"/>
    </style:style>
    <style:style style:name="T2821" style:parent-style-name="Domyślnaczcionkaakapitu" style:family="text">
      <style:text-properties style:text-underline-type="single" style:text-underline-style="solid" style:text-underline-width="auto" style:text-underline-mode="continuous"/>
    </style:style>
    <style:style style:name="P2822" style:parent-style-name="Normalny" style:family="paragraph">
      <style:paragraph-properties fo:text-align="justify" fo:line-height="150%" fo:text-indent="0.2479in"/>
    </style:style>
    <style:style style:name="P2823" style:parent-style-name="Normalny" style:family="paragraph">
      <style:paragraph-properties fo:text-align="justify" fo:line-height="150%"/>
    </style:style>
    <style:style style:name="P2824" style:parent-style-name="Normalny" style:family="paragraph">
      <style:paragraph-properties fo:text-align="justify" fo:line-height="150%"/>
    </style:style>
    <style:style style:name="T2825" style:parent-style-name="Domyślnaczcionkaakapitu" style:family="text">
      <style:text-properties style:text-underline-type="single" style:text-underline-style="solid" style:text-underline-width="auto" style:text-underline-mode="continuous"/>
    </style:style>
    <style:style style:name="P2826" style:parent-style-name="Normalny" style:family="paragraph">
      <style:paragraph-properties fo:text-align="justify" fo:line-height="150%" fo:text-indent="0.2479in"/>
    </style:style>
    <style:style style:name="P2827" style:parent-style-name="Normalny" style:family="paragraph">
      <style:paragraph-properties fo:text-align="justify" fo:line-height="150%"/>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P2830" style:parent-style-name="Normalny" style:family="paragraph">
      <style:paragraph-properties fo:text-align="justify" fo:line-height="150%"/>
    </style:style>
    <style:style style:name="P2831" style:parent-style-name="Normalny" style:family="paragraph">
      <style:paragraph-properties fo:text-align="justify" fo:line-height="150%"/>
    </style:style>
    <style:style style:name="T2832" style:parent-style-name="Domyślnaczcionkaakapitu" style:family="text">
      <style:text-properties style:text-underline-type="single" style:text-underline-style="solid" style:text-underline-width="auto" style:text-underline-mode="continuous"/>
    </style:style>
    <style:style style:name="P2833" style:parent-style-name="Normalny" style:family="paragraph">
      <style:paragraph-properties fo:text-align="justify" fo:line-height="150%" fo:text-indent="0.2479in"/>
    </style:style>
    <style:style style:name="P2834" style:parent-style-name="Normalny" style:family="paragraph">
      <style:paragraph-properties fo:text-align="justify" fo:line-height="150%"/>
    </style:style>
    <style:style style:name="T2835" style:parent-style-name="Domyślnaczcionkaakapitu" style:family="text">
      <style:text-properties style:text-underline-type="single" style:text-underline-style="solid" style:text-underline-width="auto" style:text-underline-mode="continuous"/>
    </style:style>
    <style:style style:name="P2836" style:parent-style-name="Normalny" style:family="paragraph">
      <style:paragraph-properties fo:text-align="justify" fo:line-height="150%" fo:text-indent="0.2479in"/>
    </style:style>
    <style:style style:name="T2837" style:parent-style-name="Domyślnaczcionkaakapitu" style:family="text">
      <style:text-properties fo:background-color="#80FFFF"/>
    </style:style>
    <style:style style:name="P2838" style:parent-style-name="Normalny" style:family="paragraph">
      <style:paragraph-properties fo:text-align="justify" fo:line-height="150%"/>
    </style:style>
    <style:style style:name="P2839" style:parent-style-name="Normalny" style:family="paragraph">
      <style:paragraph-properties fo:text-align="justify" fo:line-height="150%"/>
    </style:style>
    <style:style style:name="P2840" style:parent-style-name="Normalny" style:family="paragraph">
      <style:paragraph-properties fo:text-align="justify" fo:line-height="150%"/>
    </style:style>
    <style:style style:name="T2841" style:parent-style-name="Domyślnaczcionkaakapitu" style:family="text">
      <style:text-properties style:text-underline-type="single" style:text-underline-style="solid" style:text-underline-width="auto" style:text-underline-mode="continuous"/>
    </style:style>
    <style:style style:name="P2842" style:parent-style-name="Normalny" style:family="paragraph">
      <style:paragraph-properties fo:text-align="justify" fo:line-height="150%" fo:text-indent="0.2479in"/>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P2845" style:parent-style-name="Normalny" style:family="paragraph">
      <style:paragraph-properties fo:text-align="justify" fo:line-height="150%"/>
    </style:style>
    <style:style style:name="P2846" style:parent-style-name="Normalny" style:family="paragraph">
      <style:paragraph-properties fo:text-align="justify" fo:line-height="150%" fo:text-indent="0.2479in"/>
    </style:style>
    <style:style style:name="T2847" style:parent-style-name="Domyślnaczcionkaakapitu" style:family="text">
      <style:text-properties fo:background-color="#80FFFF"/>
    </style:style>
    <style:style style:name="P2848" style:parent-style-name="Normalny" style:family="paragraph">
      <style:paragraph-properties fo:text-align="justify" fo:line-height="150%"/>
    </style:style>
    <style:style style:name="T2849" style:parent-style-name="Domyślnaczcionkaakapitu" style:family="text">
      <style:text-properties style:text-underline-type="single" style:text-underline-style="solid" style:text-underline-width="auto" style:text-underline-mode="continuous"/>
    </style:style>
    <style:style style:name="P2850" style:parent-style-name="Normalny" style:family="paragraph">
      <style:paragraph-properties fo:text-align="justify" fo:line-height="150%" fo:text-indent="0.2479in"/>
    </style:style>
    <style:style style:name="T2851" style:parent-style-name="Domyślnaczcionkaakapitu" style:family="text">
      <style:text-properties fo:background-color="#80FFFF"/>
    </style:style>
    <style:style style:name="P2852" style:parent-style-name="Normalny" style:family="paragraph">
      <style:paragraph-properties fo:text-align="justify" fo:line-height="150%"/>
    </style:style>
    <style:style style:name="T2853" style:parent-style-name="Domyślnaczcionkaakapitu" style:family="text">
      <style:text-properties style:text-underline-type="single" style:text-underline-style="solid" style:text-underline-width="auto" style:text-underline-mode="continuous"/>
    </style:style>
    <style:style style:name="P2854" style:parent-style-name="Normalny" style:family="paragraph">
      <style:paragraph-properties fo:text-align="justify" fo:line-height="150%" fo:text-indent="0.2479in"/>
    </style:style>
    <style:style style:name="P2855" style:parent-style-name="Normalny" style:family="paragraph">
      <style:paragraph-properties fo:text-align="justify" fo:line-height="150%"/>
    </style:style>
    <style:style style:name="T2856" style:parent-style-name="Domyślnaczcionkaakapitu" style:family="text">
      <style:text-properties style:text-underline-type="single" style:text-underline-style="solid" style:text-underline-width="auto" style:text-underline-mode="continuous"/>
    </style:style>
    <style:style style:name="P2857" style:parent-style-name="Normalny" style:family="paragraph">
      <style:paragraph-properties fo:text-align="justify" fo:line-height="150%" fo:text-indent="0.2479in"/>
    </style:style>
    <style:style style:name="P2858" style:parent-style-name="Normalny" style:family="paragraph">
      <style:paragraph-properties fo:text-align="justify" fo:line-height="150%"/>
    </style:style>
    <style:style style:name="T2859" style:parent-style-name="Domyślnaczcionkaakapitu" style:family="text">
      <style:text-properties style:text-underline-type="single" style:text-underline-style="solid" style:text-underline-width="auto" style:text-underline-mode="continuous"/>
    </style:style>
    <style:style style:name="P2860" style:parent-style-name="Normalny" style:family="paragraph">
      <style:paragraph-properties fo:text-align="justify" fo:line-height="150%" fo:text-indent="0.2479in"/>
    </style:style>
    <style:style style:name="P2861" style:parent-style-name="Normalny" style:family="paragraph">
      <style:paragraph-properties fo:text-align="justify" fo:line-height="150%"/>
    </style:style>
    <style:style style:name="T2862" style:parent-style-name="Domyślnaczcionkaakapitu" style:family="text">
      <style:text-properties style:text-underline-type="single" style:text-underline-style="solid" style:text-underline-width="auto" style:text-underline-mode="continuous"/>
    </style:style>
    <style:style style:name="P2863" style:parent-style-name="Normalny" style:family="paragraph">
      <style:paragraph-properties fo:text-align="justify" fo:line-height="150%" fo:text-indent="0.2479in"/>
    </style:style>
    <style:style style:name="P2864" style:parent-style-name="Normalny" style:family="paragraph">
      <style:paragraph-properties fo:text-align="justify" fo:line-height="150%"/>
    </style:style>
    <style:style style:name="T2865" style:parent-style-name="Domyślnaczcionkaakapitu" style:family="text">
      <style:text-properties style:text-underline-type="single" style:text-underline-style="solid" style:text-underline-width="auto" style:text-underline-mode="continuous"/>
    </style:style>
    <style:style style:name="P2866" style:parent-style-name="Normalny" style:family="paragraph">
      <style:paragraph-properties fo:text-align="justify" fo:line-height="150%" fo:text-indent="0.2479in"/>
    </style:style>
    <style:style style:name="P2867" style:parent-style-name="Normalny" style:family="paragraph">
      <style:paragraph-properties fo:text-align="justify" fo:line-height="150%"/>
    </style:style>
    <style:style style:name="T2868" style:parent-style-name="Domyślnaczcionkaakapitu" style:family="text">
      <style:text-properties fo:background-color="#80FFFF"/>
    </style:style>
    <style:style style:name="P2869" style:parent-style-name="Normalny" style:family="paragraph">
      <style:paragraph-properties fo:text-align="justify" fo:line-height="150%" fo:text-indent="0.2479in"/>
    </style:style>
    <style:style style:name="T2870" style:parent-style-name="Domyślnaczcionkaakapitu" style:family="text">
      <style:text-properties fo:background-color="#80FFFF"/>
    </style:style>
    <style:style style:name="P2871" style:parent-style-name="Normalny" style:family="paragraph">
      <style:paragraph-properties fo:text-align="justify" fo:line-height="150%"/>
    </style:style>
    <style:style style:name="P2872" style:parent-style-name="Normalny" style:family="paragraph">
      <style:paragraph-properties fo:text-align="justify" fo:line-height="150%" fo:text-indent="0.2479in"/>
    </style:style>
    <style:style style:name="T2873" style:parent-style-name="Domyślnaczcionkaakapitu" style:family="text">
      <style:text-properties fo:background-color="#80FFFF"/>
    </style:style>
    <style:style style:name="P2874" style:parent-style-name="Normalny" style:family="paragraph">
      <style:paragraph-properties fo:text-align="justify" fo:line-height="150%"/>
    </style:style>
    <style:style style:name="T2875" style:parent-style-name="Domyślnaczcionkaakapitu" style:family="text">
      <style:text-properties fo:background-color="#80FFFF" style:text-underline-type="single" style:text-underline-style="solid" style:text-underline-width="auto" style:text-underline-mode="continuous"/>
    </style:style>
    <style:style style:name="T2876" style:parent-style-name="Domyślnaczcionkaakapitu" style:family="text">
      <style:text-properties style:text-underline-type="single" style:text-underline-style="solid" style:text-underline-width="auto" style:text-underline-mode="continuous"/>
    </style:style>
    <style:style style:name="T2877" style:parent-style-name="Domyślnaczcionkaakapitu" style:family="text">
      <style:text-properties fo:background-color="#80FFFF" style:text-underline-type="single" style:text-underline-style="solid" style:text-underline-width="auto" style:text-underline-mode="continuous"/>
    </style:style>
    <style:style style:name="T2878" style:parent-style-name="Domyślnaczcionkaakapitu" style:family="text">
      <style:text-properties style:text-underline-type="single" style:text-underline-style="solid" style:text-underline-width="auto" style:text-underline-mode="continuous"/>
    </style:style>
    <style:style style:name="T2879" style:parent-style-name="Domyślnaczcionkaakapitu" style:family="text">
      <style:text-properties fo:background-color="#80FFFF" style:text-underline-type="single" style:text-underline-style="solid" style:text-underline-width="auto" style:text-underline-mode="continuous"/>
    </style:style>
    <style:style style:name="T2880" style:parent-style-name="Domyślnaczcionkaakapitu" style:family="text">
      <style:text-properties style:text-underline-type="single" style:text-underline-style="solid" style:text-underline-width="auto" style:text-underline-mode="continuous"/>
    </style:style>
    <style:style style:name="T2881" style:parent-style-name="Domyślnaczcionkaakapitu" style:family="text">
      <style:text-properties fo:background-color="#80FFFF" style:text-underline-type="single" style:text-underline-style="solid" style:text-underline-width="auto" style:text-underline-mode="continuous"/>
    </style:style>
    <style:style style:name="T2882" style:parent-style-name="Domyślnaczcionkaakapitu" style:family="text">
      <style:text-properties style:text-underline-type="single" style:text-underline-style="solid" style:text-underline-width="auto" style:text-underline-mode="continuous"/>
    </style:style>
    <style:style style:name="T2883" style:parent-style-name="Domyślnaczcionkaakapitu" style:family="text">
      <style:text-properties fo:background-color="#80FFFF" style:text-underline-type="single" style:text-underline-style="solid" style:text-underline-width="auto" style:text-underline-mode="continuous"/>
    </style:style>
    <style:style style:name="T2884" style:parent-style-name="Domyślnaczcionkaakapitu" style:family="text">
      <style:text-properties style:text-underline-type="single" style:text-underline-style="solid" style:text-underline-width="auto" style:text-underline-mode="continuous"/>
    </style:style>
    <style:style style:name="T2885" style:parent-style-name="Domyślnaczcionkaakapitu" style:family="text">
      <style:text-properties fo:background-color="#80FFFF" style:text-underline-type="single" style:text-underline-style="solid" style:text-underline-width="auto" style:text-underline-mode="continuous"/>
    </style:style>
    <style:style style:name="P2886" style:parent-style-name="Normalny" style:family="paragraph">
      <style:paragraph-properties fo:text-align="justify" fo:line-height="150%" fo:text-indent="0.2479in"/>
    </style:style>
    <style:style style:name="P2887" style:parent-style-name="Normalny" style:family="paragraph">
      <style:paragraph-properties fo:text-align="justify" fo:line-height="150%"/>
    </style:style>
    <style:style style:name="T2888" style:parent-style-name="Domyślnaczcionkaakapitu" style:family="text">
      <style:text-properties style:text-underline-type="single" style:text-underline-style="solid" style:text-underline-width="auto" style:text-underline-mode="continuous"/>
    </style:style>
    <style:style style:name="P2889" style:parent-style-name="Normalny" style:family="paragraph">
      <style:paragraph-properties fo:text-align="justify" fo:line-height="150%" fo:text-indent="0.2479in"/>
    </style:style>
    <style:style style:name="T2890" style:parent-style-name="Domyślnaczcionkaakapitu" style:family="text">
      <style:text-properties fo:background-color="#80FFFF"/>
    </style:style>
    <style:style style:name="P2891" style:parent-style-name="Normalny" style:family="paragraph">
      <style:paragraph-properties fo:text-align="justify" fo:line-height="150%"/>
    </style:style>
    <style:style style:name="P2892" style:parent-style-name="Normalny" style:family="paragraph">
      <style:paragraph-properties fo:text-align="justify" fo:line-height="150%" fo:text-indent="0.2479in"/>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P2896" style:parent-style-name="Normalny" style:family="paragraph">
      <style:paragraph-properties fo:text-align="justify" fo:line-height="150%" fo:text-indent="0.2479in"/>
    </style:style>
    <style:style style:name="T2897" style:parent-style-name="Domyślnaczcionkaakapitu" style:family="text">
      <style:text-properties fo:background-color="#80FFFF"/>
    </style:style>
    <style:style style:name="P2898" style:parent-style-name="Normalny" style:family="paragraph">
      <style:paragraph-properties fo:text-align="justify" fo:line-height="150%"/>
    </style:style>
    <style:style style:name="T2899" style:parent-style-name="Domyślnaczcionkaakapitu" style:family="text">
      <style:text-properties style:text-underline-type="single" style:text-underline-style="solid" style:text-underline-width="auto" style:text-underline-mode="continuous"/>
    </style:style>
    <style:style style:name="P2900" style:parent-style-name="Normalny" style:family="paragraph">
      <style:paragraph-properties fo:text-align="justify" fo:line-height="150%" fo:text-indent="0.2479in"/>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P2903" style:parent-style-name="Normalny" style:family="paragraph">
      <style:paragraph-properties fo:text-align="justify" fo:line-height="150%"/>
    </style:style>
    <style:style style:name="T2904" style:parent-style-name="Domyślnaczcionkaakapitu" style:family="text">
      <style:text-properties style:text-underline-type="single" style:text-underline-style="solid" style:text-underline-width="auto" style:text-underline-mode="continuous"/>
    </style:style>
    <style:style style:name="T2905" style:parent-style-name="Domyślnaczcionkaakapitu" style:family="text">
      <style:text-properties fo:background-color="#80FFFF" style:text-underline-type="single" style:text-underline-style="solid" style:text-underline-width="auto" style:text-underline-mode="continuous"/>
    </style:style>
    <style:style style:name="T2906" style:parent-style-name="Domyślnaczcionkaakapitu" style:family="text">
      <style:text-properties style:text-underline-type="single" style:text-underline-style="solid" style:text-underline-width="auto" style:text-underline-mode="continuous"/>
    </style:style>
    <style:style style:name="P2907" style:parent-style-name="Normalny" style:family="paragraph">
      <style:paragraph-properties fo:text-align="justify" fo:line-height="150%" fo:text-indent="0.2479in"/>
    </style:style>
    <style:style style:name="T2908" style:parent-style-name="Domyślnaczcionkaakapitu" style:family="text">
      <style:text-properties fo:background-color="#80FFFF"/>
    </style:style>
    <style:style style:name="P2909" style:parent-style-name="Normalny" style:family="paragraph">
      <style:paragraph-properties fo:text-align="justify" fo:line-height="150%"/>
    </style:style>
    <style:style style:name="T2910" style:parent-style-name="Domyślnaczcionkaakapitu" style:family="text">
      <style:text-properties style:text-underline-type="single" style:text-underline-style="solid" style:text-underline-width="auto" style:text-underline-mode="continuous"/>
    </style:style>
    <style:style style:name="P2911" style:parent-style-name="Normalny" style:family="paragraph">
      <style:paragraph-properties fo:text-align="justify" fo:line-height="150%" fo:text-indent="0.2479in"/>
    </style:style>
    <style:style style:name="P2912" style:parent-style-name="Normalny" style:family="paragraph">
      <style:paragraph-properties fo:text-align="justify" fo:line-height="150%"/>
    </style:style>
    <style:style style:name="T2913" style:parent-style-name="Domyślnaczcionkaakapitu" style:family="text">
      <style:text-properties style:text-underline-type="single" style:text-underline-style="solid" style:text-underline-width="auto" style:text-underline-mode="continuous"/>
    </style:style>
    <style:style style:name="T2914" style:parent-style-name="Domyślnaczcionkaakapitu" style:family="text">
      <style:text-properties fo:background-color="#80FFFF" style:text-underline-type="single" style:text-underline-style="solid" style:text-underline-width="auto" style:text-underline-mode="continuous"/>
    </style:style>
    <style:style style:name="T2915" style:parent-style-name="Domyślnaczcionkaakapitu" style:family="text">
      <style:text-properties style:text-underline-type="single" style:text-underline-style="solid" style:text-underline-width="auto" style:text-underline-mode="continuous"/>
    </style:style>
    <style:style style:name="P2916" style:parent-style-name="Normalny" style:family="paragraph">
      <style:paragraph-properties fo:text-align="justify" fo:line-height="150%" fo:text-indent="0.2479in"/>
    </style:style>
    <style:style style:name="T2917" style:parent-style-name="Domyślnaczcionkaakapitu" style:family="text">
      <style:text-properties fo:background-color="#80FFFF"/>
    </style:style>
    <style:style style:name="P2918" style:parent-style-name="Normalny" style:family="paragraph">
      <style:paragraph-properties fo:text-align="justify" fo:line-height="150%" fo:text-indent="0.2479in"/>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P2921" style:parent-style-name="Normalny" style:family="paragraph">
      <style:paragraph-properties fo:text-align="justify" fo:line-height="150%" fo:text-indent="0.2479in"/>
    </style:style>
    <style:style style:name="T2922" style:parent-style-name="Domyślnaczcionkaakapitu" style:family="text">
      <style:text-properties fo:background-color="#80FFFF"/>
    </style:style>
    <style:style style:name="P2923" style:parent-style-name="Normalny" style:family="paragraph">
      <style:paragraph-properties fo:text-align="justify" fo:line-height="150%" fo:text-indent="0.2479in"/>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P2935" style:parent-style-name="Normalny" style:family="paragraph">
      <style:paragraph-properties fo:text-align="justify" fo:line-height="150%" fo:text-indent="0.2479in"/>
    </style:style>
    <style:style style:name="P2936" style:parent-style-name="Normalny" style:family="paragraph">
      <style:paragraph-properties fo:text-align="justify" fo:line-height="150%"/>
    </style:style>
    <style:style style:name="T2937" style:parent-style-name="Domyślnaczcionkaakapitu" style:family="text">
      <style:text-properties style:text-underline-type="single" style:text-underline-style="solid" style:text-underline-width="auto" style:text-underline-mode="continuous"/>
    </style:style>
    <style:style style:name="P2938" style:parent-style-name="Normalny" style:family="paragraph">
      <style:paragraph-properties fo:text-align="justify" fo:line-height="150%" fo:text-indent="0.2479in"/>
    </style:style>
    <style:style style:name="T2939" style:parent-style-name="Domyślnaczcionkaakapitu" style:family="text">
      <style:text-properties fo:background-color="#80FFFF"/>
    </style:style>
    <style:style style:name="P2940" style:parent-style-name="Normalny" style:family="paragraph">
      <style:paragraph-properties fo:text-align="justify" fo:line-height="150%"/>
    </style:style>
    <style:style style:name="T2941" style:parent-style-name="Domyślnaczcionkaakapitu" style:family="text">
      <style:text-properties style:text-underline-type="single" style:text-underline-style="solid" style:text-underline-width="auto" style:text-underline-mode="continuous"/>
    </style:style>
    <style:style style:name="P2942" style:parent-style-name="Normalny" style:family="paragraph">
      <style:paragraph-properties fo:text-align="justify" fo:line-height="150%" fo:text-indent="0.2479in"/>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P2949" style:parent-style-name="Normalny" style:family="paragraph">
      <style:paragraph-properties fo:text-align="justify" fo:line-height="150%"/>
    </style:style>
    <style:style style:name="T2950" style:parent-style-name="Domyślnaczcionkaakapitu" style:family="text">
      <style:text-properties style:text-underline-type="single" style:text-underline-style="solid" style:text-underline-width="auto" style:text-underline-mode="continuous"/>
    </style:style>
    <style:style style:name="P2951" style:parent-style-name="Normalny" style:family="paragraph">
      <style:paragraph-properties fo:text-align="justify" fo:line-height="150%" fo:text-indent="0.2479in"/>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P2954" style:parent-style-name="Normalny" style:family="paragraph">
      <style:paragraph-properties fo:text-align="justify" fo:line-height="150%"/>
    </style:style>
    <style:style style:name="T2955" style:parent-style-name="Domyślnaczcionkaakapitu" style:family="text">
      <style:text-properties style:text-underline-type="single" style:text-underline-style="solid" style:text-underline-width="auto" style:text-underline-mode="continuous"/>
    </style:style>
    <style:style style:name="P2956" style:parent-style-name="Normalny" style:family="paragraph">
      <style:paragraph-properties fo:text-align="justify" fo:line-height="150%" fo:text-indent="0.2479in"/>
    </style:style>
    <style:style style:name="T2957" style:parent-style-name="Domyślnaczcionkaakapitu" style:family="text">
      <style:text-properties fo:background-color="#80FFFF"/>
    </style:style>
    <style:style style:name="P2958" style:parent-style-name="Normalny" style:family="paragraph">
      <style:paragraph-properties fo:text-align="justify" fo:line-height="150%"/>
    </style:style>
    <style:style style:name="T2959" style:parent-style-name="Domyślnaczcionkaakapitu" style:family="text">
      <style:text-properties style:text-underline-type="single" style:text-underline-style="solid" style:text-underline-width="auto" style:text-underline-mode="continuous"/>
    </style:style>
    <style:style style:name="P2960" style:parent-style-name="Normalny" style:family="paragraph">
      <style:paragraph-properties fo:text-align="justify" fo:line-height="150%" fo:text-indent="0.2479in"/>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P2963"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Reformy Prawa i Sądów</text:p>
      <text:p text:style-name="P3">TYTUŁ= STENOGRAM z drugiego posiedzenia Podzespołu do spraw Reformy Prawa i Sądów</text:p>
      <text:p text:style-name="P4">DATA= 21 lutego 1989 r.</text:p>
      <text:p text:style-name="P5">SYGNATURA= C9540/5</text:p>
      <text:p text:style-name="P6">INW= 46082</text:p>
      <text:p text:style-name="P7">TEKST=</text:p>
      <text:p text:style-name="P8">Stenogram<text:s/><text:span text:style-name="T9">z</text:span><text:s/>obr<text:span text:style-name="T10">a</text:span>d Podze<text:span text:style-name="T11">s</text:span>połu do spraw Reformy Prawa i Sądów<text:s/><text:span text:style-name="T12">„</text:span>okr<text:span text:style-name="T13">ą</text:span>głego stołu<text:span text:style-name="T14">”</text:span><text:span text:style-name="T15"><text:s/></text:span>odbytego dnia<text:s/><text:span text:style-name="T16">21</text:span><text:s/>lutego 1989 roku.</text:p>
      <text:p text:style-name="P17">/Obradom<text:s/>przewodni<text:span text:style-name="T18">czyl</text:span>i<text:s/>ob. ob.<text:span text:style-name="T19">:</text:span><text:s/><text:span text:style-name="T20">Łukasz Balcer</text:span><text:s/>i<text:s/><text:span text:style-name="T21">Adam Str</text:span><text:span text:style-name="T22">ze</text:span><text:span text:style-name="T23">mbo</text:span><text:span text:style-name="T24">sz</text:span><text:span text:style-name="T25">/</text:span><text:span text:style-name="T26">.</text:span></text:p>
      <text:p text:style-name="P27"><text:span text:style-name="T28">Łukasz Bal</text:span><text:span text:style-name="T29">c</text:span><text:span text:style-name="T30">er</text:span>:</text:p>
      <text:p text:style-name="P31">Mam propozycję, aby podczas drugiego spotkania, jeśli pan przewodni<text:span text:style-name="T32">cz</text:span>ący pozwoli, kilka spr<text:span text:style-name="T33">a</text:span>w organ<text:span text:style-name="T34">iz</text:span>ac<text:span text:style-name="T35">yj</text:span>nych. Wymi<text:span text:style-name="T36">enil</text:span>ibyśmy informacje,<text:s/><text:span text:style-name="T37">a</text:span><text:s/>potem do uznania pana profesora, proponowałbym aby pan prowadził pierwszą częś<text:span text:style-name="T38">ć</text:span><text:s/>obrad. Jeśli będzie inne zdanie, też się dostosuję.</text:p>
      <text:p text:style-name="P39"><text:span text:style-name="T40">Adam Strzembosz</text:span>:</text:p>
      <text:p text:style-name="P41">Panie ministrze, ponieważ ja już nadużyłem tych praw na poprzedni<text:span text:style-name="T42">ej</text:span><text:s/>naszej konferencji, to już teraz uważam, że pan minister powinien.</text:p>
      <text:p text:style-name="P43"><text:span text:style-name="T44">Ł</text:span><text:span text:style-name="T45">ukasz B</text:span><text:span text:style-name="T46">al</text:span><text:span text:style-name="T47">cer</text:span>:</text:p>
      <text:p text:style-name="P48">Żebyśmy tylko w<text:s/><text:span text:style-name="T49">t</text:span>akich sprawach nadużywali swoich praw. Sprawy organizac<text:span text:style-name="T50">yj</text:span>ne, jeśli pan profesor i państwo pozwolą?</text:p>
      <text:p text:style-name="P51">Pozwoliłem sobie, ale nie w stosunku do wszystkich osób, poinformować pana profesora i wszy<text:span text:style-name="T52">st</text:span>kich rozmówców o tym, że grono nasze uległoby zwiększeniu. Jeśli nie będzie sprzeciwu, to o to proszę, prosiłbym aby w charakterze ekspertów mogli uczestniczyć w obradach tego podzespołu, pan profesor Lech Garlicki, który jest obecny, i pan docent Kędzia, który także jest dzisiaj obecny.</text:p>
      <text:p text:style-name="P53">A ponadto w charakterze członków podzespołu, przedstawiciele organizacji. Kandydatury swoje zgłosiła Unia Chrześ<text:span text:style-name="T54">cij</text:span>ańsko-Demokrat<text:span text:style-name="T55">yczn</text:span>a, Kraj<text:span text:style-name="T56">o</text:span>wy Związek Kółek i Org<text:span text:style-name="T57">a</text:span>nizacji Rolniczych oraz OPZZ<text:span text:style-name="T58">.</text:span><text:s/>Przyznam<text:s/>si<text:span text:style-name="T59">ę</text:span><text:span text:style-name="T60">,</text:span><text:s/>że<text:s/><text:span text:style-name="T61">m</text:span>am<text:s/><text:span text:style-name="T62">w</text:span><text:s/>związku z tym, nie w sprawach tych o których powiem, tylko na przyszłość gdybyśmy mieli to poszerzać, pewną wątpliwość<text:span text:style-name="T63">.<text:s/></text:span>Z jednej strony byłoby nieładnie i niewskazane, gdybyśmy odmawiali udziału w pracach podzespołu,<text:s/><text:span text:style-name="T64">m</text:span>yślę, ż<text:span text:style-name="T65">e</text:span><text:s/>z wielu względów, zasadniczych względów, ale z drugiej strony jeśli nasze grono poszerzałoby się bardzo i stale, no to obrady miałyby inny charakter, bardziej obrad plenarnych, a mniej rozmowy, ustaleń pewnych<text:span text:style-name="T66">.</text:span><text:s/><text:span text:style-name="T67">W</text:span><text:s/>mniejszym gronie pewn<text:span text:style-name="T68">e</text:span><text:s/>rzeczy jest łatwiej przeprowadzić.</text:p>
      <text:p text:style-name="P69">Ponieważ ja już na pierwszym posiedzeniu, co spotkało się ze zrozumieniem, pana profesora i wszystkich członków podzespołu, mówiłem, że prawdopodobnie będą takie wnioski, proponowałem żeby poszerzyć o osoby, które wymienię liczą, że i pan profesor pewne wnioski zgłosi<text:span text:style-name="T70">.</text:span></text:p>
      <text:p text:style-name="P71">Otóż Krajowy Związek Rolników i Kółek Organizacji Rolniczyc<text:span text:style-name="T72">h</text:span><text:s/>zgłosił do udziału w podzespole obywatela Wacława Rukata, który jest dzisiaj obecny, pana Antoniego Parisa. Dwie osoby. A og<text:span text:style-name="T73">ól</text:span>nopolskie<text:s/><text:span text:style-name="T74">O</text:span>PZZ przedstawił kandydaturę i prosił o udział w pracach podzespołu pana Bronisława Miszczyka. Unia Chrześc<text:span text:style-name="T75">ij</text:span>ańsko-Demokratyczna zgłosiła propozycję pana Stanisława Podem<text:span text:style-name="T76">s</text:span>kiego, który wyraził zgodę,<text:s/><text:soft-page-break/>ale prosił o usprawiedliwienie, że nie będzie mógł w pierwszej godzinie brać udziału, jeśli nie będzie sprzeciwu<text:s/>dokoo<text:span text:style-name="T77">p</text:span>to<text:span text:style-name="T78">w</text:span>ałby<text:s/>około drugiej godziny naszej pracy, około godziny dziesiątej<text:span text:style-name="T79">.</text:span><text:s/>To jeśli chodzi o sprawy organizac<text:span text:style-name="T80">yj</text:span>ne.</text:p>
      <text:p text:style-name="P81">Czy w tej sprawie mógłbym jakieś oświadczenie uzyskać? Czy jest zgoda na to?</text:p>
      <text:p text:style-name="P82"><text:span text:style-name="T83">Adam Strzembosz</text:span>:</text:p>
      <text:p text:style-name="P84">Panie ministrze, oczywiście n<text:span text:style-name="T85">ie</text:span><text:s/>protestujemy. My będziemy w przyszłości też proponowa<text:span text:style-name="T86">ć</text:span>,<text:s/><text:span text:style-name="T87">z</text:span>m<text:span text:style-name="T88">ie</text:span>niać, a<text:span text:style-name="T89">l</text:span>e to już raczej w ramach naszego zespołu<text:s/>dokooptowując<text:s/>ekspertów od pewnej pro<text:span text:style-name="T90">bl</text:span>em<text:span text:style-name="T91">at</text:span>yk<text:span text:style-name="T92">i.</text:span><text:s/>My nie mamy nic przeciwko temu<text:span text:style-name="T93">.</text:span></text:p>
      <text:p text:style-name="P94"><text:span text:style-name="T95">Łu</text:span><text:span text:style-name="T96">ka</text:span><text:span text:style-name="T97">s</text:span><text:span text:style-name="T98">z</text:span><text:span text:style-name="T99"><text:s/></text:span><text:span text:style-name="T100">Bal</text:span><text:span text:style-name="T101">c</text:span><text:span text:style-name="T102">er</text:span>:</text:p>
      <text:p text:style-name="P103">Mam przed sob<text:span text:style-name="T104">ą</text:span><text:s/>kilkanaśc<text:span text:style-name="T105">ie</text:span><text:s/>listów wysłanych, czytam teraz szybko na odwrocie, przeważnie od obywateli. One są nieotwarte. Ja myślę, że jeżeli będzie upoważnienie, tutaj sekretariat je otworzy. Nie wiem, czy to puścimy obiegiem, czy kserokopię zrobimy z tych listów. Nieznana mi jest treść, nadeszły one w ostatnim czasie, nie wiem w jakich sprawach. Może tak ktoś upow<text:span text:style-name="T106">a</text:span>żniony od strony pana profesora i ode mnie przeczytałby te listy i w razie gdyby była treść tego rodzaju, że cały podzespół powinien się z nią zapoznać, upow<text:span text:style-name="T107">a</text:span>żnimy te osoby, żeby to uczyniły. Jeśli to będą listy w sprawach szczegółowych i innych, mogą być sprawy indywidualne, to wówczas trudno wymagać, żeby Podzespół do spraw Reformy Prawa zajmował się każdą sprawą. Nie znana mi jest treść tych listów.</text:p>
      <text:p text:style-name="P108"><text:span text:style-name="T109">Adam</text:span><text:span text:style-name="T110"><text:s/>Strzembosz</text:span>:</text:p>
      <text:p text:style-name="P111">My też dostajemy bardzo dużo listów. Jesteśmy dosłownie zalani listami. Sprawy indywidualne, mogą być jedynie o tyle interesujące o ile jakąś tezę podbudowują natomiast interwen<text:span text:style-name="T112">io</text:span>wać w ramach<text:s/><text:span text:style-name="T113">„</text:span>okrągłego stołu<text:span text:style-name="T114">”</text:span><text:s/>w indywidualnych sprawach byłoby niemożliwe.<text:s/><text:span text:style-name="T115">S</text:span>ądzę, że gdyby byłyby takie sprawy, które mogłyby interesować którąś ze stron to po prostu w ramach kontaktów osobistych można przecież przekazać po<text:s/><text:span text:style-name="T116">p</text:span>rostu czy prosić o wyjaśnienie. Cały<text:s/><text:span text:style-name="T117">„</text:span>okrągły stół<text:span text:style-name="T118">”</text:span><text:s/>nie może przecież o tym dyskutować.</text:p>
      <text:p text:style-name="P119"><text:span text:style-name="T120">Łu</text:span><text:span text:style-name="T121">ka</text:span><text:span text:style-name="T122">s</text:span><text:span text:style-name="T123">z</text:span><text:span text:style-name="T124"><text:s/></text:span><text:span text:style-name="T125">Bal</text:span><text:span text:style-name="T126">c</text:span><text:span text:style-name="T127">er</text:span>:</text:p>
      <text:p text:style-name="P128">Ja<text:s/><text:span text:style-name="T129">ze</text:span><text:s/>swej strony<text:s/><text:span text:style-name="T130">s</text:span>pra<text:span text:style-name="T131">w</text:span><text:s/>organizac<text:span text:style-name="T132">yj</text:span>nych nie mam żadnych. Czy są jakieś? Nikt nie zgłasza. To mog<text:span text:style-name="T133">li</text:span>b<text:span text:style-name="T134">yś</text:span>my przejść do obrad mer<text:span text:style-name="T135">yt</text:span>orycznych.</text:p>
      <text:p text:style-name="P136">Tak rozumiałem, że dziś zaczniemy od spraw poszerzenia g<text:span text:style-name="T137">w</text:span>aran<text:span text:style-name="T138">cji</text:span><text:s/>niezawisłości sędz<text:span text:style-name="T139">io</text:span>wsk<text:span text:style-name="T140">ie</text:span>j, samorządu sędziowskiego,<text:s/><text:span text:style-name="T141">z</text:span><text:s/>tego bloku spraw<text:span text:style-name="T142">.</text:span><text:s/>Czy moglibyśmy nad tymi sprawami podjąć dyskusję dzisiaj najpierw, czy nad sprawami nowymi?</text:p>
      <text:p text:style-name="P143"><text:span text:style-name="T144">A</text:span><text:span text:style-name="T145">d</text:span><text:span text:style-name="T146">am</text:span><text:span text:style-name="T147"><text:s/></text:span><text:span text:style-name="T148">St</text:span><text:span text:style-name="T149">r</text:span><text:span text:style-name="T150">z</text:span><text:span text:style-name="T151">e</text:span><text:span text:style-name="T152">mbo</text:span><text:span text:style-name="T153">s</text:span><text:span text:style-name="T154">z</text:span>:</text:p>
      <text:p text:style-name="P155">Jeśli wolno cokolwiek proponować to mnie się wydaje,<text:s/><text:span text:style-name="T156">ż</text:span>e tak jak zostało to przez p<text:span text:style-name="T157">a</text:span>na ministra poprzednio zaproponowane, warto byłoby zacząć od trójpodziału władz, ale oczywiście nie jako zagadnieniu teoretycznym, nie jak to, prawda, w konstytucji powinno być ułożone, ale z punktu widzenia roli sądu.<text:s/><text:span text:style-name="T158">D</text:span>la nas taką podstawową kwestią związaną z tr<text:span text:style-name="T159">ój</text:span>podziałem władz to jest utworzenie Najwyższej Rady Sądownictwa, to znaczy organu, który by w swyc<text:span text:style-name="T160">h</text:span><text:s/>rękach posiadał wszystkie sprawy związane z powoływaniem awansowaniem sędziów. To się naszym zdaniem bardzo ściśle łączy z trójpodziałem władz.</text:p>
      <text:p text:style-name="P161">Również dla nas węzłową sprawą jest, kto składa wnioski o powołanie lub awansowanie sędziów i znowu nasza propozycja zgłoszona 11 lutego, by to czyniły, tak jak to zresztą czyniły przed wojną, w Polsce według pierwszej wersji, w pierwszym okresie obowiązywania ustawy o ustroju sądów powszechnych, by<text:s/><text:soft-page-break/>te wnioski składały<text:s/>Zgromadzenia<text:s/>O<text:span text:style-name="T162">g</text:span>ólne<text:s/>Sędz<text:span text:style-name="T163">ió</text:span>w.</text:p>
      <text:p text:style-name="P164">Następna, trzecia sprawa, dla nas bardzo ważna z punktu widzenia niezawisłości sądów, to jest, pan redaktor Podemski pewnie zaraz zaprotest<text:span text:style-name="T165">uje</text:span>,<text:s/><text:span text:style-name="T166">k</text:span>westia zawieszenia w wykonywaniu funkcji partyjnych tych sędziów, którzy są sędziami czynnymi oczywiście.</text:p>
      <text:p text:style-name="P167">Czwarta sprawa, wydaje nam się również z podziałem władz związana to jest kwestia połączenia, jakiegoś takiego skomasowania uprawnień Prokuratury Generalnej, Prokuratora Generalnego<text:s/>i M<text:span text:style-name="T168">i</text:span>n<text:span text:style-name="T169">i</text:span>s<text:span text:style-name="T170">tra</text:span><text:s/>S<text:span text:style-name="T171">p</text:span>ra<text:span text:style-name="T172">wiedliw</text:span>oś<text:span text:style-name="T173">ci,</text:span><text:s/>a wi<text:span text:style-name="T174">ę</text:span>c nasza koncepcja od<text:span text:style-name="T175">da</text:span>nia<text:span text:style-name="T176"><text:s/></text:span>Ministrowi Sprawiedliwości tych środków, które<text:s/><text:span text:style-name="T177">są</text:span><text:s/>niezbędne dla kształtowania wymiaru sprawiedliwości w s<text:span text:style-name="T178">p</text:span>osób le<text:span text:style-name="T179">ga</text:span>lny, skuteczny<text:s/><text:span text:style-name="T180">a</text:span><text:s/>równocześnie gwarantujący pełną praworządność wtedy, kiedy przedstawiciel ministerstwa przed sądem nie będzie równocześnie kimś, kto<text:s/><text:span text:style-name="T181">m</text:span>ożna go traktować w sąd<text:span text:style-name="T182">z</text:span>ie jako człowieka, który reprezentuje ministra, któremu sędzia bezpośrednio podlega<text:span text:style-name="T183">.</text:span></text:p>
      <text:p text:style-name="P184"><text:span text:style-name="T185">Łu</text:span><text:span text:style-name="T186">ka</text:span><text:span text:style-name="T187">s</text:span><text:span text:style-name="T188">z</text:span><text:span text:style-name="T189"><text:s/></text:span><text:span text:style-name="T190">Bal</text:span><text:span text:style-name="T191">c</text:span><text:span text:style-name="T192">er</text:span>:</text:p>
      <text:p text:style-name="P193">Chciałem zatem zapytać. Jeśliby zatem podjąć od sprawy, dzisiejszą dyskusję - od problematyki podziału władzy, w tym trójpodziale s<text:span text:style-name="T194">ą</text:span><text:s/><text:span text:style-name="T195">j</text:span>e<text:span text:style-name="T196">dn</text:span>a<text:span text:style-name="T197">k</text:span><text:s/>takie<text:s/>sprawy<text:s/>chociażby wstępnego wyliczenia, w wypowiedzi poprzedniej sprawy samorządu. Jeśli władza ma być samodzielna to<text:s/><text:span text:style-name="T198">w</text:span><text:s/>pewnym zakresie samorząd powinien wzrosnąć sędziowski.</text:p>
      <text:p text:style-name="P199">Chciałem zapytać jeśli chodzi o sposób obrad.<text:s/><text:span text:style-name="T200">C</text:span>zy byłby właściwy, gdybym<text:s/><text:span text:style-name="T201">w</text:span><text:s/>tym momencie spytał panów, każdy ma prawo do w<text:span text:style-name="T202">yp</text:span>owiedzi, to jest<text:s/>„okrągły stół”, na tak zarysowane tematy, tak nakreślony problem.<text:s/><text:span text:style-name="T203">I</text:span><text:s/>wówczas, w wyniku dyskusji spróbowalibyśmy pewne rzeczy ustalić czy pe<text:span text:style-name="T204">w</text:span>ne stanowisk<text:span text:style-name="T205">a<text:s/></text:span>zająć. Czy t<text:span text:style-name="T206">a</text:span>ki sposób odpowiadałby panom? Swoboda wypowiedzi, kolejność zgłaszania decydowałaby o zabieraniu głosu, czy też inne? Nikt nie zgłasza sprzeciwu. Rozumiem, że tak zrobimy, ja za chwilę poproszę panów o wypowiedzi w tym kręgu tematycznym, na początek naszej dyskusji.</text:p>
      <text:p text:style-name="P207">Ma<text:span text:style-name="T208">m</text:span><text:s/>w pamięci szereg państwa, zwłaszcza prezesa Świ<text:span text:style-name="T209">ą</text:span>tkiewicza i pana profesora Strzembosza, żeb<text:span text:style-name="T210">yś</text:span>my<text:s/><text:span text:style-name="T211">w</text:span><text:s/><text:span text:style-name="T212">s</text:span>pra<text:span text:style-name="T213">w</text:span>ac<text:span text:style-name="T214">h</text:span>, kt<text:span text:style-name="T215">ó</text:span>re wydają się być od dawna n<text:span text:style-name="T216">ie</text:span>k<text:span text:style-name="T217">wes</text:span>t<text:span text:style-name="T218">yj</text:span>n<text:span text:style-name="T219">e</text:span>, w których i doktryny, i<text:span text:style-name="T220"><text:s/>n</text:span>auka, partie polityczne, związki zawodowe, organizacje społeczne, niemal każde, wypowiadały się<text:s/><text:span text:style-name="T221">w</text:span><text:s/>kierunku<text:s/><text:span text:style-name="T222">w</text:span>pro<text:span text:style-name="T223">w</text:span>adzenia pewnych zmian, o pewnych zmianach, proponowanych<text:s/>zmianach mówili wcześnie<text:span text:style-name="T224">j.</text:span><text:s/>T<text:span text:style-name="T225">a</text:span>ki<text:span text:style-name="T226">e</text:span>, które w<text:span text:style-name="T227">y</text:span>dają<text:s/><text:span text:style-name="T228">się</text:span><text:s/>b<text:span text:style-name="T229">yć<text:s/></text:span>celowe, abyśmy d<text:span text:style-name="T230">a</text:span>li jakąś r<text:span text:style-name="T231">ek</text:span>om<text:span text:style-name="T232">e</text:span>n<text:span text:style-name="T233">dacj</text:span>ę<text:span text:style-name="T234">.</text:span></text:p>
      <text:p text:style-name="P235">J<text:span text:style-name="T236">a</text:span><text:s/>w t<text:span text:style-name="T237">y</text:span>m momencie, chociaż później też jeszcze chciałem zabrać głos, chciałbym powiedzieć o jednej sprawie, której, chociaż podkreślam, sądzę,<text:s/><text:span text:style-name="T238">ż</text:span>e będzie ich więcej,<text:s/><text:span text:style-name="T239">a</text:span>le o której na wstępie, żeby już później nie wracały pewne sprawy, sądzę, że moglibyśmy uzyskać pewne stanowisko wspólne<text:span text:style-name="T240">.</text:span></text:p>
      <text:p text:style-name="P241">To j<text:span text:style-name="T242">e</text:span>st sprawa zniesienia kadenc<text:span text:style-name="T243">yj</text:span>ności<text:s/><text:span text:style-name="T244">S</text:span>ądu N<text:span text:style-name="T245">aj</text:span>wyższego.<text:s/><text:span text:style-name="T246">D</text:span>la każdego prawnika, jeśli sięgnie pamięcią wstecz, od wielu dziesi<text:span text:style-name="T247">ą</text:span>tków lat, właściwie doktryna prawnicza była zgodna. Powiedziałem słowo właściwie,<text:s/><text:span text:style-name="T248">a</text:span>le nie wiem czy nawet to słowo jest tu właściwe, no zgodna. Postulowano zniesienie kadenc<text:span text:style-name="T249">yj</text:span>ności skoro bowiem sędziowie innych sądów powszechnych niższych wybierani są bez ograniczeń cza<text:span text:style-name="T250">s</text:span>owych.</text:p>
      <text:p text:style-name="P251">Gdyby nie było p<text:span text:style-name="T252">o</text:span>śród uczestników i ekspertów zdania odmiennego, p<text:span text:style-name="T253">ro</text:span>ponowałbym żeby to było jedno z pierwszych ustaleń, pewnych stanowisk uzgodnionych w sprawie, że należy w państwie polskim wprowadzić, znieść kadenc<text:span text:style-name="T254">yj</text:span>ność sędziów Sądu N<text:span text:style-name="T255">aj</text:span>wyższego. To z mo<text:span text:style-name="T256">j</text:span>ej strony, bo ma to znaczenie i dla trójpodziału władzy i dla kwestii samo<text:span text:style-name="T257">dz</text:span>ielnośc<text:span text:style-name="T258">i</text:span>.</text:p>
      <text:soft-page-break/>
      <text:p text:style-name="P259">Przypominam<text:s/><text:span text:style-name="T260">też</text:span><text:s/><text:span text:style-name="T261">,</text:span><text:s/>że właściwie<text:s/><text:span text:style-name="T262">w</text:span><text:s/>bej sprawie wypowiadały się organizacje polityczne<text:span text:style-name="T263">.</text:span><text:s/>Pamiętam, j<text:span text:style-name="T264">a</text:span><text:s/>jestem członkiem Stronnictwa Demokr<text:span text:style-name="T265">a</text:span>tyczne<text:span text:style-name="T266">g</text:span>o był taki pogląd, partia na<text:s/><text:span text:style-name="T267">I</text:span>X<text:s/><text:span text:style-name="T268">Zj</text:span>eździe wyraziła taki pogląd zdaje się.<text:s/><text:span text:style-name="T269">A</text:span><text:s/>jeśli czytać uchwały Zrzeszen<text:span text:style-name="T270">ia</text:span><text:s/>Prawników Polskich, nasze zawodowe już tutaj stowarzyszenia, to sam pamiętam od kilku kadencji nawet chyba z czasów, kiedy ministrem sprawiedliwości była pani Zofia Wasilkowska i wcześniej mówiło się o tych sprawach. Taką pierwszą kwestię nie poruszając teraz innego tematu chciałbym zaproponować stanowisko, ale mamy prawo dyskutowania w tym kręgu tematycznym o wszystkich sprawach.</text:p>
      <text:p text:style-name="P271">Proszę bardzo<text:span text:style-name="T272">.</text:span></text:p>
      <text:p text:style-name="P273"><text:span text:style-name="T274">A</text:span><text:span text:style-name="T275">d</text:span><text:span text:style-name="T276">am</text:span><text:span text:style-name="T277"><text:s/></text:span><text:span text:style-name="T278">St</text:span><text:span text:style-name="T279">r</text:span><text:span text:style-name="T280">z</text:span><text:span text:style-name="T281">e</text:span><text:span text:style-name="T282">mbo</text:span><text:span text:style-name="T283">s</text:span><text:span text:style-name="T284">z</text:span>:</text:p>
      <text:p text:style-name="P285">Chciałbym w imieniu naszej strony oświadczyć<text:span text:style-name="T286">,</text:span><text:s/>że z całym sercem popieramy tą propozycję. Wydaje się, że ona jest między nami bezdyskus<text:span text:style-name="T287">yj</text:span>na jakby.</text:p>
      <text:p text:style-name="P288"><text:span text:style-name="T289">Lu</text:span><text:span text:style-name="T290">cj</text:span><text:span text:style-name="T291">an Czubiński</text:span>:</text:p>
      <text:p text:style-name="P292">Nie ma wśród nas przedstawicieli Sądu Najwyższego. Czy nie warto byłoby jednak aktualnie wykonujących funkcje sędziów Sądu Najwyższego mimo wszystko zapytać o zdanie, a więc nie wpisywać jeszcze w tej chwili już generalnie uzgodnionej sprawy, ale to jest taka uwaga niezasadnicza.</text:p>
      <text:p text:style-name="P293">Dziękuję<text:span text:style-name="T294">.</text:span></text:p>
      <text:p text:style-name="P295"><text:span text:style-name="T296">Łu</text:span><text:span text:style-name="T297">ka</text:span><text:span text:style-name="T298">s</text:span><text:span text:style-name="T299">z</text:span><text:span text:style-name="T300"><text:s/></text:span><text:span text:style-name="T301">Bal</text:span><text:span text:style-name="T302">c</text:span><text:span text:style-name="T303">er</text:span>:</text:p>
      <text:p text:style-name="P304">Nie chcę tak zabierać głosu, ale to się wiąże z pewną organizacją. Ja myślę, że nie jest dobrze,<text:s/><text:span text:style-name="T305">ż</text:span>e o kimś mówimy poza nim, ale myślę, że w tej sytuacji prawie nie będzie wątpliwości, bo przecież my nie jesteśmy ani komisją kody<text:span text:style-name="T306">fi</text:span>kac<text:span text:style-name="T307">yj</text:span>ną, ani nie zastępujemy Sejmu, zajmujemy tylko pewne stanowisko, dajemy pewną rekomenda<text:span text:style-name="T308">cj</text:span>ę, stanowisko<text:span text:style-name="T309"><text:s/></text:span>wobec rządu, wobec Sejmu przyszłej kadencji w pewnej określonej sprawie, ważnej dla państwa. Być<text:s/><text:span text:style-name="T310">może, że Sejm</text:span><text:s/>będzie innego zdania. Ale myślę... miejmy tą propozycję na uwadze, zwłaszcza,<text:s/>że często może ona dotyczyć samorządów lub innych organów i nie jest dobrze<text:s/><text:span text:style-name="T311">w</text:span><text:s/>ogóle jeśli mówimy o kimś z<text:span text:style-name="T312">a</text:span><text:s/>jego plecami. Wierzę, że w tej akurat kwestii i kierownictwo Są<text:span text:style-name="T313">d</text:span>u Najwyższego też będzie tego zdania. Proszę bardzo.</text:p>
      <text:p text:style-name="P314"><text:span text:style-name="T315">A</text:span><text:span text:style-name="T316">d</text:span><text:span text:style-name="T317">am</text:span><text:span text:style-name="T318"><text:s/></text:span><text:span text:style-name="T319">St</text:span><text:span text:style-name="T320">r</text:span><text:span text:style-name="T321">z</text:span><text:span text:style-name="T322">e</text:span><text:span text:style-name="T323">mbo</text:span><text:span text:style-name="T324">s</text:span><text:span text:style-name="T325">z</text:span>:</text:p>
      <text:p text:style-name="P326">Jeśli wolno. Znane są nam wszystkim wielokrotnie podnoszone przez sędziów Sądu Najwyższego żądania by byli powo<text:span text:style-name="T327">ł</text:span>ywani dożywotnio, w cudzysłowie, do osiągnięcia określonego wieku. Także pyta<text:span text:style-name="T328">ć</text:span><text:s/>ich o to byłoby chyba zbędnym formalizmem.</text:p>
      <text:p text:style-name="P329">Natomiast ja pozwolę sobie wprowadzić jedną małą korektę do pana oświadczen<text:span text:style-name="T330">i</text:span>a,<text:s/><text:span text:style-name="T331">m</text:span>ianowicie<text:span text:style-name="T332">,</text:span><text:s/>oczywiście ostatecznie decyzje jakie zapadną przy<text:s/>„dużym stole”, będą to jednak decyzje wiążące, to znaczy będą one w zakres pewnego porozumienia społecznego, stąd to co my zapropon<text:span text:style-name="T333">uj</text:span>emy<text:s/>„dużemu stołowi”, przede wszystkim temu zespołowi pol<text:span text:style-name="T334">it</text:span>ycznemu, który będzie od na<text:span text:style-name="T335">s</text:span><text:s/>oczekiwał przekazania uzgodnień, będzie jednak nie tylko propozycją dla rządu, ale będzie obowiązywać rząd do zgłoszenia odpowiednich zmian naszemu parlamentowi, który oczywiście wiadomo, zgodnie z podziałem władz może zająć inne stanowisko. Niemniej dotychczas kluby poselskie zobowiązywane przez swoje partie polityczne uzyskiwały większość w tak ważnych sprawac<text:span text:style-name="T336">h.</text:span></text:p>
      <text:p text:style-name="P337">Dz<text:span text:style-name="T338">ię</text:span>kuję.</text:p>
      <text:p text:style-name="P339"><text:span text:style-name="T340">Łu</text:span><text:span text:style-name="T341">ka</text:span><text:span text:style-name="T342">s</text:span><text:span text:style-name="T343">z</text:span><text:span text:style-name="T344"><text:s/></text:span><text:span text:style-name="T345">Bal</text:span><text:span text:style-name="T346">c</text:span><text:span text:style-name="T347">er</text:span>:</text:p>
      <text:soft-page-break/>
      <text:p text:style-name="P348">Może dla protokołu, dla pani, która stenografuje, będzie miała ułatwienie jeśli podamy nazwisko. Pani Zakrzewska. Proszę bardzo.</text:p>
      <text:p text:style-name="P349"><text:span text:style-name="T350">Jani</text:span><text:span text:style-name="T351">na</text:span><text:span text:style-name="T352"><text:s/></text:span><text:span text:style-name="T353">Zakr</text:span><text:span text:style-name="T354">ze</text:span><text:span text:style-name="T355">w</text:span><text:span text:style-name="T356">s</text:span><text:span text:style-name="T357">k</text:span><text:span text:style-name="T358">a</text:span>:</text:p>
      <text:p text:style-name="P359">J<text:span text:style-name="T360">a</text:span><text:s/>w sprawie porządkowej<text:s/><text:span text:style-name="T361">d</text:span>o pana ministra, żeby panie wiedziały, znały nazwiska, bo p<text:span text:style-name="T362">ytaj</text:span>ą nas o to. Dziękuję.</text:p>
      <text:p text:style-name="P363"><text:span text:style-name="T364">B</text:span><text:span text:style-name="T365">ronis</text:span><text:span text:style-name="T366">ła</text:span><text:span text:style-name="T367">w<text:s/></text:span><text:span text:style-name="T368">Misz</text:span><text:span text:style-name="T369">cz</text:span><text:span text:style-name="T370">yk</text:span>:</text:p>
      <text:p text:style-name="P371">OPZZ generalnie przychyla się do tej<text:s/><text:bookmark-start text:name="bookmark0"/><text:bookmark-end text:name="bookmark0"/>propozycji dotyczącej<text:s/><text:span text:style-name="T372">z</text:span>niesienia<text:s/><text:span text:style-name="T373">k</text:span>a<text:span text:style-name="T374">de</text:span>n<text:span text:style-name="T375">cyj</text:span>no<text:span text:style-name="T376">ś</text:span>ci sę<text:span text:style-name="T377">d</text:span>ziów Są<text:span text:style-name="T378">d</text:span>u Najwyższego.</text:p>
      <text:p text:style-name="P379">Dziękuję b<text:span text:style-name="T380">a</text:span>r<text:span text:style-name="T381">dz</text:span>o<text:span text:style-name="T382">.</text:span></text:p>
      <text:p text:style-name="P383"><text:span text:style-name="T384">Łu</text:span><text:span text:style-name="T385">ka</text:span><text:span text:style-name="T386">s</text:span><text:span text:style-name="T387">z</text:span><text:span text:style-name="T388"><text:s/></text:span><text:span text:style-name="T389">Bal</text:span><text:span text:style-name="T390">c</text:span><text:span text:style-name="T391">er</text:span>:</text:p>
      <text:p text:style-name="P392">Dziękuję bardzo. Pan Milczanowski.</text:p>
      <text:p text:style-name="P393"><text:span text:style-name="T394">A</text:span><text:span text:style-name="T395">ndrz</text:span><text:span text:style-name="T396">e</text:span><text:span text:style-name="T397">j</text:span><text:span text:style-name="T398"><text:s/></text:span><text:span text:style-name="T399">M</text:span><text:span text:style-name="T400">il</text:span><text:span text:style-name="T401">czanows</text:span><text:span text:style-name="T402">k</text:span><text:span text:style-name="T403">i</text:span>:</text:p>
      <text:p text:style-name="P404">J<text:span text:style-name="T405">a</text:span><text:s/>natomiast chciałbym powiedzieć, że równolegle rozpoznawaną sprawą, oczywiście zgadzam się całkowicie co do potrzeby zniesienia kadenc<text:span text:style-name="T406">yj</text:span>noś<text:span text:style-name="T407">ci</text:span><text:s/>sędziów Sądu Najwyższego, ale stwierdzam równocześnie, że równo<text:span text:style-name="T408">l</text:span>e<text:span text:style-name="T409">g</text:span>le rozpoznawaną sprawą winna być sprawa powoływania Sądu Najwyższego i tą kwestię oddaję pod rozwagę państwa.</text:p>
      <text:p text:style-name="P410"><text:span text:style-name="T411">H</text:span><text:span text:style-name="T412">i</text:span><text:span text:style-name="T413">pol</text:span><text:span text:style-name="T414">it Starszak</text:span>:</text:p>
      <text:p text:style-name="P415">Podzielam pogląd co do potrzeby zniesienia kadenc<text:span text:style-name="T416">yj</text:span>ności w Sądzie Najw<text:span text:style-name="T417">yż</text:span>szym.<text:s/><text:span text:style-name="T418">C</text:span>hciałbym wyrazić<text:s/><text:span text:style-name="T419">opinię , że reformy</text:span><text:s/>Sądu Najwyższego nie mogą się do tej sprawy ograniczyć<text:span text:style-name="T420">.</text:span><text:s/>Odnoszę to w szczególności do kwestii zmiany właściwości Sądu Najwyższego, są w tej sprawie w środowisku prawniczym znane propozycje, i Sądu Najwyższego,<text:s/><text:span text:style-name="T421">i<text:s/></text:span>towarzyszące temu prace w Ministerstwie Sprawiedliwości dotyczące nowej struktury sądów.</text:p>
      <text:p text:style-name="P422">Zdaje się, że należałoby zaznaczyć przede wszystkim potrzebę szerszego odniesienia się do reformy, czy też zakreślenia w szerszym zakresie reformy Sądu Najwyższego, w nowym systemie ustrojowym.</text:p>
      <text:p text:style-name="P423">Dziękuję.</text:p>
      <text:p text:style-name="P424"><text:span text:style-name="T425">Łu</text:span><text:span text:style-name="T426">ka</text:span><text:span text:style-name="T427">s</text:span><text:span text:style-name="T428">z</text:span><text:span text:style-name="T429"><text:s/></text:span><text:span text:style-name="T430">Bal</text:span><text:span text:style-name="T431">c</text:span><text:span text:style-name="T432">er</text:span>:</text:p>
      <text:p text:style-name="P433">Dziękuję. Proszę bardzo, pan profesor Kazimierz Buchała.</text:p>
      <text:p text:style-name="P434"><text:span text:style-name="T435">K</text:span><text:span text:style-name="T436">az</text:span><text:span text:style-name="T437">i</text:span><text:span text:style-name="T438">mi</text:span><text:span text:style-name="T439">e</text:span><text:span text:style-name="T440">rz<text:s/></text:span><text:span text:style-name="T441">Buc</text:span><text:span text:style-name="T442">h</text:span><text:span text:style-name="T443">ała</text:span>:</text:p>
      <text:p text:style-name="P444">Proszę państwa, ja myślę, że jednak temat kadenc<text:span text:style-name="T445">yj</text:span>ności jest tak odrębnym i samoistnym dla siebie, niezależnym od tego jaka będzie właściwość sądów, jak będą powoływani i odwoływani ci sędziowie tę kwestię można chyba przesądzić, byłby to chyba dobry prognostyk dla dalszych obrad, ta kwestia chyba nie budzi wątpliwości w tym gronie.<text:s/>Jest on<text:span text:style-name="T446">e</text:span><text:s/>szczegółową i nie rzutującą na rozwiązanie innych, tylko raczej stanowiącą pewną przesłankę<text:s/><text:span text:style-name="T447">d</text:span>o rozw<text:span text:style-name="T448">ią</text:span>zywan<text:span text:style-name="T449">ia<text:s/></text:span>tych wszystkich pozostałych spornych kwestii.</text:p>
      <text:p text:style-name="P450">Pozwólmy sobie na ten luksus mieć konkretnie już coś pozytywnie załatwionego.</text:p>
      <text:p text:style-name="P451">Dziękuję.</text:p>
      <text:p text:style-name="P452"><text:span text:style-name="T453">A</text:span><text:span text:style-name="T454">d</text:span><text:span text:style-name="T455">am</text:span><text:span text:style-name="T456"><text:s/></text:span><text:span text:style-name="T457">St</text:span><text:span text:style-name="T458">r</text:span><text:span text:style-name="T459">z</text:span><text:span text:style-name="T460">e</text:span><text:span text:style-name="T461">mbo</text:span><text:span text:style-name="T462">s</text:span><text:span text:style-name="T463">z</text:span>:</text:p>
      <text:p text:style-name="P464">Przył<text:span text:style-name="T465">ą</text:span>czam się do wypowiedzi profesora Buchały.<text:s/><text:span text:style-name="T466">Z</text:span><text:s/>wypowiedzi obu stron wynika, że co do tej kwestii nie ma żadnych wątpliwości, możemy to wpisać do pierwszego punktu naszych porozumień<text:span text:style-name="T467">.</text:span></text:p>
      <text:p text:style-name="P468">Natomiast byłbym przeciwko wnioskowi pana prokuratora<text:s/><text:span text:style-name="T469">S</text:span>tarszaka, by dyskutować kompetencje Sądu<text:s/><text:soft-page-break/>Najwyższego<text:span text:style-name="T470">.<text:s/></text:span>Myślę, że to je<text:span text:style-name="T471">s</text:span>t sprawa, którą w gronie naszym przesądzać szczegółowo byłoby i trudno, i może, w pewnym sensie szczegółowa. Natomiast zgodnie, prawda, z propozycją pan<text:span text:style-name="T472">a</text:span><text:s/>m<text:span text:style-name="T473">in</text:span>i<text:span text:style-name="T474">s</text:span>tra<text:span text:style-name="T475"><text:s/></text:span>sprzed dziesięciu dni myślę, że kwestia trójpodziału władz powinna wrócić do nas jako niezwykle zasadnicza.</text:p>
      <text:p text:style-name="P476"><text:span text:style-name="T477">H</text:span><text:span text:style-name="T478">i</text:span><text:span text:style-name="T479">pol</text:span><text:span text:style-name="T480">it Star</text:span><text:span text:style-name="T481">sz</text:span><text:span text:style-name="T482">ak</text:span>:</text:p>
      <text:p text:style-name="P483">Zabieram głos tylko dlatego, że odnoszę wrażenie, że zostałem źle zrozumian<text:span text:style-name="T484">y.</text:span><text:s/>Ja nie propon<text:span text:style-name="T485">uj</text:span>ę szczegółowej dysku<text:span text:style-name="T486">s</text:span>ji nad, w jakich sprawach Sąd Najwyższy winien być właściwy, a w jakich nie. Proponuję natomiast by uczynić przedmiotem rozwagi tego grona to, iż należy, i czy należy dokonać pewnych zmian w zakresie właściwości Sądu Najwyższego. Ja opowiadam się<text:span text:style-name="T487"><text:s/></text:span>właśnie za takim rozwiązaniem, ponieważ pozostaje to wprost z kwestią propozyc<text:span text:style-name="T488">j</text:span>i dotyczących zmian struktury sądów powszechnych, propozycje w tym zakresie są w materiałach, które mamy, więc też nie widzę potrzeby, żeby uchylać się od dyskusji nad taką kwestią<text:span text:style-name="T489">,<text:s/></text:span>nad tak sformułowaną kwestią.</text:p>
      <text:p text:style-name="P490">Dziękuję.</text:p>
      <text:p text:style-name="P491"><text:span text:style-name="T492">Łu</text:span><text:span text:style-name="T493">ka</text:span><text:span text:style-name="T494">s</text:span><text:span text:style-name="T495">z</text:span><text:span text:style-name="T496"><text:s/></text:span><text:span text:style-name="T497">Bal</text:span><text:span text:style-name="T498">c</text:span><text:span text:style-name="T499">er</text:span>:</text:p>
      <text:p text:style-name="P500">Dziękuję bardzo. Ale rozumiem<text:s/><text:span text:style-name="T501">t</text:span>e<text:s/><text:span text:style-name="T502">w</text:span>yp<text:span text:style-name="T503">ow</text:span>iedzi<text:s/><text:span text:style-name="T504">n</text:span>ie kwestionowały samego wniosku, samej zasa<text:span text:style-name="T505">dy.</text:span><text:s/>M<text:span text:style-name="T506">y</text:span>ś<text:span text:style-name="T507">lę</text:span>,<text:s/>że w<text:span text:style-name="T508">sz</text:span>ys<text:span text:style-name="T509">cy</text:span><text:s/>wypowiadamy s<text:span text:style-name="T510">ię</text:span><text:s/><text:span text:style-name="T511">jedn</text:span>om<text:span text:style-name="T512">yś</text:span>ln<text:span text:style-name="T513">ie.</text:span><text:s/>My<text:span text:style-name="T514">ś</text:span>lę, że j<text:span text:style-name="T515">e</text:span>st tu<text:s/><text:span text:style-name="T516">jedn</text:span>om<text:span text:style-name="T517">yś</text:span>lność<text:span text:style-name="T518">.</text:span><text:s/>Mielibyśmy jedną sprawę<text:span text:style-name="T519">,</text:span><text:s/>rozumiem u<text:span text:style-name="T520">z</text:span>go<text:span text:style-name="T521">d</text:span>ni<text:span text:style-name="T522">o</text:span>n<text:span text:style-name="T523">ą.</text:span></text:p>
      <text:p text:style-name="P524">Proszę bardzo<text:span text:style-name="T525">.</text:span></text:p>
      <text:p text:style-name="P526"><text:span text:style-name="T527">Ar</text:span><text:span text:style-name="T528">t</text:span><text:span text:style-name="T529">u</text:span><text:span text:style-name="T530">r</text:span><text:span text:style-name="T531"><text:s/>Garlicki</text:span>:</text:p>
      <text:p text:style-name="P532">Ja chci<text:span text:style-name="T533">a</text:span>łbym jednak, żeby wyraźnie zostało powiedziane, że my dzisiaj dyskutujemy na t<text:span text:style-name="T534">e</text:span>m<text:span text:style-name="T535">a</text:span>t niezawisłości sądów, a nie na temat zmiany struktury<text:s/><text:span text:style-name="T536">sądo</text:span>wn<text:span text:style-name="T537">ict</text:span>w<text:span text:style-name="T538">a</text:span>, bo w tym problemie jest bardzo dużo kwestii, które<text:s/><text:span text:style-name="T539">są</text:span><text:s/>sprawami technicznym<text:span text:style-name="T540">i</text:span>,<text:s/><text:span text:style-name="T541">s</text:span>pe<text:span text:style-name="T542">cj</text:span>ali<text:span text:style-name="T543">st</text:span>ycznymi i<text:s/><text:span text:style-name="T544">w</text:span>yd<text:span text:style-name="T545">a</text:span>je się,<text:s/><text:span text:style-name="T546">ż</text:span>e wcho<text:span text:style-name="T547">d</text:span>ze<text:span text:style-name="T548">n</text:span>ie<text:s/><text:span text:style-name="T549">o</text:span><text:s/>sp<text:span text:style-name="T550">r</text:span>a<text:span text:style-name="T551">wy</text:span><text:s/><text:span text:style-name="T552">r</text:span>efor<text:span text:style-name="T553">my</text:span><text:s/><text:span text:style-name="T554">s</text:span>ą<text:span text:style-name="T555">d</text:span>owni<text:span text:style-name="T556">c</text:span>twa nie jest naszym zamiarem. Naszym zamiarem jes<text:span text:style-name="T557">t</text:span><text:s/>mówienie o n<text:span text:style-name="T558">ie</text:span>zawis<text:span text:style-name="T559">ło</text:span>ś<text:span text:style-name="T560">ci</text:span><text:s/>s<text:span text:style-name="T561">ądó</text:span>w, o tych środkach, które<text:s/><text:span text:style-name="T562">m</text:span>a<text:span text:style-name="T563">ją</text:span><text:s/>zapewnić realizację za<text:span text:style-name="T564">s</text:span>ady trój<text:span text:style-name="T565">p</text:span>odziału władz i w tym gwarancji niezawisłości sędziowski<text:span text:style-name="T566">ej</text:span>, żebyśmy nie wchodzili w całokształt reformy sądownictwa<text:span text:style-name="T567">.</text:span></text:p>
      <text:p text:style-name="P568">Dziękuję.</text:p>
      <text:p text:style-name="P569"><text:span text:style-name="T570">Łu</text:span><text:span text:style-name="T571">ka</text:span><text:span text:style-name="T572">s</text:span><text:span text:style-name="T573">z</text:span><text:span text:style-name="T574"><text:s/></text:span><text:span text:style-name="T575">Bal</text:span><text:span text:style-name="T576">c</text:span><text:span text:style-name="T577">er</text:span>:</text:p>
      <text:p text:style-name="P578">Ja takiej propozycji nie złożyłem,<text:s/><text:span text:style-name="T579">j</text:span>a<text:s/><text:span text:style-name="T580">m</text:span>ówiłem o jednej sprawie, w której p<text:span text:style-name="T581">yta</text:span>m jeżeli nie będzie odmiennych poglądów to rozumiem, że w t<text:span text:style-name="T582">e</text:span>j kwestii pierwszej byśmy rozstrzygnęli,<text:s/><text:span text:style-name="T583">a</text:span><text:s/>rozpoczęlib<text:span text:style-name="T584">yś</text:span>my dyskusję o innych sprawa<text:span text:style-name="T585">ch.</text:span></text:p>
      <text:p text:style-name="P586"><text:span text:style-name="T587">Lech<text:s/></text:span><text:span text:style-name="T588">Ga</text:span><text:span text:style-name="T589">r</text:span><text:span text:style-name="T590">l</text:span><text:span text:style-name="T591">ic</text:span><text:span text:style-name="T592">k</text:span><text:span text:style-name="T593">i</text:span>:</text:p>
      <text:p text:style-name="P594">Chciałb<text:span text:style-name="T595">ym</text:span><text:s/>powiedzieć, że z punktu niezawisłości sędziowski<text:span text:style-name="T596">ej</text:span><text:s/>to jest jednak struktura sądów też nie jest bez znaczenia.<text:s/><text:span text:style-name="T597">W</text:span><text:s/>każdy razie wydaje mi się,<text:s/><text:span text:style-name="T598">ż</text:span>e należałoby zastanowić się nad tym problemem zmiany<text:s/><text:span text:style-name="T599">st</text:span>ruktury sądów wojewódzkich, bo dość powszechnie się uważa, że obecny sąd wojewódzki - zwłaszcza w województwie małym - to jest sąd, który ma bardzo duże trudności z tym, żeby być niezawisłym, więc niezależnie od słu<text:span text:style-name="T600">s</text:span>znej chyba propozycji, żeby skoncentrować się na zagadnieniach niezawisłości jako takiej, to w<text:s/><text:span text:style-name="T601">k</text:span>ażdym razie tak zupełnie oddzielnie od struktury s<text:span text:style-name="T602">ąd</text:span>ownictwa tu się nie da uciec.</text:p>
      <text:p text:style-name="P603"><text:span text:style-name="T604">Kazimierz Buchała</text:span>:</text:p>
      <text:p text:style-name="P605">Ja tylko ku dodaniu pewnego ar<text:span text:style-name="T606">g</text:span>umentu<text:span text:style-name="T607">.</text:span><text:s/>Mianowicie nie zapomin<text:span text:style-name="T608">aj</text:span>my o bym,<text:s/><text:span text:style-name="T609">ż</text:span>e funkcja Sądu Najwyższego polega między innymi na tym, że sprawuje kontrolę nad orzeczeniami,<text:s/><text:span text:style-name="T610">a</text:span><text:s/>to decyduje o<text:s/><text:soft-page-break/>niezawisłości sądów w systemie, zatem rozdzielić tych kwestii się nie da<text:span text:style-name="T611">.</text:span><text:s/>Je<text:span text:style-name="T612">s</text:span>t<text:span text:style-name="T613"><text:s/></text:span>tylko problem w jakiej kolejności będziemy do niej podchodzić.</text:p>
      <text:p text:style-name="P614"><text:span text:style-name="T615">W</text:span><text:s/>każdym razie wyłączyć ich nie mo<text:span text:style-name="T616">ż</text:span>na<text:span text:style-name="T617">.</text:span><text:s/>Jeśli Sąd Najwyższy jest przeciążony sprawami odwoławczymi to nie jest w stanie spełniać funkcji nadzoru. Poza tym kwestia doboru sędziów z punktu widzenia rewizyjnego rozpatrywania to jednak jest oddzielne zagadnienie.</text:p>
      <text:p text:style-name="P618"><text:span text:style-name="T619">Jadwiga Skórzewska</text:span>:</text:p>
      <text:p text:style-name="P620"><text:span text:style-name="T621">D</text:span>la mnie bardzo ważna jest kwestia organizmów systemowych prawa, to wynika z wypowiedzi profesora Garlickiego. Jest to oczywiste, że obecna struktura organizac<text:span text:style-name="T622">yj</text:span>na sądów nie sprzyja pewnym rozw<text:span text:style-name="T623">ią</text:span>zan<text:span text:style-name="T624">io</text:span>m, również w zakresie niezawisłości. Tylko, że rozmowa na temat właściwości rzeczow<text:span text:style-name="T625">ej</text:span><text:s/>sądów, to jest rozmowa na temat zmian systemowych w prawie, w całej procedurze, w cywilnym i karnym.</text:p>
      <text:p text:style-name="P626">Jeżeli my sobie wyobrażamy, że wciągu k<text:span text:style-name="T627">i</text:span>lku posiedzeń tego podzespołu będzie możne wypracować propozycję tak ogromnych zmian, to chyba jest to niemożliwe i dlatego propozycja, która p<text:span text:style-name="T628">a</text:span>dł<text:span text:style-name="T629">a</text:span><text:s/>z naszej strony sądzę, która padła z wielu innych dyskut<text:span text:style-name="T630">uj</text:span>ących w tej sprawie byśmy dzisiaj ograniczyli się do sprawy niezawisłości sędziów i niezależności sądów.</text:p>
      <text:p text:style-name="P631">Oczywiście możemy powiedzieć, że jeżeli sędziowie podlegają tylko ustawom, to ustawa wpływa w jakiś sposób<text:s/><text:span text:style-name="T632">n</text:span>a<text:span text:style-name="T633"><text:s/></text:span>niezawisłość sędziów. To są problemy, które wymagałyby ogromnej dyskusji i ogromnych zmian. Z tego co Ministerstwo Sprawiedliwości proponuje zupełnie wstępnie w zmianach struktury sądów to okazuje się, że sądy wojewódzkie uległyby raczej powiększeniu do liczby 49, a nie zmni<text:span text:style-name="T634">ej</text:span>szeniu.<text:s/>Tylko ma zmienić się ich właściwość rzeczowa i to co należy obecnie do<text:s/><text:span text:style-name="T635">w</text:span>łaściwości sądów rejonowych przeszłoby do sądów wojewódzkich, po czym by powstało kilka sądów okręgowych<text:span text:style-name="T636">.</text:span><text:s/>Jak jest to olbrzymi problem możemy sobie wyobrazić. W związku z czym skupienie w tej chwili dyskusji na kwestii organizacji sądów spowoduje, że dyskusja dotycząca samego stricto<text:s/>problemu niezawisłości, niezależności<text:s/><text:span text:style-name="T637">sądów mus</text:span><text:span text:style-name="T638">i</text:span><text:span text:style-name="T639">a</text:span><text:span text:style-name="T640">ł</text:span><text:span text:style-name="T641">aby</text:span><text:s/>być odsunięta n<text:span text:style-name="T642">a</text:span><text:s/>plan dalszy.</text:p>
      <text:p text:style-name="P643"><text:span text:style-name="T644">Je</text:span><text:span text:style-name="T645">rzy</text:span><text:span text:style-name="T646"><text:s/>Św</text:span><text:span text:style-name="T647">i</text:span><text:span text:style-name="T648">ąt</text:span><text:span text:style-name="T649">k</text:span><text:span text:style-name="T650">ie</text:span><text:span text:style-name="T651">w</text:span><text:span text:style-name="T652">icz</text:span>:</text:p>
      <text:p text:style-name="P653"><text:span text:style-name="T654">Ja</text:span><text:s/>chciałbym nawiązać do wypowiedzi pana profesora Garlickiego i pójść mu w sukurs, mianowicie w sferach prawniczych podnosi się kwestię kompetencji Sądu Najwyższego, a mianowicie w<text:span text:style-name="T655">yt</text:span>ycznych wy<text:span text:style-name="T656">mia</text:span>ru<text:span text:style-name="T657"><text:s/></text:span>spraw<text:span text:style-name="T658">ie</text:span>dliwości, jest to wchodzenie w działalność normodawczą,<text:s/><text:span text:style-name="T659">a</text:span><text:s/>więc wiąże się to z problematyką systemu źródeł prawa i podziału władz, to o czym państwo, nasi partnerzy mówią. Wobec tego nie bardzo można by się zgodzić z tym, że nie wiąże się to z ogólną tematyką, zwłaszcza, że zdania wśród prawników są podzielone, bo uważa się ,że na skutek wkraczania właśnie tej funkcji, jest obecnie wkraczanie w tą sferę już normodawczą. Dziękuję.</text:p>
      <text:p text:style-name="P660"><text:span text:style-name="T661">Z</text:span><text:span text:style-name="T662">enon J</text:span><text:span text:style-name="T663">ank</text:span><text:span text:style-name="T664">o</text:span><text:span text:style-name="T665">w</text:span><text:span text:style-name="T666">s</text:span><text:span text:style-name="T667">k</text:span><text:span text:style-name="T668">i</text:span>:</text:p>
      <text:p text:style-name="P669">Wydaje mi się, że nie zdajemy sobie sprawy z tego, że temat je<text:span text:style-name="T670">s</text:span>t tak obszerny, stanowi taką rzekę,<text:span text:style-name="T671"><text:s/></text:span>że każdy może różnego typu argumenty do niej wprowadzać i nie da się wyłączyć mówiąc o niezawisłości problemu struktury czy innego usytuowania takiego czy innego sądu. Każdy, w zależności jak problem widzi prawdopodobnie będzie i ma prawo wykorzystywać wszelkie argumenty jakie uważa za słuszne.</text:p>
      <text:p text:style-name="P672">Ja proponuję przejść rzeczywiście do problemu jaki zaplanowal<text:span text:style-name="T673">iś</text:span>my sobie na dziś, mianowicie do problemu niez<text:span text:style-name="T674">aw</text:span>isłości sędziów i n<text:span text:style-name="T675">ie</text:span>zależności sądów<text:span text:style-name="T676">.</text:span><text:s/>Słusznie wydaje się, że to zagadnienie ogólne zostało rozbite na dwa, które są ze sobą związane, ale jednak są to dwie różne kwestie. Właśnie z<text:s/><text:soft-page-break/>doświadczeń jako sędzia,<text:s/><text:span text:style-name="T677">z</text:span><text:s/>opinii sędziów, z którymi pracuję wiem, że sędziowie czują się niezawiśli.<text:s/><text:span text:style-name="T678">I</text:span><text:s/>ja uważam, że jest to problem w ogóle niezawisłości. Problem, o którym mówimy, jest to problem poszerzenia w ogóle gwarancji niezawisłości<text:span text:style-name="T679">.</text:span><text:s/>Nic w życiu nie jest tak doskonałe, żeby nie mogło być ule<text:span text:style-name="T680">p</text:span>szone. Myślę, że tutaj są odpowiednie możliwości, żeby tą gwarancję powiększyć, bo próby wpływania na sędziów są w ogóle tak stare, jak sądownictwo. Te próby odbywają się z najróżniejszych pozycji, z najróżniejszych stron. Są raz cichsze, czasem głośne, wynikają z przeróżnych motywacji.</text:p>
      <text:p text:style-name="P681">Ale sprawą sędziego jest jednak ich odrzucenie. To kwestia jest nie tylko gwarancji prawnych z jakimi mamy do czynienia, ale jest<text:s/><text:span text:style-name="T682">t</text:span>o również sprawa autorytetu sądów, postawy etycznej sędziego, w ogóle kultury prawnej społeczeństwa.</text:p>
      <text:p text:style-name="P683">Sądy we<text:span text:style-name="T684">d</text:span>ług mnie nie są dziś niezależne od innych<text:s/><text:span text:style-name="T685">o</text:span>rganów władzy. I chyba to jest oczywiste. W Konstytucji sądy mają, na przykład, swoje miejsce odrębne od administracji, ale w życiu wcale nie.<text:s/><text:span text:style-name="T686">N</text:span>a przykład ostatnia ustawa płacowa łączy sądownictwo z administra<text:span text:style-name="T687">cj</text:span>ą. Decyzje kadrowe w zasadzie zależą od organów władzy wykonawczej, a konkretnie od ministra. Wprawdzie [nieczytelne] przewiduje zasięganie opinii organów samor<text:span text:style-name="T688">zą</text:span>dow<text:span text:style-name="T689">yc</text:span>h, ale znam przypadki powoływania sędziów konkretnego sądu, zup<text:span text:style-name="T690">eł</text:span>nie bez stanow<text:span text:style-name="T691">is</text:span>ka zgromadzenia ogólnego, czy kolegium sędziowskiego. Znam przypadki, kiedy szereg wniosków nie otrzymuje biegu,<text:s/>wniosków awansowych, powiedzmy na stanowisko sędziego sądu wojewódzk<text:span text:style-name="T692">ie</text:span>go, nie otrz<text:span text:style-name="T693">y</text:span>muje bie<text:span text:style-name="T694">g</text:span>u z powodu jednoznacznego stanowiska ministra, czy jego pracowników<text:span text:style-name="T695">.</text:span><text:s/>Tak że to małżeństwo na pewno na dobre sądownictwu nie wychodzi, a wydaje się, że taka zależność w jakiś sposób przenika i może mieć, nie twierdzę, że ma zawsze, ale może mieć wpływ na sędziowską niezawisłość. Choć z<text:span text:style-name="T696">a</text:span>pewne nie jest to ani dostatecznie ostre, łatwo uchwytne i takie zupełnie jednoznaczne.</text:p>
      <text:p text:style-name="P697">Jeżeli dziś chcemy mówić i mówimy jako o<text:s/><text:span text:style-name="T698">są</text:span>dow<text:span text:style-name="T699">nictwie<text:s/></text:span>jako o<text:tab/>władzy, to powinniśmy poszukiwać sposobu oderwania sądownictwa od organów władzy wykonawczej. Ograniczenia, bądź likwidacji całkowitej jej wpływów na sądownictwo. Inaczej to się wydaje, że byłaby to chrome, kulawe, władza sądownicza pod kuratelą władzy wykonawczej. To nawet tutaj, i nie tylko tutaj, ale w ogóle są różne propozycje.</text:p>
      <text:p text:style-name="P700">Ja uważam, że należałoby postulować, aby własne decyzje związane ze sprawami kadrowymi, sądowniczymi przekazane zostały pr<text:span text:style-name="T701">ez</text:span>yden<text:span text:style-name="T702">to</text:span>wi, którego już w perspektywie widzimy, bliższej czy dalszej. I wydaje się, że to on właśnie mógłby powoływać, odwoływać sędziów. Mianować kierowników sądów, może tylko tych wyższych, może wszystkich.<text:s/><text:span text:style-name="T703">B</text:span>o wyrażam wątpliwość, a nie wydaje mi się, by mogło tak być, ażeby decyzje kadrowe w sądownictwie przejął samorząd, czy jakaś rada samorządow<text:span text:style-name="T704">a</text:span>,<text:s/><text:span text:style-name="T705">c</text:span>zy w inny sposób. Sądy działają jako organa państwa i działają w imieniu państwa, a nie w imieniu zbiorowości sędziowski<text:span text:style-name="T706">ej.</text:span><text:s/>Dlatego umocowanie pr<text:span text:style-name="T707">z</text:span>e<text:span text:style-name="T708">z<text:s/></text:span>samorząd, to orzekanie nie wydaje mi się trafne. Bo jeżeli w imieniu państwa, to źródłem tego władztwa powinna by<text:span text:style-name="T709">ć</text:span>,<text:s/>powinno pochodzić od naczelnych organów państwowych. Wydaje mi się, że t<text:span text:style-name="T710">u</text:span><text:s/>n<text:span text:style-name="T711">aj</text:span>właściwszy byłby prezydent.<text:s/><text:span text:style-name="T712">M</text:span>ogę s<text:span text:style-name="T713">o</text:span>bie jednak także wyobrazi<text:span text:style-name="T714">ć</text:span>, postulować, powołanie jakiejś rady sądowniczej. Kwestia nazwy nie ma znaczenia, ale jak<text:span text:style-name="T715">o</text:span><text:s/>organu doradczego, opiniodawczego, przy pre<text:span text:style-name="T716">z</text:span>ydencie. Która to rada mogłaby przygo<text:span text:style-name="T717">to</text:span>wywać decyzje, to znaczy oceniać działalność sądów, proponować kierunki or<text:span text:style-name="T718">z</text:span>ecznictwa, wytyczać kierunki zmian<text:s/><text:span text:style-name="T719">w</text:span><text:s/>orzecznictwi<text:span text:style-name="T720">e</text:span>, opiniować kandydatury, i w ogóle dbać o autor<text:span text:style-name="T721">yt</text:span>et s<text:span text:style-name="T722">ąd</text:span>ownictwa i jego pozy<text:span text:style-name="T723">cj</text:span>ę.</text:p>
      <text:soft-page-break/>
      <text:p text:style-name="P724">Była już tutaj o tym mowa i chcę wrócić, że<text:s/><text:span text:style-name="T725">za</text:span>p<text:span text:style-name="T726">ew</text:span>ne dodatkowym zabezp<text:span text:style-name="T727">ie</text:span>czeniem niezaw<text:span text:style-name="T728">is</text:span>łoś<text:span text:style-name="T729">ci</text:span><text:s/>sądów, sędziów, powinien być samorząd s<text:span text:style-name="T730">ę</text:span>dziow<text:span text:style-name="T731">s</text:span>ki<text:span text:style-name="T732">.</text:span><text:s/>Wydaje s<text:span text:style-name="T733">ię,</text:span><text:s/>że<text:s/><text:span text:style-name="T734">w</text:span><text:s/>wielu sprawach nie wyobrażam sobie uprawnień decyzyjnych, ale widzę potrzebę i możliwość poszerzenie samor<text:span text:style-name="T735">zą</text:span>dnośc<text:span text:style-name="T736">i.</text:span></text:p>
      <text:p text:style-name="P737"><text:span text:style-name="T738">I</text:span><text:s/>w podziale czynności, wedle USC, kolegia decydują n<text:span text:style-name="T739">a</text:span><text:s/>wniosek prezesa, kto, gdzie znajdzie s<text:span text:style-name="T740">ię</text:span><text:s/>w sądzie, gdzie będzie pracował. Do kolegium należy decyzja kto na jaki<text:s/><text:span text:style-name="T741">cz</text:span>as będ<text:span text:style-name="T742">z</text:span>ie pr<text:span text:style-name="T743">ze</text:span>w<text:span text:style-name="T744">o</text:span>dn<text:span text:style-name="T745">ic</text:span>z<text:span text:style-name="T746">ą</text:span>cym wydziału. Kto j<text:span text:style-name="T747">e</text:span>st porucznikiem w sądzie, no, je<text:span text:style-name="T748">d</text:span>na z najwa<text:span text:style-name="T749">ż</text:span>ni<text:span text:style-name="T750">ejs</text:span>zych osób.<text:s/><text:span text:style-name="T751">I<text:s/></text:span>nie widzę żadnych przeszkód, a<text:span text:style-name="T752">że</text:span>by przyjąć założenie, że kolegium w całości powinno być powoływane przez zgromadzenie ogólne. Je<text:span text:style-name="T753">s</text:span>t z<text:span text:style-name="T754">a</text:span>pisane, że członków kolegium powołuje prezes, to jedna połowa. Drugą połowę wybiera kolegium. Nie widzę żadnych prz<text:span text:style-name="T755">e</text:span>c<text:span text:style-name="T756">iw</text:span>wskazań, które by mogło to uprawnienie prezesa ograniczyć. Są to tak samo sędziowie, c<text:span text:style-name="T757">z</text:span>y wybrani, czy mianowani i myślę, że umocowan<text:span text:style-name="T758">ie</text:span><text:s/>ich prze<text:span text:style-name="T759">z<text:s/></text:span>zgromadzenie ogólne może by wpłynęłoby na uniknięcie, no, pewnych niedobrych sytuacji. I myślę, że jest to postulat trafn<text:span text:style-name="T760">y</text:span><text:s/>i t<text:span text:style-name="T761">a</text:span>ki<text:span text:style-name="T762">,</text:span><text:s/>które całe społeczeństwo sędziowskie jednoznacznie by przyjęło. Zresztą<text:s/><text:span text:style-name="T763">w</text:span><text:s/>przeszłości, w ni<text:span text:style-name="T764">ek</text:span>tórych okr<text:span text:style-name="T765">ę</text:span>g<text:span text:style-name="T766">a</text:span>ch sę<text:span text:style-name="T767">dzio</text:span>w<text:span text:style-name="T768">skic</text:span>h było to praktykowane i wychodziło to na dobre. Prop<text:span text:style-name="T769">onow</text:span>a<text:span text:style-name="T770">łb</text:span>ym, po<text:span text:style-name="T771">st</text:span>ulowałbym p<text:span text:style-name="T772">os</text:span>tulow<text:span text:style-name="T773">anie,</text:span><text:s/>czy takie ustalenie, żeby prezes nie powoływał części swojej. Nie<text:span text:style-name="T774">ch</text:span><text:s/>wybiera zgroma<text:span text:style-name="T775">dz</text:span>en<text:span text:style-name="T776">ie.</text:span></text:p>
      <text:p text:style-name="P777">Jest oczywiste, ż<text:span text:style-name="T778">e</text:span><text:s/>postulat, który się na poprze<text:span text:style-name="T779">d</text:span>nim naszym spotkaniu przejawiał, żeby sędziom lepiej płacić, jest zawsze aktualny. Bo tylko wtedy możemy mówić o zniesieniu nagród, o którym się mówi, które uważa się za element możliwego wpływania, ewentualnie na n<text:span text:style-name="T780">iezawisłoś</text:span>ć sędziego<text:span text:style-name="T781">.</text:span></text:p>
      <text:p text:style-name="P782">Mówiliśmy o możliwości odwołania sędziego, o zasadzie nieusuwalności. Jesteśmy zgodni co do tego, że sędziowie S<text:span text:style-name="T783">ą</text:span>du Najwyższego, że kadencyjność Sądu Najwyższeg<text:span text:style-name="T784">o</text:span><text:s/>znieść trzeba i oczywiście, to jest słuszny postulat.<text:s/><text:span text:style-name="T785">A</text:span>le myślę, że zasada nieusuwalności sędziego nie może być całkowicie do końca zrealizowana. Bo sędziowie to też ludzie, życie ma swoje najróżni<text:span text:style-name="T786">ejsz</text:span>e zakręty i nie każdy z chw<text:span text:style-name="T787">il</text:span>ą powołania na sędziego jest idealny do końca życia.<text:s/><text:span text:style-name="T788">A</text:span><text:s/>więc muszą być jakieś wąskie wyjątki. Uważam, że powinny one być jednak w sposób bardzo jednoznaczny i dokładnie określone w ustawie. A poza tym powinno to pozostawać pod kontrolą samorządu sędziowskiego. Można by, na przykład, oczywiście, pewien katalog okoli<text:span text:style-name="T789">cz</text:span>ności dopu<text:span text:style-name="T790">s</text:span>zcz<text:span text:style-name="T791">aj</text:span>ących odwołania sędziego w ustawie określić. No, powiedzmy, popełnienie przestępstwa, choroba, tego typu rzeczy, pra<text:span text:style-name="T792">w</text:span>da, ale w przypadku korzystania z tego typu rozwiązania, można o<text:span text:style-name="T793">g</text:span>rani<text:span text:style-name="T794">cz</text:span>yć możliwość wyst<text:span text:style-name="T795">ą</text:span>p<text:span text:style-name="T796">i</text:span>enia<text:s/><text:span text:style-name="T797">te</text:span>go typu wniosków od zgody zgromadzenia ogólnego. Powiedzmy, że p<text:span text:style-name="T798">e</text:span>wne powody<text:s/>poddane byłyby kontroli samorządu, czyli<text:s/><text:span text:style-name="T799">t</text:span>rzeba by uzyskać zgodę całego zgromadzenia ogólnego, powiedzmy w głosowaniu, w jakiejś tam proporcji.</text:p>
      <text:p text:style-name="P800"><text:span text:style-name="T801">I</text:span><text:s/>pozostaje jeszcze problem aktywności politycznej sędziego w okresie sprawowania funkcji. Widzę to nieco in<text:span text:style-name="T802">a</text:span>czej, odmiennie niż się to tutaj proponowało. Bo jeżeli powiadamy, że funkcja sędziowska ma by<text:span text:style-name="T803">ć</text:span><text:s/>pełniona dożywotnio, no we wszystkich sądach tak by to wychodziło, jeżeli przyjmujemy likwidację kadenc<text:span text:style-name="T804">yj</text:span>ności Sądu N<text:span text:style-name="T805">ajwyż</text:span>szego, to takie proponowane rozwiązanie nie jest żadnym rozwiązaniem<text:span text:style-name="T806">.<text:s/></text:span>Bo zawieszanie na okres pełnienia<text:s/><text:span text:style-name="T807">fu</text:span>nkcji sędziowskiej w partiach i stronni<text:span text:style-name="T808">ct</text:span>wach politycznych oraz zakaz łączenia stanowiska sędziego z inną funkcją, jest likwidacją z politycznych uprawnień sędziego. No, bo na okre<text:span text:style-name="T809">s</text:span><text:s/>pełnienia funkcji, no, od chwili nominacji do chwili przejścia na e<text:span text:style-name="T810">me</text:span>r<text:span text:style-name="T811">yt</text:span>ur<text:span text:style-name="T812">ę</text:span>, nie może być praktycznie aktywnym członkiem takiej, czy innej partii, takiego,<text:s/><text:span text:style-name="T813">cz</text:span>y innego<text:s/><text:span text:style-name="T814">st</text:span>owarzyszenia, które przecież, nie łudźmy się, będzie miało przecież charakter polityczny, nie mógłby korzystać sędzia z jakiego politycznego zaplecza po to, żeby się starać i występować jako kandydat na posła, członka rady, czy ja wiem kogo tam<text:s/><text:soft-page-break/>jeszcze, nie jest to dobre.<text:s/><text:span text:style-name="T815">C</text:span>o by to było? To by było, że jest to taki obywatel trochę z ograniczon<text:span text:style-name="T816">ym</text:span>i prawami i wolnościami obywatelskimi, a nie pełnoprawny.</text:p>
      <text:p text:style-name="P817">Myślę, że trzeb<text:span text:style-name="T818">a</text:span><text:s/>by odwrócić sytuację. Nie zawieszać jego dział<text:span text:style-name="T819">al</text:span>ności, czy możliwości działania w różnych organizacjach, a odwrotnie, zawiesić na ten czas kiedy p<text:span text:style-name="T820">e</text:span>łni takie, czy<text:s/><text:span text:style-name="T821">in</text:span>n<text:span text:style-name="T822">e</text:span><text:s/>funkc<text:span text:style-name="T823">j</text:span>e<text:span text:style-name="T824">,</text:span><text:s/><text:span text:style-name="T825">bą</text:span>d<text:span text:style-name="T826">ź</text:span><text:s/>posad<text:span text:style-name="T827">y</text:span><text:s/><text:span text:style-name="T828">-</text:span><text:s/>zawiesić<text:s/><text:span text:style-name="T829">j</text:span>ego funk<text:span text:style-name="T830">cj</text:span>e<text:s/><text:span text:style-name="T831">sę</text:span>d<text:span text:style-name="T832">z</text:span>i<text:span text:style-name="T833">o</text:span>w<text:span text:style-name="T834">s</text:span>ki<text:span text:style-name="T835">e.</text:span><text:s/><text:span text:style-name="T836">Pozost</text:span>a<text:span text:style-name="T837">je</text:span><text:s/>sędzią<text:span text:style-name="T838">,</text:span><text:s/><text:span text:style-name="T839">dz</text:span>i<text:span text:style-name="T840">ał</text:span>a<text:s/><text:span text:style-name="T841">sob</text:span>ie,<text:s/><text:span text:style-name="T842">a</text:span>l<text:span text:style-name="T843">e</text:span><text:s/><text:span text:style-name="T844">czy</text:span><text:s/>to poprzez delegacje czy co<text:span text:style-name="T845">ś</text:span><text:s/>innego, w k<text:span text:style-name="T846">a</text:span>żdym razie wtedy nie wypełniałby funkcji sędziowski<text:span text:style-name="T847">ej.</text:span><text:s/><text:span text:style-name="T848">Ś</text:span>wiat jest taki, że każdy na prawo do takich czy innych poglądów politycznych. Tyle miałem na ws<text:span text:style-name="T849">tę</text:span>pie, dziękuję.</text:p>
      <text:p text:style-name="P850"><text:span text:style-name="T851">P</text:span><text:span text:style-name="T852">r</text:span><text:span text:style-name="T853">zewodn</text:span><text:span text:style-name="T854">i</text:span><text:span text:style-name="T855">czący</text:span>:</text:p>
      <text:p text:style-name="P856">Dz<text:span text:style-name="T857">ię</text:span>kuję<text:span text:style-name="T858">,</text:span><text:s/>pan profesor<text:s/><text:span text:style-name="T859">S</text:span>trzembosz<text:span text:style-name="T860">.</text:span></text:p>
      <text:p text:style-name="P861"><text:span text:style-name="T862">A</text:span><text:span text:style-name="T863">d</text:span><text:span text:style-name="T864">am</text:span><text:span text:style-name="T865"><text:s/></text:span><text:span text:style-name="T866">St</text:span><text:span text:style-name="T867">r</text:span><text:span text:style-name="T868">z</text:span><text:span text:style-name="T869">e</text:span><text:span text:style-name="T870">mbo</text:span><text:span text:style-name="T871">s</text:span><text:span text:style-name="T872">z</text:span>:</text:p>
      <text:p text:style-name="P873">Proszę Państwa, ogromnie mi się podoba wypowie<text:span text:style-name="T874">d</text:span>ź p<text:span text:style-name="T875">a</text:span>na prezesa Jankowskiego. Jesteśmy w wielu kwestiach bardzo zgodni. Pan prezes Jankowski mówi o tym, i<text:span text:style-name="T876">ż</text:span><text:s/>prezydent powinien powoływać sędziów i<text:s/><text:span text:style-name="T877">w</text:span><text:s/>różnych sprawach kadrowych występować. No - nie mamy w Polsce prezydenta, mamy tymczasem<text:s/><text:span text:style-name="T878">P</text:span>rzewodniczącego Rady Państwa, jeżeli będzie prezydent, to oczywiści prezydent, tymczasem Przewodniczący Rady Państwa już powołuje sędzió<text:span text:style-name="T879">w</text:span>, Rada Państwa już powoł<text:span text:style-name="T880">uj</text:span>e sędziów.</text:p>
      <text:p text:style-name="P881">Ale jak powiedział pan prezes Jankowski pewne<text:s/><text:span text:style-name="T882">sp</text:span>rawy może blokować czy prezes s<text:span text:style-name="T883">ą</text:span>du, czy przede wszystkim minister<text:s/><text:span text:style-name="T884">s</text:span>prawiedliwości. St<text:span text:style-name="T885">ąd</text:span><text:s/>konsekwencja tego co pan Jankowski zechciał powiedzieć jest taka, iż z jednej strony trzeba tworzyć przy Przewodniczącym Rady Państwa, w przyszłości - jeśli będzie prezydent - przy prezydencie, od<text:span text:style-name="T886">p</text:span>owiedni organ, który byłby niezależny i decydowałby o powoływaniu czy awansowaniu sędziów, ale równocześnie trzeba okr<text:span text:style-name="T887">eś</text:span>lić kto będzie<text:s/><text:span text:style-name="T888">te</text:span><text:s/>wnios<text:span text:style-name="T889">ki</text:span><text:s/>skła<text:span text:style-name="T890">da</text:span>ł.</text:p>
      <text:p text:style-name="P891"><text:span text:style-name="T892">M</text:span>y oczywiście jesteśmy kate<text:span text:style-name="T893">go</text:span>rycznie przeciwko temu, by zgromadzenia ogólne powoływały sędziów. To byłoby zupełnym nonsensem. Na całym świecie,<text:s/><text:span text:style-name="T894">w</text:span><text:s/>żadnym kraju tego rodzaju instytucji nie ma. Natomiast sprawą niezwykle ważną jest kto jest uprawniony do zgłaszania znacznie większej liczby niż zwolnione miejsca, niż wolne e<text:span text:style-name="T895">t</text:span>aty, kandydatów na sędziów, czy na sędziów wyższego szczebla sądowego.</text:p>
      <text:p text:style-name="P896">Otóż naszym zdaniem, zapewnienie takich uprawnień zgromadzeniom ogólnym, powoduje po pierwsze - iż środowisko sędziowskie, które najlepiej zna przecież poziom moralny kultury, a przede wszystkim wiedzę fachową swoich kolegów, może propozy<text:span text:style-name="T897">cj</text:span>e odpowiednio przedyskutowane i przeanalizowane zgłaszać temu nowemu organowi, który to organ - oczywiście też niewątpliwie b<text:span text:style-name="T898">i</text:span>orąc pod uwagę różne inne względy, spośród przedstawionych mu kandydatów, wybierze sobie jednego.</text:p>
      <text:p text:style-name="P899">Równocześnie istnienie takiego organu, organu gdzie jak<text:s/><text:span text:style-name="T900">m</text:span>y proponujemy i jak to jest<text:s/><text:span text:style-name="T901">w</text:span><text:s/>wielu krajach zachodni<text:span text:style-name="T902">ej</text:span><text:s/>Eur<text:span text:style-name="T903">op</text:span>y<text:s/><text:span text:style-name="T904">-</text:span><text:s/>s<text:span text:style-name="T905">ą<text:s/></text:span>reprezentowani zarówno sędziowie delegowani przez kolegów do tych niezwykle zaszczytnych funkcji, jak również i posłowie,<text:s/><text:span text:style-name="T906">a</text:span><text:s/>więc organ ustawodawczy - tego rodzaju ciało ma za zadanie przeciwważyć tym wpływom administra<text:span text:style-name="T907">cj</text:span>i państwow<text:span text:style-name="T908">ej</text:span><text:s/>organów wykonawczych na obsadę sędziowską, no jaka w pe<text:span text:style-name="T909">w</text:span>nej mierze była i może nawet i<text:s/><text:span text:style-name="T910">w</text:span><text:s/>przyszłości być taka próba oddziaływania pod<text:span text:style-name="T911">ej</text:span>mowana.</text:p>
      <text:p text:style-name="P912">Otóż wydaje mi się, iż propozycja pana prezesa Jankowskiego - jeżeli j<text:span text:style-name="T913">ą</text:span><text:s/>obudować z tymi jej konsekwen<text:span text:style-name="T914">cj</text:span>ami<text:s/><text:span text:style-name="T915">-</text:span><text:s/>jak powie<text:span text:style-name="T916">dz</text:span>iałe<text:span text:style-name="T917">m</text:span><text:s/><text:span text:style-name="T918">-<text:s/></text:span>by szła wyraźnie w kierunku, który pozwalamy sobie prezentować.</text:p>
      <text:p text:style-name="P919"><text:span text:style-name="T920">D</text:span>ruga sprawa to - pan prezes wspomniał - o powoływaniu kolegium sędziowskiego w całości przez zgr<text:span text:style-name="T921">om</text:span>a<text:span text:style-name="T922">dzenie</text:span><text:s/>ogólne. To<text:s/><text:span text:style-name="T923">s</text:span>i<text:span text:style-name="T924">ę<text:s/></text:span>również zawiera w naszych wnioskach. M<text:span text:style-name="T925">yś</text:span>l<text:span text:style-name="T926">ę</text:span>, że gdyby druga strona<text:s/><text:soft-page-break/>podzieliła nasze<text:s/><text:span text:style-name="T927">st</text:span>anowisko w całości, to wtedy moglibyśmy i ten punkt wpisać do naszych uzgodnień.</text:p>
      <text:p text:style-name="P928">Jeżeli chodzi o przynależność polityczną - ja też byłbym w pełni w stanie zaakceptować propozycję pana Jankowskiego, gdyby było w ten sposób, że po prostu jeżeli sędzia chce pewną działalność polityczną podejmować, jeżeli chce być aktywnym członkiem partii, stowarzyszenia - nie stowarzyszenia tylko stronnictwa - to nie ma żadnej przeszkody, żeby to jak w wielu krajach się dzieje - w tym okresie, w którym pełni pewne funkcje polityczne, był zawieszony w funkc<text:span text:style-name="T929">ja</text:span>ch sędziowskich. Zresztą chcę powiedzieć, że w wielu krajach europ<text:span text:style-name="T930">ej</text:span>skich samo przejście do ministerstwa sprawiedliwości skutkuje zawieszeniem wykonywania funkcji sędziowskich, a zatem<text:s/><text:span text:style-name="T931">ś</text:span>ci<text:span text:style-name="T932">ś</text:span>le rozdziela<text:s/><text:span text:style-name="T933">s</text:span>i<text:span text:style-name="T934">ę</text:span><text:s/>pewne funkcje<text:s/><text:span text:style-name="T935">a</text:span>dministr<text:span text:style-name="T936">acy</text:span>jne od orzeczniczych.</text:p>
      <text:p text:style-name="P937">Sądzę, ż<text:span text:style-name="T938">e</text:span><text:s/>ta propozycja pana Jankowskiego, gdyby b<text:span text:style-name="T939">y</text:span>ł<text:span text:style-name="T940">a</text:span><text:s/>pr<text:span text:style-name="T941">o</text:span>pozycją<text:s/><text:span text:style-name="T942">d</text:span>rugi<text:span text:style-name="T943">ej</text:span><text:s/>strony, mog<text:span text:style-name="T944">łaby</text:span><text:s/>być tutaj przez na<text:span text:style-name="T945">s</text:span><text:s/>bardzo po<text:span text:style-name="T946">w</text:span>ażnie przedyskuto<text:span text:style-name="T947">w</text:span>ana i rozważona, i oczywiście wted<text:span text:style-name="T948">y</text:span><text:s/>gdyby zak<text:span text:style-name="T949">łada</text:span>ło<text:s/><text:span text:style-name="T950">si</text:span>ę ró<text:span text:style-name="T951">w</text:span>n<text:span text:style-name="T952">ocz</text:span>e<text:span text:style-name="T953">ś</text:span>ni<text:span text:style-name="T954">e,</text:span><text:s/><text:span text:style-name="T955">iż</text:span><text:s/>s<text:span text:style-name="T956">ę</text:span>d<text:span text:style-name="T957">z</text:span>ia<text:span text:style-name="T958">,</text:span><text:s/>k<text:span text:style-name="T959">tóry</text:span><text:s/>orzeka nie<text:s/><text:span text:style-name="T960">m</text:span>o<text:span text:style-name="T961">ż</text:span>e równ<text:span text:style-name="T962">ocze</text:span>śni<text:span text:style-name="T963">e<text:s/></text:span>pełn<text:span text:style-name="T964">ić</text:span><text:s/><text:span text:style-name="T965">j</text:span>aki<text:span text:style-name="T966">ś</text:span><text:s/>wyżs<text:span text:style-name="T967">z</text:span>ych funkcji apar<text:span text:style-name="T968">a</text:span>cie<text:s/><text:span text:style-name="T969">p</text:span>oli<text:span text:style-name="T970">t</text:span>y<text:span text:style-name="T971">c</text:span>znym państwa, ale równocześnie powinien być zawieszony<text:s/><text:span text:style-name="T972">j</text:span>ako członek tej org<text:span text:style-name="T973">a</text:span>nizacji<text:span text:style-name="T974">,</text:span><text:s/>d<text:span text:style-name="T975">o</text:span><text:s/>które<text:span text:style-name="T976">j</text:span><text:s/>należy<text:span text:style-name="T977">.</text:span></text:p>
      <text:p text:style-name="P978">Dzięku<text:span text:style-name="T979">j</text:span>ę bard<text:span text:style-name="T980">z</text:span>o<text:span text:style-name="T981">.</text:span></text:p>
      <text:p text:style-name="P982"><text:span text:style-name="T983">Przewodniczący</text:span>:</text:p>
      <text:p text:style-name="P984">Dzi<text:span text:style-name="T985">ę</text:span>kuję<text:span text:style-name="T986">.</text:span><text:s/>Pro<text:span text:style-name="T987">s</text:span>zę bardzo, kto<text:span text:style-name="T988">.</text:span>.. Proszę pani mecenas S<text:span text:style-name="T989">k</text:span>órzews<text:span text:style-name="T990">k</text:span>a i pani<text:s/><text:span text:style-name="T991">p</text:span>r<text:span text:style-name="T992">o</text:span>fe<text:span text:style-name="T993">so</text:span>r<text:s/><text:span text:style-name="T994">W</text:span>asilkowska<text:span text:style-name="T995">.</text:span></text:p>
      <text:p text:style-name="P996"><text:span text:style-name="T997">Jadw</text:span><text:span text:style-name="T998">i</text:span><text:span text:style-name="T999">g</text:span><text:span text:style-name="T1000">a Skórzews</text:span><text:span text:style-name="T1001">k</text:span><text:span text:style-name="T1002">a</text:span>:</text:p>
      <text:p text:style-name="P1003">Ja w<text:s/><text:span text:style-name="T1004">związku</text:span><text:s/><text:span text:style-name="T1005">z</text:span><text:s/>wypowiedziami dot<text:span text:style-name="T1006">y</text:span>c<text:span text:style-name="T1007">z</text:span>ącymi pro<text:span text:style-name="T1008">b</text:span>lemów związanych<text:s/><text:span text:style-name="T1009">z</text:span><text:s/>powoływaniem i odwoływaniem<text:s/><text:span text:style-name="T1010">sę</text:span>dziów<text:span text:style-name="T1011">.</text:span><text:s/>Nie możemy zapominać,<text:s/><text:span text:style-name="T1012">ż</text:span>e już obecnie w ustroju<text:s/><text:span text:style-name="T1013">są</text:span>dów powszechnych istnieje możliwość<text:s/><text:span text:style-name="T1014">w</text:span>ydalenia<text:s/><text:span text:style-name="T1015">z</text:span>e służby s<text:span text:style-name="T1016">ę</text:span>d<text:span text:style-name="T1017">z</text:span>iowskie<text:span text:style-name="T1018">j</text:span><text:s/>- niekoniecznie<text:s/><text:span text:style-name="T1019">z</text:span><text:s/>tytułu rękojmi - spraw<text:span text:style-name="T1020">a</text:span><text:s/><text:span text:style-name="T1021">j</text:span>a<text:span text:style-name="T1022">k</text:span><text:span text:style-name="T1023"><text:s/></text:span>gdyb<text:span text:style-name="T1024">y</text:span><text:s/>je<text:span text:style-name="T1025">s</text:span>t<text:s/><text:span text:style-name="T1026">za</text:span>łatwi<text:span text:style-name="T1027">o</text:span>na, tylko oddana je<text:span text:style-name="T1028">s</text:span>t<text:s/><text:span text:style-name="T1029">d</text:span>o k<text:span text:style-name="T1030">o</text:span>mpeten<text:span text:style-name="T1031">cj</text:span>i s<text:span text:style-name="T1032">ą</text:span>du dyscyplinarnego. Po<text:s/><text:span text:style-name="T1033">p</text:span>r<text:span text:style-name="T1034">os</text:span>t<text:span text:style-name="T1035">u</text:span><text:s/><text:span text:style-name="T1036">w</text:span><text:s/>mom<text:span text:style-name="T1037">e</text:span>nci<text:span text:style-name="T1038">e,</text:span><text:s/>kie<text:span text:style-name="T1039">d</text:span>y<text:s/><text:span text:style-name="T1040">są</text:span>d d<text:span text:style-name="T1041">ysc</text:span>y<text:span text:style-name="T1042">p</text:span>linarn<text:span text:style-name="T1043">y</text:span><text:s/>d<text:span text:style-name="T1044">o</text:span>ch<text:span text:style-name="T1045">o</text:span>d<text:span text:style-name="T1046">z</text:span>i do przekonania,<text:s/><text:span text:style-name="T1047">ż</text:span>e<text:s/><text:span text:style-name="T1048">j</text:span>e<text:span text:style-name="T1049">s</text:span>t<text:s/><text:span text:style-name="T1050">j</text:span>akieś<text:s/><text:span text:style-name="T1051">p</text:span>r<text:span text:style-name="T1052">z</text:span>ewinienie służbowe lu<text:span text:style-name="T1053">b</text:span><text:s/>uchybienie godności ur<text:span text:style-name="T1054">zędu</text:span><text:s/><text:span text:style-name="T1055">z</text:span>e strony sędzieg<text:span text:style-name="T1056">o,</text:span><text:s/>to wtedy może podjąć taką decyzję, wymierzyć<text:s/><text:span text:style-name="T1057">ta</text:span>k<text:span text:style-name="T1058">ą</text:span><text:s/>karę dyscyplinarną<text:s/><text:span text:style-name="T1059">jak</text:span><text:s/><text:span text:style-name="T1060">wy</text:span>d<text:span text:style-name="T1061">a</text:span>l<text:span text:style-name="T1062">e</text:span>nie<text:s/><text:span text:style-name="T1063">z</text:span>e słu<text:span text:style-name="T1064">ż</text:span>by sędziowski<text:span text:style-name="T1065">ej</text:span>. To jedna rzecz, je<text:span text:style-name="T1066">ś</text:span>li n<text:span text:style-name="T1067">a te</text:span>n<text:s/><text:span text:style-name="T1068">temat</text:span><text:s/><text:span text:style-name="T1069">ro</text:span>z<text:span text:style-name="T1070">maw</text:span>i<text:span text:style-name="T1071">a</text:span>m<text:span text:style-name="T1072">y</text:span>.</text:p>
      <text:p text:style-name="P1073">Wprowadzenie każdych w<text:span text:style-name="T1074">yj</text:span>ątków, które miałyby<text:s/><text:span text:style-name="T1075">m</text:span>ie<text:span text:style-name="T1076">js</text:span>ce w<text:span text:style-name="T1077"><text:s/></text:span>ustawie poza orzeczeniem s<text:span text:style-name="T1078">ą</text:span>du dyscyplinarnego, może prowadzić do takiej sytuacji, jaka już ma miejsce, czy miał<text:span text:style-name="T1079">a</text:span><text:s/>miejsce i miej<text:span text:style-name="T1080">m</text:span>y nadzieję, że nie powróci,<text:s/><text:span text:style-name="T1081">a</text:span><text:s/>mianowicie ja<text:s/><text:span text:style-name="T1082">b</text:span>ym zadała tylko jedno p<text:span text:style-name="T1083">yt</text:span>anie -<text:s/><text:span text:style-name="T1084">w</text:span><text:s/>całej historii polskiego powojennego sądownictwa - moglibyśmy zbadać - jeśli Rada Państwa odwoływała sędziego z tytułu nie dawania rękojmi, to w ilu wypadkach było to naruszenie godności urzędu, czy jakb<text:span text:style-name="T1085">yś</text:span>my to inaczej nazywali, a ile<text:s/><text:span text:style-name="T1086">b</text:span>y<text:span text:style-name="T1087">ło</text:span><text:s/>w tym wypa<text:span text:style-name="T1088">d</text:span>ków polity<text:span text:style-name="T1089">c</text:span>zny<text:span text:style-name="T1090">c</text:span>h<text:span text:style-name="T1091">.</text:span><text:s/>To<text:s/><text:span text:style-name="T1092">j</text:span>uż chy<text:span text:style-name="T1093">b</text:span>a wystarczy d<text:span text:style-name="T1094">la<text:s/></text:span>stwierdzenia, że ta sytuacja wykorzystywana jest wcale nie dla odwołania sędziego, bo uchybił godności urzędu - tu s<text:span text:style-name="T1095">ą</text:span><text:s/>inne<text:s/><text:span text:style-name="T1096">możli</text:span>w<text:span text:style-name="T1097">oś</text:span>ci po<text:span text:style-name="T1098">p</text:span>rzez sąd dyscyplina<text:span text:style-name="T1099">r</text:span>ny<text:span text:style-name="T1100">.</text:span><text:s/>Dlatego wydaje mi cię,<text:s/><text:span text:style-name="T1101">że</text:span><text:s/>do tej pory<text:s/><text:span text:style-name="T1102">U</text:span>SP w zakresie sądów orzecznictwa sądów dyscyplinarnych daje wystarcza<text:span text:style-name="T1103">ją</text:span>ce możliwości wydalenia sędziego ze służby. N<text:span text:style-name="T1104">i</text:span>e potrzeba tutaj sięgania do rękojmi, albo wprowadzania jakiś innych wyjątków w ustawie.</text:p>
      <text:p text:style-name="P1105">Dziękuję bardzo.</text:p>
      <text:p text:style-name="P1106"><text:span text:style-name="T1107">Zofia Wasilkowska</text:span>:</text:p>
      <text:p text:style-name="P1108">Ja chciałaby jeszcze kilka słów dodać do zagadnień już tu poruszonych, a związanych z Sądem Najwyższym. Otóż mnie<text:s/><text:span text:style-name="T1109">si</text:span>ę wydaje, że oczywiście my mówiąc o zmianach i większych gwarancjach<text:s/><text:soft-page-break/>niezawisłości sędziowskiej w Są<text:span text:style-name="T1110">dz</text:span>ie Na<text:span text:style-name="T1111">jw</text:span>y<text:span text:style-name="T1112">ż</text:span>szym<text:span text:style-name="T1113">,</text:span><text:s/>nie<text:s/><text:span text:style-name="T1114">m</text:span>o<text:span text:style-name="T1115">ż</text:span>e<text:span text:style-name="T1116">m</text:span>y<text:s/><text:span text:style-name="T1117">og</text:span>raniczyć się<text:span text:style-name="T1118"><text:s/>ty</text:span>lk<text:span text:style-name="T1119">o</text:span><text:s/><text:span text:style-name="T1120">d</text:span>o zniesienia<text:s/><text:span text:style-name="T1121">k</text:span>a<text:span text:style-name="T1122">d</text:span>e<text:span text:style-name="T1123">ncy</text:span>jno<text:span text:style-name="T1124">ś</text:span>ci,<text:s/><text:span text:style-name="T1125">b</text:span>o to nie jest jedyny<text:s/>sz<text:span text:style-name="T1126">kop</text:span>uł<text:s/>choć bardzo si<text:span text:style-name="T1127">ę</text:span><text:s/>cieszę, że prawie doszliśmy do zgodnego wniosku. I tylko tak na marginesie już tego zagadnienia, które jak sądzę rozważamy za ro<text:span text:style-name="T1128">z</text:span>s<text:span text:style-name="T1129">t</text:span>rz<text:span text:style-name="T1130">yg</text:span>ni<text:span text:style-name="T1131">ęt</text:span>e, a wrac<text:span text:style-name="T1132">aj</text:span>ąc do tego, że tu by<text:span text:style-name="T1133">ł</text:span>a wysunięta propozycja, ażeby jeszcze zasięgnąć opinii Sądu Najwyższego, to chc<text:span text:style-name="T1134">ę</text:span><text:s/>przypomnieć, że w latach 19<text:span text:style-name="T1135">8</text:span>0 - 1981, kiedy z jednej strony były projekty reformy ustawy o Sądzie Najwyższym ze strony Kr<text:span text:style-name="T1136">aj</text:span>owej Komisji Porozumiewawcz<text:span text:style-name="T1137">ej</text:span><text:s/>i pracowników wymiaru sprawiedliwości<text:s/>„So<text:span text:style-name="T1138">lida</text:span>rn<text:span text:style-name="T1139">oś</text:span>ci”<text:span text:style-name="T1140">,</text:span><text:s/>a z drugiej strony były także przedstawiane projekty i opracowywane przez kierownictwo Sądu Najwyższego, to akurat w tym punkcie, choć w wielu innych punktach były znaczne rozbieżności, w tym punkcie żadnej rozbieżności nie było, bo zarówno jeden jak i drugi projekt przewidywał zniesienie kadenc<text:span text:style-name="T1141">yj</text:span>ności Sądu Najwyższego.</text:p>
      <text:p text:style-name="P1142">Ale - chodzi właśnie teraz o te dalsze kwestie. O jednej już przed chwilą była tutaj mowa - mianowicie zniesienie, uchylenie tego przepisu - dotyczy to zresztą nie t<text:span text:style-name="T1143">yl</text:span>k<text:span text:style-name="T1144">o</text:span><text:s/>ustawy o Sądzie Najwyższym, ale także prawa o ustroju sądó<text:span text:style-name="T1145">w</text:span><text:s/>powszechnych, tego przepisu, który pozwala Radzie Państwa na odwołanie sędziego z tego powodu, że nie daje rękojmi należytego spełniania obowiązków sę<text:span text:style-name="T1146">dz</text:span>iego.</text:p>
      <text:p text:style-name="P1147">To jest przepis, który nasze stanowisko w tym względzie jest zupełnie zgodne, jest to przepis, kt<text:span text:style-name="T1148">ó</text:span>ry powinien być uchylony z<text:span text:style-name="T1149">a</text:span>rów<text:span text:style-name="T1150">n</text:span>o w prawie o ustroju sądów jak i w ustawie o Sądzie Najwyższym<text:span text:style-name="T1151">.</text:span><text:s/><text:span text:style-name="T1152">W</text:span><text:s/>ustawie o Sądzie Najwyższym był on szczególnie rażący wtedy, kiedy istniała ta kadency<text:span text:style-name="T1153">j</text:span>no<text:span text:style-name="T1154">ś</text:span>ć to znaczy<text:s/><text:span text:style-name="T1155">w</text:span><text:s/>chwili o<text:span text:style-name="T1156">b</text:span>ecnej,<text:s/>kiedy istnieje kadenc<text:span text:style-name="T1157">yj</text:span>ność i nie tylko<text:s/><text:span text:style-name="T1158">s</text:span>ędzia Sąd<text:span text:style-name="T1159">u</text:span><text:s/>Najwyższego powoływany b<text:span text:style-name="T1160">y</text:span>ł na określony czas, ale jeszcze w dodatku w tym okresie mógł być odwołany przez Radę Państwa wskutek bardzo nieostrego kryterium, które w gruncie rzeczy było traktowane przede wszystkim jako kryterium o charakterze politycznym.</text:p>
      <text:p text:style-name="P1161">Dlatego wydaje się, że tu jednak trzeba postulować - być może będzie to też punkt, co do którego będziemy zgodni, ażeby ten przepis, daj<text:span text:style-name="T1162">ą</text:span>cy Radzie Państwa możliwość, czy jakiemukolwiek innemu organowi państwowemu, który by w przyszłości tę<text:s/><text:span text:style-name="T1163">fu</text:span>nkcję przejął, który by dawał możliwość odwołania sędziego bez żadnego postępowania dyscyplinarnego, że ten<text:s/><text:span text:style-name="T1164">p</text:span>rzepis powinien być uchylon<text:span text:style-name="T1165">y.</text:span></text:p>
      <text:p text:style-name="P1166">Ja bym jeszcze zastanawiała się nad tym, czy sprawa nieusuwalności sędziego, ponieważ ona jest w ścisłym związku z niezawisłością sądownictwa i sędziów, czy ta sprawa nie powinna być nawet podniesiona do godności<text:s/>normy kon<text:span text:style-name="T1167">s</text:span>tytuc<text:span text:style-name="T1168">y</text:span>jn<text:span text:style-name="T1169">e</text:span>j. J<text:span text:style-name="T1170">a</text:span><text:s/>chc<text:span text:style-name="T1171">ę</text:span><text:s/>przypomnieć, że<text:s/><text:span text:style-name="T1172">w</text:span><text:s/>K<text:span text:style-name="T1173">o</text:span><text:span text:style-name="T1174">n</text:span>stytucji mar<text:span text:style-name="T1175">co</text:span>we<text:span text:style-name="T1176">j,</text:span><text:s/>która była niewątpliwie nasz<text:span text:style-name="T1177">ą</text:span><text:s/>najbardziej demokratyczną konstytucją, tego rodzaju przepis był<text:span text:style-name="T1178">.</text:span><text:s/>Nie pamiętam<text:s/><text:span text:style-name="T1179">w</text:span><text:s/>tej chwili je<text:span text:style-name="T1180">g</text:span>o d<text:span text:style-name="T1181">o</text:span>kładnego<text:s/><text:span text:style-name="T1182">b</text:span>rzemienia, a<text:span text:style-name="T1183">le</text:span><text:s/><text:span text:style-name="T1184">w</text:span><text:s/>ka<text:span text:style-name="T1185">żd</text:span>ym razie<text:s/><text:span text:style-name="T1186">b</text:span>y<text:span text:style-name="T1187">ł</text:span><text:s/>to<text:s/><text:span text:style-name="T1188">p</text:span>rzepis<text:s/><text:span text:style-name="T1189">w<text:s/></text:span>konstyt<text:span text:style-name="T1190">u</text:span>c<text:span text:style-name="T1191">j</text:span>i, k<text:span text:style-name="T1192">t</text:span>ór<text:span text:style-name="T1193">y</text:span><text:s/><text:span text:style-name="T1194">z</text:span>as<text:span text:style-name="T1195">t</text:span>r<text:span text:style-name="T1196">z</text:span>eg<text:span text:style-name="T1197">a</text:span>ł<text:span text:style-name="T1198">,</text:span><text:s/><text:span text:style-name="T1199">że</text:span><text:s/>s<text:span text:style-name="T1200">ęd</text:span>zia nie moż<text:span text:style-name="T1201">e</text:span><text:s/>być zdjęty ze swojego stanowiska, ani zawieszony<text:s/><text:span text:style-name="T1202">w</text:span><text:s/>czynnościach<text:span text:style-name="T1203">,</text:span><text:s/>ani pr<text:span text:style-name="T1204">z</text:span>eniesiona na inn<text:span text:style-name="T1205">e</text:span><text:s/>miejsce bez orzeczenia s<text:span text:style-name="T1206">ą</text:span>du dyscyplinarnego w wypadkach przewidzianych w ustawie<text:span text:style-name="T1207">.</text:span></text:p>
      <text:p text:style-name="P1208">Gdybyśmy wprowadz<text:span text:style-name="T1209">i</text:span>li taką norm<text:span text:style-name="T1210">ę</text:span><text:s/><text:span text:style-name="T1211">d</text:span>o Kons<text:span text:style-name="T1212">t</text:span>y<text:span text:style-name="T1213">t</text:span>uc<text:span text:style-name="T1214">j</text:span>i, to da<text:span text:style-name="T1215">w</text:span>a<text:span text:style-name="T1216">łaby<text:s/></text:span>ona rzeczywiście większe gwarancje niezawisłości sędziego - już takie konkretne gwarancje, że ta nieusuwaln<text:span text:style-name="T1217">oś</text:span>ć jest gwarantowana nawet normą konstytuc<text:span text:style-name="T1218">yj</text:span>ną - co oczywiście nie oznacza, bo słuszna jest tu<text:span text:style-name="T1219">taj</text:span><text:s/>uwaga, że naturalnie sędziowie też<text:s/><text:span text:style-name="T1220">s</text:span>ą ludźmi i może się zdarzyć taka sytuacja, że sędzia popełni czyn h<text:span text:style-name="T1221">ań</text:span>bi<text:span text:style-name="T1222">ą</text:span>cy czy inny, który go dyskwalifikuje do dalszego pełnienia czynności, ale od tego są sądy dyscyplinarne, ażeby się w tej sprawie wypowiedział<text:span text:style-name="T1223">y</text:span>.</text:p>
      <text:p text:style-name="P1224">Tutaj w dyskusji była jeszcze poruszona jedna kwestia związana z działalnością Sądu Najwyższego,<text:s/><text:soft-page-break/>mianowicie sprawa wytycznych. Otóż cieszę się, że to zostało poruszone, dlatego że nas również ta sprawa nurtuje i to właśnie uważamy, że ten problem ma także związek z niezawisłością sędziów - mianow<text:span text:style-name="T1225">i</text:span>cie chodzi tutaj o niezawisłość przede wszystkim<text:span text:style-name="T1226">,</text:span><text:s/><text:span text:style-name="T1227">s</text:span>ądów ni<text:span text:style-name="T1228">ż</text:span>szych instancji, bo jeżeli wytyczne są traktowane jako wiążące i s<text:span text:style-name="T1229">ą</text:span>dy niższych instancji stanowią nawet samodzielną podstawę rewizji, to oczywiście ograniczają one niezawisłość sędziów niższych instancji, którzy przecież powinni orzekać jedynie w<text:span text:style-name="T1230"><text:s/></text:span>oparciu o swoje sumienie i o ustawy.</text:p>
      <text:p text:style-name="P1231">Dlatego to jest niewątpliwie kwestia, którą powinniśmy chyba tutaj przedyskutować, przy czym t<text:span text:style-name="T1232">a</text:span>k może nie jest do końca jasne i to można by dyskutować<text:s/><text:span text:style-name="T1233">-</text:span><text:s/>czy p<text:span text:style-name="T1234">o</text:span><text:s/>prostu tę instytucję<text:s/>nale<text:span text:style-name="T1235">ż</text:span>ałoby zlikwidować, uważając,<text:s/><text:span text:style-name="T1236">ż</text:span>e n<text:span text:style-name="T1237">a</text:span>dzór i<text:span text:style-name="T1238">nd</text:span>yk<text:span text:style-name="T1239">a</text:span>c<text:span text:style-name="T1240">y</text:span>j<text:span text:style-name="T1241">n</text:span>y S<text:span text:style-name="T1242">ą</text:span>d<text:span text:style-name="T1243">u<text:s/></text:span>Najwyższego wystarcz<text:span text:style-name="T1244">aj</text:span>ąco będ<text:span text:style-name="T1245">z</text:span>ie zastrzeżony na sku<text:span text:style-name="T1246">te</text:span>k odpowiedzi na py<text:span text:style-name="T1247">t</text:span>ania prawne<text:span text:style-name="T1248">,</text:span><text:s/>które<text:s/><text:span text:style-name="T1249">m</text:span>og<text:span text:style-name="T1250">ą</text:span><text:s/><text:span text:style-name="T1251">b</text:span>y<text:span text:style-name="T1252">ć</text:span><text:s/>tak<text:span text:style-name="T1253">ż</text:span>e w ze<text:span text:style-name="T1254">s</text:span>połach zwięk<text:span text:style-name="T1255">s</text:span>zonych wydawan<text:span text:style-name="T1256">e</text:span>, c<text:span text:style-name="T1257">zy</text:span><text:s/><text:span text:style-name="T1258">też</text:span><text:s/>ewentualnie u<text:span text:style-name="T1259">t</text:span>rzymać<text:s/><text:span text:style-name="T1260">tę</text:span><text:s/><text:span text:style-name="T1261">fo</text:span>rmę<text:s/><text:span text:style-name="T1262">w</text:span>y<text:span text:style-name="T1263">t</text:span>y<text:span text:style-name="T1264">cz</text:span>n<text:span text:style-name="T1265">ych, a</text:span>le już zmienić ich char<text:span text:style-name="T1266">a</text:span>kter<text:s/><text:span text:style-name="T1267">j</text:span>ak<text:span text:style-name="T1268">o</text:span><text:s/><text:span text:style-name="T1269">ż</text:span>e nie miałyby one c<text:span text:style-name="T1270">ha</text:span>r<text:span text:style-name="T1271">a</text:span>k<text:span text:style-name="T1272">te</text:span>ru wiążąc<text:span text:style-name="T1273">eg</text:span>o w ty<text:span text:style-name="T1274">m</text:span><text:s/>sensie<text:s/><text:span text:style-name="T1275">j</text:span>ak to<text:s/><text:span text:style-name="T1276">m</text:span>a miej<text:span text:style-name="T1277">s</text:span>ce d<text:span text:style-name="T1278">ot</text:span>y<text:span text:style-name="T1279">c</text:span>h<text:span text:style-name="T1280">c</text:span>z<text:span text:style-name="T1281">as.</text:span></text:p>
      <text:p text:style-name="P1282">Oczywi<text:span text:style-name="T1283">ś</text:span>cie<text:s/><text:span text:style-name="T1284">z</text:span><text:s/>niezawisłością sędziów S<text:span text:style-name="T1285">ą</text:span>du Na<text:span text:style-name="T1286">j</text:span>wyższego<text:s/><text:span text:style-name="T1287">t</text:span>a<text:span text:style-name="T1288">k<text:s/></text:span>s<text:span text:style-name="T1289">am</text:span>o wi<text:span text:style-name="T1290">ąż</text:span>e si<text:span text:style-name="T1291">ę</text:span><text:s/>kwestia powoływania się<text:span text:style-name="T1292">.</text:span><text:s/>I<text:s/><text:span text:style-name="T1293">t</text:span>u<text:s/><text:span text:style-name="T1294">ja</text:span><text:s/><text:span text:style-name="T1295">s</text:span>i<text:span text:style-name="T1296">ę</text:span><text:s/>zg<text:span text:style-name="T1297">a</text:span>dzam<text:s/><text:span text:style-name="T1298">z<text:s/></text:span>t<text:span text:style-name="T1299">y</text:span>m<text:s/><text:span text:style-name="T1300">o</text:span><text:s/>c<text:span text:style-name="T1301">z</text:span>ym tu b<text:span text:style-name="T1302">y</text:span>ła<text:s/><text:span text:style-name="T1303">j</text:span>u<text:span text:style-name="T1304">ż</text:span><text:s/>mowa,<text:s/><text:span text:style-name="T1305">ż</text:span>e kluczowe znaczenie m<text:span text:style-name="T1306">a</text:span><text:s/>nie to<text:s/><text:span text:style-name="T1307">k</text:span>to p<text:span text:style-name="T1308">o</text:span>w<text:span text:style-name="T1309">o</text:span>łuj<text:span text:style-name="T1310">e</text:span><text:s/><text:span text:style-name="T1311">o</text:span>s<text:span text:style-name="T1312">t</text:span>a<text:span text:style-name="T1313">t</text:span>ecznie<text:s/><text:span text:style-name="T1314">t</text:span>ego<text:s/><text:span text:style-name="T1315">s</text:span>ę<text:span text:style-name="T1316">dz</text:span>ie<text:span text:style-name="T1317">go</text:span><text:s/><text:span text:style-name="T1318">-</text:span><text:s/>c<text:span text:style-name="T1319">z</text:span>y<text:s/><text:span text:style-name="T1320">t</text:span>o<text:s/><text:span text:style-name="T1321">będ</text:span>zie prezyden<text:span text:style-name="T1322">t,<text:s/></text:span>c<text:span text:style-name="T1323">zy</text:span><text:s/>R<text:span text:style-name="T1324">a</text:span>da Państwa - tylko kl<text:span text:style-name="T1325">u</text:span>c<text:span text:style-name="T1326">z</text:span>ow<text:span text:style-name="T1327">e</text:span><text:s/>znaczenie<text:s/><text:span text:style-name="T1328">m</text:span>a to,<text:s/><text:span text:style-name="T1329">w</text:span><text:s/>jaki<text:s/><text:span text:style-name="T1330">s</text:span>p<text:span text:style-name="T1331">os</text:span>ób<text:s/><text:span text:style-name="T1332">wys</text:span>u<text:span text:style-name="T1333">w</text:span>a<text:s/><text:span text:style-name="T1334">s</text:span>i<text:span text:style-name="T1335">ę</text:span><text:s/>kandydatów<text:span text:style-name="T1336">,</text:span><text:s/>k<text:span text:style-name="T1337">t</text:span>órzy<text:s/><text:span text:style-name="T1338">mają</text:span><text:s/>b<text:span text:style-name="T1339">y</text:span>ć<text:s/><text:span text:style-name="T1340">ost</text:span>atec<text:span text:style-name="T1341">z</text:span>nie przez<text:s/><text:span text:style-name="T1342">t</text:span>ą in<text:span text:style-name="T1343">styt</text:span>u<text:span text:style-name="T1344">cj</text:span>ę<text:span text:style-name="T1345">,</text:span><text:s/>przez<text:s/><text:span text:style-name="T1346">t</text:span>en org<text:span text:style-name="T1347">a</text:span>n państwowy - tu si<text:span text:style-name="T1348">ę</text:span><text:s/>nie z<text:span text:style-name="T1349">g</text:span>ad<text:span text:style-name="T1350">za</text:span>m<text:s/><text:span text:style-name="T1351">z</text:span><text:s/>wy<text:span text:style-name="T1352">po</text:span>wie<text:span text:style-name="T1353">dz</text:span>iami p<text:span text:style-name="T1354">op</text:span>r<text:span text:style-name="T1355">zed</text:span>ni<text:span text:style-name="T1356">ków</text:span>,<text:s/><text:span text:style-name="T1357">że</text:span><text:s/>or<text:span text:style-name="T1358">ga</text:span>n pa<text:span text:style-name="T1359">ń</text:span>s<text:span text:style-name="T1360">t</text:span>w<text:span text:style-name="T1361">o</text:span>wy<text:s/><text:span text:style-name="T1362">-</text:span><text:s/>c<text:span text:style-name="T1363">h</text:span>od<text:span text:style-name="T1364">z</text:span>i o<text:s/><text:span text:style-name="T1365">t</text:span>o k<text:span text:style-name="T1366">t</text:span>o<text:s/><text:span text:style-name="T1367">ma</text:span><text:s/>w<text:span text:style-name="T1368">s</text:span>kazyw<text:span text:style-name="T1369">a</text:span>ć tych kandyda<text:span text:style-name="T1370">t</text:span>ó<text:span text:style-name="T1371">w.</text:span></text:p>
      <text:p text:style-name="P1372">Dotychczasowe<text:s/><text:span text:style-name="T1373">doś</text:span>wia<text:span text:style-name="T1374">d</text:span>czenie wskazuje na<text:s/><text:span text:style-name="T1375">to,</text:span><text:s/><text:span text:style-name="T1376">ż</text:span>e to wła<text:span text:style-name="T1377">ś</text:span>nie wska<text:span text:style-name="T1378">z</text:span>ywanie kandydatów ma charakter bard<text:span text:style-name="T1379">z</text:span>o po<text:span text:style-name="T1380">u</text:span>fny i w<text:span text:style-name="T1381">s</text:span>kutek te<text:span text:style-name="T1382">g</text:span>o<text:s/><text:span text:style-name="T1383">-</text:span><text:s/>nie<text:s/><text:span text:style-name="T1384">w</text:span>iadomo dlac<text:span text:style-name="T1385">z</text:span>ego<text:span text:style-name="T1386">,</text:span><text:s/>moż<text:span text:style-name="T1387">na</text:span><text:s/><text:span text:style-name="T1388">s</text:span>i<text:span text:style-name="T1389">ę</text:span><text:s/>te<text:span text:style-name="T1390">g</text:span>o<text:s/><text:span text:style-name="T1391">z</text:span><text:s/>łatwości<text:span text:style-name="T1392">ą</text:span><text:s/>d<text:span text:style-name="T1393">o</text:span>my<text:span text:style-name="T1394">ś</text:span>leć<text:span text:style-name="T1395">,</text:span><text:s/>ch<text:span text:style-name="T1396">o</text:span>ć<text:span text:style-name="T1397"><text:s/></text:span>formalnie<text:s/><text:span text:style-name="T1398">n</text:span>i<text:span text:style-name="T1399">e</text:span><text:s/>wia<text:span text:style-name="T1400">d</text:span>om<text:span text:style-name="T1401">o,</text:span><text:s/>jakimi<text:s/><text:span text:style-name="T1402">wł</text:span>a<text:span text:style-name="T1403">śc</text:span>i<text:span text:style-name="T1404">w</text:span>ie kry<text:span text:style-name="T1405">t</text:span>eriami kieru<text:span text:style-name="T1406">ją</text:span><text:s/>si<text:span text:style-name="T1407">ę t</text:span>e organ<text:span text:style-name="T1408">y,</text:span><text:s/>k<text:span text:style-name="T1409">t</text:span>óre zgłaszają tych<text:s/><text:span text:style-name="T1410">k</text:span>andydatów, konkretnie<text:s/><text:span text:style-name="T1411">ja</text:span>k<text:s/><text:span text:style-name="T1412">d</text:span>otyc<text:span text:style-name="T1413">h</text:span>czas Mini<text:span text:style-name="T1414">ste</text:span>r Sprawie<text:span text:style-name="T1415">d</text:span>liw<text:span text:style-name="T1416">o</text:span>ści<text:span text:style-name="T1417">,</text:span><text:s/><text:span text:style-name="T1418">cz</text:span>y te<text:span text:style-name="T1419">ż</text:span><text:s/><text:span text:style-name="T1420">j</text:span>eżeli chod<text:span text:style-name="T1421">z</text:span>i o<text:s/><text:span text:style-name="T1422">s</text:span>ędziów Sądu Najwyższego - pierwszy prezes Sądu Najwyższego<text:span text:style-name="T1423">.</text:span></text:p>
      <text:p text:style-name="P1424"><text:span text:style-name="T1425">W</text:span><text:s/>każdym razie ja<text:s/><text:span text:style-name="T1426">s</text:span>ama<text:span text:style-name="T1427">,</text:span><text:s/>poniewa<text:span text:style-name="T1428">ż</text:span><text:s/>byłam wieloletnim sędzią Sądu Najwyższego, to znam takie wypadki, kiedy przez pewien czas sądzili w Sądzie Najwyższym delegowani sędziowie sądu wojewódzkiego, o których była powszechna opinia wśród wszystkich kolegów, że są to bardzo wybitni prawnicy, mający pełne kwalifikacje do tego, ażeby zostać sędziami Sądu Najwyższego, no ale ostatecznie ich kandydatury nie były zgłaszane, bo zgromadzenie ogólne, ani nikt z sędziów nie mógł si<text:span text:style-name="T1429">ę</text:span><text:s/>w tej sprawie wypowiadać, natomiast potem z pewnym zdziwieniem dowiadywaliśmy się, że te kandydatury<text:s/><text:span text:style-name="T1430">w</text:span><text:s/>ogóle nie zostały zgłoszone, przy czym możemy się tylko domyślać się, bo nikt nie miał obowiązku udzielić nam odpowiedzi, jako że te sprawy działy się zupełnie poza gronem sędziowskim, mogliśmy się tylko domyślać, że przy<text:span text:style-name="T1431">c</text:span>zyny były takie, że powiedzmy sędzia był bezpartyjny albo że był człowiekiem wierzącym, bo w swoim cza<text:span text:style-name="T1432">s</text:span>ie<text:span text:style-name="T1433"><text:s/></text:span>te rzeczy odgrywały rolę - mam nadzieję, że już dzisiaj nie - ale wtedy odgrywały rolę<text:span text:style-name="T1434">.</text:span></text:p>
      <text:p text:style-name="P1435">Dlatego tu - zwłaszcza jeżeli chodzi o Sąd Najwyższy, oczywiście dotyczy to wszystkich sędziów, ale mówimy w tej chwili o Sądzie Najwyższym - kwestia właśnie doboru tych kandydatów, to jest sprawa zupełnie kluczowa, tym bardzie, że tu jeżeli chodzi o Sąd Najwyższy, to chodzi o to, by tu trafiali rzeczywiście sędziowie reprezentujący z jednej strony wybitną wiedzę prawniczą, a z drugiej jednocześnie i nieskazitelny charakter, i wysokie walory moralne.</text:p>
      <text:p text:style-name="P1436">Dlatego też my w tych naszych projektach wyobrażaliśmy<text:s/><text:span text:style-name="T1437">s</text:span>obie<text:span text:style-name="T1438">,<text:s/></text:span>że kandydatury na sędziów Sądu<text:s/><text:soft-page-break/>Najwyższego w miarę wolnych miejsc powinny spływać z różnych stron, ale ostatecznie wypowiadać się o nich powinno zgromadzenie ogólne, które powinno przedstawiać tych kandydatów w zwiększonej oczywiście liczbie, temu organowi, który będzie ich powoływa<text:span text:style-name="T1439">ł.</text:span></text:p>
      <text:p text:style-name="P1440">Dlatego też wyobrażaliśmy sobie, jeśli chodzi o sędziów Sądu Najwyższego, to o każdym wolnym stanowisku - powinna nastąpić jakaś publiczna wiadomość, czy to w czasopismach prawniczych, czy w dzienniku urzędowym Ministerstwa Sprawiedliwości, czy w<text:s/>„Monitorze Polskim”, w każdym razie tak, ażeby każdy zainteresowany mógł się o tym dowiedzieć i ażeby na przykład wybitni pr<text:span text:style-name="T1441">z</text:span>e<text:span text:style-name="T1442">d</text:span>stawiciele nauki prawa sami mogli zgłaszać swoje kandydatury do Sądu Najwyższego.<text:s/><text:span text:style-name="T1443">T</text:span>o byłoby - że tak powiem jedno źródło tych kandydatur.</text:p>
      <text:p text:style-name="P1444">D<text:span text:style-name="T1445">r</text:span>ugie źródło takie normalne byłoby awansowanie sędziów sądów w<text:span text:style-name="T1446">o</text:span>jewódzk<text:span text:style-name="T1447">i</text:span>ch.<text:s/><text:span text:style-name="T1448">P</text:span>r<text:span text:style-name="T1449">z</text:span>y czym tutaj wydawało na<text:span text:style-name="T1450">m</text:span><text:s/>si<text:span text:style-name="T1451">ę,</text:span><text:s/>że n<text:span text:style-name="T1452">aj</text:span><text:span text:style-name="T1453">bardziej<text:s/></text:span>prawid<text:span text:style-name="T1454">ł</text:span>ową procedurą b<text:span text:style-name="T1455">ę</text:span>d<text:span text:style-name="T1456">z</text:span>ie, ażeby opin<text:span text:style-name="T1457">i</text:span>i o tych sędziach sądów wojewódzkich, którzy mają być powołani do Sądu Najwyższego, ażeby były wyrażane przez<text:s/>Zgromadzenie<text:s/>Ogólne<text:s/>Sędziów<text:s/>Sądu<text:s/>Wojewódzkiego, a następnie także przez Zgromadzenie Sądu Najwyższego<text:span text:style-name="T1458">.</text:span></text:p>
      <text:p text:style-name="P1459">Trzecim źródłem tych kandydatów<text:s/><text:span text:style-name="T1460">-</text:span><text:s/>trzeba by zastrzec to prawo dla pierwszego prezesa Sądu Najwyższego, który nie powinien by<text:span text:style-name="T1461">ć</text:span><text:s/>pozbawiony zgłaszania kandydatur, ale ci wszyscy kandydaci znaleźliby się ostatecznie przed zgromadzeniem ogólnym, które dokonałoby wyboru i można by przyją<text:span text:style-name="T1462">ć</text:span><text:s/>taką zasadę, że ci którzy kolejno otrzymają najwyższą ilość głosów - dwóch czy trzech - byliby przedstawiani Radzie Państwa, czy też w przyszłości Prezydentowi, jeżeli taki urząd będzie powołany<text:span text:style-name="T1463">.</text:span><text:s/>Wydawało nam się, że to najlepiej by zabezpieczyło funkcjonowanie Sądu Najwyższego<text:span text:style-name="T1464">.</text:span></text:p>
      <text:p text:style-name="P1465">Tutaj w dyskusji były także poruszone kwestie, które moim zdaniem nie wiążą się bezpośrednio z zagadnieniem niezawisłości sędziowskiej, aczkolwiek mogą mieć wpływ na samo funk<text:span text:style-name="T1466">cj</text:span>onowanie Sądu Najwyższego<text:span text:style-name="T1467">.</text:span><text:s/>Chodzi tu o zagadnienie - zresztą było to wielokrotnie, było dyskutowane w latach ubiegłych - mianowicie w jaki sposób ograniczyć obowiązki Sądu Najwyższego w zakresie rozpoznawania rewizji, a tym samym zwiększyć możliwość właśnie tego nadzoru judykacyjnego nad całym sądownictwem<text:span text:style-name="T1468">.</text:span><text:s/>Chodzi tu także i o sądy szczególne<text:span text:style-name="T1469">.</text:span></text:p>
      <text:p text:style-name="P1470">W czasie poprzedniej dyskusji padła tu taka może nie tyle propozycja konkretna, ale pewnego rodzaju sugestia, bo tak możliwości są dwie - pierwsza to jest taka, ażeby zwiększyć znacznie kompetencje sądów powiatowych, a zmni<text:span text:style-name="T1471">ej</text:span>szyć bardzo kompetencje sądów w<text:span text:style-name="T1472">oj</text:span>ewódzkich, co zmni<text:span text:style-name="T1473">ej</text:span>szyłoby zakres rewizji wpływających do Sądu Najwyższego, ale jest to chyba mało realne, ponieważ często są to dosyć poważne sprawy zarówno z zakresu prawa karnego, ja<text:span text:style-name="T1474">k</text:span><text:s/><text:span text:style-name="T1475">i</text:span><text:s/>prawa cywilnego - trudno byłoby wszystkie te sprawy przenieść sądów pierwszej instancji, do sądów rejonowych. Natomiast propozycja, a może nie tyle propozycja, co sugestia jaką usłyszałam w czasie poprzedniego posiedzenia, wydała mi się bardzo interesująca. Mianowicie - ażeby stworzyć taki dawny rodzaj sądów apelac<text:span text:style-name="T1476">yj</text:span>nych, to znaczy coś pośredniego między sądami wojewódzkimi, a Sądem Najwyższym, który rozpoznawałyby rewizje od orzeczeń sądu w<text:span text:style-name="T1477">oj</text:span>ewódzkiego.<text:s/><text:span text:style-name="T1478">W</text:span><text:s/>ten sposób Sąd Najwyższy zostałby nawet całkowicie odciążony od rozpoznawania zwykłych rewizji - to wiąże się już ze strukturą sądownictwa, a nie samą kwestią niezawisłości sędziów, ale ponieważ te sugestie tu padły to być może, że w innym etapie może będzie można się,<text:s/><text:span text:style-name="T1479">n</text:span>ad tym zastanowić, ażeby tego rodzaju system organizacyjny przyjąć.</text:p>
      <text:p text:style-name="P1480">Dlatego też wydaje mi się, że jednak jeżeli chcemy - a tak rozumiem, żeśmy uchwalili, że dzisiaj<text:s/><text:soft-page-break/>poświęcamy nasze dyskusje zagadnieniom niezawisłości sądów, sędziów i zwiększenia właściwie gwarancji, to powinniśmy w zasadzie w pierwszym rzędzie zastanowić się nad tymi zagadnieniami związanymi ze sposobem powoływania i wysuwania kandydatów, następnie uchyleniem tych wszystkich przepisów dotyczącej tak zwanej rękojmi i oczywiście kwestii jakie to powinno znaleźć odzwierciedlenie w Konstytucji, ażeby rzeczywiście nastąpiło wyodrębnienie tej władzy sądowniczej od władzy ustawodawcz<text:span text:style-name="T1481">ej</text:span><text:s/>i władzy wykonawczej, co nas oczywiście prowadzi do problemów między innymi powołania tej najwyższej rangi sądownictwa, o której tutaj była mowa. To na razie tyle dziękuję.</text:p>
      <text:p text:style-name="P1482"><text:span text:style-name="T1483">Przewodniczący</text:span>:</text:p>
      <text:p text:style-name="P1484">Zanim głosu udzielę dwóm zgłaszającym się dyskutantom, ponieważ w wypowiedziach pani mecenas<text:s/><text:span text:style-name="T1485">S</text:span>kórzewskiej i pani profesor<text:s/><text:span text:style-name="T1486">Wa</text:span>silkowskiej poruszono kwestię związane z taką bardzo wstępną - podkreślam - koncepcją zmiany struktury organizac<text:span text:style-name="T1487">yj</text:span>n<text:span text:style-name="T1488">ej</text:span><text:s/>sądownictw<text:span text:style-name="T1489">a</text:span><text:span text:style-name="T1490"><text:s/></text:span>co się wiąże jednak z uprawnieniami samorządu, konsekwencji z poszerzeniem gwarancji niezawisłości, dla usunięcia pewnych wątpliwości, chciałbym pewne rzeczy wyjaśnić w tym miejscu - jeśli państwo pozwolicie.</text:p>
      <text:p text:style-name="P1491">To jest - jak już powiedziałem po pierwszym posiedzeniu - koncepcja, która jest opracowana w Ministerstwie Sprawiedliwości. Ona nie była przedmiotem obrad kolegium, nie była objęta żadną decyzją Ministerstwa, jest - konsultujemy ją i przekażemy do Sądu Najwyższego, prokuratury. Oczywiście, gdyby ona została poparta, będzie ona upowszechniona, konsultacje będą daleko szersze.</text:p>
      <text:p text:style-name="P1492">Otóż - dlaczego jest ona ważna i wiąże się nawet z koncepcją poszerzenia samorządności. Obecna struktura sądownictwa jest taka, że sądy w<text:span text:style-name="T1493">oj</text:span>ewódzkie, które są sądami w części rozpatr<text:span text:style-name="T1494">uj</text:span>ącymi rewizję, a w części sądami rozpatrującymi sprawy pierwszej instancji, są bądź sądami bardzo dużymi, bądź sądami bardzo małymi, w których jest 7, 8, 9<text:s/>taka jest przewaga w<text:span text:style-name="T1495">ś</text:span>ród 44 sądów wojewódzkich w Polsce<text:s/><text:span text:style-name="T1496">-</text:span><text:s/>ilości sędziów sądów w<text:span text:style-name="T1497">oj</text:span>ewódzkich.</text:p>
      <text:p text:style-name="P1498"><text:span text:style-name="T1499">W</text:span><text:s/>moim przekonaniu przy takiej ilości sędziów wojewódzkich trudno mówić o wprowadzeniu w pełni zasady samorządności sędziów.<text:s/><text:span text:style-name="T1500">C</text:span>i sędziowie codziennie się spotykają, rozmawiają. Jeśli patrzeć na instytucje, które wprowadzono w prawie o ustroju sądów powszechnych, to one nie są dostosowane do tej wielkości sądów. Nie ma w pełni nadzoru orzeczniczego, nie ma wielu spraw, które powinny być. Stąd zrodziła się, taka koncepcja, ażeby utrzymać i wzmacniać sądy pierwszej instancji - obojętnie czy będą się one nazywały rejonowymi czy nie - dla spraw podstawowych, sądy wojewódzkie obojętnie jakby się nazywały, byłyby też w części sądami, które r<text:span text:style-name="T1501">ozp</text:span>atrywałyby rewizje od orzeczeń sądów pierwszej instancji, a w pewnych sprawach rozpatrywałyby sprawy pierwszej instancji.</text:p>
      <text:p text:style-name="P1502">Nie musi być i nie chcemy wcale, by ilość sądów wojewódzkich rosła. Nie. Tak może być, ale tak nie musi być. Jeszcze mamy instytucję, którą też by trzeba rozważyć - byłbym nawet zwolennikiem utrzymania ośrodków wojewódzkich - jest to instytucja, która jest utrzymana w prawie o ustroju sądów powszechnych i takie przypadki mamy, że jeden sąd wojewódzki działa na terenie więcej jak jednego województwa - dwóch i trzech.</text:p>
      <text:p text:style-name="P1503">Tak może być, ale tak nie musi być. To też może być przedmiotem konsultacji. Osobiście opowiadam się nawet za poglądem, że ilość sądów wojewódzkich w obecnej sytuacji - tych niewielkich - jest bardzo duża i zbyt duża. Natomiast sądy okręgowe - nie ustalone - bo to jest wstępna koncepcja, żeby od strony orzecznictwa były wyłącznie sądami rewizyjnymi. Co one dawałyby tym sędziom? Znakomitą orientację o<text:s/><text:soft-page-break/>poziomie sędziów niższej instancji. Kto wie lepiej jak nie rewizja?</text:p>
      <text:p text:style-name="P1504">Pani mecenas - jest to wstępna koncepcja i to możemy dać<text:s/>dalej do dyskusji. Nie chodzi mi tutaj o same dokładne sprecyzowania. Ja tutaj ustnie chcę w tej sprawie przedstawić pewne oficjalne stanowisko.</text:p>
      <text:p text:style-name="P1505">A wracając do sądów okręgowych. Każdy sędzia rewizyjny ma znakomite rozeznanie o poziomie pracy, orzecznictwie, o wiedzy, o wielu sprawach i elementach pracy, walorach sędziego niższej instancji. I stąd proszę rozważyć, czy gdyby koncepcja sądów okręgowych nie uznana została za pomysł zły, a interesujący - czy właśnie w tych sądach okręgowych, właśnie w tych sądach nie są stworzone warunki d<text:span text:style-name="T1506">o</text:span><text:s/>pracy samorządu. Bo jest większa ilość sędziów, odległość od wielu władz jest dalsza, doskonałe rozeznanie o pracy niższej instancji sędziów i możliwość bardziej obiektywnego - wydaje mi się - decydowania o sprawach, w których jest trudniej gdy jest 6, 7, 8 lub 9 sędziów, którzy się znają z wszystkimi swoimi wadami, zaletami<text:s/><text:span text:style-name="T1507">i</text:span><text:s/>tak dalej.</text:p>
      <text:p text:style-name="P1508">Ta koncepcja jest opracowywana i przedstawiana z bardzo wielu powodów, ale ona w tym aspekcie - uważam, że jest ważna - również dla spraw, które dzisiaj omawiamy. Dlatego o tym podnoszę, że nie musi to być każdy sąd wojewódzki w każdym w<text:span text:style-name="T1509">oj</text:span>ewództwie, można rozważać i trzeba ilość sądów wojewódzkich na jakim obszarze i może to być druga sprawa - co podkreślam - możliwość działania samorządów z większym udziałem sędziów w okręgu, w którym działa sąd wojewódzki, z wszystkimi dającymi się już w tej chwili - każdy przyszły ustawodawca - już w tej chwili można sobie wyobrazić jakie to ma skutki.</text:p>
      <text:p text:style-name="P1510">W tym sensie - ja ten bardzo wstępny, niedoskonały materiał - ale już nie mieliśmy czasu na prz<text:span text:style-name="T1511">e</text:span>gotowanie, mogliśmy to zrobić za dwa tygodnie, za miesiąc, ale woleliśmy dać w takim stanie jak jest, nawet je<text:span text:style-name="T1512">ś</text:span>li on będzie budził wątpliwości, pewne zdania są nieprzemyślane, jeszcze nie do końca dopracowane.</text:p>
      <text:p text:style-name="P1513">Proszę bardzo, pan chciał zabrać głos.</text:p>
      <text:p text:style-name="P1514"><text:span text:style-name="T1515">Tadeusz Zieliński</text:span>:</text:p>
      <text:p text:style-name="P1516">Tadeusz Zieliński, profesor Uniwersytetu Jagiellońskiego. Ja chciałem się może zająć wstępnie problemem tak zwanej apolityczności sędziów. Otóż uważam, że problem ten nie sprowadza się tylko do kwestii łączenia, bądź też niełączenia funkcji sędziowskiej z działalnością partyjną, a także do wpływu połączenia tych funkcji na niezawisłość sędziowską.</text:p>
      <text:p text:style-name="P1517">Mi si<text:span text:style-name="T1518">ę</text:span><text:s/>wydaje, że zagrożenie dla niezawisłości sędziowskiej w tej płaszczyźnie<text:s/><text:span text:style-name="T1519">t</text:span>kwi chyba także w poglądach, ustalonych od lat poglądach na polityczną rolę sędziów, w wymiarze sprawiedliwości. W naszym dokumencie cytowany jest pogląd wiceministra sprawiedliwości - Jana Brola - opublikowany w<text:s/><text:span text:style-name="T1520">„</text:span>Gazecie Prawnicz<text:span text:style-name="T1521">e</text:span>j”<text:s/>z 1 października 1988 roku, w którym to artykule przedstawiciel przecież resortu sprawiedliwości stwierdził, że sąd jako część aparatu państwowego, nie jest apolityczny. Sędzia stosując prawo nie może odrywać się od jego politycznych i społecznych treści, od celu dla jakiego zostały ustanowione te normy. Odnosi się to zwłaszcza do stosowania norm, w których ustawodawca pozostawia<text:s/><text:span text:style-name="T1522">sę</text:span>dziemu tak zwane luzy interpretac<text:span text:style-name="T1523">yj</text:span>ne lub decyzyjne.</text:p>
      <text:p text:style-name="P1524">Gotów byłbym się częściowo zgodzić z pierwszą częścią wypowiedzi autora tego artykułu. Mam natomiast szereg zastrzeżeń co do stosowania tak zwanych luzów decyzyjnych, luzów interpretacyjnych, które tutaj w wypowiedzi autora artykułu opublikowano w<text:s/><text:span text:style-name="T1525">„</text:span>Gazecie Prawniczej”<text:s/>zostały zaakceptowane. Otóż wydaje mi się, że owe luzy interpretac<text:span text:style-name="T1526">yj</text:span>ne, w postaci rozmaitych tak zwanych klauzul generalnych,<text:s/><text:soft-page-break/>takich jak interes państwa ludowego,<text:span text:style-name="T1527"><text:s/></text:span>społeczno-gospod<text:span text:style-name="T1528">a</text:span>rcze przeznaczenie prawa, zasady wspó<text:span text:style-name="T1529">łż</text:span>ycia społecznego - otóż wszystkie te luzy interpretac<text:span text:style-name="T1530">yj</text:span>ne - w moim przekonaniu zagrażają niezawisłości sędziowskiej, ponieważ pod te nieokreślone zwroty można podkładać w procesie stosowania prawa<text:s/>rozmaite treści. Te luzy decyzyjne wypełnia się, b<text:span text:style-name="T1531">ą</text:span>dź też mogą być wypełniane także dyrektywami polit<text:span text:style-name="T1532">ycz</text:span>nymi.</text:p>
      <text:p text:style-name="P1533"><text:span text:style-name="T1534">I</text:span>nnymi słowy problem niezawisłości sędziowskiej wiąże si<text:span text:style-name="T1535">ę<text:s/></text:span>ściśle z zagadnieniem praworządności, z zagadnieniem ścisłego stosowania prawa. Przepisy powinny być ścisłe, w miarę mo<text:span text:style-name="T1536">ż</text:span>ności należy unikać owych klauzul generalnych.<text:s/><text:span text:style-name="T1537">W</text:span><text:s/>przeciwnym razie istnieje bardzo poważne zagrożenie dla prawidłowego wymierzania sprawiedliwośc<text:span text:style-name="T1538">i.</text:span></text:p>
      <text:p text:style-name="P1539">Ten sam zresztą problem występuje gdy idzie o ochronę sędziego, o ochronę niezawisłości sędziowskiej z punktu widzenia gwarancji jego nieusuwaln<text:span text:style-name="T1540">oś</text:span>ci. I znowu mamy w prawie o ustroju sądów powszechnych klauzulę generalną, nie tyl<text:span text:style-name="T1541">k</text:span>o<text:s/><text:span text:style-name="T1542">w</text:span><text:s/>prawie o ustroju sąd<text:span text:style-name="T1543">ó</text:span>w powszechnych, bo zdaje się ta klauzula powtarza się i w innych aktach prawnych, także w odniesieniu do prokuratorów, ta klauzula, którą krytykujemy bardzo mocno - rękojmia należytego wykonywania obowiązków sędziego. Jest to klauzula generalna, pod którą można podkładać rozmaite treści. Jest ona niesłychanie niebezpieczna z punktu widzenia nieusuwaln<text:span text:style-name="T1544">oś</text:span>ci sędziów.</text:p>
      <text:p text:style-name="P1545">P<text:span text:style-name="T1546">r</text:span>zy okazji, ponieważ będę musiał prosić niestety o zwolnienie mnie wcze<text:span text:style-name="T1547">ś</text:span>niej z tego posiedzenia, nie wiem czy dalsza część mojej wypowiedzi będzie wkomponowana w ten fragment dzisiejszego posiedzenia. Chciałbym poruszyć problem bardziej szczegółowy, ale zdaje mi się bardzo istotny z punktu widzenia zasady niezawisłości sędziowskiej.</text:p>
      <text:p text:style-name="P1548">Otóż sędziowie są niezawiśli, podlegają tylko ustawie. Sądy rozstrz<text:span text:style-name="T1549">ygaj</text:span>ą samodzielnie wszelkie zagadnienia prawne, nie są związane orzeczeniami innych sądów lub urzędów. W ustawie o Trybunale Konstytuc<text:span text:style-name="T1550">yj</text:span>nym, zamieszczony został artykuł 22, który przewiduje, że pytania prawne do Trybunału<text:span text:style-name="T1551"><text:s/></text:span>Konstytu<text:span text:style-name="T1552">c</text:span>y<text:span text:style-name="T1553">j</text:span>nego przedstawia między innymi pierwszy prezes Sądu Najwyższego. Jest to decyzja czynnika w gruncie rzeczy administrac<text:span text:style-name="T1554">yj</text:span>nego. Składy<text:s/>sądzące nie mają głosu decydującego w sprawie orzekania w tych przypadkach, kiedy dopatrują się sprzeczno<text:span text:style-name="T1555">ś</text:span>ci pomiędzy aktem prawnym, przepisem, który mają zastosować, a Konstytucją.</text:p>
      <text:p text:style-name="P1556">Należałoby dążyć do tego, aby przepis artykułu 22 ustawy o Trybunale K<text:span text:style-name="T1557">o</text:span>nstytuc<text:span text:style-name="T1558">yj</text:span>nym został jak najrychlej zmieniony. Istnieje bowiem - w moim przekonaniu sprzeczność pomiędzy tym przepisem a wyrażoną w Konstytucji zasadą niezawisłości sędziów. Składy sądzące powinny samodzielnie rozstrzygać te problemy czy sprawa powinna trafić do Trybunału Konstytuc<text:span text:style-name="T1559">yj</text:span>nego, czy nie. Tym czasem jest tu sytuacja paradoksalna - pierwszy prezes Sądu Najwyższego może odmówić skierowania pytania prawnego<text:s/><text:span text:style-name="T1560">d</text:span>o Trybunału Konstytucyjnego i wtedy - w takim przypadku - skład orzekający wbrew temu, gdyby miał wątpliwości co do zgodności danego przepisu z Konstytucją, musi jednak w takiej sytuacji przepis zastosować, bo przecież sędziowie związani są ustawą.</text:p>
      <text:p text:style-name="P1561">Dziękuję za uwagę.</text:p>
      <text:p text:style-name="P1562"><text:span text:style-name="T1563">Przewodniczący</text:span>:</text:p>
      <text:p text:style-name="P1564">Dziękuję. Profesor Lech Garlicki.</text:p>
      <text:p text:style-name="P1565"><text:span text:style-name="T1566">L</text:span><text:span text:style-name="T1567">ech Garlicki</text:span>:</text:p>
      <text:soft-page-break/>
      <text:p text:style-name="P1568">Zacznę od pewnej uwagi nie na temat, ale ona mnie jakoś męczy.<text:s/><text:span text:style-name="T1569">M</text:span>y ciągle mówimy o zasadzie podziału władz i ja uważam, że zastanawianie się nad przyszłą pozycją ustrojową sądownictwa rzeczywiście powinno następowa<text:span text:style-name="T1570">ć</text:span><text:s/>w perspektywie podziału władz, ale też jednak zdawajmy sobie sprawę z tego, że z kolei dla relacji między tak zwaną legislatywą a egzekutywą, to zasada podziału władz jest już bardziej dyskusyjna, bo ona w efekcie prowadzi przecież do pewnego osłabienia, osłabienia pozycji parlamentu, stawiając go na równi z pozycją rządu czy egzekutywy. Przy zasadzie istniejącej dzisiaj - przyna<text:span text:style-name="T1571">j</text:span>mni<text:span text:style-name="T1572">ej</text:span><text:s/>teoretycznie - Sejm jest organem ważniejszym od rządu. Praktycznie oczywiście nie jest, ale jeżeli teraz tę zasadę zmienimy, to doprowadzimy do sytuacji gdzie Sejm i tak będzie jeszcze słaby przez jakiś czas przynajmni<text:span text:style-name="T1573">ej,<text:s/></text:span>natomiast Konstytucja będzie go jeszcze dodatkowo ciągnąć w dół. Ale to jest tylko pewnego rodzaju uwaga na marginesie. Oczywiście gdy chodzi o sądownictwo - moim zdaniem - jego pozycję należy oprzeć na zasadzie podziału władz. Rzecz jasna - jedną z podstawowych spraw z tym związanych - to jest niezawisłość sędziowska i pozycja sędziego. Ja się całkowicie zgadzam z tymi propozy<text:span text:style-name="T1574">cj</text:span>ami, które wypowiadają się za ustaleniem zasady tej możliwie najpełniejszej nieusuwaln<text:span text:style-name="T1575">oś</text:span>ci sędziego, to znaczy zrezygnowanie z tych przepisów, które mówią o możliwości odwołania z powodu braku rękojmi. Rzeczywiście przecież komisje dyscyplinarne są w stanie wydalić sędziego ze służby, jeżeli dokonał naruszenia swoich obowiązków, a te obowiązki sędziowskie, no są jednak zakreślone w ustawie i jeszcze będą zakreślone szeroko.<text:s/>Tak nawiasem mówiąc - przecież nie da się uniknąć klauzul generalnych czy pewnych sformułowań nieostrych<text:span text:style-name="T1576">.</text:span><text:s/>Na całym świecie istnieje możliwość poz<text:span text:style-name="T1577">b</text:span>awiania sędziego stanowiska, który ciężko naruszył swoje obowiązki<text:span text:style-name="T1578">.</text:span><text:s/>Tyle że jest kwestia pewnego niezależnego, demokratycznego sposobu orzekania w sprawach, które właśnie będzie trzymał organ orzekający z dala od polityki i chyba komisje dyscyplinarne są tutaj jedynymi ciałami, dającymi te gwarancje w stopniu najwyższym.</text:p>
      <text:p text:style-name="P1579">Gdy chodzi o problem powoływania sędziów, to rzeczywiście - w moim przekonaniu - powinno to należeć do głowy państwa - czyli do prezydenta, czy to będzie przewodniczący Rady Państwa, nie ma to w tej chwili większego znaczenia, natomiast wyobrażałbym sobie prezydenta jako zarazem przewodniczącego najwyższej, czy naczelnej rady sądownictwa, organu, który nawiasem mówiąc stałby w poprzek zasady podziału władz, bo przecież skupiałby w sobie przedstawicieli władz wszystkich<text:span text:style-name="T1580">.<text:s/></text:span>Można sobie wyobrażać i to są rozwiązania bliższe francusko-włoskim, czy to bliższe niemieckim, ale można sobie wyobrażać, no właśnie skład tej Najwyższej Rady Sądownictwa uwzględniający z jednej strony przedstawicieli parlamentu, czyli polityków, z drugiej strony przedstawicieli sądownictwa, czyli jakiegoś samorządu sądowego. Trzeba zastanowić si<text:span text:style-name="T1581">ę</text:span>,<text:span text:style-name="T1582"><text:s/></text:span>czy to miałby robić<text:s/>Zgromadzenie<text:s/>Ogólne Sądu Najwyższego delegować swoich przedstawicieli, no chyba na pewno i<text:s/>Zgromadzenie<text:s/>Ogólne NSA, ale to są oczywiście szczegóły.</text:p>
      <text:p text:style-name="P1583">Wydaje mi się, że jednak decyzja o powołaniu sędziego powinna należeć do prezydenta - zakładam, że będzie to prezydent, że wobec tego rola tej naczelnej rady sądownictwa polegałaby na przedstawianiu kandydatów - jest to rozwiązanie przyjęte w wielu k<text:span text:style-name="T1584">r</text:span>ajach<text:span text:style-name="T1585">.</text:span><text:s/>Prezydent oczywiście nie mógłby powołać tego, kto nie byłby przedstawiony przez Naczelną Radę Sądownictwa, być może mógłby odmówić powołania w przypadkach, w których uważałby z takich czy<text:s/>innych względów uważałby to za uzasadnione. To jest pewna klapa bezpieczeństwa. Trzeba by się zastanowić czy miałoby to sens, czy nie, ale w każdym razie<text:s/><text:soft-page-break/>nie<text:s/>mogłoby<text:s/>być nominacji bez wniosku ze strony Naczelnej Rady Sądownictwa.</text:p>
      <text:p text:style-name="P1586">Ale teraz powstaje z kolei pytanie - a kto ma wobec tego przedstawiać kandydatów na kandydatów.<text:s/><text:span text:style-name="T1587">N</text:span>o, muszę powiedzieć, że ten model, który zaproponowała pani minister Wasilkowska, jest modelem bardzo atrakcyjnym, ale wtedy kiedy nie ma Naczelnej Rady Sądownictwa. Natomiast gdyby miało być tak - najpierw trzeba być<text:s/><text:span text:style-name="T1588">za</text:span>akc<text:span text:style-name="T1589">eptow</text:span>anym przez<text:s/>Zgromadzenie<text:s/>Ogólne Sądu Najwyższego, to wtedy właściwie już dla rady naczelnej wiele nie zostaje - ona już nie ma możliwości wyboru.</text:p>
      <text:p text:style-name="P1590">Czy więc w takiej sytuacji, że istnieje owa niezależna Naczelna Rada Sądownictwa, mająca wyłączne prawo postawienia kandydatów ostatecznych, czy więc sobie nie wyobrażać różnych kanałów dopływu kandydatów właśnie przez Zgromadzenie Ogólne Sądu Najwyższego - oczywiście - ale być może również ze strony pierwszego prezesa Sądu Najwyższego, być może ze strony Ministra Sprawiedliwości. No może na przykład powstać problem wybitnego adwokata, który powinien znajdować się w Sądzie Najwyższym. Czy nie dać tego prawa Naczelnej Radzie Adwokackiej?</text:p>
      <text:p text:style-name="P1591">Więc kto wi<text:span text:style-name="T1592">e</text:span><text:s/>czy takie zgłaszanie kandydatów na kandydatów nie mogłoby być jednak bardziej ro<text:span text:style-name="T1593">zś</text:span>rodkowan<text:span text:style-name="T1594">e</text:span>. Z drugiej jednak<text:span text:style-name="T1595"><text:s/></text:span>strony, gdy chodzi o powoływanie sędziów sądów niższych, to tutaj oczywiście widziałbym pierwszorzędną rolę samorządu sędziowskiego. No właśnie - ale tutaj wracamy do struktury sądów. Ja się tutaj zgadzam z tym poglądami, które mówią, że jeżeli samorząd sędziowski ma być samorządem silnym i realnym, to on musi być ponad wojewódzki. Czy to będzie system tr<text:span text:style-name="T1596">ój</text:span>stopniowy z nawiązaniem do jednego modelu sądu okręgowego jako sądu apelac<text:span text:style-name="T1597">yj</text:span>nego, czy to będzie system dwustopniow<text:span text:style-name="T1598">y</text:span>, tylko z założeniem, że nie ma sądu<text:s/>w<text:span text:style-name="T1599">oj</text:span>ewódzkiego<text:span text:style-name="T1600">,</text:span><text:s/><text:span text:style-name="T1601">a</text:span><text:s/>jest on ponad w<text:span text:style-name="T1602">oj</text:span>ewódzki, to zawsze jednak w<text:span text:style-name="T1603">yd</text:span>aje mi si<text:span text:style-name="T1604">ę</text:span>, że samorząd sędziowski - jądro tego samorządu sędziowskiego, powinno być skoncentrowane na ponad w<text:span text:style-name="T1605">o</text:span>jewódzkim poziomie. Wtedy oczywiście nie byłoby prz<text:span text:style-name="T1606">e</text:span>szk<text:span text:style-name="T1607">ó</text:span>d, żeby taki samorząd sędziowski zaproponować.</text:p>
      <text:p text:style-name="P1608">Sprawy związane czy to z powoływaniem, czy to szczególnie - to jest chyba najważni<text:span text:style-name="T1609">ej</text:span>sze - z awansowaniem sędziów właśnie do szczebla okręgowego czy pona<text:span text:style-name="T1610">d</text:span><text:s/>w<text:span text:style-name="T1611">oj</text:span>ewódzk<text:span text:style-name="T1612">ie</text:span>g<text:span text:style-name="T1613">o</text:span>.</text:p>
      <text:p text:style-name="P1614">I wreszcie dwie sprawy drobniejsze. Całkowicie si<text:span text:style-name="T1615">ę</text:span><text:s/>zgadzam z tym, że jeżeli mamy mówić o niezawisłości sędziowski<text:span text:style-name="T1616">ej</text:span>, to między innymi prawo zwracania się do Trybunału Kon<text:span text:style-name="T1617">styt</text:span>uc<text:span text:style-name="T1618">yj</text:span>nego przez skład orzekający jest niezwykle istotną rzeczą, bo to może pozwalać sędziemu na zajmowanie stanowiska aktywnego w stosunku do stosowanych przepisów prawa. To nie chodzi o ustawy, to chodzi również o akty podstawowe i tutaj najczęściej te problemy się pojawiają i z drugiej strony - i tutaj może trochę będę polemizował z panem profesorem Zielińskim - ja jednak nie bałbym się tych luzów interpr<text:span text:style-name="T1619">et</text:span>a<text:span text:style-name="T1620">c</text:span>yjnych. Jeżeli chcielibyśmy na przykład widzieć większą rolę Konstytucji jako ustawy zasadniczej, to chcielibyśmy by Konstytucja była bezpośrednio stosowana przez sąd, żeby to nie była tylko kontrola konstytu<text:span text:style-name="T1621">c</text:span>y<text:span text:style-name="T1622">j</text:span>ności usta<text:span text:style-name="T1623">w</text:span>, ale by to było w codziennej działalności sądów powoływania się na pewne zasady konstytuc<text:span text:style-name="T1624">yj</text:span>ne, choćby na zasadę równości, jak robi to w tej chwili NSA. Nie uciekniemy wtedy od pewnych sformułowań ogólnyc<text:span text:style-name="T1625">h.</text:span></text:p>
      <text:p text:style-name="P1626">Właśnie chyba całe zaufanie do sądownictwa i cały ciężar tego problemu, żeby to sądownictwo było niezawisłe, opiera się na tym, że właśnie w tej grupie organów można z największą ufnością powierzyć wypełnianie pewnych luzów interpretac<text:span text:style-name="T1627">yj</text:span>nych z pewnyc<text:span text:style-name="T1628">h<text:s/></text:span>klauzul generalnych z treścią ogólną.<text:s/><text:span text:style-name="T1629">B</text:span>o z tego w prawie uciec się jednak nie da. Mieliśmy przykład pomocy sądom<text:s/>–<text:s/>zniesieniu<text:s/>luzu interpretacyjnego w<text:s/><text:soft-page-break/>ustawodawstwie z 1985 roku - nie był to chyba przykład najlepszy.</text:p>
      <text:p text:style-name="P1630"><text:span text:style-name="T1631">Przewodniczący</text:span>:</text:p>
      <text:p text:style-name="P1632">Dziękuję. A może tak zrobimy teraz pięć minut przerwy i potem zgłaszała si<text:span text:style-name="T1633">ę</text:span><text:s/>pani Janina Zakrzewska, pan Milczanowski? Czy obradujemy dalej? D<text:span text:style-name="T1634">z</text:span>iesięć minut przerwy.</text:p>
      <text:p text:style-name="P1635"/>
      <text:p text:style-name="P1636">/Pr<text:span text:style-name="T1637">ze</text:span>rwa/.</text:p>
      <text:p text:style-name="P1638"/>
      <text:p text:style-name="P1639"><text:span text:style-name="T1640">Pr</text:span><text:span text:style-name="T1641">ze</text:span><text:span text:style-name="T1642">wodniczący</text:span>:</text:p>
      <text:p text:style-name="P1643">Panie profesorze, myślę że byłoby dobrze gdyby pan teraz poprowadził, z tym że mam dwa takie organizac<text:span text:style-name="T1644">yj</text:span>ne pytania z prośbą o stanowisko. Ponieważ tu przedstawiciele środków masowej informacji pytali - dotyczy to też i pana profesora, jeśli chodzi o zainteresowanie z tej strony, którą pan reprezent<text:span text:style-name="T1645">uj</text:span>e, żeby udzielić pewnej informacji środkom masowej informacji. To się wiąże z czasem naszej pracy. Czy moglibyśmy - chociaż ogólnie ustalić godzinę, w której dzisiaj zakończymy pracę i po wtóre - kiedy się zbierzemy ponownie.</text:p>
      <text:p text:style-name="P1646">Z mojej strony prosiłbym o rozważenie, czy godzina 15.30 byłaby możliwa, czy też chcielibyście państwo dłużej obradować. 15.30 umożliwiłaby- tu już mówię o sobie i tym proszę się nie kierować - udział w konferencji prasowej. Gdyby było inne zdanie, to możemy obradować dłużej.</text:p>
      <text:p text:style-name="P1647">A jeśli chodzi o następny dzień obrad, to proszę rozważyć, czy 23<text:s/><text:span text:style-name="T1648">-</text:span><text:s/>czwartek byłby możliwy lub inny dzień. Prosiłbym nie w piątek. Znaczy mógłbym uczestniczyć, ale w piątek jest posiedzenie Sejmu, więc tu jesteśmy zobligowani dość rygorystycznie do uczestnictwa i byłoby mi dość trudno wyjaśnić, że jestem nieobecny<text:s/>przez cały dzień, wobec posiedzenia Rady Ministrów, więc może jutro w godzinach nieco późni<text:span text:style-name="T1649">ej</text:span>szych typu 11 - 12 lub czwartek 23.</text:p>
      <text:p text:style-name="P1650"><text:span text:style-name="T1651"><text:s text:c="29"/></text:span>:</text:p>
      <text:p text:style-name="P1652">Sądzę, że jeżeli sprężymy się i będziemy bardzo konkretnie dyskutować, to myślę - do 15<text:span text:style-name="T1653">.</text:span>30 powinniśmy skończyć. Tylko tutaj trzeba by bardzo konkretnie sprawę w ten sposób stawiać - czy dana kwestia może być już przyjęta, jeżeli nie może być przyjęta - kiedy, która ze stron przedstawi stanowisko w tym przedmiocie i ewentualnie, jeżeli z góry jest już coś uznane za nie do przyjęcia przez którąś ze stron, to od razu wpisujemy do<text:s/>protokołu<text:s/>niezgodności. W ten sposób - myślę - byśmy się bardzo szybko posuwali naprzód. Inaczej skrócenie dzisiejszego dnia byłoby może trudne, ale myślę, że szybkie procedowanie umożliwiłoby nam dzisiaj krócej pracowa<text:span text:style-name="T1654">ć.</text:span></text:p>
      <text:p text:style-name="P1655">Jeśli chodzi o czwartek - u nas nie ma żadnego sprzeciwu.</text:p>
      <text:p text:style-name="P1656"><text:span text:style-name="T1657">Przewodniczący</text:span>:</text:p>
      <text:p text:style-name="P1658">Może wcześniej od rana, od 9<text:span text:style-name="T1659">.</text:span>00.</text:p>
      <text:p text:style-name="P1660"><text:span text:style-name="T1661"><text:s text:c="29"/></text:span>:</text:p>
      <text:p text:style-name="P1662">Bardzo chętnie<text:span text:style-name="T1663">.</text:span><text:s/>Poza czwartkiem jakie dni by wchodziły w grę?</text:p>
      <text:p text:style-name="P1664"><text:span text:style-name="T1665">Przewodniczący</text:span>:</text:p>
      <text:p text:style-name="P1666">Dla mnie - chyba że już bez mojego udziału - ale byłoby to tak trochę niezręcznie.<text:s/><text:span text:style-name="T1667">W</text:span><text:s/>piątek jest posiedzenie Sejmu.</text:p>
      <text:p text:style-name="P1668"><text:span text:style-name="T1669"><text:s text:c="29"/></text:span>:</text:p>
      <text:soft-page-break/>
      <text:p text:style-name="P1670">Rozumiem.</text:p>
      <text:p text:style-name="P1671"><text:span text:style-name="T1672">Przewodniczący</text:span>:</text:p>
      <text:p text:style-name="P1673"><text:span text:style-name="T1674">W</text:span><text:s/>sobotę Rada Ministrów.</text:p>
      <text:p text:style-name="P1675"><text:span text:style-name="T1676"><text:s text:c="29"/></text:span>:</text:p>
      <text:p text:style-name="P1677">Rozumiem, co do środy - u nas chyba nikt nie ma jakiś konfliktów. Ja po prostu nie będę na KUL-u. KUL to przeżyje. Czy z państwa strony, środa byłaby dobrym dniem?</text:p>
      <text:p text:style-name="P1678"><text:span text:style-name="T1679">Przewodniczący</text:span>:</text:p>
      <text:p text:style-name="P1680">Jeśli tyko można prosić godzinę 11.</text:p>
      <text:p text:style-name="P1681"><text:span text:style-name="T1682"><text:s text:c="29"/></text:span>:</text:p>
      <text:p text:style-name="P1683">Świetnie.</text:p>
      <text:p text:style-name="P1684"><text:span text:style-name="T1685">Przewodniczący</text:span>:</text:p>
      <text:p text:style-name="P1686">Czyli czwartek skreślamy, ro<text:span text:style-name="T1687">z</text:span>s<text:span text:style-name="T1688">t</text:span>rz<text:span text:style-name="T1689">yg</text:span>niemy jutro.</text:p>
      <text:p text:style-name="P1690"><text:span text:style-name="T1691"><text:s text:c="29"/></text:span>:</text:p>
      <text:p text:style-name="P1692">No, w takim razie tak. Z tym, że dobrze by było gdybyśmy się jeszcze raz w tym tygodniu spotkali. Poza tym gdybym z g<text:span text:style-name="T1693">ór</text:span>y wiedział, że w czwartek będziemy obradować, to bym na czwartek ściągnął<text:s/>- państwo<text:s/>by niewątpliwie zaakceptowali - pana profesora Cola z Krakowa, bo przecież będziemy musieli dyskutować problemy karne, poprosiłbym pana profesora Jasińskiego z Warszawy i pana docenta<text:s/>Faland<text:span text:style-name="T1694">ysza</text:span><text:s/>z Warszawy. W czwartek dyskutowalibyśmy sprawy karne, bo myślę, że już do tego będziemy dochodzić.</text:p>
      <text:p text:style-name="P1695"><text:span text:style-name="T1696">Przewodniczący</text:span>:</text:p>
      <text:p text:style-name="P1697">A więc środa - 22 - godzina 11.</text:p>
      <text:p text:style-name="P1698">23 - czwartek o godzinie 9.00.</text:p>
      <text:p text:style-name="P1699"><text:span text:style-name="T1700"><text:s text:c="29"/></text:span>:</text:p>
      <text:p text:style-name="P1701">D<text:span text:style-name="T1702">os</text:span>konal<text:span text:style-name="T1703">e</text:span>.</text:p>
      <text:p text:style-name="P1704">Jak rozumiem pan minister przekazuje mi przewodnictwo, tak? Dziękuję serdecznie.</text:p>
      <text:p text:style-name="P1705">Proszę pa<text:span text:style-name="T1706">ń</text:span>stwa ja myślę, że dotknęliśmy już sprawy Najwyższej Rady Sądowniczej. Oczywiście można ją różnie rozumieć. Przypominam, że w propozycjach naszej strony Najwyższą Radę Sądowniczą rozumieliśmy jako organ decyzyjny, któremu przewodniczy przewodniczący Rady Państwa, oczywiście kto formalnie podpisuje nominacje to chyba nie jest najistotniejsze. Natomiast decyzje merytoryczne, tak jak teraz podejmuje Rada Państwa, więc pewne kolegium, tak tutaj<text:s/>podejmowałoby<text:s/>te kolegium, kt<text:span text:style-name="T1707">ó</text:span>re według naszych propozycji opartych na wzorach niektórych krajów europejskich polegałby skład tego ciała na tym, iż komponowane ono by było z sędziów delegowanych do Najwyższej Rady Sądownictwa i posłów ewentualnie delegowanych przez kluby poselskie.</text:p>
      <text:p text:style-name="P1708">Jeżeli chodzi o wnioskodawców, to tutaj my uważamy, i do tego przywiązujemy ogromną wagę, iż należałoby w związku z różnymi niedobrymi doświadczeniami, doświadczeniami, które powodują, że w sądownictwie znalazło się wiele osób nieodpowiednich, ale oczywiście my nie wypowiadamy się co do jakiejkolwiek weryfikacji sędziów. O nie. Nic takiego z naszej strony nie pada, ale są niedobre również doświadczenia. Wydaje nam się, ż<text:span text:style-name="T1709">e</text:span><text:s/>proponowanie w powiększonej liczbie oczywiście na każde wolne miejsce przez zgromadzenia ogólne, czy by to były zgromadzenia ogólne, które są skomasowane. Powiedzmy kilka sądów wojewódzkich w obecnym stanie prawnym tworzy jedno zgromadzenie ogólne.<text:s/><text:soft-page-break/>Jeżeli to są sądy małe tak, jak powiedzmy Ostrołęka. Ewe<text:span text:style-name="T1710">n</text:span>tual<text:span text:style-name="T1711">n</text:span>ie tak, jak to dotychczas przewidują przepisy USP i ustawa o Sądzie N<text:span text:style-name="T1712">aj</text:span>wyższym, te zgromadzenia ogólne proponują kandydatów na sędziów sądów powszechnych, Sądu Najwyższego oczywiście,<text:s/>Zgromadzenie<text:s/>Ogólne<text:s/>Sędziów Naczelnego Sądu Administracyjnego wysuwa własne propozycje.</text:p>
      <text:p text:style-name="P1713">Tutaj to co powiedział już pan profesor, iż dopływ mógłby być z różnych stron oczywiście jest istotną uwagą, sądzę,<text:s/><text:span text:style-name="T1714">ż</text:span>e te zgromadzenia ogólne, tak jak to zresztą było przed wojną<text:s/>musiałyby<text:s/>wziąć pod uwagę wszystkich kandydatów, którzy zostali zaproponowani czy też sami się zgłosili.</text:p>
      <text:p text:style-name="P1715">Sądzę, że dyskusja nad Najwyższą Radą Sądowniczą jest uprawniona z trzech jeszcze względów ściśle formalnych. Przypominam, iż na X Plenum w tezach wystąpiono z propozycją rozważenia trójpodziału władz w Polsce. Równocześnie min. Kiszczak mówił o tym w swoim wystąpieniu na<text:s/><text:span text:style-name="T1716">„</text:span>okrągłym stole<text:span text:style-name="T1717">”</text:span><text:s/>i po trzecie pan minister był uprzejmy w wywiadzie udzielonym<text:s/>„Rzeczpospolitej”<text:s/><text:span text:style-name="T1718">5</text:span><text:s/>stycznia '89<text:s/>r.<text:s/>również mówić o tym, iż w perspektywach jego osobiście, a prawdopodobnie resortu jawi się trójpodział władz i sąd umieszczony w tym trójpodziale.</text:p>
      <text:p text:style-name="P1719">Oczywiście gdyby państwo mieli inną propozycję, konkurencyjną w stosunku do naszej, ale która by właśnie szła po linii trójpodziału władz jesteśmy otwarci na wszystkie takie propozycje.</text:p>
      <text:p text:style-name="P1720">Także proszę, jeśli wolno, w tym przedmiocie o zabieranie głosu<text:span text:style-name="T1721">.</text:span></text:p>
      <text:p text:style-name="P1722"><text:span text:style-name="T1723">Prof. Janusz Trzciński</text:span>:</text:p>
      <text:p text:style-name="P1724">Proszę państwa chciałem nawiązać do kwestii, która była podnoszona w czasie pierwszego naszego posiedzenia tutaj, ale i dzisiaj została wywołana wśród tych czterech problemów, które pan przewodniczący był łaskaw wymieni<text:span text:style-name="T1725">ć</text:span>.</text:p>
      <text:p text:style-name="P1726">Mianowicie zasada trójpodziału władzy i jej znaczenie dla<text:s/>wymiaru sprawiedliwości jako pierwsza.<text:s/><text:span text:style-name="T1727">I</text:span><text:s/>później były trzy inne, mianowicie powoływanie sędziów, samorząd, partyjnoś<text:span text:style-name="T1728">ć</text:span><text:s/>sędziów i kwestie struktury czy miejsca prokuratury.</text:p>
      <text:p text:style-name="P1729">Otóż chciałem się z<text:span text:style-name="T1730">aj</text:span>ąć zagadnieniem pierwszym, które omijamy, a które tutaj można powiedzieć tak, jest uznawane za jasne. Znaczy w dyskusji przyjmujemy, że tu mamy pełną jasność i w zasadzie my wiemy co to jest zasada trójpodziału władzy i na czym ona polega. Jak zauważyłem także i w dyskusjach prasowych, i w dyskusjach radiowych w zasadzie, gdy się mówi o zasadzie podziału władzy to właściwie mówi się o oddzieleniu władzy sądowniczej, czy o uniezależnieniu władzy sądowniczej, wymiaru sprawiedliwości od powiedzmy sobie pozostałego aparatu państwowego, a w szczególności od aparatu administracji państwowej.</text:p>
      <text:p text:style-name="P1731">A więc ponieważ przystępujemy teraz do zagadnienia Najwyższej Rady Sądowniczej, a mianowicie do zaproponowania w strukturze organu państwa jakiegoś organu państwowego czy organu, który będzie miał istotne znaczenie dla kształtowania innych organów państwowych. Ja myślę, że trzeba sobie zdać sprawę jeszcze z następujących okoliczności. Czy my widzimy w perspektywie wszystkie konsekwencje płynące z zasady podziału władzy? O jednej tutaj pan prof. Garlicki napomknął. Jeśliby tak rozumieć te oświadczenia, jak się je słyszy i czyta, to znaczy, że jest tutaj propozycja odejścia od zasady jedności władzy państwowej na rzecz zasady podziału władzy państwowej. Przy czym przypomnę, że zasada jedności władzy państwowej w ten sposób się tłumaczyło i tłumaczy, rozumie, że istnieje jeden centralny organ władzy państwowej, który ma tę zwierzchnią pozycję wobec innych organów państwowych.</text:p>
      <text:soft-page-break/>
      <text:p text:style-name="P1732">Więc je<text:span text:style-name="T1733">ś</text:span>li zasada podziału władzy to znaczy, że rezygnujemy z tej zasady i z konsekwencji tej zasady zarówno w sferze organizac<text:span text:style-name="T1734">yj</text:span>nej, jak i funkcjonalnej. Tzn. także, że decydujemy si<text:span text:style-name="T1735">ę</text:span><text:s/>na wyeliminowanie organu przedstawicielskiego, jakim będzie parlament i Sejm nasz od wpływ<text:span text:style-name="T1736">ó</text:span>w na pozostałe, od wpływów organizacyjnych, funkcjonalne były mniejsze, ale i od wpływów funkcjonalnych czy od zależności organizacyjnych i funkcjonalnych na pozostałe władze. Co do tego także musimy mieć jasność, bo to będzie rzutowało np. na sposób konstruowania tej Najwyższej Rady Sądowniczej. To znaczy ja tutaj nie mam wyraźnego zdania w tej sprawie.</text:p>
      <text:p text:style-name="P1737">Natomiast rzeczywiście obawiałbym się, czy ta zasada podziału władzy w odniesieniu do władzy ustawodawczej i wykonawczej nie spowoduje w konsekwencji umocnienia się administracji państwow<text:span text:style-name="T1738">ej.</text:span></text:p>
      <text:p text:style-name="P1739">Oczywiście skutki przyjęcia tej zasady podziału władzy są wielostronne, tu nie chcę mówić o wszystkich, one rzeczywiście będą rzutowały na funkcjonowanie systemu Rad Narodowych, które system jednolitości władzy państwowej, m<text:span text:style-name="T1740">aj</text:span>ą uzasadnienie w systemie podziału władzy może w mniejszym stopniu, bo w to miejsce przyjdzie samorząd terytorialny.</text:p>
      <text:p text:style-name="P1741">Natomiast jest rzeczą dla mnie niewątpliwą, że istnieje absolutna potrzeba oddzielenia władzy, czy wymiaru sprawiedliwości, czy władzy sądowniczej od pozostałych władz. Tzn. niewątpliwie od władzy administrac<text:span text:style-name="T1742">yj</text:span>nej dość ściśle. Jest pytanie czy tak<text:span text:style-name="T1743">ż</text:span>e i od organu przedstawicielskiego? W jakim stopniu także od organu przedstawicielskiego? Np. czy bezse<text:span text:style-name="T1744">n</text:span>sow<text:span text:style-name="T1745">n</text:span>a by była w takim razie propozycja, by parlament miał jakiś wpływ na kształtowanie Sądu Najwyższego czy też wpływ na jego funkcjonowanie i organizację.</text:p>
      <text:p text:style-name="P1746">Muszę powiedzieć, że na te wątpliwości ani w prasie, ani w dyskusji, jaka się w prasie, radiu i telewizji toczy, ja nie do<text:span text:style-name="T1747">staj</text:span>ę odpowiedzi i sam tutaj nie mam gotowej recepty na to, jak to zrobić. Jakkolwiek nie mogę się właśnie pozbyć wątpliwości czy zastosowanie takiej zasady trójpodziału władzy, o jakiej my wiemy, jak to się przedstawia w niektórych systemach rządów,<text:span text:style-name="T1748"><text:s/></text:span>jak to było w Konstytucji marcowej u nas, czy to właśnie chodzi o taki model? Czy to właśnie chodzi o taki model ułożenia stosunków pomiędzy organami państwowymi w tym pomiędzy organami wymiaru sprawiedliwości sądami a innymi organami? Czy też po prostu my mówimy o zasadzie podziału władzy w tym sensie, ż<text:span text:style-name="T1749">e</text:span><text:s/>chcemy uniezależnić i organizacyjnie, i funkcjonalnie przede wszystkim organy władzy, sądy, sądownictwo od organów administracji państwowej? No i w pewnym sensie chcemy także uniezależnić od organu przedstawicielskieg<text:span text:style-name="T1750">o</text:span>.</text:p>
      <text:p text:style-name="P1751">Muszę powiedzieć, że nie mam tutaj co do tego jasności, gdyby mnie kto pytał za jakim rozumieniem tej zasady optowałbym? To mówiłbym wtedy<text:span text:style-name="T1752">, że jednakże</text:span><text:s/>parlamentowi pozostawiłbym pewne kompetencje organu, który miałby tę pozycję organu zwierzchniego w systemie organów państwowych, że nie pozbawiałbym go tych kompetencji chociażby ze względu na rolę, jaką ten parlament ma odgrywać w przyszłym ustroju naszego państwa.</text:p>
      <text:p text:style-name="P1753"><text:span text:style-name="T1754">M</text:span>ożna też np<text:span text:style-name="T1755">.</text:span><text:s/>by było głosić taką tezę, której ja nie głoszę, ale można by taką tezę było głosić, że właściwie i niezawisłość sędziowską i niezależność sądów można sobie wyobrazić w systemie organów państwowych opartą o zasadę jednolitości władzy takie poglądy również słyszałem, ale powiadam tutaj nie chcę... To nie jest mój pogląd i nie głosiłbym go.</text:p>
      <text:p text:style-name="P1756">Dziękuję bardzo uprzejmie.</text:p>
      <text:soft-page-break/>
      <text:p text:style-name="P1757"><text:span text:style-name="T1758">Pr</text:span><text:span text:style-name="T1759">ze</text:span><text:span text:style-name="T1760">w</text:span><text:span text:style-name="T1761">od</text:span><text:span text:style-name="T1762">n</text:span><text:span text:style-name="T1763">iczący</text:span><text:span text:style-name="T1764">:</text:span></text:p>
      <text:p text:style-name="P1765">Dziękuję<text:span text:style-name="T1766">.</text:span><text:s/>Mam zapisaną panią prof<text:span text:style-name="T1767">.</text:span><text:s/>Zakrzewską, pana dr. Kaczyńskiego, pana Parysa, potem pana Podemskiego, pan Jełowicki, pan prof. Buchała, pan prezes Świątk<text:span text:style-name="T1768">ie</text:span>wicz, pan Milczanowski, pani Wasilkowska, pan Grodzicki i pan prof. Kędzia.<text:s/>Świetnie mamy długą listę<text:span text:style-name="T1769">.</text:span><text:s/>Proszę państwa ja bym proponował dość tak zwięźle się wypowiadać, bo takie są chyba potrzeby związane z wcześniejszym zakończeniem naszego posiedzenia.</text:p>
      <text:p text:style-name="P1770"><text:span text:style-name="T1771">Prof. Janina Zakrzewska</text:span>:</text:p>
      <text:p text:style-name="P1772">Ja postaram się szybko. Bo zresztą w ogóle szybko mówię. Zgadzam się z tym o czym mówił pan prof.<text:s/><text:span text:style-name="T1773">Trzciński, że problem</text:span><text:s/>zasady podziału władz jest bardzo skomp<text:span text:style-name="T1774">li</text:span>kowany. Ja myślę, że naszym zadaniem jako zespołu prawniczego jest ograniczenie się tylko do jego pewnego aspektu, dlaczego w ogóle przy<text:s/>„okrągłym stole”<text:s/>o tym się mówi. Ja się nie będę powtarzała, bo rozwinął to pan prof. Strzembosz, no w największym skrócie.</text:p>
      <text:p text:style-name="P1775">Inicjator i gospodarz<text:s/>„okrągłego stołu”<text:s/>pan gen. Kiszczak poruszył to w swoim wystąpieniu otwierającym obrady<text:s/>„okrągłego stołu”. I w tym zakresie, w jakim zasada podziału władz wpływa na strukturę sądu, w tym zakresie wydaje mi się,<text:s/><text:span text:style-name="T1776">ż</text:span>e jest naszym obowiązkiem, żebyśmy te sprawy poruszali. Nie myślę jednak, że powinniśmy tutaj zastępować przyszłe prace komisji konstytucyjnych i wchodzić w takie rzeczy, które na pewno są interesujące, ale sądząc nawet z tego terminarza, który został nam przedstawiony nie bardzo mamy na to czas.</text:p>
      <text:p text:style-name="P1777">Zgadzam się absolutnie z wszystkim, czy z prawie wszystkim o czym mówił pan prof. Leszek Garlicki i bardzo mu za to dziękuję, ponieważ są to akurat dokładnie poglądy wyłożone przez, jak to się tutaj mówi, przy tym stole, stronę społeczną i takie materiały nawet zgłosiliśmy.</text:p>
      <text:p text:style-name="P1778">Jeszcze może z tych rzeczy ogólnych, co do podziału władz to co pan powiedział. Ja też uważam, że ten przyszły podział władz jeżeli będzie wprowadzony w Konstytucji powinien zagwarantować niezawisłość sędziów. Natomiast na pewno nie powinien jeszcze umniejszać roli parlamentu, bo to chyba nie jest niczyim zadaniem, ani zamierzeniem, ani ideałem, do którego się d<text:span text:style-name="T1779">ą</text:span>ży<text:span text:style-name="T1780">.<text:s/></text:span>Ale czym innym jest podział władz i jego struktura w przyszłej Konstytucji. A myślę, że my powinniśmy prowadzić nasze rozważania na dzień dzisiejszy, tak jak rysuje się system prawny w obecnej Konstytucji, w ustawie o ustroju sądów powszechnych. I zastanowić się, jakie są przed nami zadania, które mogliby<text:span text:style-name="T1781">ś</text:span>my szybko i w miarę sprawnie załatwić<text:span text:style-name="T1782">.</text:span></text:p>
      <text:p text:style-name="P1783">Jeżeli chodzi o rolę osoby, która podpisuje nominacje i powołuje sędziów tym aktem prawnym<text:span text:style-name="T1784">.</text:span><text:s/>To w projekcie, który myśmy zgłosili na samym początku, który jak rozumiem wszystkim państwu jest znany. Mowa jest o tym, kto stoi na czele Najwyższej Rady Sądownictwa i tutaj nie ma żadnej sprzeczności właśnie z wypowiedzią pana prof. Garlickiego jeżeli chodzi o różne kanały i szersze kanały, które miałyby uprawnienia zgłaszania kandydatów na sędziów, to nie ma żadnych trudności i absolutnie tu jest rzecz do załatwienia, ażeby te kanały, jak najszersze wpływały do zgromadzenia ogólnego.</text:p>
      <text:p text:style-name="P1785">Natomiast jeżeli chodzi o to, co można by zrobić już<text:span text:style-name="T1786">.<text:s/></text:span>Chciałam si<text:span text:style-name="T1787">ę</text:span><text:s/>zapytać i<text:s/><text:span text:style-name="T1788">wyda</text:span>je mi si<text:span text:style-name="T1789">ę</text:span>, że mamy niewiele czasu. Czy nie można...<text:s/><text:span text:style-name="T1790">p</text:span>onieważ, jak dotąd uzgodniliśmy jedną sprawę, spraw<text:span text:style-name="T1791">ę</text:span><text:s/>zniesienia kadencyjności Sądu Najwyższego? Jako kolejną sprawę widzimy właśnie sprawę Najwyższej Rady Sądownictwa, czy w świetle zgłoszonego przez nas pr<text:span text:style-name="T1792">oj</text:span>ektu strona druga, właśnie żeby nikogo tutaj nie<text:s/><text:soft-page-break/>urazić, widzi taką możliwość, żeby opracować taki projekt ustawy o Najwyższej Radzie Sądownictwa, który byłby nowelizacją prawa o ustroju sądów powszechnych i w ciągu miesiąca wnieść go pod obrady Sejmu. Dlatego, że wtedy przechodziliśmy<text:s/>kolejno do takich zagadnień, załatwilibyśmy jedną sprawę<text:span text:style-name="T1793">.</text:span><text:s/>Moglibyśmy przejść do następnych i te obrady zmieściłyby się w tym czasie, który mamy zakreślony, jesteśmy<text:s/>„podstolikiem”, potem jest<text:s/>„stół polityczny”, jest<text:s/>„okrągły stół”<text:s/>i rozumiem, że wszystkim stronom zależy na tym, żeby pewne rzeczy zostały uzgodnione i pozytywnie załatwione.</text:p>
      <text:p text:style-name="P1794">Już zupełnie na marginesie. Nie miałam wątpliwości, że pan prof. Garlicki poprze pana prof. Zielińskiego jeżeli chodzi o Trybunał Konstytuc<text:span text:style-name="T1795">yj</text:span>ny i sprawę zapytań wnoszonych do Trybunału.</text:p>
      <text:p text:style-name="P1796"><text:span text:style-name="T1797">Przewodniczący</text:span>:</text:p>
      <text:p text:style-name="P1798">D<text:span text:style-name="T1799">z</text:span>iękuję bardzo. Pan dr. Kaczyński.</text:p>
      <text:p text:style-name="P1800"><text:span text:style-name="T1801">Dr Jarosław Kaczyński</text:span>:</text:p>
      <text:p text:style-name="P1802">Ja jeszcze może najpierw kilka słów mimo, że rzeczywiście to jest może niestosowne w tym miejscu, bo nie mamy czasu, jeżeli chodzi o tą wypowiedź pana prof. Trzcińskiego. Chodzi o zasadę jedności władzy państwowej.</text:p>
      <text:p text:style-name="P1803">Otóż wydaje mi się, że to była zasada jednak bardzo mocno związana z tą miejmy nadzieję już odchodzącą epoką. To była zasada funkcjonalna wobec realnego ustroju, nie tego fasadowego, ale realnego ustroju istniejącego w Polsce w ciągu ostatnich<text:s/><text:span text:style-name="T1804">4</text:span>0 lat, to była po prostu część stalinowskiej teorii prawa i państwa, od której powinniśmy odchodzić we wszystkich dziedzinach, a ona jest ciągle w podręcznikach także i akademickich niestety straszy. To jest bardzo niedobrze. Ale to na marginesie.</text:p>
      <text:p text:style-name="P1805">Ja chciałem dodać jeszcze jedną sprawę do tych kwestii najbardziej bezpośrednio związanych, jak sądzę, z kwestią, kt<text:span text:style-name="T1806">ó</text:span>rą dzisiaj przede wszystkim omawiamy, mianowicie kwestią niezawisłości sędziów i sądownictwa. Mianowicie chodzi mi o sprawę sposobu powoływania administrac<text:span text:style-name="T1807">ji</text:span><text:s/>sądowej przede wszystkim sposobu powoływania prezesów. Myśmy zdaje się jeszcze o tym nie<text:s/>mówili<text:span text:style-name="T1808">.</text:span><text:s/>Nasze propozycje w tym względzie są zdaje się drugiej stronie znane. Chodzi o to, aby to powoływanie było związane z funkcjonowaniem samorządu i to jest jak sądzę jeszcze jedna sprawa, co do której chcielibyśmy dzisiaj uzyskać możliwie jasne stanowisko drugiej strony. Bo tu znów muszę się dołączyć do tego co mówiła pani prof. Zakrzewska. Mianowicie w środę przyszłego tygodnia ma być zespół polityczny. A jego decyzje są w bardzo poważnym stopniu uwarunkowane tym co się stanie w naszym zespole,<text:s/><text:span text:style-name="T1809">t</text:span>o znaczy jaki stopień postępu, jaki stopień zgodności poglądów tutaj osiągniemy.</text:p>
      <text:p text:style-name="P1810"><text:span text:style-name="T1811">W</text:span><text:s/>związku z tym warto się spieszyć i warto różne sprawy szczególnie te najbardziej istotne, te które dotychczas stanowiły swego rodzaju furtki, poprzez które te różnego rodzaju uzależnienia poszczególnych sędziów w wyrokowaniu były wprowadzane, żeby te wszystkie sprawy załatwić, to znaczy, krótko mówiąc, żeby te wszystkie furtki zamknąć.</text:p>
      <text:p text:style-name="P1812">Dziękuję.</text:p>
      <text:p text:style-name="P1813"><text:span text:style-name="T1814">Przewodniczący</text:span>:</text:p>
      <text:p text:style-name="P1815"><text:span text:style-name="T1816">D</text:span>ziękuję bardzo. Pan Pary<text:span text:style-name="T1817">s</text:span>.</text:p>
      <text:p text:style-name="P1818"><text:span text:style-name="T1819">O</text:span><text:span text:style-name="T1820">b. Parys</text:span>:</text:p>
      <text:p text:style-name="P1821">Panie przewodniczący. Chciałbym zabrać głos tutaj choć nie jestem prawnikiem, jestem rolnikiem, aby wyraziście przedstawić stanowisko rolników, praktyczne ich widzenie niezawisłości.</text:p>
      <text:soft-page-break/>
      <text:p text:style-name="P1822">Otóż największą uciążliwością dla rolnika jest w sądzie czy rejonowym, czy wojewódzkim jego zagubienie. O tym nie należy zapomnieć, kiedy on wychodzi po orzeczeniu wyroku na ogół ciągle ten rolnik jest niezadowolony. Nie jest to sprawa obiektywna rzecz oczywista. Ale dlaczego? Są to sprawy być może socjologiczne, ale przy niezawisłości warto rozpatrywać również stopień<text:s/>demokratyzac<text:span text:style-name="T1823">ji</text:span><text:s/>tego sądu.</text:p>
      <text:p text:style-name="P1824">Otóż bardzo często tak bywa, że zupełnie niepopularne i niechętne jest to, aby wpuszczać na salę, kiedy się środowisko wiejskie bardzo interesuje jakąś sprawą większą ilość osób, nawet organizacje. Proszę więc również o tej demokratyzac<text:span text:style-name="T1825">ji</text:span><text:s/>pisząc to prawo w celu pełnej niezawisłości sądów pamiętać.</text:p>
      <text:p text:style-name="P1826">Następnie poruszona tutaj była sprawa struktury sądów, w tym projekt Ministerstwa, zgłoszony przez pana prof<text:span text:style-name="T1827">.</text:span><text:s/>Balcera o sądach okręgowych. Nie jest to znana środowisku rolniczemu kwestia, oczywiście ten projekt jest nieznany, sł<text:span text:style-name="T1828">y</text:span>szę go po raz pierwszy, ale muszę się tutaj odnieść praktycznie do tego, do tej kwestii.</text:p>
      <text:p text:style-name="P1829">Na pewno o niezawisłości świadczy to, że daleko znajduje się ten sędzia od władzy administracyjn<text:span text:style-name="T1830">ej,</text:span><text:s/>bądź politycznej, terenowej. Przemawiałoby to panie profesorze za tym, aby właśnie rozpatrywać kwestie sądu okręgowego. Niemniej jak to pogodzić z dostępnością do tego sądu?</text:p>
      <text:p text:style-name="P1831">Otóż praktycznie pan powiedział o delegaturach tych sądów.<text:s/><text:span text:style-name="T1832">R</text:span>zecz to jest oczywista, ale zapis musi być taki aby nie zależało to od dowolności i decyzji np. prezesa sądu czy władz sądowych, ale powinno to być zależne również od innych organizmów społecznych, które mają zapotrzebowanie na dany sąd w danym terenie.</text:p>
      <text:p text:style-name="P1833">Dziękuję za uwagę.</text:p>
      <text:p text:style-name="P1834"><text:span text:style-name="T1835">Przewodnicząc</text:span><text:span text:style-name="T1836">y</text:span><text:span text:style-name="T1837">:</text:span></text:p>
      <text:p text:style-name="P1838">Bardzo dziękuję. Pan pro<text:span text:style-name="T1839">f</text:span>.<text:span text:style-name="T1840">,</text:span><text:s/>przepraszam pan red. Podemski.</text:p>
      <text:p text:style-name="P1841"><text:span text:style-name="T1842">Red. Podemski</text:span>:</text:p>
      <text:p text:style-name="P1843">Zgodnie z moim centrystycznym nastawieniem odsunę się nieco od miejsca Balcera, a przesunę ku panu pr<text:span text:style-name="T1844">of</text:span>.<text:span text:style-name="T1845"><text:s/></text:span>Strzemboszowi przed wygłoszeniem moich kwestii.</text:p>
      <text:p text:style-name="P1846">Otóż interesuje mnie sprawa zasadnicza, mianowicie przynależności politycznej sędziego do partii lub do organizacji politycznej. I o ile rzeczywiście uważam za bardzo fortunny pomysł, aby sędziowie wybrani na przykład do władz partyjnych, czy nie wiem do sekretariatu KW na urząd posła zawiesili bezwzględnie swoją działalność, o tyle bardzo mi by dogadzała zasada pozbawiania możliwości należenia do stronnictwa jakiegokolwiek sędziego szeregowego. Ale sędziego, który w działalności partyjnej jest po prostu szeregowym tylko członkiem. I czym to chcę uzasadnić?</text:p>
      <text:p text:style-name="P1847">Sądzę, że takimi dwoma względami. Mnie się wydaje proszę<text:span text:style-name="T1848"><text:s/></text:span>państwa, że chyba nie możemy stanąć na tak naiwnym gruncie, że s<text:span text:style-name="T1849">ę</text:span>dzia zawieszając si<text:span text:style-name="T1850">ę</text:span><text:s/>w partii czy w Stronnictwie Ludowym, czy w Stronnictwie<text:s/><text:span text:style-name="T1851">D</text:span><text:span text:style-name="T1852">emo</text:span><text:span text:style-name="T1853">kratyc</text:span>znym, przestanie wyznawać pewne poglądy<text:span text:style-name="T1854">.</text:span><text:s/>Byłoby to sądzę bardzo naiwne ustalenie i nie trzymające się realiów życiowych. Sędzia oczywiście przy swoich poglądach pozostanie, tyle, że z przyczyn formalnych nie będzie miał zdolności nie wiem jakiejś tam organizacyjnej. Byłbym zdecydowanym przeciwnikiem tego rodzaju fikcji ponieważ byłaby to przecież pełna fikcja.</text:p>
      <text:p text:style-name="P1855">Poza tym życie publiczne w Polsce jest bardzo ciągle skomplikowane i będzie się - przewiduję - komplikować nadal, na szczęście i otóż ono w tej chwili zna partię już, które partiami formalnie rzecz biorąc nie są i będzie takie partie znało najprawdopodobniej przez długi jeszcze okres czasu, ponieważ władze -<text:s/><text:soft-page-break/>moim zdaniem - zupełnie niepotrzebnie opóźniają ten moment wydania ustawy o organizacjach politycznych czy o partiach, to już nastąpiło na Węgrzech i co musi nieuchronnie nastąpić. Zresztą powstanie Stronnictwa Pracy, które powołuje się na pewien rodowód historyczny - państwu znany, dowodzi tego, że już mamy na firmamencie po<text:span text:style-name="T1856">li</text:span>tycznym nową partię.</text:p>
      <text:p text:style-name="P1857">I otóż gdybyśmy stanęli na gruncie formalnym partii tzn<text:span text:style-name="T1858">.<text:s/></text:span>partii w dotychczasowym rozumieniu tych trzech sygnatariuszy wymienionych w Konstytucji, to byśmy stworzyli sytuację taką, że nie wolno oto należeć do PZPR, a można należeć do Stronnictwa P<text:span text:style-name="T1859">r</text:span>acy, bo ono nie miałoby charakteru formalnego partii. Oczywiście takie rozwiązanie byłoby rozwiązaniem - moim zdaniem<text:s/>- niedobrym. I nie wotowałbym za nim.</text:p>
      <text:p text:style-name="P1860">Druga rzecz bardzo istotna, o której jak gdyby nie mówimy, mówiąc o Sądzie Najwyższym, jest to sprawa, i tu trzeba sobie wyraźnie powiedzieć, wprowadzenia do Sądu Najwyższego elity umysłowej środowisk prawniczych. Przecież ten mechanizm musi być tak skonstruowany i apelowałbym tu o rozważenie jak, żeby elita znalazła się w tym sądzie, podczas kiedy i niestety dotychczasowe doświadczenia mówią, że Sąd Najwyższy niekiedy służył jako miejsce pozbywania się ludzi, którzy się sprawdzili na innych urzędach. Adwokaci np. doskonale wiedzą o kim myślę, prawda,<text:s/>bo mieliśmy taką sytuację.</text:p>
      <text:p text:style-name="P1861">Otóż jest obowiązkiem chyba nas wszystkich zadbać o to, żeby ten system stwarzał preferencje dla ludzi najzdolniejszych, ponieważ podział w społeczeństwie polskim, jak w każdym innym, nie jest tylko podziałem politycznym, ale jest tak<text:span text:style-name="T1862">ż</text:span>e podziałem na ludzi zdolnych i niezdolnych. I<text:s/><text:span text:style-name="T1863">ot</text:span>óż ten system musi oczywiście preferować przede wszystkim ludzi zdolnych. I o to bym apelował.</text:p>
      <text:p text:style-name="P1864">Na koniec jeszcze jedna rzecz, którą już omawiałem<text:s/><text:span text:style-name="T1865">w<text:s/></text:span>kuluarach z prof. Zielińskim i zgodził się on ze mną, której bym nie poruszał, gdyby nie to, że ma ona pewne<text:s/>bardziej<text:s/>generalne znaczenie. Mianowicie sprawa tzw. klauzul generalnych w ustawodawstwi<text:span text:style-name="T1866">e.</text:span><text:s/>Oczywiście, że one są wszędzie i tutaj pan prof. Garlicki to wyjaśnił, tylko że one różnie mogą funkcjonować. Bo np. w ustawodawstwie niemieckim, Niemcy się kochają w klauzulach generalnych, one różnie mogą funkcjonować te klauzule. Tylko teraz na czym rzecz polega? One funkcjonują tam dobrze, gdzie życie polityczne nie jest zatrute<text:span text:style-name="T1867">.</text:span><text:s/>To znaczy<text:s/><text:span text:style-name="T1868">j</text:span>eżeli środowisko polityczne, w którym funkcjonują te klauzule jest środowiskiem sprzyjającym pewnej wykładni tych klauzul, to one funkcjonują prawidłowo. Natomiast jeżeli środowisko polityczne jest zatrute to one się obracają w swoje przeciwieństwo.<text:s/><text:span text:style-name="T1869">I</text:span><text:s/>np. słusznie polskie ustawodawstwo wielokrotnie odnosi się do zasad współżycia społecznego. Nie wyobrażam sobie nawet wytępienie tej formuły.</text:p>
      <text:p text:style-name="P1870">Natomiast jest zagadnienie, jak ta formuła ma być rozumiana. I oczywiście od stanu morale publicznego i nie tylko, od stanu polityki także zależy to, jak te klauzule będą funkcjonować.</text:p>
      <text:p text:style-name="P1871">Dlaczego o ty<text:span text:style-name="T1872">m</text:span><text:s/>mówię, na koniec? Dlatego,<text:s/><text:span text:style-name="T1873">ż</text:span>e wydaje mi się, że bez względu na to, jak te obrady się toczą i jak będziemy szukali wspaniałych gwarancji i rozwiązań, jestem za tym<text:span text:style-name="T1874">.</text:span><text:s/>To zawsze jest to niebezpieczeństwo, że kapryśna polityka dnia bieżącego wciska się różnymi metodami, sposobami przez różne otwory i stara się to co prawnicy świetnie wymyślili obrócić na swoją korzyść<text:span text:style-name="T1875">.</text:span><text:s/>Więc poniekąd nasza praca jest zawsze w tej dziedzinie ułomna<text:span text:style-name="T1876">.</text:span><text:s/>Ponieważ nie mamy wpływu na to, co się stanie później, co się stanie kiedyś i najbardziej precyzyjne nawet sformułowania, chcę tu po pro<text:span text:style-name="T1877">st</text:span>u pewien element sceptycyzmu wprowadzić, mogą by<text:span text:style-name="T1878">ć</text:span><text:s/>rozwiązaniami w praktyce ułomnymi<text:span text:style-name="T1879">.</text:span></text:p>
      <text:p text:style-name="P1880">Dzięku<text:span text:style-name="T1881">ję</text:span><text:s/>b<text:span text:style-name="T1882">ar</text:span>dz<text:span text:style-name="T1883">o</text:span>.</text:p>
      <text:soft-page-break/>
      <text:p text:style-name="P1884"><text:span text:style-name="T1885">Przewodnicząc</text:span><text:span text:style-name="T1886">y</text:span><text:span text:style-name="T1887">:</text:span></text:p>
      <text:p text:style-name="P1888">Dziękuję bardzo. W tej chwili pan prof. Jełowicki, bardzo proszę<text:span text:style-name="T1889">.</text:span></text:p>
      <text:p text:style-name="P1890"><text:span text:style-name="T1891">Prof. Marcin Jełowicki</text:span>:</text:p>
      <text:p text:style-name="P1892">Panie Przewodniczący, Szanowni Pa<text:span text:style-name="T1893">ń</text:span>stwo! Ja bym chciał nawiązać do spraw związanych z niezawisłością sędziego i może podnieść jeden lub dwa momenty, które dotyczą tej sprawy, a które dotychczas w dyskusji nie znalazły swojego odbicia.</text:p>
      <text:p text:style-name="P1894">Chciałbym wykazać mianowicie związek pomiędzy niezawisłością sędziego, jego autorytetem, który zarówno w Polsce, jak i w innych państwach jest szczególnie eksponowany zarówno od strony formalnej, jak i od strony rzeczywistej rozróżniając te dwa pojęcia autorytetu.</text:p>
      <text:p text:style-name="P1895"><text:span text:style-name="T1896">W</text:span><text:s/>naszych warunkach ustawa zawiera cały szereg, ustawa o organizacji sądów powszechnych, zawiera cały szereg instytucji rozwiązań, które wyraźnie służą umocnieniu autorytetu formalnego sędziego i w skrócie przypominając je to przede wszystkim<text:s/>tryb powoływania sędziego świadczy o tym, n<text:span text:style-name="T1897">ie</text:span>usuwalno<text:span text:style-name="T1898">ść,</text:span><text:s/>ustawowo zagwarantowana niezawisłość oraz bardzo wysokie kwalifikacje, które są warunkiem wstępnym do zajmowania stanowiska sędziego.</text:p>
      <text:p text:style-name="P1899">Natomiast druga strona tego medalu, autorytet rzeczywisty kształtuje się pod wpływem bardzo dużej liczby różnorodnych czynników, takich jak mądroś<text:span text:style-name="T1900">ć</text:span><text:s/>rzeczowa, doświadczenie, trafność ocen, trafność orzecznictwa i wiele innych, które z kolei rzutują w pierwszym rzędzie, może w większym stopniu niż autorytet formalny na kształtowanie się opinii społecznej o konkretnej osobie na konkretnym stanowisku<text:span text:style-name="T1901">.</text:span><text:s/><text:span text:style-name="T1902">W</text:span><text:s/>odniesieniu do sędziego tą opinię kształtują różne stanowiska i przy zastosowaniu bardzo różnorodnych kryteriów społeczeństwo jako całość, środowisko prawnicze, uczestnicy postępowania sądowego.</text:p>
      <text:p text:style-name="P1903">Ja bym jednak chciał się trzymać nadal strony formalnej i zwrócić uwagę na fakt, że w Polsce, zar<text:span text:style-name="T1904">ó</text:span>wno, jak i w innych krajach, sędzia jest funkcjonariuszem państwowym. I z tego tytułu jego stosunek pracy regulowany jest w bardzo<text:s/>daleko idącym<text:s/>stopniu przepisami prawa administracy<text:span text:style-name="T1905">jn</text:span>ego. Chociaż ustawa wskazuje, że w sprawach nieuregulowanych sędzia podlega przepisom ustawy o pracownikach urzędów państwowych i kodeksowi pracy, ale są to zupełne meandry jego stosunku pracy.</text:p>
      <text:p text:style-name="P1906">Głównie pragmatyka zawarta została w USP. I otóż istnieje u nas wiele grup funkc<text:span text:style-name="T1907">jo</text:span>nariuszy państwowych o bardzo różnym statusie, o różnym stopniu sformalizowania ich służby i stąd istnieją pewne podobieństwa i daleko idące różnice pomiędzy statusem prawnym sędziego, a statusem prawnym innych grup funkc<text:span text:style-name="T1908">jo</text:span>nariuszy państwowych. Powiedziałbym, że w sposób formalny wyróżniających sędziego i stawiających go chyba na jakimś bardziej eksponowanym miejscu, a przynajmniej bardziej niezależnym od innych grup funkcjonariuszy podlegającym niekiedy nawet rygorom podobnym do rygorów militarnych.</text:p>
      <text:p text:style-name="P1909">Istnieją chyba trzy zasadnicze różnice w statusie prawnym sędziego wyróżniającym ten status od innych grup funkcjonariuszy państwowych.</text:p>
      <text:p text:style-name="P1910">Wydaje się, że w szczególności na szczególną uwagę zasługuje brak kompetencji władzy służbowej do udzielania sędziemu poleceń służbowych, które są kwintesencją dyspozycyjności innyc<text:span text:style-name="T1911">h</text:span><text:s/>grup funkcjonariuszy państwowych, innych rodzajów. Otóż istnieje tylko jeden zapis, że sędzia może otrzymać zalecenie od zwierzchnika służbowego w sprawach administracyjnych. W innych sprawach nie podlega poleceniom służbowym, a zatem należy rozumieć różnorodnym instrukcjom, wytycznym i innym formom, które w istocie rzeczy są poleceniami służbowymi.</text:p>
      <text:soft-page-break/>
      <text:p text:style-name="P1912">Drugą gwarancją jest immunitet sędziego, znany bardzo dobrze państwu, wobec tego tylko podkreślę tą sprawę, która znowu jest wyraźnym wyróżnikiem statusu prawnego sędziego, gdyż taki immunitet nie przysługuje jakiejkolwiek innej grupie funkcjonariuszy państwowych<text:span text:style-name="T1913">.</text:span><text:s/>I jest bardzo silną gwarancją jego niezawisłości i eksponowanej pozycji wśród bardzo szeroko pojętych pracowników funkcjonariuszy z punktu widzenia stosunków pracy.</text:p>
      <text:p text:style-name="P1914">I trzeci moment, który nie wynika wprost z ustawy, ale przy dobrym wczytaniu się w jej tekst jest wyraźny. Mianowicie sędzia nie podlega odpowiedzialności porządkowej. A zatem nie można mu udzielić upomnienia i w szczególności nie podlega mechanistycznej dyscyplinie pracy, która jest doś<text:span text:style-name="T1915">ć</text:span><text:s/>eksponowana w innych rodzajach pragmatyk służbowych.</text:p>
      <text:p text:style-name="P1916">Stąd też uważam, że rozmawiając o niezawisłości sędziego należy i te sprawy brać pod uwagę zarówno te, które lokują sędziego w aparacie państwowym, jako funkcjonariusza państwowego, z czym łączą się określone obowiązki, przede wszystkim obowiązki lojalności wobec państwa, zarysowany w jakimś stopniu w rocie ślubowania, podobnie, jak u innych funkcjonariuszy państwowych ma to miejsce<text:span text:style-name="T1917">,</text:span><text:s/>a po drugie te trzy wyróżniki może jest ich znacznie więcej, ja je uważam za najważnie<text:span text:style-name="T1918">js</text:span>ze, które jednak umiejscawi<text:span text:style-name="T1919">aj</text:span>ą ten zawód, ten rodzaj służby państwowej wyraźnie odrębnie od innych grup funkcjonariuszy państwowych<text:span text:style-name="T1920">.</text:span></text:p>
      <text:p text:style-name="P1921">Nie byłoby z mojej strony właściwym, gdybym podjął dyskusję z panem prof. Zielińskim, jednak chciałbym w jednym zdaniu nawiązać do jego wypowiedzi. Otóż w pewnym fragmencie swojej wypowiedzi pan profesor mówił o apolityczności aparatu wymiaru sprawiedliwości. Rzeczywiście kiedyś były takie tendencje i takie doktryny, że głoszące - w skrócie rzecz biorąc - że aparat wymiaru sprawiedliwości, aparat administracji państwowej, wojsko i aparat ścigania są apolityczne, one jednak nie wytrzymały próby czasu i dzisiaj już zarówno w doktrynie zachodnioeurope<text:span text:style-name="T1922">js</text:span>kiej, jak i wschodnioeuropejskiej się tego nie podnosi. Są to oczywiście różnego rodzaju służby, które służą umocnieniu pewnej władzy, władzy państwowej i w związku z tym jest to kwestia jakiejś chyba bardzo głębokiej dyskusji teoretyczn<text:span text:style-name="T1923">ej,</text:span><text:s/>która nie wiem czy miałaby efekty w proponowanych różnych zmianach w przepisach prawnych.</text:p>
      <text:p text:style-name="P1924">I druga kwestia, która rozwinęła się na tle wypowiedzi pana prof. Zielińskiego, to jest kwestia tych luzów prawnych, czy luzów interpretacyjnych. Chciałbym tu podnieść, że każdy organ państwowy ma takie luzy. I jeżeli się daje administracji państwowej,<text:s/>organom administracji państwowej możliwość stosowania uznania administracyjnego to tym bardziej niezawisłym sądom powinno być ono przyznane tam gdzie wymaga tego sytuacja, w której dochodzi do konfrontacji albo do rozważenia, zważenia interesów państwa, interesów społecznych i ważnych interesów, słusznych interesów stron<text:span text:style-name="T1925">.</text:span></text:p>
      <text:p text:style-name="P1926">Dziękuję bardzo.</text:p>
      <text:p text:style-name="P1927"><text:span text:style-name="T1928">Przewodnicząc</text:span><text:span text:style-name="T1929">y</text:span>:</text:p>
      <text:p text:style-name="P1930">Dziękuję bardzo<text:span text:style-name="T1931">.</text:span><text:s/>Pan prof. Buchała.</text:p>
      <text:p text:style-name="P1932"><text:span text:style-name="T1933">Prof</text:span><text:span text:style-name="T1934">.</text:span><text:span text:style-name="T1935"><text:s/>Kazimierz Buchała</text:span>:</text:p>
      <text:p text:style-name="P1936">Ja chciałem o kilku kwestiach i to bardzo krótko.</text:p>
      <text:p text:style-name="P1937">Rozpocznę od tego, że chyba istnieje daleko idąca zgodność co do tej kwestii, by problem nieusuwalności sędziego może w takiej postaci, jak to było w Konstytucji marcowej znalazł się w Konstytucji, która się kształtuje. Być może trzeba by go nieco szerzej ująć. Otóż kwestia nieusuwalności ma taką rangę, że zasługuje na to by była w Konstytucji.</text:p>
      <text:soft-page-break/>
      <text:p text:style-name="P1938">Ja sądzę,<text:s/><text:span text:style-name="T1939">że</text:span><text:s/>jesteśmy chyba także zgodni w tym gronie co do tego<text:span text:style-name="T1940">, że ta</text:span><text:s/>zasada rękojmi zar<text:span text:style-name="T1941">ó</text:span>wno przy powoływaniu, jak i przy usuwaniu powinna zniknąć zarówno z ustawy o Sądzie Najwyższym, jak i również z ustawy o ustroju sądów powszechnych. Chcę dodać, że jest to przecież problem podnoszony przez środowisko naukowe, prawnicze i nie tylko prawnicze od dość dawna i nie mógł do tej pory doczekać się na odpowiednie rozstrzygnięcie.</text:p>
      <text:p text:style-name="P1942">Także chyba jest i zgodność co do powołania tej Naczelne Rady Sądownictwa. Ja opowiadam się tu za tymi wypowiedziami, które sformułowane zostały do tej pory.<text:s/><text:span text:style-name="T1943">W</text:span><text:s/>szczególnoś<text:span text:style-name="T1944">ci</text:span><text:s/>przez p<text:span text:style-name="T1945">.</text:span><text:s/>prof. Garlickiego, choć sądzę, ż<text:span text:style-name="T1946">e</text:span><text:s/>szczegóły powinny być jeszcze przedyskutowane. I być może dobrze by było powołać taki podzespół w tym podzespole, który by... taki zespół roboczy, który by przygotował pewne propozycje. Bo nie budzi wątpliwości kwestia przewodnictwa<text:span text:style-name="T1947">.</text:span><text:s/>Nie budzi wątpliwości także kwestia, że skład tejże rady musi być odpowiednio reprezentatywny. Tzn. nie tylko spośród grona sędziów Sądu Najwyższego, ale także grona posłów. Ale p<text:span text:style-name="T1948">owstaje</text:span><text:s/>p<text:span text:style-name="T1949">yt</text:span>anie czy tylko? Powstaje pytanie - w jaki sposób wreszcie ma ona być tworzona, a w<text:span text:style-name="T1950">ię</text:span>c czy ma być tworzona? Ma to rozstrzygnąć ustawa, ja wiem, ale trzeba przygotować propozycje<text:span text:style-name="T1951">.<text:s/></text:span>Problem tworzenia tej rady jest rzeczą niezwykłej wagi. A do tej pory myśmy nic na ten temat szczegółowo nie mówili. Wyrażam też pewną obawę czy b<text:span text:style-name="T1952">ę</text:span>dzie możliwe, aby w ciągu miesiąca projekt takiej ustawy został przygotowany, bowiem ten pr<text:span text:style-name="T1953">oj</text:span>ekt powinien być zgrany z pracami nad nową Konstytucją i powinien w miarę możliwości odpowiadać przyszłemu kształtowi konstytucji w tej kwestii. Bowiem ta rzecz musi znaleźć się w Konstytucji, bowiem odpowiednie przepisy obecnej Konstytucji powinny zostać uchylone<text:span text:style-name="T1954">,<text:s/></text:span>a więc nie jest to takie proste. Miesiąc czasu na przygotowanie to jest jednak zbyt krótki okres czasu. Zwłaszcza, że wiemy, że te prace nad Konstytucją trwają i one chyba dość długo będą trwać.</text:p>
      <text:p text:style-name="P1955">Ja chcę w kolejności wypowiedzieć się co do następujących zagadnień. Mianowicie chcę poinformować odnośnie pytań prawnych. Mianowicie myśmy na poprzednim posiedzeniu powiedzieli sobie już, że te pytania prawne powinny być stawiane poza kontrolą szefów tych jednostek, a więc prawo do takich pytań prawnych powinny mieć wszystkie sądy. Powstaje jednak pytanie - czy sądy rewizyjne, czy sądy rozpatrujące w drugiej instancji daną sprawę, czy także sądy pierwszej instancji? Jeśli sąd rewizyjny nie ma kwestii, bo to zostanie wbudowane w odpowiednie przepisy procesowe, takie, jakie obowiązują.<text:s/>Jeślibyśmy<text:s/>chcieli to prawo przyznać sądom pierwszej instancji, to by wymagało zmiany procedury cywilnej, karnej no i także administrac<text:span text:style-name="T1956">yj</text:span>n<text:span text:style-name="T1957">ej.</text:span><text:s/>Bo chcemy chyba także rozciągnąć i na postępowanie administracyjne, choć ta kwestia nie została wypunktowana.<text:s/><text:span text:style-name="T1958">O</text:span>sobiście uważam, że także i w procedurze admin<text:span text:style-name="T1959">i</text:span>stracyjnej i ta rzecz powinna być zapisana.</text:p>
      <text:p text:style-name="P1960">A więc być może, że trzeba by decyzje rozłożyć na dwa etapy. Mianowicie w pierwszym etapie przesądzić, że sądy rewizyjne mogą występować z takimi pytaniami, w drugiej kwestii wymaga to dość gruntownego przemyślenia, bo to nie jest takie proste. Mianowicie sąd staje przed problemem, prowadzi postępowanie związane z pewnymi terminami i zanim się doczeka odpowiedzi Trybunału może upłynąć kilka miesięcy. A to może przemawiać przeciwko przyznaniu pierwszej instancji prawa do składania takich pytań<text:span text:style-name="T1961">.</text:span></text:p>
      <text:p text:style-name="P1962">Tu w tym gronie także chcę powiedzieć, że ta kwestia w gronie sędziów Trybunału Konstytucyjnego jest od początku jasna. I jest nawet takie stanowisko wyrażone na piśmie na zebraniu ogólnym rok temu ono<text:s/><text:soft-page-break/>się odbywało, takie głosy padły i zyskały<text:s/>uznanie, że należy przyznać takie prawo sądom rewizyjnym jako minimum zwiększenia kontroli nad konstytucyjnością systemu pr<text:span text:style-name="T1963">a</text:span>wa<text:span text:style-name="T1964">.</text:span></text:p>
      <text:p text:style-name="P1965">Nie kryję, że takie stanowisko wynikło nie tylko<text:s/><text:span text:style-name="T1966">z<text:s/></text:span>przekonania i pewnych prac prawno-porównawczych, ale wynikło także stąd, że Trybunał Konstytucyjny obserwuje pasywnoś<text:span text:style-name="T1967">ć</text:span><text:s/>podmiotów uprawnionych do stawiania wniosków, a pytań<text:s/><text:span text:style-name="T1968">w</text:span><text:s/>szczególności<text:span text:style-name="T1969">.<text:s/></text:span>Chcę wyraźnie powiedzieć, że<text:s/><text:span text:style-name="T1970">n</text:span>ie dotyczy to Naczelnego Sądu Administracyjnego, który występuje z wieloma pytaniami<text:span text:style-name="T1971">.</text:span><text:s/>Ja myślę, że jest zadowolony z tego co się dzieje, bo w miarę szybko. Natomiast arbitraż do tej pory nie, Najwyższy Sąd też niestety nie zgłosił tego rodzaju, a organy uprawnione do stawiania pytań z zakresu administracji państwowej także do tej pory nie wystąpiły co zresztą spe<text:span text:style-name="T1972">cj</text:span>alnie<text:span text:style-name="T1973">.</text:span>..</text:p>
      <text:p text:style-name="P1974">/Głos z sali:<text:s/>Prokurator<text:span text:style-name="T1975">..</text:span>./.</text:p>
      <text:p text:style-name="P1976">Ja zaraz powiem. Otóż prokurator jest pośrodku między Naczelnym Sądem Administracyjnym a resztą organów. Ja sądzę więc, że otwarcie tej możliwości dla sądów znacznie zwiększy te możliwości, jakie w tej chwili w systemie prawa istnieją<text:span text:style-name="T1977">.</text:span><text:s/>A więc trzeba by bardzo zdecydowanie opowiedzieć się, ja zresztą do tej pory nie słyszałem głosów przeciwnych i to można by to także zapisać w tym co do tej pory zostało przynajmniej w dyskusji w miarę uzgodnione<text:span text:style-name="T1978">.</text:span></text:p>
      <text:p text:style-name="P1979">Ja wreszcie chcę się wypowiedzieć za tym, by kolegia samorządowe przy odpowiednich organach pochodziły z wyboru i<text:s/><text:span text:style-name="T1980">w</text:span><text:s/>pełnym zakresie. I tu mi odpowiada propozycja, którą pan prezes<text:s/><text:span text:style-name="T1981">J</text:span>ankowski zgłosił<text:span text:style-name="T1982">.</text:span></text:p>
      <text:p text:style-name="P1983">Natomiast mam pewne nieco odrębne poglądy w kwestii następującej. Mianowicie ona w jakiś sposób wiąże się z tym, o czym mówił pan pro<text:span text:style-name="T1984">f</text:span>. Zieliński, mianowicie kwestia partyjności, niepartyjności itd. Otóż po pierwsze zacznę od zagadnienia następującego. Mianowicie otóż w prawie karnym klauzule generalne są nie do pomyślenia i miejmy świadomość tego<text:span text:style-name="T1985">.</text:span><text:s/>I takich klauzul generalnych nie ma i być nie może, a przepisy, który przypominają klauzule generalne, no jak tu podnoszony zgodnie artykuł 282, przepisy, które są niedookreślone powinny zniknąć. I to jest powszechny pogląd środowiska prawniczego i to nie tylko nauki, ale także innych osób,<text:s/>spoza<text:s/>nauki czyli także z praktyki.</text:p>
      <text:p text:style-name="P1986">Powstaje pytanie czy likwidując klauzule generalne likwidujemy problem w ogóle, czy też go nie likwid<text:span text:style-name="T1987">uj</text:span>emy. Ja będę mówił o prawie karnym dlatego, że tutaj najłatwiej demonstrować to zagadnienie. Mianowicie niestety, nie tylko prawo karne, ale inne dziedziny prawa zawierają cały szereg znamion oceny czy wyrażeń oceny, od których nie da się ucie<text:span text:style-name="T1988">c</text:span>.</text:p>
      <text:p text:style-name="P1989">Ja chcę powiedzieć, że ideałem marksistowskiej nauki prawa karnego tej, która w tym okresie pierwszym entuzja<text:span text:style-name="T1990">styc</text:span>znym się wypowiadała, to było takie określenie przestępstw, by wyeliminować jakąkolwiek ocenę sędziego, co zresztą nawiązywało jeszcze do okresu rewolucji francuskiej, że sędzia ma być tylko ustami ustawy i nic więcej. Nie da się tego zrobi<text:span text:style-name="T1991">ć</text:span>. Niestety nie da się.</text:p>
      <text:p text:style-name="P1992">A więc jest szereg takich pojęć. Ja dam przykład niektórych, no zniesławia, znieważa. Co znaczy zniesławia? Co znaczy znieważa? Czyn nierządny, czyn lubieżny? To są tylko niektóre przykłady, gdzie<text:s/>immanentnie<text:s/>tkwi ocena, a więc sędzia musi własnym sumieniem rozstrzygnąć, jak potraktować konkretne zdarzenie. Czy jako spełniające czy jako niespełniające znamion tego typu przestępstw<text:span text:style-name="T1993">.</text:span></text:p>
      <text:p text:style-name="P1994"><text:span text:style-name="T1995">O</text:span>tóż po pierwsze chcę powiedzieć nie ma na to rady. Jego indywidualne oceny, jego postawa moralna znajdują wyraz, sposoby interpretacji tego tekstu czy chcemy, czy nie chcemy<text:span text:style-name="T1996">.</text:span><text:s/>To nie jest<text:s/>sprawa partyjności czy niepartyjności<text:span text:style-name="T1997">.</text:span><text:s/>Choć nie ulega wątpliwości, że w pewnym sensie jego, nazwijmy to<text:s/><text:soft-page-break/>generalnie, ideologia, światopogląd znajduje wyraz choćby podświadomi<text:span text:style-name="T1998">e</text:span>. Choćby podświadomie<text:span text:style-name="T1999">.<text:s/></text:span>Dlatego nie stawiałbym sprawy w ten sposób,<text:s/><text:span text:style-name="T2000">ż</text:span>e tu chodzi by uchwały takiej czy innej partii zobowiązywały jakiegokolwiek członka partii, czy stronnictwa do określonego interpretowania takich czy innych znamion<text:span text:style-name="T2001">.</text:span></text:p>
      <text:p text:style-name="P2002">Po pierwsze ja nie znam takich uchwał jakiejkolwiek partii, która by takie obowiązki nakładała.</text:p>
      <text:p text:style-name="P2003">A po drugie gdyby nakładała to by nie tylko godziło z zasadą niezawisłości, ale to oznaczałoby przekroczenie uprawnień, jakie statut nadaje<text:span text:style-name="T2004">.</text:span></text:p>
      <text:p text:style-name="P2005">I w związku z tym powstaje pytanie, o którym mówi<text:span text:style-name="T2006">ł</text:span>a p. prof. Wasilkowska mianowicie pytanie dotyczące wytycznych wymiaru sprawiedliwości i praktyki sądowej<text:span text:style-name="T2007">.</text:span></text:p>
      <text:p text:style-name="P2008">Otóż to się kiedyś inaczej nazywało<text:span text:style-name="T2009">.</text:span><text:s/>Dziś jest to, są to wytyczne, znaczy podejmuje uchwałę zawierające wytyczne<text:s/><text:span text:style-name="T2010">w</text:span><text:s/>zakresie wykładni prawa i praktyki sądowej, to jest art. 13 ust<text:span text:style-name="T2011">.</text:span><text:s/>3<text:span text:style-name="T2012">.<text:s/></text:span>Otóż proszę państwa to jest problem nadzoru edukacyjnego, to tam jest szerzej rozbudowane i nie będę o wszystkim mówił<text:span text:style-name="T2013">.</text:span><text:s/>Otóż ja mam takie przekonanie, że instancja sądowa, jaką jest Sąd Najwyższy, o odpowiednich kwalifikacjach, a chcielibyśmy, żeby to były najwyższe kwalifikacje. Ja osobiście mógłbym wiele na ten temat powiedzieć, nie tylko dlatego, że moją karierę zaczynałem jako sędzia, a później przez<text:s/><text:span text:style-name="T2014">10</text:span><text:s/>lat przyglądałem się temu, jako adwokat. A wi<text:span text:style-name="T2015">ę</text:span>c mam praktykę, ale z innych kontaktów. Otóż różnie to bywało<text:span text:style-name="T2016">.</text:span><text:s/>Były wytyczne wymiaru sprawiedliwości, które w sposób oczywisty kolidowały z przepisami prawa<text:span text:style-name="T2017">.</text:span><text:s/>Ja przypomnę kolizję z artykułem 17 § 2 dotyczącym umniejszonej poczytalności,<text:s/>gdzie Sąd Najwyższy wyraźnie wykroczył poza granice obowiązującego prawa i ustanowił normę prawną wbrew jakimkolwiek kompetencjom.</text:p>
      <text:p text:style-name="P2018">Niemniej sądzę, że Sąd Najwyższy musi mieć takie uprawnienie<text:s/>indykacyjne<text:s/>nadzoru nad orzecznictwem s<text:span text:style-name="T2019">a</text:span>dowym jest kwestia czy będzie je wydawał w formie uchwał, wytycznych czy inaczej to nazwiemy. Do tej pory nie kwestionujemy odpowiedzi na pytanie prawne to jest problem identyczny, bo odpowiedź na pytanie prawne bardziej wiąże skład sądowy, aniżeli wytyczna, bo wytyczna ma charakter ogólny. Miejmy świadomość tego<text:span text:style-name="T2020">.</text:span></text:p>
      <text:p text:style-name="P2021">Dalej, przecież jeśli druga instancja ustala pewne fakty, czy też pogląd prawny to tym poglądem instancja pierwsza, której sprawę przekazano do ponownego rozpoznania jest związana, ale ponieważ to zrobił sąd, nie będziemy tego traktować jako naruszenie zawisłości sędziowski<text:span text:style-name="T2022">ej</text:span>. Tym bardziej jeśli te uchwały mają charakter ogólny, to one nie mogą naruszać niezawisłości sędziowskiej, oczywiście jeśli są zgodne z prawem<text:span text:style-name="T2023">.</text:span><text:s/>I co chcę powiedzieć miejmy świadomość tego, że oceny sądów<text:s/>w<text:s/>pierwszej instancji są tak różnorodne w konkretnych sprawach, że to zaczyna niejednokrotnie godzić w zasady równości wobec prawa. I kto jest powołany do tego, by sprowadzić tę różnorodność poglądów na przepisy prawne do jakiegoś jednolitego czy też do jakiegoś zbornego systemu? No tylko Sąd Najwyższy, właśnie w formie tych uchwał ogólnych. A więc to zagadnienie nadzoru judykacyjnego ma drugą stronę w postaci zasady równości wobec prawa, w postaci zasady sprawiedliwości czy poczucia sprawiedliwości. Ja chciałbym, ażeby takich wytycznych było, jak najmniej, to jest rzecz prosta<text:span text:style-name="T2024">.</text:span><text:s/>I chciałbym by one nie dotyczyły polityki karnej, zwłaszcza nie<text:s/>miały charakteru instrumentalnego, czy nie dawały charakteru instrumentalnego poszczególnym przepisom prawnym, by jednak stały na straży praworządności i tych zasad konstytucyjnych<text:span text:style-name="T2025">.</text:span></text:p>
      <text:p text:style-name="P2026">Aby zakończyć, to jeszcze chcę o jednym powiedzieć<text:span text:style-name="T2027">.</text:span><text:s/>Mówimy o różnych przepisach, ja mam pewne<text:s/><text:soft-page-break/>wątpliwości co do przepisu, który znalazł się w ustawie o Sądzie Najwyższym, a który mówi w t<text:span text:style-name="T2028">en</text:span><text:s/>sposób, że pierwszy prezes ma prawo, może badać orzecznictwo sądowe w zakresie właściwości Sądu Najwyższego. Takiego przepisu wcześniej nie było. To, że on może przeglądać i orientować się, jakie zapadło orzeczenie to ja nie ma nic przeciwko temu. Tylko, jaka jest intencja zawarta w tym przepisi<text:span text:style-name="T2029">e</text:span>? Do czego ten przepis jest faktycznie potrzebny i to aż w tej najwyższej instancji?<text:span text:style-name="T2030"><text:s/></text:span>Mam wątpliwości czy ten przepis powinien być utrzymany w dalszym ciągu w ustawie o Sądzi<text:span text:style-name="T2031">e</text:span><text:s/><text:span text:style-name="T2032">N</text:span>ajwyższym to jest art<text:span text:style-name="T2033">.</text:span><text:s/>8 ust<text:span text:style-name="T2034">.</text:span><text:s/><text:span text:style-name="T2035">4</text:span><text:s/>tej ustawy. To znaczy, po prostu chcę powiedzieć, że podejrzewam, że może znaleźć się kiedyś taki prezes Sądu Najwyższego, kt<text:span text:style-name="T2036">ó</text:span>r<text:span text:style-name="T2037">y</text:span><text:s/><text:span text:style-name="T2038">z</text:span>echce w ten sposób wpływać na decyzje sędziów Sądu Najwyższego, a takie prawo trzeba mu odebrać. Bowiem, jak do tej mógłby się powoływać na tę ustaw<text:span text:style-name="T2039">ę</text:span>. Chcę teraz wprowadzić to wszystko do zagadnienia partyjności i nieparty<text:span text:style-name="T2040">jn</text:span>o<text:span text:style-name="T2041">ści</text:span>. Ja zgadzam się z wypowiedziami pana Jankowskiego i Podemskiego, mianowicie przynależność partyjna nie powinna być przeszkodą do piastowania godności sędziowskiej obojętnie w jakim sądzie, i rzeczywiście trzeba odwrócić zagadnienie, mianowicie, że jeśli pełni funkcje, to wtedy nie powinien być sędzią, nie powinien orzekać. Czy to znaczy, że my w ten sposób cały problem załatwimy, całoś<text:span text:style-name="T2042">ć</text:span><text:s/>tych problemów, mianowicie czy my przesądzimy w ten sposób tę kwestię,<text:s/><text:span text:style-name="T2043">ż</text:span>e poglądy<text:s/>związane z przynależnością do partii, nie znajdą wyrazu wykładni,<text:s/>nie potrafimy temu zapobiec<text:span text:style-name="T2044">.</text:span><text:s/>Ale pamiętajmy, że przecież chodzi nie tylko o członków partii, ale chodzi także o członków różnych organizacji społecznych, związków religijnych także<text:span text:style-name="T2045">.</text:span><text:s/>Przecież w ten sposób powiedzmy sobie otwarcie, no dobrze powstaje pytanie czy wolno mieć z<text:span text:style-name="T2046">wiąz</text:span>e<text:span text:style-name="T2047">k</text:span><text:s/>z konfesjonałem. Bo w końcu chodzi o ideologię tutaj, o światopogląd, otóż chyba nie<text:span text:style-name="T2048">.</text:span><text:s/>A więc nie chodźmy za daleko<text:span text:style-name="T2049">.</text:span><text:s/>Jeślibyśmy<text:s/>przekreślili możliwość przynależności do partii i stronnictw to powstaje od razu pytanie, mianowicie związków religijnych, wszystkich czy też innych stowarzyszeń, takich czy innych<text:span text:style-name="T2050">.</text:span><text:s/>Otóż tu jeszcze chyba jedno trzeba powiedzieć, mianowicie, że są, czy mogą być takie organizacje, nierejestrowane, których obecność w życiu politycznym nie da się pogodzić z doświadczeniami społecznymi. Mianowicie, ja chcę dla przykładu powiedzieć o terrorystycznych, faszystowskich i innych, co do tego jesteśmy wszyscy zgodni<text:span text:style-name="T2051">.</text:span><text:s/>I nie w tym rzecz. Otóż na pewno osoby, które deklarują taką przynależnoś<text:span text:style-name="T2052">ć</text:span><text:s/>być może nie powinny być powoływane do... na godność sędziego itd<text:span text:style-name="T2053">.</text:span><text:s/>Ale od tego są właściwe organy. Jeśli je tak ukształtujemy, mianowicie przyznamy takie uprawnienia samorządowi w tych wszelkich kwestiach powoływania i odwoływania, i wreszcie komisji dyscyplinarnej to będzie można zapewnić sprawne funkc<text:span text:style-name="T2054">jo</text:span>nowanie wymiaru sprawiedliwości, a po drugie niezawisłość, znaczy rzeczywistą niezawisłość sądów orzekających i niezależność sądownictwa<text:span text:style-name="T2055">.</text:span></text:p>
      <text:p text:style-name="P2056">Dzięku<text:span text:style-name="T2057">ję.<text:s/></text:span></text:p>
      <text:p text:style-name="P2058"><text:span text:style-name="T2059">Przewodnicząc</text:span><text:span text:style-name="T2060">y</text:span><text:span text:style-name="T2061">:</text:span></text:p>
      <text:p text:style-name="P2062">Dziękuję bardzo panu profesorowi za<text:s/>konkretną wypowiedź, z której wynika, że zarówno zasada rękojmi, jak i kwestia powoływania N<text:span text:style-name="T2063">a</text:span>jwyższej Rady Sądowniczej, a tak samo kwestia pełnego wyboru kolegiów sędziowskich jest<text:s/>–<text:s/>zdaniem<text:s/>pana profesora - sprawą jak gdyby zbliżającą się do finału<text:span text:style-name="T2064">.</text:span></text:p>
      <text:p text:style-name="P2065">Bardzo proszę teraz o głos pana prezesa Świątkiew<text:span text:style-name="T2066">ic</text:span>za, na pewno to będzie też taki głos konkretny, który nas będzie zbliżał do konkretyzacji ustaleń tego zespołu<text:span text:style-name="T2067">.</text:span></text:p>
      <text:p text:style-name="P2068"><text:span text:style-name="T2069">Prezes Jerzy Świątkiewicz</text:span>:</text:p>
      <text:p text:style-name="P2070">Dzięku<text:span text:style-name="T2071">ję</text:span><text:s/>za słowa pana przewodniczącego. Chciałbym właśnie zacząć może naprzód od pewnej<text:s/><text:soft-page-break/>sprawy proceduralnej.</text:p>
      <text:p text:style-name="P2072">Otóż tutaj dzisiaj padały takie głosy, żeby określone rozwiązania wprowadzić do Konstytucji. Należałoby się w związku z tym zastanowić ponieważ, jak wiadomo uchwalenie Konstytucji przewidziane jest mniej więcej w okolicach maja 1991 r<text:span text:style-name="T2073">.</text:span>, a więc w 200 rocznicę<text:span text:style-name="T2074">.</text:span><text:s/>Jest więc pytanie czy trzeba odczekiwać z tymi sprawami niecier<text:span text:style-name="T2075">pi</text:span>ącymi zwłoki. Jest co prawda i inna propozycja, ażeby dokonać już w roku bieżącym bardzo doraźnych zmian w Konstytucji nieprzesądzających, ale tutaj znowu musimy sobie zdawać sprawę, że te zmiany doraźne one nie mogą być zbytnio szczegółowe.</text:p>
      <text:p text:style-name="P2076">Mało tego, przy pomocy zbyt niewielkiej ilości tych zmian doraźnych można doprowadzić do tego, że ktoś powie nie uchwalajmy już teraz nowej konstytucji, bo właściwie j<text:span text:style-name="T2077">u</text:span>ż tymi doraźnymi zmianami powiedzmy wszystko załatwiliśmy co by osłabiało ten trend ogóln<text:span text:style-name="T2078">y.</text:span></text:p>
      <text:p text:style-name="P2079">Dlatego wydaje mi się, że można w tych sprawach, które uznamy za nieodzowne,<text:s/>super-pilne<text:s/>itd. załatwić to w drodze na razie zwykłego ustawodaw<text:span text:style-name="T2080">st</text:span>wa co nie przesądza - jeszcze raz podkreślam z całą mocą - wprowadzenie ich później do Konstytucji. To jeśli chodzi o taką uwagę natury ogólnej.</text:p>
      <text:p text:style-name="P2081">Teraz jeśli chodzi o pewne konkrety. Tak, jak wypowiadałem<text:s/>się w pierwszej mojej wypowiedzi i dałem wyraz temu, że zgodzimy się co do zapisów w protok<text:span text:style-name="T2082">o</text:span>le uzgodnień zniesienie kadencyjnośc<text:span text:style-name="T2083">i</text:span><text:s/>Sądu Najwyższego, tak w oparciu i wtedy tą wypowiedź, jak i ośmielony wypowiedziami innych głosów wydaje się, że moglibyśmy w protokole zapisać, że jesteśmy, że osiągnęliśmy consensus co do wyeliminowania tego przepisu o rękojmi<text:span text:style-name="T2084">.</text:span></text:p>
      <text:p text:style-name="P2085">Chciałbym tutaj przypomnieć, że już Sejm zdawał sobie sprawę, jak dalece jest to rozwiązanie niedoskonałe, skoro w<text:span text:style-name="T2086"><text:s/></text:span>art<text:span text:style-name="T2087">.</text:span><text:s/>14 pkt<text:span text:style-name="T2088">.</text:span><text:s/>4 ustawy o Trybunale Konstytucyjnym mówiącym o odwołaniu członka, właściwie sędziego Trybunału Konstytucyjnego, tam się nie mówi o nie dawaniu rękojmi tylko o odwołaniu, bo w razie sprzeniewierzenia się złożonemu ślubowaniu,<text:s/><text:span text:style-name="T2089">ż</text:span>eby pójść krok naprzód. Więc już wtenczas prawda powiedzieliśmy, że żeby odejść od tego i na tym etapie przed czterema laty poszliśmy, dokonaliśmy kolejnego wyłomu. A więc chyba te głosy, które tutaj mówiliśmy, że orzecznictwo sądu, sądu dyscyplinarnego całkowicie zabezpieczy czystość szeregów członkowskich, sędziowskich przepraszam bardzo załatwiałoby tą sprawę.</text:p>
      <text:p text:style-name="P2090">Wotuję również za zagadnieniem znowe<text:span text:style-name="T2091">li</text:span>zowania przepisów dotyczących Trybunału K<text:span text:style-name="T2092">o</text:span>nstytucyjnego, a mianowicie, że sprawę powinno wstrzymać również wniosek zgłoszony przez skład orzekający.<text:s/><text:span text:style-name="T2093">W</text:span><text:s/>Naczelnym Sądzie Administracyjnym mamy z tego powodu kłopoty. Tutaj dziękuję za te uprzejmie słowa, które padły pod adresem mnie z sali, wiadomo, że 60 proc. wniosków jakoś mniej więcej tyle dostarczamy, ogólnej ilości to są od nas, ale są te sprawy, kiedy prezes Naczelnego Sądu Administracyjnego nie zawsze zgadza się ze składem orzekającym. I dba o to, ż<text:span text:style-name="T2094">e</text:span>by sprawa jak to mówi się nie przewróciła się, mówiąc brzydko w Trybunale Konstytucyjnym. Proszę państwa to jest problem. Wtedy to zasiadamy w bardzo dużym, powiększonym gronie, nigdy prezes sam nie<text:s/>robi tego<text:s/><text:span text:style-name="T2095">w</text:span><text:s/>ten sposób, że<text:span text:style-name="T2096"><text:s/></text:span>jednoosobowo sprzeciwia się temu powiedzmy 3-osobowemu składowi. Zaprasza pewien skład specjalistów z Biura Orzecznictwa, oraz z innych wydziałów itd., i to jest przedmiotem bardzo szerokiej deliberacji,<text:s/><text:span text:style-name="T2097">wś</text:span>ród nas właściwie nie ma co do tego już dzisiaj wątpliwości, że - i dlatego wyprzedzamy w drodze praktyki w ten sposób - jeśli prezes nie uwzględnia wniosku jakiegoś składu orzekającego co od czasu do czasu - wprawdzie rzadko - zdarza się, że to<text:s/><text:span text:style-name="T2098">się</text:span><text:s/>rozpatruje w bardzo dużym gremium<text:span text:style-name="T2099">.</text:span><text:s/>Prezes szuka tego wsparcia moralnego dla<text:s/><text:soft-page-break/>swego stanowiska i szuka powiedzmy tej głębokiej argumenta<text:span text:style-name="T2100">cji,</text:span><text:s/>że jednak być może, że ten wniosek, czy ta propozycja wniosku, czy pytania prawnego przez ten skład trójkowy może byłaby zbyt pochopna.</text:p>
      <text:p text:style-name="P2101">Dlatego wydaje się jednak, że tutaj ten skład sędziowski, jego głos powinien dotrzeć do Trybunału Konstytucyjnego. Zwłaszcza, że Trybunał Konst<text:span text:style-name="T2102">yt</text:span>uc<text:span text:style-name="T2103">yj</text:span>ny za dużo tych spraw ma.</text:p>
      <text:p text:style-name="P2104">Mówiąc o tym fragmencie chciałbym powiedzieć, że to nie wyczerpuje w ogóle tematu Trybunału Konstytucyjnego, zastrzegłem sobie tutaj prawda, że mówiąc, zwłaszcza opierając się na założeniach programowych Stronnictwa Demokratycznego, mamy dalej idące wnioski, ale to chyba wymagałoby odrębnego potraktowania modelu zmian w zakresie kompetencji Trybunału Konstytucyjnego do czego trzeba by było wrócić. Tutaj poruszyłem tą jedną sprawę wypowiadając zbieżny pogląd z innymi tutaj spośród państwa. A to z tego powiedzmy po<text:span text:style-name="T2105">w</text:span>odu, że w jakimś sensie wiąże się to z tym tematem niezawisłości sędziowski<text:span text:style-name="T2106">ej.</text:span></text:p>
      <text:p text:style-name="P2107">Dalej, jeśli chodzi o sprawy personalne, kadry sędziowskiej. Osobiście reprezentuję pogląd, że mianować, kwestia mianowania - mówię tu tylko i wyłącznie o mianowaniu - to powinna być P<text:span text:style-name="T2108">re</text:span>zydenta Rzeczypospolitej względnie, jeśliby taki urząd nie był utworzony to Rady Pań<text:span text:style-name="T2109">st</text:span>wa, która w tej chwili spełnia u nas funkcje kolegialnego przewodniczącego. Natomiast organem wnioskującym, a ktoś powiedzmy tutaj z państwa zwracał uwagę, że wnioskowanie w dużej mierze przesądza ten efekt w praktyce, należałoby do tego gremium samorządowego, co do którego powinny być może nastąpić uściślenia przez powołany specjalnie zespół, jak należałoby go powoływać.</text:p>
      <text:p text:style-name="P2110">Jestem za tym, żeby kolegia działające przy sądach pochodziły z wyboru, nie<text:s/><text:span text:style-name="T2111">z</text:span><text:s/>nominacji.<text:s/><text:span text:style-name="T2112">W</text:span><text:s/>praktyce nie ma różnic. Przynajmniej ja u nas nie dostrzegam ażeby ci sędziowie, członkowie kolegium inaczej zachowywali się ci, których prezes powołał, a ci których<text:s/>zgromadzenie<text:s/>ogólne wybrało. Są praktycznie tylko kłopoty z tym, bo trzeba pilnować, żeby połowa była powołanych przez prezesa, połowa z tych na danym posiedzeniu powołanych, wybranych przez<text:s/>zgromadzenie<text:s/>ogólne. Więc dla świętego spokoju, żeby to już ujednolicić. To tym bardziej nie ma tu żadnych obaw, dlaczego nie miałoby całe kolegium powiedzmy pochodzić z wyboru.</text:p>
      <text:p text:style-name="P2113">Kwestia uposażeń. Wydaje mi się, że akty wczoraj podjęte i na posiedzeniu Rady Państwa i na posiedzeniu rządu idą w dużej mierze naprzeciw temu. Przyjmując jednolite zasady uposażenia. To jest to co obowiązywało przed wojną, a więc w oparciu o ustawę z<text:s/>‘28 roku, że wiadomo było, że sędzia sądu grodzkiego dost<text:span text:style-name="T2114">aj</text:span>e 425 złotych, sądu okręgowego 6<text:span text:style-name="T2115">5</text:span>0, apelacyjnego 850, Sądu Najwyższego i Trybunału Administracyjnego, Najwyższego Trybunału Administrac<text:span text:style-name="T2116">yj</text:span>n<text:span text:style-name="T2117">eg</text:span>o 1 100. I koniec. Do tego dochodzić mogły najwyżej dodatki funkcyjne. Z tego co wiem, powiedzmy z tych projektów, też jednolitą grupę się w tej chwili powiedzmy przewidywało w tym co zostało, a wi<text:span text:style-name="T2118">ę</text:span>c niewątpliwie byłoby to już antycypowanie i wyjście naprzeciw tym powiedzmy propozycjom, które były tutaj słusznie wysuwane<text:span text:style-name="T2119">.</text:span></text:p>
      <text:p text:style-name="P2120">Co do problemu upartyjnienia. No, trudno oprzeć się tym głosom, które tutaj padły, że rzeczywiście sędziemu nie można zakazać, jakie ma on konkretnie mieć poglądy polityczne, czy z kim on sympatyzuje. Tak było, tak jest i tak będzie. Natomiast być może, że na uwagę moim zdaniem zasługiwała ta propozycja, że z chwilą, kiedy s<text:span text:style-name="T2121">ę</text:span>dzia będący członkiem partii, członkiem stronnictwa zostaje wybrany do kierowniczego gremium partyjnego, to w tym momencie powinien być urlopowany, dlatego, że te powiązania bezpośrednie i uchwały, które mogą zapadać wiążą go. Natomiast jeżeli chodzi, żeby był niepełniącym obowiązków<text:s/><text:soft-page-break/>członkiem powiedzmy partii, to chyba taki wniosek być może szedłby tutaj za daleko, a chyba praktycznie to nie wiem czy on by do czegoś tutaj prowadził<text:span text:style-name="T2122">.</text:span></text:p>
      <text:p text:style-name="P2123">Wprost przeciwnie można chyba zauważyć, z mojej praktyki sędziowski<text:span text:style-name="T2124">ej</text:span>, że czasami niektórzy sędziowie i członkowie partii byli bardziej odważni i bardziej pryncypialni, aniżeli bezpartyjni członkowie przy orzekaniu różnych spraw, także nie zawsze to kryterium, czy ktoś był członkiem partii czy nie był członkiem partii to ono się tak bardzo w praktyce sprawdzało<text:span text:style-name="T2125">.</text:span><text:s/>Być może,<text:s/><text:span text:style-name="T2126">ż</text:span>e<text:span text:style-name="T2127"><text:s/></text:span>takie obiegowe opinie w społeczeństwie funkcjonują, i że takie jest powiedzmy przekonanie, ale chyba wydaje się, że są tutaj duże uproszczenia.</text:p>
      <text:p text:style-name="P2128">Wydaje się, że jednak jest różnica<text:s/>mi<text:span text:style-name="T2129">ędzy</text:span><text:s/>wytycznymi Sądu Najwyższego, a odpowiedziami na pytanie prawne. Odpowiedź na pytanie prawne to dotyczy konkretnej sprawy. Natomiast co do wytycznych wymiaru sprawiedliwości Sądu Najwyższego z rozmów moich<text:s/>z sędziami Sądu Najwyższego wiem, że tam zdania są w<text:span text:style-name="T2130">ś</text:span>ród kadry Sądu Najwyższego podzielone<text:span text:style-name="T2131">.</text:span><text:s/><text:span text:style-name="T2132">I</text:span><text:s/>niektórzy o znanych nazwiskach sędziowie twierdzą, że to jednak jest już sięganie, to kł<text:span text:style-name="T2133">ó</text:span>ci się z tym czystym podziałem, właśnie tych powiedzmy kompetencji, jest to w każdym razie przecież naruszenie tych zasad, stanowi podstawę i rewizji nadzwycz<text:span text:style-name="T2134">aj</text:span>nych<text:span text:style-name="T2135">.</text:span></text:p>
      <text:p text:style-name="P2136">Wydaje się, że jeżeli Sąd Najwyższy rozstrzyga określone kwestie to sam autorytet Sądu Najwyższego jest tak wysoki i suma, powaga jego argumentów powoduje to, że sędziowie sądów niższych instancji liczą się bardzo z tym, i<text:s/><text:span text:style-name="T2137">że</text:span><text:s/>ta trafność argumentacji powinna tutaj mieć, ma w praktyce duże znaczenie<text:span text:style-name="T2138">.</text:span><text:span text:style-name="T2139"><text:s/></text:span></text:p>
      <text:p text:style-name="P2140">Przecież wiemy, że te odpowiedzi składów trójkowych Sądu Najwyższego one wiążą tylko w konkretnej sprawie<text:span text:style-name="T2141">.</text:span><text:s/>A przecież wiadomo, że bardzo często składy sędziowskie w sądach wojewódzkich w Naczelnym Sądzie Administracyjnym itd. one liczą się przy rozstrzyganiu spraw podobnych, w których zachodzi potrzeba wykładni przepisów prawnych<text:span text:style-name="T2142">.</text:span><text:s/>Także nie jest to takie jednoznaczne, a w każdym razie wydaje się, że należałoby się nad tym zastanowić<text:span text:style-name="T2143">.</text:span></text:p>
      <text:p text:style-name="P2144">Dziękuję uprzejmie<text:span text:style-name="T2145">.</text:span></text:p>
      <text:p text:style-name="P2146"><text:span text:style-name="T2147"><text:s text:c="29"/></text:span>:</text:p>
      <text:p text:style-name="P2148">Co do tej kwestii, przepraszam, ale to będzie związek<text:span text:style-name="T2149">.</text:span><text:s/>Otóż prosz<text:span text:style-name="T2150">ę</text:span><text:s/>państwa, miejmy świadomość co do tego, że wytyczne nie mają charakteru norm prawnych<text:span text:style-name="T2151">.</text:span><text:s/>Mianowicie sądy są związane tylko prawem, tak mówi Konstytucja. Sądy nie są związane z wytycznymi<text:span text:style-name="T2152">.</text:span><text:s/>I konkretny skład może nie podzielić zdania wytycznych, a więc pod tym kątem rozpatrujmy, czyli to nie jest jednak prawo, a tylko wytyczna<text:span text:style-name="T2153">.</text:span><text:s/>I to nie wiąże, można odstąpić tylko trzeba mieć rację merytoryczną<text:span text:style-name="T2154">.</text:span></text:p>
      <text:p text:style-name="P2155">Dziękuję<text:span text:style-name="T2156">.</text:span></text:p>
      <text:p text:style-name="P2157"><text:span text:style-name="T2158">P</text:span><text:span text:style-name="T2159">rzewodni</text:span><text:span text:style-name="T2160">c</text:span><text:span text:style-name="T2161">ząc</text:span><text:span text:style-name="T2162">y</text:span>:</text:p>
      <text:p text:style-name="P2163">Dziękuję<text:span text:style-name="T2164">.</text:span><text:s/>Proszę państwa nie zawiedliśmy się na głosie pana prezesa Świątk<text:span text:style-name="T2165">ie</text:span>wicza, bo rzeczywiście postawił szereg bardzo konkretnych propozycji<text:span text:style-name="T2166">.</text:span><text:s/>Zbliżamy się już do finału szeregu dalszych ustaleń. Pan Andrzej Milczanowski.</text:p>
      <text:p text:style-name="P2167"><text:span text:style-name="T2168">Andrzej Milczanowski</text:span>:</text:p>
      <text:p text:style-name="P2169">Proszę państwa wydaje się, że ta zgodność może tylko cieszyć.<text:s/><text:span text:style-name="T2170">W</text:span><text:s/>związku z tym ja podniosę jedną z nielicznych wątpliwości, jaką odczuwam<text:span text:style-name="T2171">.</text:span><text:s/>Mianowicie w kwestii apolityczności sędziów. Widzę tą kwestię odmiennie niż kilku moich przedmówców.</text:p>
      <text:p text:style-name="P2172">Słusznie pan red. Podemski zauważył, że widać wyraźny podział polityczny w społeczeństwie. Tak. Ale<text:s/><text:soft-page-break/>w związku z tym rodzi to określone konsekwencje. Nie zgodzę się tutaj z jednym z wyrażonych zdań, że we współczesnym świecie odchodzi się od tej apo<text:span text:style-name="T2173">li</text:span>tyczności sędziów. Znane są przecież systemy i to<text:s/><text:span text:style-name="T2174">w</text:span><text:s/>wielu państwach, gdzie ta apolityczność jest przestrzegana. Ba, wydaje się, że przejście od apol<text:span text:style-name="T2175">ityc</text:span>zności do polityczności sądów można tak powiedzieć jest mimo wszystko pewnym krokiem wstecz.</text:p>
      <text:p text:style-name="P2176">Przecie kwestia dyscypliny partyjnej, w wypadku przynależności sędziego do partii czy stronnictwa nie jest sprawą bez znaczenia<text:span text:style-name="T2177">.</text:span><text:s/>Stąd ja bym tutaj w tej jednej kwestii zgłaszał wątpliwości w odniesieniu do stwierdzeń kilku przedmówców.</text:p>
      <text:p text:style-name="P2178">Wysuwałbym jednak tezę, że ta apolityczność sędziów mogłaby być rzeczą właśnie wielce pożądaną w tej sytuacji społecznej, jaka akurat u nas jes<text:span text:style-name="T2179">t</text:span>.</text:p>
      <text:p text:style-name="P2180">Dziękuję bardzo.</text:p>
      <text:p text:style-name="P2181"><text:span text:style-name="T2182">Przewodniczący</text:span>:</text:p>
      <text:p text:style-name="P2183">Dziękuję bardzo. Pani s<text:span text:style-name="T2184">ę</text:span>dzia Zofia W<text:span text:style-name="T2185">a</text:span>silkowska<text:span text:style-name="T2186">.</text:span></text:p>
      <text:p text:style-name="P2187"><text:span text:style-name="T2188">Zofia Wasilkowska</text:span>:</text:p>
      <text:p text:style-name="P2189"><text:span text:style-name="T2190">J</text:span>ak wynika z d<text:span text:style-name="T2191">ot</text:span>ychczasowej dyskusji rzeczywiście tu szereg kwestii możemy znów zapisać zdaje mi się<text:s/>jako uzgodnione. I to oczywiście jest bardzo, to napełnia na<text:span text:style-name="T2192">s<text:s/></text:span>pewną satysfakcją.</text:p>
      <text:p text:style-name="P2193">Ja chciałabym powiedzmy tylko uściślić naprzód niektóre te rzeczy, co do których, jak rozumiem, raczej jest już pewien consensus.</text:p>
      <text:p text:style-name="P2194">Mianowicie pierwsza to sprawa tej rękojmi. Rozumiem, chodziłoby tu nie tylko o uchylenie tych przepisów, które pozwalają w aktualnym stanie prawnym Radzie Państwa na odwołanie sędziego czy niższej instancji czy sędziego Sądu Najwyższego, jak również tych przepisów, które uzależniają powołanie sędziego oddawania tej rękojmi. To jest jedna kwestia.</text:p>
      <text:p text:style-name="P2195">Druga kwestia dotyczy tej nieusuwalności. Tych gwarancji nieusuwalności sędziego i czy to powinien być zapis konstytucyjny. Więc ja rozumiem z tych wypowiedzi, przynajmniej niektórzy z panów godzą się jak gdyby z tym, że to zasługiwałoby ze względu na wag<text:span text:style-name="T2196">ę</text:span><text:s/>tego zagadnienia, na rangę zapisu konstytucyjnego tylko, że ze względu na w ogóle całą tą procedurę zmiany Konstytucji czy byłoby to celowe, żeby już w tej chwili powiedzmy uzgadniać czy zapisywać to jako zapis konstytucyjny.</text:p>
      <text:p text:style-name="P2197">Otóż ja byłabym jednak za tym, a to dlatego, że mnie się wydaje, że my w ogóle nie unikniemy tego, żeby przy tym naszym<text:s/><text:span text:style-name="T2198">„</text:span>okrągłym stole”<text:s/>zaproponować pewne zmiany w Konstytucji dotyczące właśnie władzy sądowniczej. Od tego nie... tego nam się nie uda uniknąć<text:span text:style-name="T2199">.</text:span><text:s/>Bo jeżeli chcemy wprowadzić przepis, że władza sądownicza jest<text:span text:style-name="T2200">.</text:span>.. znaczy zasadę, że to jest odrębna władza od władzy wykonawczej i od ustawodawczej to musimy jednak to w Konst<text:span text:style-name="T2201">yt</text:span>uc<text:span text:style-name="T2202">ji</text:span><text:s/>powiedzie<text:span text:style-name="T2203">ć</text:span>.</text:p>
      <text:p text:style-name="P2204">Podobnie jeżeli byśmy się zgodzili na utworzenie tej Najwyższej Rady Sądownictwa, to również musi się to znaleźć w Konstytucji, bo u<text:span text:style-name="T2205">st</text:span>awa o Najwyższej Radzie Sądownictwa musiałaby być<text:s/>poprzedzona odpowiednim zapisem Konstytucji. Więc dlatego sądzę<text:span text:style-name="T2206">,<text:s/></text:span>że tutaj moglibyśmy również i sprawę tej nieusuwalności postawić<text:span text:style-name="T2207">.</text:span></text:p>
      <text:p text:style-name="P2208">Następna kwestia z tych bardziej szczegółowych to są te pytania prawne do Trybunału Konst<text:span text:style-name="T2209">yt</text:span>ucyjnego. No ja osobiście ogromnie się z tego cieszę, że tutaj jest taka zgodność co do tego, żeby z pominięciem czynnika administrac<text:span text:style-name="T2210">yj</text:span>nego, jakim jest prezes sądu, żeby komplety orzekające mogły się bezpośrednio zwracać ze swoim pytaniem prawnym do Trybunału Konstytucyjnego. Zastanawiam się tylko<text:s/><text:soft-page-break/>nad tym czy by<text:s/><text:span text:style-name="T2211">t</text:span>u nie można było pójść jeszcze o mały krok dalej<text:span text:style-name="T2212">.</text:span><text:s/>Mianowicie chodzi mi o to, czy nie można by było zapewnić na to pewnego wpływu również stronom procesowym. To znaczy wprowadzić - no nie idę tak daleko w tej chwili, żeby proponować, żeby strona procesowa wprost mogła się zwrócić do Trybunału Konstytucyjnego, bo może i kiedyś dojdzie do takiej sytuacji, ale może w tej chwili byłoby to przedwczesne, natomiast chodziłoby mi o to, żeby wprowadzić tego rodzaju procedurę, żeby strona procesowa, jeżeli wnioskuje na rozprawie sądowej, ażeby pytanie prawne zostało skierowane do Trybunału Konstytucyjnego dlatego, że ta strona procesowa ma wątpliwoś<text:span text:style-name="T2213">ć</text:span><text:s/>czy ten przepis jest zgodny z Konstytucją, to żeby sąd był obowiązany w wypadku jeżeli zajmuje stanowisko odmowne, żeby był obowiązany wydać postanowienie oddalające ten wniosek i żeby wobec tego stronie procesowej przysługiwał jakiś środek prawny na takie postanowienie odmawiające, wtedy w każdym razie podlegało pewnej kontroli wyższej instancji<text:span text:style-name="T2214">.</text:span><text:s/>I to<text:s/>chciałabym<text:s/>tutaj w tym sensie zaproponować<text:span text:style-name="T2215">.</text:span></text:p>
      <text:p text:style-name="P2216">Teraz jeżeli chodzi o wytyczne, to ja wiem dobrze, że jest wielu sędziów, którzy za taką swoją powiedzmy najciekawszą pracę uważają, przygotowywanie wytycznych, bo to jest taka praca powiedzmy prawie naukowa, która wymaga, ja tu zresztą mówię gł<text:span text:style-name="T2217">ó</text:span>wnie o doświadczeniu izby cywilnej, ponieważ może w izbie karnej się to nieco inaczej kształtuje, ale w izbie cywilnej, w której ja byłam to była praca rzeczywiście poważna, taka powiedzmy zbliżająca się do pracy naukowej. Dla bardzo wielu sędziów Sądu Najwyższego był to prawdziwy jakiś relaks czy odpoczynek, czy prawda od tej normalnej harówki, jaką było załatwianie zwykłych rewiz<text:span text:style-name="T2218">ji</text:span>. I dlatego z tego punktu widzenia sędziowie Sądu Najwyższego może by nawet z pewnym rozczarowaniem, czy z pewnym żalem widziało zniesienie tej instytucji, która jest podstawą do różnych takich powiedzmy satysfakcji naukowych czy zawodowych tych sędziów.</text:p>
      <text:p text:style-name="P2219">Natomiast jeżeli się dyskutuje już merytorycznie co do tego czy - to jest ta jedna strona zagadnienia - natomiast jeżeli się widzi tą sprawę szerzej, to znaczy czy w ogóle tego rodzaju wytyczne powinny mie<text:span text:style-name="T2220">ć</text:span><text:s/>ten charakter wiążący, a nawet, jak jest powiedziane, że mogą być podstawą rewizji to tu już bardzo wielu sędziów jest zdania, że tu się idzie za daleko, bo to jest właściwie tworzenie jednak rzeczywiście jakiejś normy prawnej, zrównanie tego z przepisem ustawy co idzie chyba za daleko i dlatego jakaś reforma w tym zakresie chyba powinna być potrzebna.</text:p>
      <text:p text:style-name="P2221">I wreszcie chciałabym - może jeszcze dwa słowa z tych konkretnych spraw, co do tej przynależności partyjnej sędziów.</text:p>
      <text:p text:style-name="P2222">Otóż to jest rzeczywiście bardzo delikatna sprawa i tu nie jest łatwo znaleźć jakieś prawidłowe rozwiązanie. Ja chcę tylko zwrócić uwag<text:span text:style-name="T2223">ę</text:span>, że tutaj ta nasza strona nie proponuje tego, nie idzie tak daleko, aby proponować, że jeżeli ktoś jest członkiem partii czy jakiegoś innego ugrupowania politycznego,<text:s/><text:span text:style-name="T2224">ż</text:span>eby n<text:span text:style-name="T2225">i</text:span>e mógł w ogóle być powołany na sędziego, gdzie kiedy stoimy na stanowisku tolerancji pluralizmu, który w naszym życiu<text:s/><text:span text:style-name="T2226">z</text:span>da<text:span text:style-name="T2227">j</text:span>e<text:s/>się, zaczyna się realizować, to oczywistą jest rzeczą, że sama przynależność do takiego czy innego zgrupowania politycznego nie powinna być przeszkodą w powołaniu na stanowisko sędziego.</text:p>
      <text:p text:style-name="P2228">Natomiast wydaje mi się jednak, że<text:s/><text:span text:style-name="T2229">p</text:span>rzynależność do takiego ugrupowania politycznego i tu wtedy niezależnie od tego, jakiego<text:span text:style-name="T2230"><text:s/></text:span>oczywiście, bo tu ktoś mówił, że wobec tego można by do Stronnictwa Pracy. No, nie jeżeli to potraktować jako partię polityczną to oczywiście też nie. Ze przynależność do...<text:s/><text:span text:style-name="T2231">a</text:span>ktualna przynależność do takiego czy innego ugrupowania politycznego może stwarzać jednak pewną czy pokusę,<text:s/><text:soft-page-break/>czy pretekst do tego,<text:s/><text:span text:style-name="T2232">a</text:span>żeby próbować wpływać na tego sędziego, co oczywiście z jego niezawisłością byłoby sprzeczne. To, że on oczywiście zachowa swoje preferencje polityczne to jest jasne, ale to trochę jest inna sprawa niż wtedy kiedy jest aktualnie członkiem danej organizacji politycznej, która może takie czy inne naciski na niego wywierać.</text:p>
      <text:p text:style-name="P2233">I wreszcie ostatnia sprawa, taka już bardziej ogólna, to co do samego podziału władz.</text:p>
      <text:p text:style-name="P2234">Otóż mnie się wydaje, że tutaj słusznie mówiła zresztą pani prof. Zakrzewska, i inni, że my się zajmujemy tym zagadnieniem tylko w tym jednym wycinku. To znaczy wyodrębnienia władzy sądowniczej.</text:p>
      <text:p text:style-name="P2235">I wydaje mi się, że nikt nie zgłasza takich postulatów,<text:span text:style-name="T2236"><text:s/></text:span>ażeby pozbawić parlament pewnych prerogatyw mimo rozdziału tych władz. Bo przecież rząd chociaż władza wykonawcza jest oddzielona od ustawodawczej, to jednak rząd jest powoływany przez parla<text:span text:style-name="T2237">m</text:span>ent. Czyli to w dalszym ciągu byłby to system parlamentarny, aczkolwiek połączony z tą zasadą podziału władzy<text:span text:style-name="T2238">.</text:span><text:s/>I dlatego t<text:span text:style-name="T2239">e</text:span>ż gdyby np<text:span text:style-name="T2240">.</text:span><text:s/>wynikła kwestia, którą już tu parę osób podnosiło czy np<text:span text:style-name="T2241">.</text:span><text:s/>sędziowie Sądu Najwyższego nie powinni być powoływani p<text:span text:style-name="T2242">r</text:span>zez Sejm<text:span text:style-name="T2243">,</text:span><text:s/>to wprawdzie<text:s/>mnie się osobiście wydaje, że jeżeli zostałaby powołana ta specjalna Najwyższa Rada Sądownicza, to już konsekwentnie nie tylko sędziowie niższych instancji, ale i sędziowie Sądu Najwyższego powinni być właśnie w ten sposób powoływani, ale gdyby jakieś argumenty szczególne miały przemawiać za tym żeby sędziowie Sądu Najwyższego byli wyjątkowo powoływani bezpośrednio przez Sejm, to nie widziałabym tu z tego punktu widzenia podziału władz jakichś zasadniczych kontrargumentów mimo utrzymania zasady, że władza sądownicza jest wyodrębniona.</text:p>
      <text:p text:style-name="P2244">Natomiast - tu przypomnę, też się odwołując do tego przykładu Konstytucji marcowej, że np. w Konstytucji marcowej był m.in. także wyraźny przepis, że władza ustawodawcza nie ma prawa zmienić orzeczenia sądowego.<text:s/><text:span text:style-name="T2245">W</text:span><text:s/>tym zakresie więc powiedzmy wyodrębnienie tej władzy sądowniczej były, a w tym sensie też oczywiście tutaj dotychczasowa władza ma na sumieniu i w tym względzie różne grzechy, choć może nie tak liczne, jak jeżeli c<text:span text:style-name="T2246">h</text:span>odzi o wp<text:span text:style-name="T2247">ł</text:span>ywanie władzy wykonawczej na sądownictwo.</text:p>
      <text:p text:style-name="P2248"><text:span text:style-name="T2249">W</text:span><text:s/>każdym razie wydaje mi się, że tutaj tak by należało chyba do tego, przepraszam, bo ja nie jestem specjalistką w zakresie prawa konstytucyjnego, ale tak mi się wydaje, ż<text:span text:style-name="T2250">e</text:span><text:s/>tak by należało do tego zagadnienia, tego stosunku podziału władz do pewnej jednak nadrzędnej roli parlamentu, że tak by należało do tego zagadnienia podejść<text:span text:style-name="T2251">.</text:span></text:p>
      <text:p text:style-name="P2252">Dziękuję bardzo.</text:p>
      <text:p text:style-name="P2253"><text:span text:style-name="T2254">Przewodniczący</text:span>:</text:p>
      <text:p text:style-name="P2255">Dziękuję bardzo.<text:s/><text:span text:style-name="T2256">W</text:span><text:s/>tej chwili głos ma pan Grodzicki.</text:p>
      <text:p text:style-name="P2257"><text:span text:style-name="T2258">Ryszard Grodzicki</text:span>:</text:p>
      <text:p text:style-name="P2259">Proszę państwa wydaje mi się, że trzeba by jednak zacząć od tego ostatniego fragmentu wypowiedzi mojej przedmów<text:span text:style-name="T2260">cz</text:span>yni, czyli od problemu trójpodziału władzy<text:s/><text:span text:style-name="T2261">i</text:span><text:s/><text:span text:style-name="T2262">u</text:span>s<text:span text:style-name="T2263">y</text:span>tuowania w tym kontekście sądownictwa. Bo w dotychczasowej dyskusji, jako że mamy tendencję do tego, aby jednak rozpatrywać sądownictwo jako swoisty układ zamknięty i niewiele mówimy o tym, jak powinny się kształtować relacje pomiędzy tą jedną z władz, a dwiema pozostałymi. Jednak to będzie rzutowało na zakres kompetencji chociażby sądownictwa, jak sobie ukształtujemy odpowiedź na to pytanie, co rozumiemy pod pojęciem trójpodziału władzy w warunkach polskich.</text:p>
      <text:p text:style-name="P2264">Jest tutaj ten problem na ile my możemy wchodzić w zakres tego stołu, który zajmuje się reformami<text:s/><text:soft-page-break/>politycznymi na ile nie, ale chyba należałoby wyraźnie powiedzieć, że to nie może być sądownictwo odseparowane od reszty władz. Ale to musi być sądownictwo, które w jakiś sposób jednak bierze udział w tej procedurze hamowania. Współczesne rozumienie trójpodziału władzy częściej jednak nawiązuje do tego co my nazywamy zasadą równowagi i wzajemnego hamowania. I tutaj nasz podzespół powinien się w tym zakresie wypowiedzieć i wyraźnie wskazać,<text:s/><text:span text:style-name="T2265">w</text:span><text:s/>jakim zakresie sądownictwo powinno hamować, czy to jest tylko kompetencja Trybunału Konstytucyjnego, czy jednak Sąd Najwyższy coś z tego zakresu powinien także i dostać. Nie chciałbym tego rozwijać, ale jest to swoisty problem<text:span text:style-name="T2266">.</text:span></text:p>
      <text:p text:style-name="P2267">Druga sprawa związana z tą politycznością sędziów choć tutaj bardziej bym poruszył problem polityczności sądownictwa jako taki<text:span text:style-name="T2268">.</text:span><text:s/>Otóż te reformy i ten okres przejściowy, który się nam szykuje, a szczególnie przekazanie do sądownictwa całej masy spraw ze sfery prawa stowarzyszeń wedle tych projektów, które w tej chwili wchodzą, no rejestracja związków zawodowych itd. powoduje, że b<text:span text:style-name="T2269">ę</text:span>dziemy mieli całą masę orzeczeń sądowych, które chcemy<text:s/>czy nie będą musiały wywoływać w opinii społecznej wrażenia, iż sądy są stroną w sporach politycznych, bo rozsądzają<text:span text:style-name="T2270">.</text:span><text:s/>A nie zawsze będzie to sytuacja taka,<text:s/><text:span text:style-name="T2271">i</text:span>ż tylko można zastosować ustawę, i orzec, że coś jest zgodne z ustawą czy nie, czasami będą to orzeczenia jednak tworzące pewne nowe rzeczywistości społeczne, nowe rzeczywistości polityczne. I w tym bym widział dosyć duże<text:span text:style-name="T2272"><text:s/></text:span>jednak zagrożenie dla autorytetów sądu,<text:s/>jako że<text:s/>każde tego typu orzeczenie, które się nie spotyka z pozytywnym odbiorem społecznym autorytet taki obniża, chcemy czy nie.</text:p>
      <text:p text:style-name="P2273">Można by się cofnąć do początku lat osiemdziesią<text:span text:style-name="T2274">ty</text:span>ch, ze spory o rejestrację<text:s/>„Solidarności”, przecież te orzeczenia związane z rejestracją<text:s/>„Solidarności”<text:s/>powodowały jednak obniżanie się w odbiorze społecznym autorytetu sądownictwa jako takiego i to się potem przenosi automatycznie w odbiorze przeciętnego obywatela na orzeczenie daleko odległe od polityki w sferze prawa cywilnego, i w sferze prawa karnego, można powiadać - a czy na pewno ten sędzia jest tutaj obiektywny, bezstronny itd<text:span text:style-name="T2275">.</text:span>, itd.</text:p>
      <text:p text:style-name="P2276">Warto by się w tym kontekście zastanowić czy rzeczywiście te wszystkie sprawy trzeba pakować do sądownictwa powszechnego i czy tutaj by nie pomyśleć o wydzieleniu jednak tych spraw do pewnego specyficznego działu sądowego, tak w ramach tego podziału trójpodziału władzy<text:span text:style-name="T2277">.</text:span></text:p>
      <text:p text:style-name="P2278">Sprawa druga to jest podnoszona tutaj polityczność sędziów i kwestia przynależności do partii. Ja sądzę, że problem jest jednak postawiony wadliwie. To nie jest problem tego czy sędzia będzie należał do partii czy nie, tylko to jest problem taki czy będzie miał on odwagę być sędzią bezstronnym i rozstrzygać sprawy zgodnie ze swoim sumieniem? Tzn. nawet jeśli należy do<text:s/>partii, a będzie spór, w którym występuje jako strona jego partia, aby mógł wydać bez obawy i bez jakichkolwiek zastrzeżeń orzeczenie niezgodne z interesem organizacji do której należy<text:span text:style-name="T2279">.</text:span><text:s/>I tutaj jest chyba kłopot. Jeśli nie będziemy mieli sędziów o wysokim morale, to żadne zabezpieczenia formalne niczego nie dadzą.</text:p>
      <text:p text:style-name="P2280">Sprawa następna to jest już typowo ten problem związany z niezawisłością sędziów. Ja się zgadzam, że powinniśmy zrobić wszystko, aby sędziowie byli niezawiśli. Tutaj można wymieniać całą masę różnego rodzaju zabiegów, które dadzą się przywołać aby tak było.<text:s/><text:span text:style-name="T2281">J</text:span>est jednak pewien problem. Jeśli powiadamy, że chcemy uspołeczniać pań<text:span text:style-name="T2282">st</text:span>wo, że chcemy wprowadzać elementy demokracji bezpośredniej to wypada zapytać, jaki będzie wpływ tego suwerena, czy też jaki będzie wpływ obywateli na funkc<text:span text:style-name="T2283">jo</text:span>nowan<text:span text:style-name="T2284">ie</text:span><text:s/>sądownictwa<text:span text:style-name="T2285">.</text:span><text:s/>Oczywiście nie w rozpatrywaniu konkretnych spraw, ale wtedy, gdy się sędziego powołuje, to wydaje się, że ten czynnik społeczny nie może być traktowany tylko i wyłącznie w postaci tej Naczelnej<text:s/><text:soft-page-break/>Rady Sądownictwa, bo tak by tutaj wyglądało, ale w procesie wyłaniania sędziów powinien się w jakiś sposób silniej zaznaczyć. To nie jest kwestia tego, że będzie tylko adwokatura wyznaczała kandydatów, prokuratura, może jeszcze tam parę instytucji wywołać, ale należałoby się zastanowić, jakie siły społeczne mogłyby w tym brać udział. No jeśliby były zachowane rady narodowe można by się zastanowić czy w przypadku do sędziów sądów rejonowych czy wojewódzkich tutaj jakichś uprawnień nie można by było przekazać w ramach tego uspołecznienia procedury z<text:span text:style-name="T2286">gła</text:span>szania. Ja nie mówię już decydowania o tym kto sędzią zostanie.</text:p>
      <text:p text:style-name="P2287">I jeszcze jeden problem związany z tym, o czym mówił tutaj mój sąsiad, problem autorytetu sędziów.</text:p>
      <text:p text:style-name="P2288">Trzeba sobie uświadomić jedno, że sędziowie jako tacy są anonimowi<text:span text:style-name="T2289">.</text:span><text:s/>Swojego czasu kiedy już się zakończyły boje z lekarkami z pogotowia, prasa chcąc w niejaki sposób potępić składy sądzące podała nazwiska składu, które orzekały w tych sprawach<text:span text:style-name="T2290">.<text:s/></text:span>No kto pamięta te nazwiska? Nikt<text:span text:style-name="T2291">.</text:span><text:s/>Sędzia jako taki jest<text:span text:style-name="T2292">..</text:span>. może nie jest anonimowym w małym środowisku, albo wtedy kiedy jest sędzią sądu rejonowego. Ale sędziowie<text:s/><text:span text:style-name="T2293">Są</text:span>du Najwyższego, sędziowie sądów wojewódzkich giną w tłumie i są praktycznie nieznani. Jest to dosyć duży problem<text:span text:style-name="T2294">.</text:span><text:s/>Oczywiście zabiegami prawnymi i anonimowości s<text:span text:style-name="T2295">ę</text:span>dziów się nie poprawi, nie zniesie, ale wydaje się, że być może nasz zespół powinien w jakiś sposób zaapelować czy zwrócić uwagę, by to ograniczyć do minimum te informacje prasowe, które powiadają sąd orzekł, ale kto?</text:p>
      <text:p text:style-name="P2296">Jeśli chcemy, aby była jakaś ocena, aby był jakiś stosunek społeczny do sądów, to wypadałoby tutaj wywołać pewne reakcje społeczne w stosunku do s<text:span text:style-name="T2297">ę</text:span>dziów. A gdy m<text:span text:style-name="T2298">ó</text:span>wimy<text:span text:style-name="T2299"><text:s/></text:span>o niezawisłości sędziowskiej w zasadzie cały czas my mówimy o sędziach zawodowych. Przecież jest jeszcze jeden problem kapitalny. Niezawisłości ławników, którzy zasiadają w tych składach sędziowskich, i którzy są w o wiele większym<text:s/><text:span text:style-name="T2300">st</text:span>o<text:span text:style-name="T2301">pn</text:span>iu skazani na różnego rodzaju naciski, które się mogą w ich środowiskach ujawnić. To jest także chyba zagadnienie, które powinniśmy podjąć i zastanowić się w ogóle czy ten kształt składów orzekających, w których biorą udział ławnicy w takim kształcie, w jakim to w chwi<text:span text:style-name="T2302">li</text:span><text:s/>obecnej się odbywa powinien być kontynuowany, czy też może dałoby się coś tutaj poprawić, ja jestem specjalistą z zakresu prawa konstytucyjnego, także nie chciałbym się.<text:span text:style-name="T2303">.</text:span>. nie chciałbym tego wątku rozwijać, al<text:span text:style-name="T2304">e<text:s/></text:span>na tyle na ile dostrzegam to z tej perspektywy takiej praktycznej rozmawiając z kolegami, którzy funkcjonują w tej praktyce sądowej jest to problem, który warto by było podjąć.</text:p>
      <text:p text:style-name="P2305">Dziękuję.</text:p>
      <text:p text:style-name="P2306"><text:span text:style-name="T2307">Przewodniczący</text:span>:</text:p>
      <text:p text:style-name="P2308">Dziękuję bardzo. Pan pro<text:span text:style-name="T2309">f</text:span>. Kędzia, jako ostatni w tej turze. Będziemy próbowali to jakoś później zebrać i do pewnych wniosków dojść. Bardzo proszę panie profesorze.</text:p>
      <text:p text:style-name="P2310"><text:span text:style-name="T2311">Pro</text:span><text:span text:style-name="T2312">f.</text:span><text:span text:style-name="T2313"><text:s/>Kędzi</text:span><text:span text:style-name="T2314">a</text:span><text:span text:style-name="T2315">:</text:span></text:p>
      <text:p text:style-name="P2316">Prosz<text:span text:style-name="T2317">ę</text:span><text:s/>państwa bardzo krótko do dwóch kwestii. Mianowicie pierwsza jest właściwie kwestią bardzo... może być, że okaże się marginalną, mianowicie ja mam duże wątpliwości, że powinniśmy operować po<text:span text:style-name="T2318">j</text:span>ęciem trójpodział władz.</text:p>
      <text:p text:style-name="P2319">Trójpodział władz miał pewne swoje konotacje historyczne i w końcu odwoływał się do określonego substratu społecznego. Natomiast dzisiaj sądzę, że mie<text:span text:style-name="T2320">li</text:span>byśmy trudności, gdybyśmy tego substratu społecznego warunkującego trójpodział władz właśnie mieli szukać.</text:p>
      <text:p text:style-name="P2321">Wydaje mi się natomiast to, że nazwa trójpodział władz nie jest dzisiaj adekwatna do warunków, w<text:s/><text:soft-page-break/>których żyjemy, wcale nie oznacza, że jakiegokolwiek kwestionowania idei podziału wład<text:span text:style-name="T2322">z</text:span>y.</text:p>
      <text:p text:style-name="P2323">Ponieważ ta idea jest niezwykle potrzebna. A współcześnie rozu<text:span text:style-name="T2324">m</text:span>i<text:span text:style-name="T2325">a</text:span>nej idei podziału władz, która zakłada podział władz zarówno hor<text:span text:style-name="T2326">yz</text:span>ontalny, jak i<text:s/>wertykalny<text:s/>niewątpliwie jednym z naczelnych punktów jest problem dzisiaj przez nas dyskutowany tzn. niezawisłość sędziów i niezależność sądów.</text:p>
      <text:p text:style-name="P2327">Rzecz, do której prosiłbym o główną uwagę, to pewna szczególna perspektywa widzenia niezawisłości sędziów, niezależności sądów.<text:s/><text:span text:style-name="T2328">A</text:span><text:s/>mianowicie można patrzeć na tę kwestię nie tylko z punktu widzenia instytucjonalnego, tak jak dzisiaj to robimy, ale można też patrzeć na to przez pryzmat prawa jednostki do sądu. Wtedy być może, że ten pryzmat ukaże dodatkowe elementy, które należałoby wziąć pod uwagę<text:span text:style-name="T2329">,</text:span><text:s/>a jeżeli nie to w każdym razie pozwolić na wyeksponowanie pewnych kwestii<text:span text:style-name="T2330">.</text:span><text:s/>Zarazem prawo do sądu pozwala na pewien zintegrowany<text:span text:style-name="T2331">..</text:span>. ta perspektywa ma zintegrowane podejście do problemu niezależności i niezawisłości sądów.</text:p>
      <text:p text:style-name="P2332">Jeżeli mówimy o prawie do sądu, to mówimy zarówno o niezawisłości sędziowskiej, jak i o prawie do tzw. ustawowego sędziego<text:span text:style-name="T2333">.</text:span><text:s/>Tzn<text:span text:style-name="T2334">.</text:span><text:s/>sędziego, który, do którego ma dostęp jednostka dochodząca swoich interesów, dostęp określony przez ustawę, tzn., że sędzia ten nie może pojawiać się jako wynik doboru w jakikolwiek sposób instrumentalnie warunkowanego.</text:p>
      <text:p text:style-name="P2335">Zdaję sobie sprawę z tego, jak trudny ten problem może być w warunkach naszego sądownictwa dzisiaj przy niejednokrotnie kilkuosobowych sądach, ale fakt, że jest to problem trudny nie może umniejszać jego rangi. Stąd też wydaje mi się, że kiedy mowa jest o niezawisłości sądu trzeba mówić zarówno o prawie do sądu, jak i o prawie do ustawowego sędziego, czyli rozumiejąc prawo do sądu, jako prawo dostępu do sądu, ochrony sądowej interesów obywatela oraz prawo do sędziego, który jest określony przez ustawę, a nie jest... jego dobór nie następuje instrumentalnie.</text:p>
      <text:p text:style-name="P2336">W ramach tej problematyki chciałem jeszcze poświęcić kilka słów kwestii poruszonej najpierw przez pana prof. Zielińskiego, a potem popieranej dalej w dyskusji, mianowicie możliwości zwracania się do Trybunału Konstytucyjnego bezpośrednio przez składy orzekające, bo tak by to trzeba określić, chyba nawet nie sądy, a składy orzekające. Oczywiście bardzo popieram tę propozycję.<text:s/><text:span text:style-name="T2337">Z</text:span>resztą wydaje się, że krąg podmiotów, które powinny być upoważnione, kompetentne do zwrócenia się do Trybuna<text:span text:style-name="T2338">ł</text:span>u Konstytucyjnego powinien być ostrzeżony przykładowo kiedy pani min<text:span text:style-name="T2339">.</text:span><text:s/>Wasilkowska mówiła o stronach<text:span text:style-name="T2340">.</text:span><text:s/>Można też wskazać na Nac<text:span text:style-name="T2341">z</text:span>elną Radę Adwokacką na przykład, jako podmiot, który powinien być upoważniony do występowania do Trybunału Konstytucyjnego. Ale stwierdz<text:span text:style-name="T2342">aj</text:span>ąc, że ten dostęp do Trybunału powinien być ze strony składów orzekających, pan prof. Garlicki rozwinął tę myśl dale<text:span text:style-name="T2343">j</text:span>, mówiąc o tym, ż<text:span text:style-name="T2344">e</text:span><text:s/>w ogóle powinno dojść do sytuacji, w której sąd m<text:span text:style-name="T2345">ó</text:span>głby stosować Konstytucję bezpośrednio i upatrywał w tym również jakiegoś wyrazu w tej n<text:span text:style-name="T2346">ie</text:span>zawisłości sądu<text:span text:style-name="T2347">.</text:span></text:p>
      <text:p text:style-name="P2348">Otóż ja tutaj mam pewne wątp<text:span text:style-name="T2349">li</text:span>wości<text:span text:style-name="T2350">.</text:span><text:s/>Tzn. mam wątpliwości tego typu, czy rzeczywiście możemy generalnie<text:s/><text:span text:style-name="T2351">w</text:span><text:s/>naszym systemie prawa, jeżeli traktujemy ten system prawa jako<text:s/><text:span text:style-name="T2352">s</text:span>ystem kontynentalny przyjąć, że sąd powinien mie<text:span text:style-name="T2353">ć</text:span><text:s/>możliwość, taką generalną regułę, ż<text:span text:style-name="T2354">e</text:span><text:s/>sąd może się oprzeć na Konstytucji. Bo cóż by to oznaczało, że sąd ma do wyboru czy oprzeć się na Konstytucji czy na ustawie w zależności od tego czy uznaje ustawę za zgodną z Konstytucją czy nie.</text:p>
      <text:p text:style-name="P2355">Ja mam wątpliwości, czy tak daleko idąca klauzula byłaby klauzulą trafną. Dzisiaj niewątpliwie sąd<text:s/><text:span text:style-name="T2356">m</text:span>a możliwość stosowania bezpośredniego Konstytucji w dwóch przypadkach. Mianowicie po pierwsze kiedy<text:s/><text:soft-page-break/>posługuje się domniemaniem, iż ustawa jest zgodna z Konstytucją i w przypadku wątpliwości co do tego, jak interpretować ustawę sięga do Kon<text:span text:style-name="T2357">st</text:span>ytucji, aby sobie wyjaśnić ustawę, to jest ten pierwszy przypadek. I to jest metoda stosowana wydaje mi się przez<text:s/><text:span text:style-name="T2358">U</text:span>SA bardzo często. I drugi przypadek to jest sytuacja, w której ustawa nie reguluje jakiejś kwestii, a Konstytucja się w tej kwestii wypowiada. Bardzo rzadki przypadek, a<text:span text:style-name="T2359">le<text:s/></text:span>może się zdarzyć<text:span text:style-name="T2360">.</text:span></text:p>
      <text:p text:style-name="P2361">Proszę państwa<text:s/>jeślibyśmy<text:s/>przyjęli założenie, że w przypadku natomiast kiedy sąd<text:s/><text:span text:style-name="T2362">m</text:span>a wątpliwości c<text:span text:style-name="T2363">o</text:span><text:s/><text:span text:style-name="T2364">do</text:span><text:s/>zgodności ustawy z Konstytucją powinien zwrócić się z pytaniem do Trybunału co by odpowiadało, mnie się wydaje, założeniom kontynentalnego systemu prawa<text:span text:style-name="T2365">.</text:span><text:s/>To pozostaje kwestia prawa do sądu w zakresie ochrony praw konstytucyjnych. Bo mamy do wyboru albo przyznamy sądom możliwość opierania swoich orzeczeń na Konstytucji bezpośrednio w sposób nieograniczony, wtedy ten problem nie powstaje, a jeżeli to w sposób ograniczony. Tzn., że sąd może - powtarzam jeszcze raz<text:s/><text:span text:style-name="T2366">-</text:span><text:s/>tylko w razie braku regulacji ustawowej, bądź poprzez metody domniemania zgodności ustawy z Konstytucją stosować ustawę zasadniczą, a przy wszystkich innych wypadkach jeśli dojdzie do wniosku, że istnieją wątpliwości co do sprawności ustawy z Konstytucją powinien zwracać się z pytaniem do Trybunału to powstaje oczywiście pytanie, w jaki sposób obywatel ma realizować swoje prawo do sądu w zakresie praw konstytucyjnych.</text:p>
      <text:p text:style-name="P2367">I wydaje mi się, gdy dochodzimy do tego punktu, trudno jest uciec od pytania o skargę konstytucyjn<text:span text:style-name="T2368">ą</text:span>. Wydaje mi się, że nawet to co proponowała pani min. Wasilkowska jest rozwiązaniem zbyt skromnym. Tzn. sądzę, że jeśli jednostka ma rzeczywiście<text:span text:style-name="T2369"><text:s/></text:span>być<text:span text:style-name="T2370"><text:s/></text:span>podmiotem praw konstytucy<text:span text:style-name="T2371">jn</text:span>ych i mieć instrumenty służące ochronie tychże praw konstytucyjnych również wbrew ustawie, również wobec sądu orzekającego, to musi zostać stworzona procedura, szczególna procedura dochodzenia tych praw, wydaje się, że skala konstytucyjna kierowana chyba do Trybunału Konstytucyjnego byłaby rozwiązaniem najszczęśliwszym<text:span text:style-name="T2372">.</text:span></text:p>
      <text:p text:style-name="P2373">Podobne uwagi, jak w przypadku praw konstytucyjnych i problemu prawa do sądu w świetle Konstytucji można mieć do prawa<text:s/>międzynarodowego, ja nie muszę przecież powtarzać,<text:s/><text:span text:style-name="T2374">ż</text:span>e wszystkie traktaty uniwersalne przedmiotowo, a więc i pakty, i traktaty regionalne przewidują prawo do Sądu rozumiane, tak jak na wstępie próbowałem to definiować, a więc jako prawo do ochrony sądowej i prawo do ustawowego sędziego.</text:p>
      <text:p text:style-name="P2375">Natomiast powstaje pytanie bardzo szerokie, którego dzisiaj już nie chciałbym rozważać, to jest na ile ta konstrukcja, którą pozwoliłem sobie odnieść do Konstytucji nadaje się do problematyki podległości sądów, prawu międzynarodowemu i stosowania prawa międzynarodowego przez sądy nasze powszechne.</text:p>
      <text:p text:style-name="P2376">Dziękuję bardzo.</text:p>
      <text:p text:style-name="P2377"><text:span text:style-name="T2378">Przewodniczący</text:span>:</text:p>
      <text:p text:style-name="P2379">Dziękuję bardzo panu profesorowi. Owszem ja zaraz tutaj zanotuję obydwóch panów. Więc pan prof. Buchała, pan min<text:span text:style-name="T2380">.</text:span><text:s/>Czubiński i pan prokurator Starszak.</text:p>
      <text:p text:style-name="P2381">Przed tą nową turą dyskusji pozwolę sobie udzielić głosu, bo siebie też tutaj dyskretnie zapisałem po tych pierwszych głosach, ale w dwóch kwestiach.</text:p>
      <text:p text:style-name="P2382">Po pierwsze, chciałbym dążyć do pewnego skomprymowania tego co dot<text:span text:style-name="T2383">yc</text:span>hczas zostało powiedziane, jak sobie te głosy tutaj pilnie notuję, to widzę, że zasada rękojmi i zarówno co do powoływania, jak i odwoływania sędziów nie miała ani jednego zwolennika. Czy można uznać to za rzecz zgodną między nami, że decydujemy o tym, iż będziemy wnosić o uchylenie przepisów, które mówią o rękojmi, którą musi<text:s/><text:soft-page-break/>dawać sędzia, jako warunek powoływania i znowu jako podstawa odwołania. Czy pan minister by na to wyraził zgodę?</text:p>
      <text:p text:style-name="P2384"><text:span text:style-name="T2385">Min. Lucjan Czubiński</text:span>:</text:p>
      <text:p text:style-name="P2386">Ja swoją rolę traktuję, tak jak i pan profesor co najwyżej jako prowadzącą, to znaczy pierwszy wśród równych póki prowadzimy, żadnych uprawnień innych nie mam przecież. Ten pierwszy, kt<text:span text:style-name="T2387">ó</text:span>ry udziela głosu.</text:p>
      <text:p text:style-name="P2388">Ale panie profesorze myślę, że tak i w tej, i w kilku innych sprawach sądzę, że można by na późniejszy<text:s/>„okrągły stół”<text:s/>pewne rekomendacje, czy uzgodnione stanowisko już spróbować sformułować. I myślę<text:span text:style-name="T2389">,</text:span><text:s/>że w sprawie rękojmi, tak jak pan profesor to sformułował dotyczy to i art<text:span text:style-name="T2390">.</text:span><text:s/>61 i 38 ustawy o Sądzie Najwyższym, a może i 14, który powołał pan prezes Świątkiewicz, gdzie jest wprawdzie inne s<text:span text:style-name="T2391">fo</text:span>rmułowanie, sprzeniewierzenie się złożonemu ślubowaniu, ale to wiązałoby się z tym.<text:span text:style-name="T2392">.</text:span>.</text:p>
      <text:p text:style-name="P2393">/Głos z sali:<text:s/>Z<text:s/>Trybunałem Konstytucyjnym/.</text:p>
      <text:p text:style-name="P2394">…o Trybunale Konstytucyjnym...</text:p>
      <text:p text:style-name="P2395">/Głos z sali:<text:s/>To jest dobra propozycja/.</text:p>
      <text:p text:style-name="P2396">Jako pewne stanowisko do rozważenia przez<text:s/>„okrągły stół”<text:s/>w jakim kierunku, no ż<text:span text:style-name="T2397">e</text:span><text:s/>wypowiadamy się za zniesieniem rękojmi, tak jak pan profesor to...</text:p>
      <text:p text:style-name="P2398">/Głos z sali:<text:s/>Zniesieniem przepisów/.</text:p>
      <text:p text:style-name="P2399">To znaczy uchylanie przepisów myślę, no oczywiście, zniesienie rękojmi jest to formą nieprawniczą. Uchylenie przepisów to powoduje co w miejsce i co obowiązuje. Samo uchylenie to już tak bardziej prawnicze byłoby.</text:p>
      <text:p text:style-name="P2400">Więc ja mam panie profesorze, bo myślę,<text:span text:style-name="T2401"><text:s/></text:span>że kilka punktów, kilka spraw mamy takich, kt<text:span text:style-name="T2402">ó</text:span>re...<text:s/><text:span text:style-name="T2403">w</text:span><text:s/>których b<text:span text:style-name="T2404">ę</text:span>dziemy mogli swoje stanowisko i widzę jeszcze następne, o które pytał pan Kaczyński. Myślę, że moglibyśmy takie stanowisko zgodne w<text:span text:style-name="T2405">yr</text:span>azi<text:span text:style-name="T2406">ć</text:span>, tu bym proponował bardzo ogólną formułę, ale gdyby pan profesor i państwo się zgodzili do<text:s/>pojutrze, to znaczy nie na następne, ale na kolejne posiedzenie, gdyby grono osób, które nazwiemy grupą roboczą<text:s/>czy jakkolwiek, przygotowało pewną formę już pisemną już przygotowaną. A my byśmy tutaj tylko dzisiaj wskazali o jakie sprawy nam chodzi o jaki kierunek. Natomiast już precyzyjne stanowisko takie, które by było możliwe do przyjęcia byśmy rozpatrzyli bądź jutro lub gdyby to było niemożliwe pojutrze na kolejnym posiedzeniu.</text:p>
      <text:p text:style-name="P2407">I byłyby tu sprawy sądzę o rękojmi, bo tu chyba jesteśmy zgodni. Ja osobiście należę do osób, które podzielają pogląd pana prezesa<text:s/><text:span text:style-name="T2408">Ś</text:span>wiątkowskiego. W praktyce nie widziałem żadnych różnic, żadnych między sędzią mianowanym członkiem zgromadzenia czy z wyboru<text:span text:style-name="T2409">.</text:span><text:s/>Może być zgromadzenie ogólne z wyboru, nie widzę<text:s/><text:span text:style-name="T2410">ż</text:span>adnej s<text:span text:style-name="T2411">pr</text:span>awy..<text:span text:style-name="T2412">.</text:span></text:p>
      <text:p text:style-name="P2413">/Głos z sali:<text:s/>Kolegium administracyjne/.</text:p>
      <text:p text:style-name="P2414"><text:span text:style-name="T2415"><text:s text:c="29"/></text:span>:</text:p>
      <text:p text:style-name="P2416">Bardzo przepraszam, ale tylko w tym punkcie, że<text:s/><text:span text:style-name="T2417">p</text:span>ro<text:span text:style-name="T2418">p</text:span>onowa<text:span text:style-name="T2419">ł</text:span>ab<text:span text:style-name="T2420">y</text:span>m też, żeby zmienić nazwę, żeby one si<text:span text:style-name="T2421">ę<text:s/></text:span>nie nazywały kolegia administracyjne tylko kolegia sędziowskie.</text:p>
      <text:p text:style-name="P2422">/Głos z sali: nie słychać/.</text:p>
      <text:p text:style-name="P2423"><text:span text:style-name="T2424">Min. Lucjan Czubiński</text:span>:</text:p>
      <text:p text:style-name="P2425">Ale i w tej kwestii jeśli będą jakieś, zostawmy sprawy, jeśli te propozycje takiej grupy roboczej została przyjęta, żeby już było ścisłe sprecyzowanie, które możliwe by było do przy<text:span text:style-name="T2426">ję</text:span>cia. Byśmy powierzyli<text:s/><text:soft-page-break/>fachowcom z tej grupy.</text:p>
      <text:p text:style-name="P2427">Myślę, że sprawa powoływania sędziów, w takim ujęciu, jak przedstawił pan prof. Garlicki jest akceptowana co do kierunku. Czy głowa państwa powołująca, czy to<text:s/><text:span text:style-name="T2428">R</text:span>ada Państwa, czy w przyszłości prezydent, Naczelna Rada Sądownicza też byłbym za tym, żebyśmy takie uzgodnienie poczynili kierunkowe, a grupa robocza przygotowałaby nam precyzyjniejsze zwłaszcza w tej sprawie.<text:s/>Bo tu jest szereg bardzo ważnych, trudnych spraw do rozstrzygnięcia gdybyśmy zaczęli szczegółowiej w tę sprawę wnikać<text:span text:style-name="T2429">.</text:span><text:s/>Byłbym za tym, żeby to sformułowali, szczególnie<text:s/><text:span text:style-name="T2430">t</text:span>ę sprawę specjaliści z tej dziedziny prawa, znający się. Bowiem rozbieżności wielkich nie było. Ja tak patrzę w międzyczasie na przygotowane materiały, dla siebie, jak to jest w innych krajach europejskich to sądzę, że pewne wzory francuskie np., w których mogłyby być rozważone jako możliwe do zastosowania.</text:p>
      <text:p text:style-name="P2431">Myśmy z wyjątkiem pana Milczanowskiego, w zasadzie<text:s/><text:span text:style-name="T2432">-</text:span><text:s/>tak odnotowałem, też była pewna zgodność poglądów co do tego, że przynależność partyjna nie może być przeszkodą. Chociaż głosy te w dyskusji dotyczyły tak różnej kwestii, co to jest partia, bo organizacje społeczne można przenieść na związki zawodowe, religijne i inne. Natomiast też widziałem, że jest pewna zgodność co do tego, że pewne funkcje w organizacjach, czy w partiach politycznych sędzia nie powinien mieć. To może pójść w tym kierunku. Być może natomiast, że jest to sprawa jeszcze tak delikatna i zawierająca wiele takich niewyjaśnionych kwestii, to może tą sprawę, tą jedn<text:span text:style-name="T2433">ą<text:s/></text:span>zostawmy jeszcze do dalszej dyskusji bliższego sprecyzowania stanowiska. Ponieważ było zdecydowanie zdanie odmienne w tej mierze.</text:p>
      <text:p text:style-name="P2434">Trójpodziałowi władzy jeszcze proponowałbym dzisiaj poświęcić nieco uwagi<text:span text:style-name="T2435">.</text:span><text:s/>Także ja osobiście widziałbym możliwość takiego już bez precyzowania uzgodnienia poglądu jeśli nie będzie innych zdań, chociaż jednego przeciwnego sprawa rękojmi, powoływanie sędziów, samorząd, nieusuwalność.</text:p>
      <text:p text:style-name="P2436">Pan<text:s/><text:span text:style-name="T2437">K</text:span>aczy<text:span text:style-name="T2438">ń</text:span>ski zapytał o sprawę niedyskutowaną dzisiaj. Wprawdzie pan nie powiedział wprost, ale rozumiem tak. Chodzi panu o to, żeby - rozumiem tak przynajmniej o dwie kwestie - przy wyborze osób na stanowiska kierownicze w administracji sądowej prezesów sądów, ażeby był co najmniej współudział samorządu, jeśliby pański postulat był taki, że samorząd i administracja państwowa, władza, nie wypowiadam w tej chwili, kto jest kto jest kwestią dyskusji, współdecydowaliby o tym, to jestem za tym<text:span text:style-name="T2439">.</text:span><text:s/>Natomiast gdyby wyłącznie samorząd sędziowski bez udziału państwa miał decydować o wyborze prezesów, wiceprezesów i stanowisk kierowniczych, to bym prosił jeszcze o dyskusję<text:span text:style-name="T2440">.</text:span><text:s/>Bowiem tu mam pogląd odmienny.</text:p>
      <text:p text:style-name="P2441">I druga kwestia, no dzisiaj nie pojawiła się, ale ona poprzednio się pojawiła czy w wypowiedziach pisemnych, publicystyce - kadencyjność prezesów.</text:p>
      <text:p text:style-name="P2442">Sądzę, że mog<text:span text:style-name="T2443">li</text:span>byśmy w tej mierze też jeśli będzie taki wniosek - bo pani na poprzednim posiedzeniu to ładnie ułożyła te wszystkie kwestie, które my dzisiaj dyskutujemy, osobiście uważam jest to sprawa, którą powinniśmy przyjąć. Władza sprawow<text:span text:style-name="T2444">a</text:span>na zbyt długo prowadzi do zasiedzenia, niech będą kadencje<text:span text:style-name="T2445">.</text:span></text:p>
      <text:p text:style-name="P2446">Ja dzisiaj nie jestem przygotowany do dyskusji, czy to dwie kadencje, bo to tak zazwyczaj bywa w różnych gronach władzy, jak d<text:span text:style-name="T2447">ł</text:span>ugie kadencje. Ale samą zasadę bym przyjął jako uzgodnienie jeśli nie będzie innego zdania. Ja w każdym razie w tym kierunku się wypowiadam. I sądzę, że to już byłyby pierwsze jakieś sprawy, które czy kolejne sprawy, które moglibyśmy<text:s/><text:span text:style-name="T2448">spróbować uznać za</text:span><text:s/>uzgodnione.</text:p>
      <text:p text:style-name="P2449"><text:span text:style-name="T2450">Przewodniczący</text:span>:</text:p>
      <text:soft-page-break/>
      <text:p text:style-name="P2451">Bardzo dziękuję, ja w ramach już dyskusji, pozwolę sobie kilka słów powiedzieć w kwestii tej delikatnej, drażliwej, niewątpliwie, a mianowicie przynależności aktywnej sędziów w czasie pełnienia funkcji sędziowskich do walki stronnictw politycznych.</text:p>
      <text:p text:style-name="P2452">Ja występuję z tą kwestią, jako zasadniczą z dwóch powodów<text:span text:style-name="T2453">.<text:s/></text:span>Pierwsze jesteśmy przed pluralizmem politycznym i ten okres, w którym pluralizm polityczny stanie się u nas faktem będzie okresem wyjątkowo trudnym<text:span text:style-name="T2454">.</text:span><text:s/>Proszę państwa jaka grupa narodowościowa w Polsce jest w tej chwili najbardziej aktywna? Białorusini, oni poczuli swoją świadomoś<text:span text:style-name="T2455">ć</text:span><text:s/>narodową w tych latach ostatnich, stała się ona niezwykle dla nich ważną i wobec tego próbują przez przeciwstawienie się środowisku większo<text:span text:style-name="T2456">ści</text:span>owemu mocniej swoją świadomość narodową gruntowa<text:span text:style-name="T2457">ć</text:span>. Jak będą powstawać nowe partie polityczne, to one mogą działać nerwowo, czy w sposób właśnie podobny i próbować siebie określać przez przeciwstawienie do partii i stronnictw już istniejących.</text:p>
      <text:p text:style-name="P2458">Jeżeli dopuszczamy do aktywnej działalności partyjnej, politycznej, niekoniecznie na stanowiskach funkcyjnych sędziów, to trudno byłoby nam przecież zabronić sędziom należeć do różnych partii również partii opozycyjnych<text:span text:style-name="T2459">.</text:span><text:s/>Na ostatnim posiedzeniu<text:s/>„stołu większego”<text:s/>od naszego<text:s/>„stolika politycznego”<text:s/>wyraźnie o<text:span text:style-name="T2460">b</text:span>ydwie strony mówiły o tym, że już w niedalekiej przyszłości, być może w najbliższym okresie kadencji najbliższego Sejmu partie polityczne również opozycyjne będą mogły powstać.</text:p>
      <text:p text:style-name="P2461">Proszę państwa, to nie jest tylko ta kwestia. Wróćmy do niedalekiej stosunkowo przeszłości. Przecież władze administracyjne i polityczne w naszym kraju występowały bardzo gorąco - przed stanem wojennym - przeciwko przynależności sędziów do związku zawodowego, konkretnie chodziło o Związek Zawodowy<text:s/>„Solidarność”. I mieliśmy w sądach trzy związki, branżowe, autonomiczny i Związek<text:s/>„Solidarność”. Występowano przeciwko tym związkom właśnie z argumentacją, że one prowadzą do rozbicia środowiska sędziowskiego, do różnych konfliktów itd. Tymczasem jeżeli porównamy zakres tych konfliktów nawet bardzo powiedzmy upodobnionego do ruchu społecznego związku<text:s/>„Solidarność”<text:s/>z tymi konfliktami, które nas czekają w życiu społecznym, czekają jako normalna cena demokracji. To przecież to są rzeczy zupełnie nieporównywalne. To jest jeden argument.</text:p>
      <text:p text:style-name="P2462">Po drugie, ja słyszałem tu i ówdzie głosy, że sędziowie nie powinni należeć do związku zawodowego. To jest stanowisko, które nie dałoby się obronić wobec podjętej przez Zgromadzenie Ogólne ONZ uchwały, opublikowanej, omówioną zresztą przez prof<text:span text:style-name="T2463">.<text:s/></text:span>Michalskiego w ostatnim<text:s/>„Państwie i Prawie”, która mówi wyraźnie, iż sędziowie mają mieć zagwarantowaną przynależność do tych organizacji i stowarzyszeń, których celem jest obrona ich interesów<text:span text:style-name="T2464">.</text:span></text:p>
      <text:p text:style-name="P2465">No, związek zawodowy broni interesów różnych grup zawodowych. Równocześnie gdyby była tendencja utrzymywana ta, którą obserwowaliśmy dotychczas, iż sędziowie nie mają należeć do związków zawodowych, to próba obrony przynależności do stronnictw<text:span text:style-name="T2466"><text:s/></text:span>i partii politycznych jest zupełnie nie do przyjęcia. Jest to po prostu niemożliwe.</text:p>
      <text:p text:style-name="P2467"><text:span text:style-name="T2468">J</text:span>eżeli ja byłbym gotów odsunąć sędziów od tego rodzaju aktywności, mówię zarówno aktywności politycznej, jak nawet ja tutaj przedstawiający jakoś tam ruch związkowy, również od<text:span text:style-name="T2469"><text:s/></text:span>przynale<text:span text:style-name="T2470">ż</text:span>no<text:span text:style-name="T2471">ści</text:span><text:s/>związkowej, to nie dlatego, że ja uważam sędziów, którzy należą do PZPR albo bezpartyjnych, jednych lub drugich za gorszych lub lepszych. Ja po prostu chciałbym od sądu odsunąć wszelkie animozje rozbijające środowisko, wszystkie te spory, które jednak szczególnie w okresie rodzenia się pluralizmu<text:s/><text:span text:style-name="T2472">po</text:span>litycznego<text:s/><text:soft-page-break/>będ<text:span text:style-name="T2473">ą</text:span><text:s/>wybuchać.</text:p>
      <text:p text:style-name="P2474">Poza tym tu chodzi jeszcze o inną rzecz, spójrzmy na obowiązującą ustawę o ustroju sądów powszechnych. Ileż ona uprawnień przyznaje podstawowej organizacji partyjnej, mówi, że minister w wielu sprawach może powinien, konsultować się z tą organizacją itd. Przecież to będzie zarzewie konfliktów, przecież będzie się musiał konsultować z różnymi ogniwami partii politycznych. Przecież to spowoduje cały szereg żądań, domagań się równouprawnienia, nawet chociażby poprzez uwzględnienie stanowiska drugiej strony, tak? No tak się składa, że ja ponad 20 lat byłem sędzią. I chociaż w tej pracy uzyskiwałem duże możliwości kariery zawodowej, no doszedłem do pierwszej grupy sędziowskiej, byłem wiele lat wizytatorem itd., to przecież nie mogę nie zaprzeczyć,<text:s/><text:span text:style-name="T2475">ż</text:span>e sędziowie partyjni byli uprzywilejowani w sposób zupełnie nieproporc<text:span text:style-name="T2476">jo</text:span>nalny w stosunku do bezpartyjnych. Przecież wiadomo było w sądach warszawskich, że przewodniczącym nie można było zo<text:span text:style-name="T2477">st</text:span>ać nie wstąpiwszy do partii. Wielokrotnie mi pod warunkiem, że zostanę..<text:span text:style-name="T2478">.</text:span><text:s/>że wstąpię do partii osobiście takie propozycje zgłaszano. I zresztą wiadomo, jak się kształtowały awanse w tym zakresie.</text:p>
      <text:p text:style-name="P2479">Otóż ta sytuacja jest po prostu niezdrowa. Ona nie służy dobremu współżyciu między sędziami i nie służy tej zasadzie niezawisłości sędziowskiej, tego poczucia powiedzmy własnej osobistej godności, która nie pozwala na to by dla jakichś koniunkturalnych względów do takiej lub innej partii wstępować. To są argumenty, ale są przecież jeszcze i inne.</text:p>
      <text:p text:style-name="P2480">Proszę państwa my tutaj mówimy, iż przynależność do organizacji partyjnej nigdy sędziego wiązała, tzn. nie powodowało to by na niego wywierano naciski w konkretnej sprawie. Można by było z tym dyskutować.<text:s/>Ja nie chcę tutaj przytaczać, mam pełną teczkę różnych konkretnych spraw, które zresztą sędziowie i urzędujący i nieurzędujący tutaj nam przekazali<text:span text:style-name="T2481">.</text:span><text:s/>Ja nie chcę do tych rzeczy wracać, one są drażliwe. Po co wywoływać<text:s/>„wilka z lasu”?</text:p>
      <text:p text:style-name="P2482">Natomiast muszę powiedzieć, że na wielu zebraniach członków partii sędziów były sprawy orzecznictwa omawiane. Tzn<text:span text:style-name="T2483">.</text:span><text:s/>dyskutowano uchwały KC o rozwarstwieniu przestępczości, dyskutowano różne inne rzeczy, no wprowadzano czy forsowano pewne uchwały kolegium ministerstwa, które tworzyły prawo<text:span text:style-name="T2484">.</text:span></text:p>
      <text:p text:style-name="P2485">Co tu mówić, przecież ta decyzja, iż nie należy nieletnich w wieku poniżej lat 13 stawiać przed sądem, czyli decyzja wyznaczająca dolną granicę nieletniości była podjęta przez kolegium Ministerstwa Sprawiedliwości, była podjęta tak skutecznie, że w ciągu paru lat liczba tych nieletnich, którzy byli przedmiotem postępowania przed sądem dla nieletnich spadła drastycznie<text:span text:style-name="T2486">.</text:span><text:s/>Było cały szereg i innych wypadków, i oczywiście, ż<text:span text:style-name="T2487">e</text:span><text:s/>tutaj można mówić o tym, iż wielu sędziów działało niezależnie bez względu na ich przynależność, ale tu już sobie pozwolę patrzeć patrząc na pana redaktora Podemskiego powiedzieć, że te przykłady najlepiej wywiązujących się z obowiązku niezawisłości sędziów wskazują na ogromne naciski<text:span text:style-name="T2488">.</text:span><text:s/>Prezes Kulczycki rzeczywiście nie orzekł kary śmierci, ale przestał być prezesem<text:span text:style-name="T2489">.</text:span><text:s/>Już nigdy prezesem nie został. Nie chcę powoływać innych wypadków. Także sądzę, iż wyprowadzenie z sądów różnych komórek partyjnych, mówię różnych, bo dotychczas była jedna, najczęściej no ZSL być może czy Stronnictwo Demokratyczne, ale też nie miało ono specjalnie organizacji takiej sformalizowanej na ogół w sądach. Niemniej wyprowadzenie z<text:s/>sądów tych różnych komórek, które zaczną się tworzyć i zaczną się tworzyć prowadząc do ostrych konfliktów między sędziami, byłoby dobrem dla całego wymiaru sprawiedliwości, dla bardziej spokojnej atmosfery, szybkiego zżycia się sędziów i takiego ich działania,<text:s/><text:soft-page-break/>które pozwoli na wysuwanie na stanowiska n<text:span text:style-name="T2490">aj</text:span>odpowiedzialniejsze w sądzie, ludzi bez względu na ich przynależność czy brak przynależności, tylko ich autorytet, który będzie się mógł prawidłowo kształtować w takiej właśnie spokojnej atmosferze.</text:p>
      <text:p text:style-name="P2491">Dziękuj<text:span text:style-name="T2492">ę</text:span>.</text:p>
      <text:p text:style-name="P2493"><text:span text:style-name="T2494">P</text:span><text:span text:style-name="T2495">rz</text:span><text:span text:style-name="T2496">ewodnicząc</text:span><text:span text:style-name="T2497">y</text:span><text:span text:style-name="T2498">:</text:span></text:p>
      <text:p text:style-name="P2499">Do głosu mamy tutaj zapisanych parę<text:s/>osób. Ja wymienię od razu pan mec. Taylor, pan doc. Ciemniewski, pan Zbigniew Romaszewski, pan prof. Buchała, pan min. Czubiński, pan prokurator Starszak<text:span text:style-name="T2500">.</text:span><text:s/>A więc bardzo proszę panie mecenasie<text:span text:style-name="T2501">.</text:span></text:p>
      <text:p text:style-name="P2502"><text:span text:style-name="T2503">Mec. Jacek Taylor</text:span>:<text:s/></text:p>
      <text:p text:style-name="P2504">Z wielu problemów dzisiaj postawionych, które będą niewątpliwie wymagały odpowiednich zapisów konstytucyjnych jest chyba - choć nie mówiło się o tym dziś wyraźnie - również i ten, by w Konstytucji zabrzmiały również słowa niezawisłoś<text:span text:style-name="T2505">ć</text:span><text:s/>sądów, a nie tylko niezawisłość sędziów. Ja to chciałbym tylko po prostu przypomnieć.</text:p>
      <text:p text:style-name="P2506">Druga sprawa wyartykułowana dość ogólnikowo w uwagach ogólnych do reformy prawa i wymiaru sprawiedliwości przedłożonych przez moją stronę, to kwestia konieczności zdemokratyzowania wymiaru sprawiedliwości przez urealnienie przedstawicielskiego statusu ławników.</text:p>
      <text:p text:style-name="P2507">Chciałem wyjaśnić, że mamy na myśli sprawę bezpośredn<text:span text:style-name="T2508">ic</text:span>h wyborów ławników w odróżnieniu od tej formy ich powoływania,<text:s/>którą w tej chwili przewiduje art. 59 Konstytucji. To też sprawa konstytucyjna.</text:p>
      <text:p text:style-name="P2509">Wreszcie chciałem też zrobić uwagę, bardziej szczegółową, która doś<text:span text:style-name="T2510">ć</text:span><text:s/>ogólnie brzmi w załączniku nr<text:s/><text:span text:style-name="T2511">3</text:span><text:s/>dotyczącym problemu niezawisłości sądów, mówię o pisemnym opracowywaniu przez nas przedłożonym, gdzie mowa o wprowadzeniu bardziej rygorystycznego systemu przydziału spraw danemu sędziemu z równoczesnym określeniem z góry kto określonego sędziego w razie potrzeby zastępuje.</text:p>
      <text:p text:style-name="P2512">Otóż jest to kwestia ustalenia obiektywnych kryteriów przydziału sędziemu nowych spraw, tak by jednocześnie zagwarantować stronom, choć my o tym nie piszemy w tym opracowaniu, ale sądzę, że się to samo przez się rozumie, chodzi o zagwarantowanie stronom egzekwowania tego systemu. Egzekwowania stosowania tego zobiektywizowanego podziału. Historia ostatnich lat w wymiarze spraw<text:span text:style-name="T2513">iedli</text:span>wości dostarcza argumentów temu żądaniu dostarcza podstaw do tego by twierdzić, że to jest również sprawa bardzo paląca.<text:s/><text:span text:style-name="T2514">W</text:span><text:s/>tych sprawach bardzo newralgicznych, tych politycznych karnych, zwłaszcza po pierwszym okresie, kiedy było ich już mniej, okazało się, że te sprawy trafiają przede wszystkim do sędziów obarczonych funkcjami administracyjnymi<text:s/><text:span text:style-name="T2515">w</text:span><text:s/>sądownictwie, jeśli nie wyłącznie do takich sędziów. Ja mogę tych przykładów podać niesłychanie wiele. Były i oczywiście przypadki specjalnego dobierania ławników.</text:p>
      <text:p text:style-name="P2516">Myślę, że należy temu położyć na przyszłość tamę w sposób jasny. Taki sposób wyartykułowany.</text:p>
      <text:p text:style-name="P2517">To wszystko co chciałem powiedzieć<text:span text:style-name="T2518">.</text:span></text:p>
      <text:p text:style-name="P2519"><text:span text:style-name="T2520">Przewodniczący</text:span>:</text:p>
      <text:p text:style-name="P2521">Dziękuję bardzo<text:span text:style-name="T2522">.</text:span><text:s/>Wobec tego, że pan doc. Ciemniewski i pan Zbigniew Romaszewski zrezygnowali z głosu, to ja proszę bardzo pana prof<text:span text:style-name="T2523">.</text:span><text:s/>Buchałę<text:span text:style-name="T2524">.</text:span></text:p>
      <text:p text:style-name="P2525"><text:span text:style-name="T2526">Pro</text:span><text:span text:style-name="T2527">f</text:span><text:span text:style-name="T2528">. Buchał</text:span><text:span text:style-name="T2529">a</text:span><text:span text:style-name="T2530">:</text:span></text:p>
      <text:p text:style-name="P2531">Ja w dwóch kwestiach<text:span text:style-name="T2532">.</text:span><text:s/>Zacznę od problemu skargi konstytucyjnej<text:span text:style-name="T2533">.</text:span><text:s/>Na wstępie powiem,<text:s/><text:span text:style-name="T2534">że</text:span><text:s/>ja jestem<text:s/><text:soft-page-break/>zwolennikiem skargi konstytucyjnej. Jest to bowiem droga, która może stabilizować świadomość społeczną, taką świadomość, która ma ugruntowanie w możliwości odwołania się do sądu w sytuacji gdy obywatel jest przekonany, że jego prawa konstytucyjne zostały naruszone. W tym duchu wypowiadałem się publicznie<text:span text:style-name="T2535">.</text:span><text:s/>Mam jednak wątpliwości po pierwsze, czy to jest to temat, który do nas należy, bowiem on jest poza zakresem sądu. A dotyczy innej, znaczy innego podzespołu i proponowałbym by w tej kwestii nie zajmować stanowiska, nie wkraczać w zakresy innych zespołów. Bo po pierwsze mamy dużo własnych spraw. A po drugie to jest jednak coś odrębnego.</text:p>
      <text:p text:style-name="P2536">Tu chcę tylko dodać, że jest to system ogromnie kosztowny<text:span text:style-name="T2537">.</text:span><text:s/>Z doświadczeń trybunałów zachodnioeuropejskich wynika, że zaledwie 0,5 - 1,<text:span text:style-name="T2538">5</text:span><text:s/>proc. takich skarg okazuje się skargami zasadnymi. A to ogromnie kosztuje, to znaczy wpływ spraw przewidywany jaki byłby możliwy w Trybunale Konstytucyjnym wzrósłby więcej niż 100-krotnie. Co za tym wiąże się nieodpowiednia rozbudowa.</text:p>
      <text:p text:style-name="P2539">Nasza ustawa o Trybunale nie jest doskonała. Mamy co do niej bardzo wiele uwag krytycznych. Ale chcę powiedzieć, że jest tam taka instytucja zastępcza, której nie ma w ogromnej większości trybunałów, mianowicie inicjatywa własna Trybunału. To może też nie jest najlepsze rozwiązanie, bo niektórzy mówią w ten sposób - Trybunał jest pozbawiony tej zasady skargowości. Ja bym powiedział, może to cierpi na tym<text:s/>kontradyk<text:span text:style-name="T2540">toryjn</text:span>o<text:span text:style-name="T2541">ś</text:span>ć<text:s/>postępowanie<text:s/>przed Trybunałem, ale to trzeba łącznie rozpatrywać. Bo jeśli zniesiemy inicjatywę własną to wtedy, gdy będziemy mieć aktywność podmiotów uprawnionych, a do tych podmiotów można by zapisa<text:span text:style-name="T2542">ć<text:s/></text:span>także i obywatela. To jest pierwsza kwestia<text:span text:style-name="T2543">.</text:span></text:p>
      <text:p text:style-name="P2544">Obecnie ta inicjatywa własna rodzi się w wyniku skarg i zażaleń obywateli, czyli to wszystko co w Trybunale z inicjatywy własnej rozpoznawano czy próbowano rozpoznawać, bo wiele spraw<text:s/>umorzono<text:s/>to jednak kilkadziesiąt spraw, to wszystko wynika ze skarg i zażaleń obywateli. Czyli ta droga, którą by w pełni przejęła skarga konstytucyjna jest w pewnym sensie zagwarantowana poprzez inicjatywę własną oraz poprzez te pytania, co do których wypowi<text:span text:style-name="T2545">ed</text:span>zieliśmy się, że trzeba im przyznać. Więc to byłyby takie argumenty, które by przemawiały za tym, żeby tego tematu nie wpisywać do listy problemów, które będziemy nadal dyskutować.</text:p>
      <text:p text:style-name="P2546"><text:span text:style-name="T2547">P</text:span>oza tym byłyby jeszcze inne argumenty, ale natury drugorzędn<text:span text:style-name="T2548">ej.</text:span></text:p>
      <text:p text:style-name="P2549">Druga kwestia. Otóż ja osobiście opowiadam się bardzo zdecydowanie za tym, by zobiektywizować przydział spraw, rozdział spraw o czym mówił pan mec. Taylor dziś, o czym mówił na poprzednim posiedzeniu, jakkolwiek z poprzedniego posiedzenia, to co wyczytałem z zapisu stenogramu jedna rzecz mnie zaniepokoiła w wypowiedzi pana prof. Taylora, muszę powiedzieć, że tego tak nie odebrałem na pierwszym posiedzeniu. Mianowicie takie twierdzenie, że u nas w ogóle niezawisłości sądów nie ma.</text:p>
      <text:p text:style-name="P2550">Otóż - ja nie pamiętam czy pan tak powiedział, bo ja tego nie zanotowałem, ale taki jest stenogram. Ja chcę powiedzieć,<text:s/><text:span text:style-name="T2551">że<text:s/></text:span>ja zetknąłem się przez przypadek z prezesami Sądu Wojewódzkiego w Krakowie, którzy informowali mnie, że po wywiadach jakie miały<text:s/>miejsce po poprzednim posiedzeniu czuli się bardzo dotknięci, mianowicie tym, że przecież to co oni czują, to znaczy są niezawiśli, a tu jak gdyby kwestionuje się całość problematyki tzn.<text:span text:style-name="T2552"><text:s/></text:span>jak gdyby suponuje się, że ci sędziowie są zawiśli w decydowaniu. Ja tłumaczyłem, że przecież ten podzespół zajmuje się zinstytucjonalizowaniem pełnych przesłanek niezawisłości i to trzeba zrobi<text:span text:style-name="T2553">ć.</text:span><text:s/><text:span text:style-name="T2554">C</text:span>hodzi o zabezpieczenie na wszelki wypadek, na przyszłość formy przepisów, instytucji itd. Niemniej takie jest odczucie, ja tylko w tym sensie podzielam, że faktycznie<text:s/><text:soft-page-break/>ogromna większość sędziów to sędziowie niezawiśli, co nie znaczy by nie było inaczej i co nie znaczy by nie było prób wywierania wpływu. Kwestia czy tym ulegano i czy nie ulegano, to jest inne zagadnienie.</text:p>
      <text:p text:style-name="P2555">Ale do tematu, jak dokonać obiektywizacji? Otóż są pewne systemy w różnych krajach jeśli chodzi o rozwiązanie tego zagadnienia. Ja tylko chcę powiedzieć, że jeśli chodzi o stanowisko kongresu w sprawie zwalczania przestępczości to było chyba stanowisko z '86 r. organizacji związanej z ONZ, mianowicie Komitetu ds. Zwalczania Przestępczości to tam jest taki zapis, że kwestia wewnętrznego rozdziału spraw jest wewnętrzną sprawą sądów. Tzn. nie jest to sprawa polityczna, tylko sprawa porządkowa, to w jakiś sposób rzutuje na niezawisłość, ale jest to bardzo odległa rzecz. No, bo myśmy słyszeli od pana prof. Jankowskiego, że jednak te pewne zobiektywizowane kryteria są. Ale trzymajmy się rzeczywistości.</text:p>
      <text:p text:style-name="P2556">Prosz<text:span text:style-name="T2557">ą</text:span><text:s/>państwa przecież są takie sądy rejonowe, które składają się z trzech sędziów.<text:s/><text:span text:style-name="T2558">W</text:span><text:s/>tym w zasadzie są dwie kobiety, a może i czasem trzy kobiety. Te różne obowiązki, jakie z tym są związane, jakie mają kobiety zwykle poza pracą prowadzą do tego, że trzymanie się tych obiektywnych kryteriów jest prawie że niemożliwe. To znaczy my możemy przyjąć kolejność wed<text:span text:style-name="T2559">ł</text:span>ug wpływu, ale rysuje się drugi problem, jak w tym małym sądzie zapewnić specjalizację, przydział według specjalizac<text:span text:style-name="T2560">ji</text:span>? Jest to rzeczą niemożliwą<text:span text:style-name="T2561">.</text:span><text:s/>W dużych sądach, takim, jak warszawski można sobie to łatwo wyobrazić, że jest np. grupa sędziów, ja chcę operować sytuacjami w procedurze karnej, mianowicie grupa sędziów, którzy się specjalizują w kwestiach wypadków komunikacyjnych. Więc trzeba by to uwzględnić te specjaliza<text:span text:style-name="T2562">cj</text:span>e. Ale to łamie przecież tą zasadę zobiektywizowaną. A więc chcę tylko powiedzieć, że są pewne granice obiektywizac<text:span text:style-name="T2563">ji</text:span><text:s/>rozdziału spraw. Sama zasada jest słuszna, ale przesłanki są tak różnorodne i tak zależne od specjalności sędziego, wielkości sądu itd., ż<text:span text:style-name="T2564">e</text:span><text:s/>trzeba by szanować tą zasadę, że to jest sprawa wewnętrzna sądu. Z tym, że podkreślać bardzo, że to powinno być zobiektyw<text:span text:style-name="T2565">iz</text:span>owane, ale chyba to jest wszystko co powinniśmy w tej kwestii powiedzieć<text:span text:style-name="T2566">.</text:span><text:s/>Mam wątpliwości czy bardziej szczegółowe określanie tego zagadnienia byłoby celowe.</text:p>
      <text:p text:style-name="P2567">I jeszcze, jeśli wolno, chcę wypowiedzieć się odnośnie tego co pan przewodniczący był łaskaw powiedzieć<text:span text:style-name="T2568">.</text:span><text:s/>Mianowicie zacznę od kwestii partyjności czy n<text:span text:style-name="T2569">ie</text:span>pa<text:span text:style-name="T2570">rtyj</text:span>no<text:span text:style-name="T2571">śc</text:span>i, ja to tak nazywam sędziów, a spointował to w ten sposób - no, wyprowadźmy, te organizacje partyjne z sądów. A to są jednak różne rzeczy. Znaczy kwestia przynależności tej czy innej osoby do takiego czy innego gremium będącego partią, nie będącego partią czy też stowarzyszeniem, a przecież tych stowarzyszeń będzie... stowarzyszeń o charakterze politycznym będzie wiele należeć i trzeba by było generalnie traktować i partie, i stowarzyszenia to co innego aniżeli kwestia szczególnych uprawnień takich czy innych komórek w sądzie. No, jeśli my tu mówimy, że w kwestiach podstawowych powinny być konsultowane, czy powinny mieć charakter decydujący te gremia nazywane przez nas<text:s/>zgromadzenie<text:s/>ogólne, kolegium itd<text:span text:style-name="T2572">.</text:span><text:s/>to t<text:span text:style-name="T2573">y</text:span>m samym przesądzamy te kwestie, takie mam przynajmniej wrażenie i sądzę, że jeśli zapis będzie taki to będzie to oznaczało, że nie nastąpi uprzywilejowanie organizacji partyjnych w tym zakresie, który decyduje o niezawisłości sądów i sędziów. I tak na to patrzeć<text:span text:style-name="T2574">.</text:span></text:p>
      <text:p text:style-name="P2575">Dziękuję<text:span text:style-name="T2576">.</text:span></text:p>
      <text:p text:style-name="P2577"><text:span text:style-name="T2578">Przewodniczący</text:span>:</text:p>
      <text:p text:style-name="P2579">D<text:span text:style-name="T2580">z</text:span>iękuję bardzo panu profesorowi. Teraz pan minister Czubiński.</text:p>
      <text:p text:style-name="P2581"><text:span text:style-name="T2582">Min. Lucjan Czubiński</text:span>:</text:p>
      <text:soft-page-break/>
      <text:p text:style-name="P2583">Ja bym chciał krótko w dwóch kwestiach się wypowiedzieć. Otóż na wstępie pragnę się zastrzec, że opowiadam się zdecydowanie za tym, ażeby kadencyjność sędziów Sądu Najwyższego znieść.<text:s/><text:span text:style-name="T2584">Z</text:span><text:s/>pewną jednak uwagą nieprzypadkowo. Na wstępie poruszyłem sprawę, jaki jest stosunek sędziów Sądu Najwyższego. Otóż proszę państwa, nawet chciałbym tą sprawę rozszerzyć nieco co do tego stosunku sędziów, do tej problematyki.</text:p>
      <text:p text:style-name="P2585">Otóż pragnę wyrazić pewną wątpliwość, na tle tej ogólnej tezy, którą na wstępie wysunąłem, czy tak bezkrytycznie moglibyśmy tę sprawę zapisać uwzględniając okoliczność, że Sąd Najwyższy P<text:span text:style-name="T2586">o</text:span>lski liczy ponad 100 sędziów Sądu Najwyższego. Do czego zmierzam?</text:p>
      <text:p text:style-name="P2587">Warto by było zastanowić się, czy byłoby tak dobrze przyjęte właśnie zarówno my<text:span text:style-name="T2588">ś</text:span>lę i przez jeżeli nie wszystkich to część sędziów Sądu Najwyższego, i przez sędziów niższych sądów, czy sądów wojewódzkich i rejonowych takie powiedziałbym zablokowanie na ileś lat tego stanowiska, które<text:s/><text:span text:style-name="T2589">g</text:span>łęboko jestem przekonany, w środowisku sędziów jest słusznie nazywane najwyższą nobilitacją sędziego<text:span text:style-name="T2590">.</text:span><text:s/>Żeby nie rozwijać tematu, szanowni państwo myślę, że jednak ta sprawa tej reorganizacji sądownictwa i w tym zak<text:span text:style-name="T2591">re</text:span>sie jednak jakiegoś spojrzenia krytycznego, czy<text:s/><text:span text:style-name="T2592">w</text:span><text:s/>każdym razie innego niż dotychczas, na zakres działalności Sądu Najwyższego co by się łączyło również z zastanowieniem jednak ilu sędziów Sądu Najwyższego realnie powinno istnieć przy porównaniu jeszcze do sytuacji, jaka występuje w niektórych, w sensie ludności większych od nas krajów byłoby wskazane. Nie zmieniam stanowiska, co do podstawowej tezy, natomiast pragnę tę uwagę prosić o uwzględnienie jej w jakimś zakresie.</text:p>
      <text:p text:style-name="P2593">I druga sprawa to sprawa tej apolityczności. Otóż, nie<text:s/><text:span text:style-name="T2594">kr</text:span>yj<text:span text:style-name="T2595">ę</text:span>, że mam wątpliwoś<text:span text:style-name="T2596">ć</text:span><text:s/>pewną, czy ta nazwa nomenklatura czy nazewnictwo przyjmowane, że chodzi o odpolitycznienie działalności sądów nie powinna mieć jednak jakiegoś uściślenia. Nie powinna znaleźć uściślenia. O cóż bowiem chodzi?</text:p>
      <text:p text:style-name="P2597">Po pierwsze, pomimo bardzo interesujących uwag, które państwo zechcieli przedstawić, w szczególności pod dużym wrażeniem jestem uwag pana prof. Strzębosza w tym zakresie, to jednak nie mogę się wyzbyć pewnego wrażenia, że ileś z tych spraw oznacza złą praktykę. Oznacza złe i nastawienie w jakimś okresie do tej problematyki ze strony różnych czynników. Sądzę, że należy brać pod uwagę i to co P<text:span text:style-name="T2598">o</text:span>lska Zjednoczona Partia Robotnicza na swoich ostatnich gremiach w szczególności podnosi co do zmiany stylu działania, że tu również<text:span text:style-name="T2599">,</text:span><text:s/>jakieś punkty odniesienia partii powinny mieć miejsce.</text:p>
      <text:p text:style-name="P2600">Generalnie przemawia mi teza, którą podnosili w szczególności prof. Buchała, pan prof. Jełowicki i pan red. Podemski i do innych zdań w tym zakresie się przyłączam, że sprawa powinna być jeszcze przedyskutowana.</text:p>
      <text:p text:style-name="P2601">Ponadto proszę państwa wydaje się, że to nazewnictwo,<text:s/><text:span text:style-name="T2602">że</text:span><text:span text:style-name="T2603"><text:s/></text:span>odpolitycznić sądy to musi się brać przy tej okazji pod uwagę... powinna być brana następująca kwestia, czy to jest zgodne ze sprawą związaną z tym,<text:s/><text:span text:style-name="T2604">ż</text:span>e państwo jest przecież instytucją na wskroś polityczną. I że sąd niezależnie od ustroju, niezależnie od charakteru państwa orzeka jednak w imieniu tego państwa.</text:p>
      <text:p text:style-name="P2605">Wobec tego czy to nazewnictwo nie myli, czy chodzi tutaj, czy nie powinno się przynajmniej bliżej tę sprawę naświetlić<text:span text:style-name="T2606">,</text:span><text:s/>jakkolwiek oc<text:span text:style-name="T2607">z</text:span>ywiście trzeba uwzględniać szereg problemów, które dzisiaj nieco inaczej wyglądają, a w przyszłości jeszcze inaczej będą wyglądały i dążyć do poważnych usprawnień w tym zakresie. Ale wydaje mi się, iż bardzo realistycznie na te sprawy powinniśmy patrzeć.</text:p>
      <text:p text:style-name="P2608">Opowiadam się więc także, ażeby jeszcze tak jak mówił min. Balcer do niektórych spraw może jeszcze<text:s/><text:soft-page-break/>nieco w dyskusji wrócić.</text:p>
      <text:p text:style-name="P2609">Dziękuję bardzo.</text:p>
      <text:p text:style-name="P2610"><text:span text:style-name="T2611">Przewodni</text:span><text:span text:style-name="T2612">cz</text:span><text:span text:style-name="T2613">ą</text:span><text:span text:style-name="T2614">cy</text:span><text:span text:style-name="T2615">:</text:span></text:p>
      <text:p text:style-name="P2616">Dziękuję bardzo panu. Pan prokurator<text:s/><text:span text:style-name="T2617">St</text:span>a<text:span text:style-name="T2618">rs</text:span>zak<text:span text:style-name="T2619">.</text:span></text:p>
      <text:p text:style-name="P2620"><text:span text:style-name="T2621">P. Hipolit Starszak</text:span>:</text:p>
      <text:p text:style-name="P2622">Dziękuję bardzo, chciałbym się odnieść do kilku tylko kwestii, które takiego odniesienia się domagają i chciałbym rozpocząć od kwestii, która wią<text:span text:style-name="T2623">ż</text:span>e się z problemem konstytucyjnego uregulowania w przyszłej Konstytucji problemu nieusuwalności sędziów. Jestem<text:s/><text:span text:style-name="T2624">zd</text:span>ecydowanie zwolennikiem takiego właśnie rozwiązania. I<text:s/><text:span text:style-name="T2625">wyda</text:span>je mi się, że nie ma tu także w tym gronie wątpliwości co do tego, że jest to problematyka ściśle konstytuc<text:span text:style-name="T2626">yjn</text:span>a, materia konstytucyjna, i że właśnie tam ów przepis stanowiąc jedną z gwarancji niezawisłości sędziowskiej znaleźć się powinien.</text:p>
      <text:p text:style-name="P2627">Opowiadam się także za tym... w wersji, którą sformułował tutaj pan prof<text:span text:style-name="T2628">.</text:span><text:s/>Garlicki by funkcjonowała w naszej rzeczy<text:span text:style-name="T2629">wis</text:span>tości<text:s/>Rada Sądownicza, Najwyższa Rada Sądownicza lub organ o podobnej nazwie, ale o kompetencjach, o których precyzyjnie mówił prof. Garlick<text:span text:style-name="T2630">i</text:span>.</text:p>
      <text:p text:style-name="P2631">Tu tylko taką wątpliwość nie zresztą merytorycznej natury chciałbym podnieść, ale choćby o to, żeby o tym nie zapomnieć. Wiąże się z tym, wiąże się to z kwestią uprawnień do zasiadania w tym organie członków parlamentu. Wedle Konstytucji, tak przyn<text:span text:style-name="T2632">aj</text:span>mni<text:span text:style-name="T2633">ej,</text:span><text:s/>jak ja to pamiętam, uczestnictwo posłów w tego rodzaju organach, jak do tej pory nie było chyba przewidywane, no na pewno w tego typu organach i oni sami jeśli tak powiem jeśli nie są członkami innych gremiów choćby pomocn<text:span text:style-name="T2634">ic</text:span>z<text:span text:style-name="T2635">y</text:span>ch - jak komisje sejmowe, miał tu być..., ale chciałbym prosić, żeby tę wątpliwość rozstrzygnąć, że oni sami uprawnień do podejmowania decyzji nie mieli w takich ogniwach, jak przykładowo projektowana tutaj Najwyższa Rada Sądownicza. Ja r<text:span text:style-name="T2636">o</text:span>zumiem, że trzeba by ich do tego uprawnić jeśli trafne jest przypuszczenie, które tu wyrażam, czy wątpliwość, którą tu wyrażam, że posłowie takich uprawnień nie mają.</text:p>
      <text:p text:style-name="P2637">Kolejna kwestia wiąże się, a odnosząca się do tego problemu, z wyrażonymi tutaj wątpliwościami co do możliwości w bardzko krótkim czasie uchwalenia zmian ustawowych wią<text:span text:style-name="T2638">ż</text:span>ących się z powołaniem tejże Najwyższej Rady Sądowniczej. Proszę pamiętać i tę okoliczność chciałbym jeszcze przywołać, że jeżeli bieg spraw potoczy się tak, jak to niektóre scenariusze zakładają, to właściwie w końcu marca Sejm przestanie funkcjonować, prawda. A więc właściwie na przygotowanie tej ustawy zostałby bardz<text:span text:style-name="T2639">o</text:span><text:s/>kr<text:span text:style-name="T2640">ót</text:span>ki czas<text:span text:style-name="T2641">.<text:s/></text:span>Ja obawiam się po prostu czy nie wpłynęłoby to na jakość tego dokumentu, a to z punktu widzenia i przestrzegania praworządności i dobrego funkc<text:span text:style-name="T2642">jo</text:span>nowan<text:span text:style-name="T2643">ia</text:span><text:s/>takich nowych organów jest przecież sprawą o wielkim znaczeniu<text:span text:style-name="T2644">.</text:span></text:p>
      <text:p text:style-name="P2645">Opowiadam się za poglądem, który głosił tutaj prof<text:span text:style-name="T2646">.</text:span><text:s/>Buchała co do kwestii partyjności. Ja z przyjemnością dołączam się tu do głosu pana re<text:span text:style-name="T2647">d.</text:span><text:s/>Podemskiego, co nie często mi się zdarza, tym większa moja przyjemność...</text:p>
      <text:p text:style-name="P2648">/Głos z sali: nie słychać/.</text:p>
      <text:p text:style-name="P2649">Dziękuję za tę uwagę, ja ją z prz<text:span text:style-name="T2650">yj</text:span>emnością odnotowuję. Myślę, że partyjność nie powinna być przeszkodą, natomiast prawdę mówiąc wątpliwości czy obawy co do tego, i<text:span text:style-name="T2651">ż</text:span><text:s/>dyscyplina partyjna mogłaby związać sędziego czy prokuratora w takim stopniu, iż orzekłby wbrew własnemu przekonaniu, wbrew prawu<text:span text:style-name="T2652">.</text:span><text:s/>Ja wiem, że to nie jest niemożliwe. Jeżeli taka możliwoś<text:span text:style-name="T2653">ć</text:span><text:s/>powstaje to wypada może i myśleć o<text:s/><text:soft-page-break/>hamulcach, które by temu, przeciw takiemu zagrożeniu sprzeciwiały się. Ale realność we współczesnych czasach, współcześnie, ja nie mówię o jakichś dawnych przeszłościach, wydaje mi się nie tak znowu wielka.</text:p>
      <text:p text:style-name="P2654">Sądzę, że Sąd Najwyższy powinien mieć uprawnienia do wydawania wytycznych<text:span text:style-name="T2655">.</text:span><text:s/>Chcę zwrócić uwagę na praktyczną wagę tego rodzaju opracowań Sądu Najwyższego i wpływu właśnie na praktykę zarówno w sądach, jak i w prokuraturze<text:span text:style-name="T2656">.</text:span><text:s/>Przy czym prawdą jest, jeżeli ktoś, jeżeli znajdzie się taki przypadek, taki casus, który wedle wytycznych należałoby rozwiązać wbrew rozsądkowi to oczywiście czy wbrew prawu nawet w związku z tym to przecież nie ma obowiązku stosowania wytycznych<text:span text:style-name="T2657">.</text:span></text:p>
      <text:p text:style-name="P2658">Natomiast jest istotny czynnik wpływający na jednolitość praktyki, wcale jest to niemała wartość i niemałą do tego trzeba przywiązywać uwagę<text:span text:style-name="T2659">.</text:span></text:p>
      <text:p text:style-name="P2660">Chciałbym nie zgodzić się tu z pewną taką uwagą, jakby na marginesie uczynioną, ale margines..<text:span text:style-name="T2661">.</text:span><text:s/>uwagę dotyczącą tego , iż by w prasie ogłaszać nazwiska sędziów, jakby ich dzięki temu przywiązywać do wyroków, które wygłaszają.</text:p>
      <text:p text:style-name="P2662">Ot<text:span text:style-name="T2663">ó</text:span>ż mam - myślę, że uzasadnioną - wątpliwoś<text:span text:style-name="T2664">ć</text:span><text:s/>co do tego, czy to nie działałoby przeciwko niezawisłości, przeciwko zachowaniu niezawisłości sędziowskiej. Na ogół zresztą u nas, przynajmniej wedle praktyk dotychczasowych, na ogół albo w większości przynajmniej wypadków publikowano nazwiska sędziów tylko wtedy, kiedy chciano ich zdyfamować, przynajmniej jak dotąd. Albo z reguły, jedyny wyjątek, kt<text:span text:style-name="T2665">ó</text:span>ry pamiętam dotyczył sędziego Kulczyckiego, który pamiętam, ale być może moja pamięć tu nie jest pełna.</text:p>
      <text:p text:style-name="P2666"><text:span text:style-name="T2667">W</text:span><text:s/>każdym razie mnie się wydaje, że skoro sędzia wydaje wyrok w imieniu Rzeczypospo<text:span text:style-name="T2668">li</text:span>tej, to wprawdzie nie przeciwdziała temu, żeby musiał pozostać anonimowym, nie musi pozostawać anonimowym, ale ostrożnie z tym ogłaszaniem w każdym przypadku nazwisk osób, które w danej sprawie orzekali. Zwłaszcza w małych środowiskach nie musi to oddziaływać pożytecznie. Chociaż w tych małych też na ogół wiadomo, kto orzekł wyrok. Ale tę wątpliwość<text:s/>chciałbym tutaj także sformułować.</text:p>
      <text:p text:style-name="P2669">Wreszcie nie mówiono dzisiaj prawie poza prezesem Świątkiewiczem, który zechciał się d<text:span text:style-name="T2670">o</text:span><text:s/>tej kwestii odnieść, do tak akcentowanych podczas poprzedniego posiedzenia kwestii płacowych w sądownictwie, także w prokuraturze. Chcę powiedzieć, że w prokuraturze poziom uposażeń jest na takim samym poziomie, jak w sądownictwie, a więc do wczoraj był fatalny. Do wczoraj, myślę, że ta decyzja, która wczoraj zapadła i w Radzie Państwa i w Radzie Ministrów może być bez większych wątpliwości zaliczana do doniosłych, bo w gruncie rzeczy powinna sprawić odwrócenie kilku niebezpiecznych dla wymiaru sprawiedliwoś<text:span text:style-name="T2671">ci</text:span><text:s/>i funkcjonowania aparatu praworządności tendencji negatywnej selekcji do zawodu i tego wręcz strachu, który czasem ogarniał gdy widziało się,<text:s/><text:span text:style-name="T2672">że<text:s/></text:span>aplikantki czy asesorki właściwie orzekają w takich ważnych sprawach. Młode dziewczyny, bez doświadczenia życiowego i bez... znaczy z wszystkimi innymi problemami, które tego dotyczą.</text:p>
      <text:p text:style-name="P2673">Chciałbym tę sprawę więc zaakcentować jako w pewnym sensie załatwioną, czy w tym sensie załatwioną,<text:s/><text:span text:style-name="T2674">że</text:span><text:s/>dostrzeżoną i z mocy decyzji najwyższych czynników państwowych, Rady Państwa i rządu, roz<text:span text:style-name="T2675">st</text:span>rzygniętych wedle akt<text:span text:style-name="T2676">u</text:span>alnych, a może i nawet ponad na aktualne możliwości państwa.</text:p>
      <text:p text:style-name="P2677">I wreszcie ostatnia kwestia, o której powiedziano tylko na początku, ale której oczywiście pominąć nie mogę, to jest kwestia postulatu, który prokuratury dotyczy. Miałem możliwość mówienia o tym podczas<text:s/><text:soft-page-break/>poprzedniego spotkania tego zespołu. Tu tylko w słowie wstępnym u pana prof. Strzembosza pojawiła się ponownie, czy wyniknęła ponownie kwestia podporządkowania czy też wyposażenia rządu w uprawnienia prokuratorskie, aparatu rządowego, agent rządowy. Trochę krotochwilnie mówiąc, można by w tym też upatrywać zagrożenie dla niezawisłości sędziowskiej albo też zagrożenie dla niezawisłości, nie niezawisłości, niezależności sądów. Ale to krotochwilnie. Natomiast myślę, że warto rozważać także i taką kwestię, która wiąże się z pewnym sposobem rozumienia wypełniania tej funkcji, którą owa władza sądownicza ma spełniać.</text:p>
      <text:p text:style-name="P2678">Mnie się zdaje, że warto pomyśleć o tym, jakie właściwie organa powinny tę władzę sądowniczą, który podział zachowując w pamięci wypełniać.<text:s/><text:span text:style-name="T2679">O</text:span>czywiście sądy, czyli wymiar sprawiedliwości, ale oczywiście sądy, z którym współdziałają te dwa<text:s/>zwykle wymieniane w takim kontekście współczynniki wymiaru sprawiedliwości adwokatura, o której tak mało się tutaj mówi i prokuratura niezależne, niezależne od władzy wykonawczej. My<text:span text:style-name="T2680">ś</text:span>lę,<text:s/><text:span text:style-name="T2681">że<text:s/></text:span>g<text:span text:style-name="T2682">d</text:span>yby wedle takiego schematu snu<text:span text:style-name="T2683">ć</text:span><text:s/>rozważania, to dałoby się to także pogodzić z tymi współcześnie wypełnianymi funkcjami prokuratury, które zamykają się w konstytucyjnej formule strzeżenia praworządnośc<text:span text:style-name="T2684">i</text:span>.</text:p>
      <text:p text:style-name="P2685">Nie chciałbym po raz wtóry przekonywać państwa o tym, że jest to funkcja rzeczywiście wypełniana<text:span text:style-name="T2686">.</text:span><text:s/>Staram się także o tym przekonać pana red<text:span text:style-name="T2687">.</text:span><text:s/>Podemskiego, który uznaje ją za uboczną, wbrew tym realiom, które są znane i mogą być znane, w co wierzę.</text:p>
      <text:p text:style-name="P2688">Myślę zatem, że przy takim usytuowaniu zważywszy także i na to co dotyczy<text:s/><text:span text:style-name="T2689">st</text:span>acji<text:s/>mi<text:span text:style-name="T2690">ędzy</text:span><text:s/>sądami a prokuraturą nie tylko w sprawach karnych, ale cywilnych, ale administracyjnych. To takie rozwiązanie byłoby także z punktu widzenia spraw, które dzisiaj uczyniliśmy przedmiotem tego spotkania. Nie tylko do pomyślenia, ale po prostu lepsze. I za tym się opowiadam.</text:p>
      <text:p text:style-name="P2691">Dziękuję<text:span text:style-name="T2692">.</text:span></text:p>
      <text:p text:style-name="P2693"><text:span text:style-name="T2694">Przewodnicząc</text:span><text:span text:style-name="T2695">y</text:span><text:span text:style-name="T2696">:</text:span></text:p>
      <text:p text:style-name="P2697">Dziękuję<text:span text:style-name="T2698">,</text:span><text:s/>Proszę państwa, że pora obiadu przed nami. Bo zdaje się piętnaście po drugiej obiad, prawda? Tak mi się zdaje. Wobec tego ja bym proponował przerwę do godziny 15 pewnie, liczyłem, że może wcześniej nam się uda, ale pewnie nie. Natomiast po obiedzie gdybyśmy mieli zachować ten termin, który pan minister nam zaproponował to ja myślę, że musielibyśmy rozstrzygnąć trzy kwestie.</text:p>
      <text:p text:style-name="P2699">Pierwsze dalsze procedowanie. Ponieważ nasza strona przedłożyła, no nie wiem czy wszyscy państwo dostali, ale przedłożyliśmy projekty zmian w kodeksie karnym, w kodeksie wykroczeń, w kpk i innych już na piśmie. Wydaje mi się, że byłoby niezwykle d<text:span text:style-name="T2700">o</text:span>bre, gdyby powiedzmy w czwartek można było uzyskać stanowisko. Bo być<text:s/>może, że państwo pewne zmiany przyjmują tu słyszałem od pana prof<text:span text:style-name="T2701">.</text:span><text:s/>Buchały o art. 282 z literką<text:s/>„a”, który my oczywiście wymieniamy na czołowym miejscu. Ale jest tam cały szereg innych kwestii, gdyby można było uzyskać<text:span text:style-name="T2702">.</text:span><text:s/>Ponieważ ja tu dysponuję nie tylko projektem reformy prawa karnego, ale stanowiskiem Towarzystwa Prawa Karnego i innych ośrodków, uniwersyteckich itd. Takimi materiałami, które wydaje się, że co do wielu przepisów to jest wszystko poza dyskusją jest to kwestia czy czekać na reformę generalną prawa karnego, czy zmienić je już teraz. My uważamy, że szereg przepisów trzeba zmienić już teraz. Po prostu będzie to uwiarygodnienie tych zmian, które w kraju się dokonują, gdyby państwa stanowisko było podobne to wtedy, po prostu, wymiana tych dokumentów by umożliwiła o<text:span text:style-name="T2703">d</text:span><text:span text:style-name="T2704"><text:s/></text:span>razu ustalenie jakież to przepisy są poza dyskusją i wprowadzenie tych przepisów wspólnych, tzn. państwa<text:s/><text:soft-page-break/>odpowiedź, iż pewne rzeczy nie budzą wątpliwości byłaby chyba jednoznaczna wpisaniem do protokołu uzgodnień w tym zakresie. To jest jedna sprawa, która wydaje mi się bardzo by uprościła nasze obrad<text:span text:style-name="T2705">y.</text:span></text:p>
      <text:p text:style-name="P2706">Również po obiedzie moglibyśmy zdecydować co do powołania, bo mieć b<text:span text:style-name="T2707">ę</text:span>dziemy jeszcze okazję właśnie w czasie obiadu się naradzić co do powołania takiej grupy, która by przygotowała pewne założenia Najwyższej Rady Sądownictwa, która chyba tutaj zyskała pełną akceptację i tak samo zredagowanie no takie, które wymaga no zajrzenia do tekstu, jak słusznie pan minister powiedział, dobrze by było powiedzieć, jakie przepisy czy w jakiej części p<text:span text:style-name="T2708">rze</text:span>pis<text:span text:style-name="T2709">y</text:span><text:s/>uchylić w ustawie o ustroju sądów powszechnych, w ustawie o Sądzie Najwyższym. To oczywiście też by było już takim bardziej precyzyjnym zredagowaniem zapisu do naszych wspólnych uzgodnień, których mamy tu niemało.</text:p>
      <text:p text:style-name="P2710">Nie wiem czy państwo podzielą to stanowisko. Wtedy takie zajęcie się tymi sprawami proceduralnymi po obiedzie pewnie by nam pozwoliło szybko skończyć obrady, a myślę, że jutro so<text:span text:style-name="T2711">b</text:span>ie później zaczniemy, ale też i później skończymy.</text:p>
      <text:p text:style-name="P2712">Tutaj jeszcze może jedno chciałby powiedzieć, pan prokurator Starszak, przypomniał nam, że sprawy prokuratury potraktowaliśmy po macoszemu. Nie traktujemy ich po macoszemu, myślę,<text:s/><text:span text:style-name="T2713">ż</text:span>e i pan redaktor Podemski i my tutaj mamy cały szereg argumentów, które nie mieliśmy okazji zaprezentować. Być może, że właśnie jutro by można było również nad tymi sprawami porozmawiać. Ponieważ sprawy bezsporne trzeba szybko usuwać. Zajęcie stanowiska wobec naszych projektów zmian do tych, do kodyfikacji karnej, tych zmian, które mogłyby być dokonane rzeczywiście błyskawicznie<text:s/><text:span text:style-name="T2714">wyda</text:span>je się, że by nam ogromnie pracę usprawniło.</text:p>
      <text:p text:style-name="P2715">Przerwa na obiad i potem pan minister przejąłby przewodnictwo.</text:p>
      <text:p text:style-name="P2716"/>
      <text:p text:style-name="P2717">/Przerwa/.</text:p>
      <text:p text:style-name="P2718"/>
      <text:p text:style-name="P2719">/Po przerwie/.</text:p>
      <text:p text:style-name="P2720"/>
      <text:p text:style-name="P2721"><text:span text:style-name="T2722">M</text:span><text:span text:style-name="T2723">in. <text:s text:c="26"/></text:span>:</text:p>
      <text:p text:style-name="P2724">Chciałbym zaproponować jeśli wolno panie profesorze, taki wspólny wniosek, ażeby pierwotne ustalenie, iż spotykamy się nie tylko w środę 2<text:span text:style-name="T2725">2</text:span>, tzn. jutro, ale także w czwartek zmieni się o tyle, że spotkanie czwartkowe byłoby nieaktualne. Spotkalibyśmy się jutro o godz. 11, a następne posiedzenie byłoby w poniedziałek o godz.<text:s/>9.00.<text:s/>Czy taka propozycja spotkałaby się z akceptacją członków podzespołu?</text:p>
      <text:p text:style-name="P2726">/Głos z sali:<text:s/>My nie zgłaszamy żadnych sprzeciwów/.</text:p>
      <text:p text:style-name="P2727"><text:span text:style-name="T2728">Przewodniczący</text:span>:</text:p>
      <text:p text:style-name="P2729">27 godz. 9.00, a jutro o godzinie 11.00.</text:p>
      <text:p text:style-name="P2730">Pros<text:span text:style-name="T2731">z</text:span>ę państwa proponowałbym, żeby spróbować sformułować pewne propozycje końcowe czy ustalenia z dzisiejszego posiedzenia<text:span text:style-name="T2732">.</text:span><text:s/><text:span text:style-name="T2733">J</text:span>a<text:s/>będę mówił po kolei o pewnych sprawach, a jeśli będą wątpliwości lub wręcz sprzeciw, a ktoś z państwa będzie innego zdania, po prostu przerwie mi i zaczniemy dyskusję<text:span text:style-name="T2734">.</text:span></text:p>
      <text:p text:style-name="P2735">Chciałbym tak zaproponować, żebyśmy uzgodnili nie wnikając w tym dokumencie w szczegóły sprawy, które uznajemy za uzgodnione, w takich, w których wspólne stanowisko zajęliśmy, zgodne stanowisko,<text:s/><text:soft-page-break/>podzespół. Podajemy rekomendację pod<text:s/><text:span text:style-name="T2736">„</text:span>okrągły stół<text:span text:style-name="T2737">”</text:span><text:s/>po<text:span text:style-name="T2738">d</text:span><text:s/>ten prz<text:span text:style-name="T2739">ys</text:span>zły dokument do prezentowania na<text:s/><text:span text:style-name="T2740">„</text:span>okrągłym stole”<text:s/>i zaj<text:span text:style-name="T2741">ę</text:span>cia tam przez nas sformułowanego stanowiska.</text:p>
      <text:p text:style-name="P2742">Z tym, że te sprawy, które ustalimy jako uzgodnione prosiłbym, żeby nadać im właściwą formę pisemną, podzespół, grupa robocza.</text:p>
      <text:p text:style-name="P2743">Chciałbym zaproponować, no nie wiem, 5-osobową grupę, tzn. wraz - a może 4-osobową przy udziale ekspertów. Bowiem w przerwie poprosiłem o uczestnictwo i pomoc w pracach pana prof. Lecha Garlickiego. I pan prof. Lech Garlicki wyraził zgodę<text:span text:style-name="T2744">.</text:span><text:s/>Je<text:span text:style-name="T2745">ś</text:span>li pan profesor też by reflektował, choć rozumiem,<text:s/><text:span text:style-name="T2746">że</text:span><text:s/>pana problematyka to są raczej akty praw człowieka i inne, ale myślę, że byłoby to pomocne. W każdym razie pan prof.<text:s/><text:span text:style-name="T2747">L</text:span><text:span text:style-name="T2748">e</text:span><text:span text:style-name="T2749">ch</text:span><text:s/>Garlicki wyraził zgodę na prace w tej grupie.</text:p>
      <text:p text:style-name="P2750">Panie prof. Strzembosz, kto z pana strony, kogo pan by<text:s/><text:span text:style-name="T2751">pr</text:span>oponował?</text:p>
      <text:p text:style-name="P2752"><text:span text:style-name="T2753">Prof. Strzembosz</text:span>:</text:p>
      <text:p text:style-name="P2754">Ja bym proponował panią prof. Janinę Zakrzewską i panią mec<text:span text:style-name="T2755">.</text:span><text:s/>Jadwigę Skórzewską<text:span text:style-name="T2756">.</text:span></text:p>
      <text:p text:style-name="P2757"><text:span text:style-name="T2758">Przewodnicząc</text:span><text:span text:style-name="T2759">y</text:span><text:span text:style-name="T2760">:</text:span><text:s/></text:p>
      <text:p text:style-name="P2761">Ja ze swojej strony pana prezesa Jankowskiego, nie ma go. Akurat tak się składa, że obydwu osób nie ma, bo chciałem i pana prof. Buchałę. O ile wiem zostaje. To byłby zespół, jeżeliby panowie wyrazili, panie i panowie zaproponowanie zespołu tej grupy roboczej opracować na piśmie wnioski ustalone stanowisko, które rozpatrzylibyśmy na kolejnym lub poniedziałkowym posiedzeniu. Ale byłoby dobrze gdyby to na jutro, nawet na drugą część dnia już było gotowe w takiej wersji, żebyśmy się mogli z tym zapoznać<text:span text:style-name="T2762">.</text:span><text:s/>Dlatego może proszę sekretarzy, żeby podjęli już działania. Znaczy z mojej strony pan dyr<text:span text:style-name="T2763">.</text:span><text:s/>Waksmundzki, żeby poin<text:span text:style-name="T2764">f</text:span>ormował, że zaocznie zostali wybrani czy poproszeni do udziału pan prof<text:span text:style-name="T2765">.</text:span><text:s/>Buchała i prezes Jankowski, pan prof.<text:s/>Garlicki<text:s/>wyraził zgodę i to można by już jutro zacząć pracować, bo to nie jest przecież długi dokument, aczkolwiek ważny.</text:p>
      <text:p text:style-name="P2766">W jakich sprawach w tej części obrad stanowisko żeśmy uzgodnili? Czy sprawa wymaga adnotacji pisemnej, chciałem zapytać, zniesienia kadencji Sądu Najwyższego, powinniśmy to zawrzeć w tym.</text:p>
      <text:p text:style-name="P2767">/Głos z sali:<text:s/>Myślę,<text:s/><text:span text:style-name="T2768">ż</text:span>e tak/.</text:p>
      <text:p text:style-name="P2769">Dobrze, to jest pierwsza sprawa. Druga to jest sprawa jak to nazwać zgromadzeń ogólnych, samorządu. Prawda, n<text:span text:style-name="T2770">i</text:span><text:span text:style-name="T2771">e</text:span><text:s/>musimy w tym miejscu więcej rozwijać. Będzie to czytelne.</text:p>
      <text:p text:style-name="P2772">Trzecia sprawa uchylenia przepisów o rękojmi. Również z sugestią, zresztą to zależy od sformułowania nie budzącą wątpliwości, nieusuwalność sędziów jako przyszłej normy konstytucyjnej.<text:s/><text:span text:style-name="T2773">W</text:span><text:s/>wyniku naszych obrad więcej będzie tego, tych spraw i potem one ulegną, będ<text:span text:style-name="T2774">ą</text:span><text:s/>w innej hierarchii prawdopodobnie przedstawiane<text:s/>„okrągłemu stołowi”. Czy w tej sprawie coś pominąłem, czy byłaby zgoda?</text:p>
      <text:p text:style-name="P2775">Nie ma uwag. Kolejna sprawa, tu byłaby już trzecia rozumiem problematyka powoływania sędziów - Najwyższa Rada Sądownicza. To nie jest najistotni<text:span text:style-name="T2776">ej</text:span>sze - Najwyższa Rada Sądownicza. Czy pod tym hasłem jest to wszystko cośmy dyskutowali jest czytelne? Dla tej grupy roboczej? Czy jeszcze tu coś sformułować?<text:s/>Znaczy jest tu upoważnienie, że to wszystko kto powołuje, co pan prof<text:span text:style-name="T2777">.</text:span><text:s/>Garlicki mówił i pani prof. Janina Zakrzewska mieści.</text:p>
      <text:p text:style-name="P2778">Co do zasady myślę, że myśmy już tutaj uzgodnili, że to jest ce<text:span text:style-name="T2779">lo</text:span>wość powołania Najwyższej Rady Sądowniczej, będą kwestie prawnicze, bo tak chciałbym to sformułowa<text:span text:style-name="T2780">ć.</text:span><text:s/>Nikt nie zgłasza uwag, dobrze, to przejdę do następnej sprawy.</text:p>
      <text:soft-page-break/>
      <text:p text:style-name="P2781"><text:span text:style-name="T2782">M</text:span>y<text:span text:style-name="T2783">ś</text:span><text:span text:style-name="T2784">m</text:span><text:span text:style-name="T2785">y</text:span><text:s/>nie dyskutowali, ale ja zadeklarowa<text:span text:style-name="T2786">łe</text:span>m gotowość jeśli takie byłoby rozumienie t<text:span text:style-name="T2787">e</text:span>j<text:span text:style-name="T2788"><text:s/></text:span>problematyki, którą poruszył pan Kaczyński, administracja sądów. Pani mecenas podnosiła sprawę kadenc<text:span text:style-name="T2789">yj</text:span>ności. Ja jestem, stanowisko zająłem, jestem za. Czy to wymagałoby jakiegoś rozszerzenia. Bo to jest jeden z problemów, bo jest druga sprawa, kto ma administrac<text:span text:style-name="T2790">ję</text:span><text:s/>sędziowską powoływać? Wypowiadam się za tym, żeby oczywiście był udział państwa, bo ona dla tych funkcji tych organizacyjno-technicznych ma dalej działać prezesie, ale<text:s/><text:span text:style-name="T2791">m</text:span>u<text:span text:style-name="T2792">s</text:span>i być uważam, zapewniony i celowy byłby udział samorządu. Szczegóły niech grupa rozpracuje. Proszę bardzo, bo my<text:span text:style-name="T2793">ś</text:span>my na ten temat nie dyskutowali. Pan Kaczyński podni<text:span text:style-name="T2794">ó</text:span>sł, ja ad vocem, tylko s<text:span text:style-name="T2795">i</text:span>ę wypowiedziałem i wła<text:span text:style-name="T2796">ś</text:span>ciwie uwag więcej nie było.</text:p>
      <text:p text:style-name="P2797"><text:span text:style-name="T2798">O</text:span><text:span text:style-name="T2799">b. Adam Strzembosz</text:span>:</text:p>
      <text:p text:style-name="P2800">Jeśli wolno. Mogą tu być dwie koncepcje - jedna, którą my proponujemy, ale alternatywnie można i drugą<text:span text:style-name="T2801">.</text:span><text:s/>Pierwsza myśleliśmy o tym by ta Najwyższa Rada Sądownictwa powoływała, ale byłoby też do przyjęcia takie stanowisko, że na wniosek Samorządu Sędziowskiego Minister Sprawiedliwości powołuje. To myślę jedno i drugie nie jest z sobą sprzeczne<text:span text:style-name="T2802">.<text:s/></text:span>Chodzi tu przede wszystkim o rolę samorządu sędziowskiego w wytypowaniu kandydatów. Gdyby taka osoba uzyskała placet, no je<text:span text:style-name="T2803">st<text:s/></text:span>takie doświadczenie w sądach warszawskich z<text:s/>‘81 r., to oczywiście<text:s/><text:span text:style-name="T2804">j</text:span>ej prestiż i powiedzmy wybranie spośród kandydatów przedstawionych przez<text:s/>zgromadzenie<text:s/>ogólne, przez ministra tego, który mu najbardziej odpowiada na stanowisku prezesa jest chyba takim, taką decyzją, która nie ubezwłasnowolnia żadnej ze stron.</text:p>
      <text:p text:style-name="P2805"><text:span text:style-name="T2806">Ob. Łukasz Balcer</text:span><text:span text:style-name="T2807">:</text:span></text:p>
      <text:p text:style-name="P2808"><text:span text:style-name="T2809">A</text:span><text:s/>kadenc<text:span text:style-name="T2810">yj</text:span>no<text:span text:style-name="T2811">ść</text:span><text:s/>to rozumiem był wniosek pani mecenas i to możemy zapisać jako uzgodniony. To byłaby kolejna sprawa i przyznam się spraw dotyczących samorządności nie widzę uzgodnionych, wprawdzie sprawa, którą pan prezes Świątkiewicz podnosił, do Trybunału Konstytucyjnego, ale ona dotyczy nieco innej sfery, za chwilę chciałbym to poruszyć.</text:p>
      <text:p text:style-name="P2812">Natomiast jutrzejsze posiedzenie w związku z tym proponowałbym...</text:p>
      <text:p text:style-name="P2813"><text:span text:style-name="T2814">Prof. Zofia Wasilkowska</text:span>:</text:p>
      <text:p text:style-name="P2815">Przepraszam bardzo, ale czy mogłabym w tej sprawie, bo mnie si<text:span text:style-name="T2816">ę</text:span><text:s/>wydaje, jednak jeżeli chodzi oczywiście nie całość zagadnień związanych z Trybunałem Konstytucyjnym, ale jeżeli chodzi o te pytania prawne ze strony sądu do Trybunału Konstytucyjnego, to o ile rozum<text:span text:style-name="T2817">i</text:span>em tutaj była zdaje się dość powszechna zgoda na to, że powinien każdy skład orzekający mieć prawo takiego pytania prawnego i że..., a to się ściśle wiąże z niezawisłością sędziego, bo jeżeli sędzia ma wątpliwości czy wtedy się zgodzi z Konstytucją. A odmówić by mu prawa zadania pytania do Trybunału, to musiałby orzeka<text:span text:style-name="T2818">ć</text:span><text:s/>wła<text:span text:style-name="T2819">ś</text:span>ciwie wbrew sumieniu.</text:p>
      <text:p text:style-name="P2820"><text:span text:style-name="T2821">Ob. Adam Balcer</text:span>:</text:p>
      <text:p text:style-name="P2822">To włączmy, proszę bardzo.</text:p>
      <text:p text:style-name="P2823">/Głos z sali: nie słychać/.</text:p>
      <text:p text:style-name="P2824"><text:span text:style-name="T2825">Adam Balcer</text:span>:</text:p>
      <text:p text:style-name="P2826">Trybunał Konstytucyjny tylko.</text:p>
      <text:p text:style-name="P2827">/Głos sali:<text:s/>O<text:s/>art. 2<text:span text:style-name="T2828">2</text:span><text:span text:style-name="T2829">/</text:span>.</text:p>
      <text:p text:style-name="P2830">/Głos z sali: każdy skład w Sądzie Najwyższym może.../.</text:p>
      <text:soft-page-break/>
      <text:p text:style-name="P2831"><text:span text:style-name="T2832">Zofia Wasilkowska</text:span>:</text:p>
      <text:p text:style-name="P2833">Nie my to rozszerzamy również na inne sądy, nie tylko.</text:p>
      <text:p text:style-name="P2834"><text:span text:style-name="T2835">Adam Balcer</text:span>:</text:p>
      <text:p text:style-name="P2836">Składy rewizyjne sądu wojewódzkiego, czy może wystąpić<text:span text:style-name="T2837">.</text:span></text:p>
      <text:p text:style-name="P2838">/Głos z sali:<text:s/>Sądu odwoławczego/.</text:p>
      <text:p text:style-name="P2839">/Głos z sali: może to być ten okręgowy właśnie/.</text:p>
      <text:p text:style-name="P2840"><text:span text:style-name="T2841">Łukasz Balcer</text:span>:</text:p>
      <text:p text:style-name="P2842"><text:span text:style-name="T2843">D</text:span>o Trybunału Konstytucyjnego<text:span text:style-name="T2844">.</text:span></text:p>
      <text:p text:style-name="P2845">/Głos z sali: nie słychać/.</text:p>
      <text:p text:style-name="P2846">No to możemy podać do dyskusji dalszej jutro. Proszę bardzo<text:span text:style-name="T2847">.</text:span></text:p>
      <text:p text:style-name="P2848"><text:span text:style-name="T2849"><text:s text:c="29"/></text:span>:</text:p>
      <text:p text:style-name="P2850">Przepraszam bardzo, ja to podnoszę tylko na argumentacje (?), które przytaczał s<text:span text:style-name="T2851">ę</text:span>dzia Trybunału Konstytucyjnego, prof. Buchała.</text:p>
      <text:p text:style-name="P2852"><text:span text:style-name="T2853">Zofia Wasilkowska:</text:span></text:p>
      <text:p text:style-name="P2854">Ale on tego nie kwestionował.<text:s/></text:p>
      <text:p text:style-name="P2855"><text:span text:style-name="T2856"><text:s text:c="29"/></text:span>:</text:p>
      <text:p text:style-name="P2857">Nie, nie.</text:p>
      <text:p text:style-name="P2858"><text:span text:style-name="T2859"><text:s text:c="29"/></text:span>:</text:p>
      <text:p text:style-name="P2860">Profesorze ja kwestionowałem skargę konstytucyjną. Natomiast pytania nie kwestionowałem. Mówiłem, że minimum to sąd odwoławczy. Reszta to jest problematyczna. Bo to bardzo utrudnia, ale tutaj ja jestem bardzo za.</text:p>
      <text:p text:style-name="P2861"><text:span text:style-name="T2862"><text:s text:c="29"/></text:span>:</text:p>
      <text:p text:style-name="P2863">Rozumiem i wycofuję wątpliwości.</text:p>
      <text:p text:style-name="P2864"><text:span text:style-name="T2865">Łukasz Balcer</text:span>:</text:p>
      <text:p text:style-name="P2866">W<text:s/>takim razie to byłaby już kolejna sprawa, nie ważne, ktoś notuje tutaj, będzie chyba siódma sprawa. Natomiast jutro byśmy dyskutowali w sprawach, w których jeszcze nie mamy pełnej zgodności. Są pełne wątpliwości. Nawet nie powiem, że są rozbieżności zasadnicze, ale są wątpliwości. Dotyczy to najistotniejszej trudnej kwestii trójpodziału władzy. Bo rozumiem dążymy do takiego consensusu, żeby móc wypowiedzieć się pozytywnie lub negatywnie, pozytywnie, że jesteśmy za wprowadzeniem sądowej władzy.</text:p>
      <text:p text:style-name="P2867">/Głos z sali:<text:s/>Nie ma tr<text:span text:style-name="T2868">ój</text:span>podziału, odrębnej władzy, niezależnej/.</text:p>
      <text:p text:style-name="P2869">Zrodziły się pewne wątpliwości, sądzę, że to jest tak ważka kwestia, że poświęcenie pewnego czasu dla wyjaśnienia wątpliwości będzie zasadne<text:span text:style-name="T2870">.</text:span><text:s/>Jest to, powiedziałbym sprawa podjęta, niezakończona.</text:p>
      <text:p text:style-name="P2871">/Głos z sali: nie słychać/.</text:p>
      <text:p text:style-name="P2872">Zaraz dojdziemy do tego, notowałem. Czy takie ujęcie państwu w tej mierze odpowiadałoby, taka formuła, że jutro kontynuujemy to jako temat nieom<text:span text:style-name="T2873">ó</text:span>wiony w pełni, który kontynuowalibyśmy jutro. Czy tak możemy przyjąć?</text:p>
      <text:p text:style-name="P2874"><text:span text:style-name="T2875">A</text:span><text:span text:style-name="T2876">d</text:span><text:span text:style-name="T2877">am</text:span><text:span text:style-name="T2878"><text:s/></text:span><text:span text:style-name="T2879">St</text:span><text:span text:style-name="T2880">r</text:span><text:span text:style-name="T2881">z</text:span><text:span text:style-name="T2882">e</text:span><text:span text:style-name="T2883">mbo</text:span><text:span text:style-name="T2884">s</text:span><text:span text:style-name="T2885">z</text:span>:</text:p>
      <text:p text:style-name="P2886">No tak, jeszcze jedna kwestia nam została. Rzeczywiście.</text:p>
      <text:soft-page-break/>
      <text:p text:style-name="P2887"><text:span text:style-name="T2888">Łukasz Balcer</text:span>:</text:p>
      <text:p text:style-name="P2889">Dobrze.<text:s/><text:span text:style-name="T2890">I</text:span><text:s/>podobnie proponowałbym nie zakończyć dzisiaj dyskusji nad problematyką bardzo trudną przynależności partyjnej, ewentualnych przeszkód. Nie traktować tego, tej sprawy, tej problematyki jako sprawy całkowicie omówionej, proponowałbym także jutro kontynuować dyskusję. Czy państwo się zgadzacie z takim ujęciem?</text:p>
      <text:p text:style-name="P2891">/Głos z sali:<text:s/>Tak jest/.</text:p>
      <text:p text:style-name="P2892">Dobrze. Wypowiadały się pani prof. Wasilkowska, prof. Buchała, pan i szereg państwa w sprawie wytycznych Sądu Najwyższego i przyznam się, że mam pewne trudności ze sformułowaniem pewnego wniosku i mam tu pewne wrażenia, odczucia, że pewna dyskusja, która by przybliżyłaby stanowiska, myślę, że już niedługa, byłaby przydatna. Gdyby grupa robocza zechciała wziąć, jeszcze w tym pięcio-, bo panie profesorze myśmy pana zaocznie poprosili, żeby pan w gronie pani prof. Janiny Zakrzewskiej i pani mec. Skórzewskiej, i pana prezesa Jankowskiego, pana Lecha Garlickiego<text:s/>jeśli będzie mógł i chciał pan doc. Kędzia na jutro opracować pewne stanowisko, a jeśli nie to na poniedziałek, gdyby się nie dało, to chociaż w części, w pewnych sprawach, w których nie ma kwestii. Ponieważ myśmy, takie mam wrażenie, jeszcze nie wszystko wyjaśnili sobie i zbliżenie stanowisk nie jest pełne, są jeszcze pewne wątpliwości, my<text:span text:style-name="T2893">ś</text:span>lę o wytycznych Sądu Najwyższego, być może ta grupa robocza, panie profesorze myśmy czwartek już też zdążyli przenieść na poniedziałek. Okazuje s<text:span text:style-name="T2894">i</text:span>ę, że w pewnych sprawach, ale nie merytorycznych szybciej się decydujemy<text:span text:style-name="T2895"><text:s/></text:span>niż pan je obiad.</text:p>
      <text:p text:style-name="P2896">Gdyby pan zechciał w tym zespole też wziąć udział, bo w 5-osobowym gronie często łatwiej pewne rzeczy omówić, byłoby to dobrze, a jeśli nie dałoby się, to może jutro pod<text:span text:style-name="T2897">ej</text:span>miemy w podzespole na ten temat dyskusję. I na temat innych spraw, które poruszył pan mec. Taylor. Czy takie stanowisko w tej sprawie byłoby możliwe do przyjęcia?</text:p>
      <text:p text:style-name="P2898"><text:span text:style-name="T2899">Adam Strzembosz</text:span>:</text:p>
      <text:p text:style-name="P2900">Ja sądzę, że tak, z tym, że to by nam n<text:span text:style-name="T2901">ie</text:span>wątpliwie nie wyczerpało całego jutrzejszego dnia. Dlatego gdyby możn<text:span text:style-name="T2902">a</text:span><text:s/>już było przejść do zmian w ustawodawstwie karnym jutro.</text:p>
      <text:p text:style-name="P2903"><text:span text:style-name="T2904">Łukasz Ba</text:span><text:span text:style-name="T2905">lc</text:span><text:span text:style-name="T2906">er</text:span>:</text:p>
      <text:p text:style-name="P2907">Ja taką chciałem złożyć propozycję. Tylko ja wybieram te sprawy, któreśmy dzisiaj om<text:span text:style-name="T2908">ó</text:span>wili, niektóre mam wrażenie uzgodniliśmy stanowiska, w niektórych jeszcze są pewne nazwijmy to wątpliwości. Także możliwe by było?</text:p>
      <text:p text:style-name="P2909"><text:span text:style-name="T2910">Adam Strzembosz</text:span>:</text:p>
      <text:p text:style-name="P2911">Tak.</text:p>
      <text:p text:style-name="P2912"><text:span text:style-name="T2913">Łukasz<text:s/></text:span><text:span text:style-name="T2914">B</text:span><text:span text:style-name="T2915">alcer</text:span>:</text:p>
      <text:p text:style-name="P2916">Proszę państwa i mogą być jeszcze inne sprawy związane z poszerzeniem gwarancji wymiaru sprawiedliwości<text:span text:style-name="T2917">.</text:span><text:s/>Ja na pierwszym posiedzeniu nie ukrywałem, że mnie bardzo interesowało i dalej interesuje sprawa płac sędziów.</text:p>
      <text:p text:style-name="P2918">Ja rozumiem, że między członkami zespołu nie ma rozbieżności zasadniczej, ale między stanowiskiem, które państwo reprezentowaliście, i jest pewna... inaczej akcentuje się hierarchie potrzeb. Powiedziałbym tak. Płace tak, ale w pewnej kolejności - tak odniosłem wrażenie, że państwo mówicie inne ważne rzeczy są w pierwszej kolejności. Ocz<text:span text:style-name="T2919">yw</text:span>iście ponieważ pan prof<text:span text:style-name="T2920">.</text:span><text:s/>Strzembosz jest człowiekiem kulturalnym, nie<text:s/><text:soft-page-break/>powiedział, że jeżeli są płace, należy to w gestii rządu, niech Rada Ministrów załatwi i tu na podzespole tego nie dyskutuje.</text:p>
      <text:p text:style-name="P2921"><text:span text:style-name="T2922">J</text:span>a też oczywiście muszę powiedzieć, że nie o takie uregulowanie mi chodziło, bo Rada Ministrów to podwyższyła i ma prawo zrobić na podstawie prawa ustroju sądów powszechnych.</text:p>
      <text:p text:style-name="P2923">Ja podnosiłem i chcę podnieść zupełnie w innym ujęciu. Bo jeśli mówimy o niezależności sędziów, zresztą niezawisłości sędziów, czy niezależności sądów, to proszę rozważyć<text:span text:style-name="T2924">,</text:span><text:s/>że zapis art<text:span text:style-name="T2925">.</text:span><text:s/>7<text:span text:style-name="T2926">4</text:span><text:s/>prawa o ustroju sądów uzależnia wynagrodzenia sędziów od innej grupy zawodowej, którą określa w tym akcie i od wielkości zarobków tej innej grupy zawodowej. Ma to być pewien stosunek, krotność do zarobków innej grupy zawodowej. Tu ja mam pewną wątpliwość. Jeśli mówimy o tym, że władza sądowa ma być władzą<text:span text:style-name="T2927"><text:s/></text:span>samodzielną, tą trzecią siłą, jeżeli mówimy o niezawisłości sędziów, to dlaczego nie mają być dla sędziów samoistne kryteria wynagrodzeń, tak samo, jak i prokuratury. Oczywiście ja to mówię musimy razem. Bo to są samoistne wynagrodzenia, dlaczego nie tak zrobić, w tym sensie chciałem zrobić, a nie że muszą być uzależnione, jak mówi prawo o ustroju sądu od innej grupy zawodowej. Bo my w tej chwili mamy tak, że wynagrodzenie sędziów wzrasta w stopniu n<text:span text:style-name="T2928">ie</text:span><text:s/>mniejszym i przeciętne wynagrodzenie pracowników w jednostkach gospodarki uspołecznionej. To znaczy n<text:span text:style-name="T2929">aj</text:span>pierw trzeba obliczyć JG<text:span text:style-name="T2930">U</text:span>, jakie je<text:span text:style-name="T2931">st</text:span><text:s/>wynagrodzenie, jakaś tam przeciętna, teraz w sferze materialnej i ty sędzio niezawisły, niezależny nawet trzecia władza masz mieć wynagrodzenie, które zależy od innej grupy zawodowej. Nie ukrywam, że mam poważne wątpliwości co do takiego rozwiązania i w tym sensie przyznam się, że trochę byłem zaskoczony i proszę o taką rewizję, ale wrócenie przy jakiejś dyskusji na ten temat, bo jest to sprawa wydaje mi się godna i ważna dla omówienia. Nie chciałbym dzisiaj, ale prośba o rozważenie może jutro, w innym czasie znajdziemy na ten temat czas. Bo póki co, po wczorajszej uchwale Rady Ministrów, czy R<text:span text:style-name="T2932">a</text:span>d<text:span text:style-name="T2933">y</text:span><text:s/>Pa<text:span text:style-name="T2934">ń</text:span>stwa wynagrodzenia zostały zmienione, ale to są te wynagrodzenia, które zawsze ustalane są według innego systemu. Także intencja moja w tej chwili jest zrozumiała, rozumiem, prawda?</text:p>
      <text:p text:style-name="P2935">Także mogą w sprawie poszerzenia gwarancji niezawisłości sędziów być również inne sprawy gdyby były, oprócz tych które przed chwilą wymieniłem.</text:p>
      <text:p text:style-name="P2936"><text:span text:style-name="T2937">Prof. Zofia Wasilkowska</text:span>:</text:p>
      <text:p text:style-name="P2938">Do tej ustawy prawnej, o której pan minister mówił, czy już jeżeli byśmy to omawiali, to czy nie byłoby warto mówić nie tylko o uposażeniach sędziów, ale uposażeniu sądów, bo obraz sądów, bo o tym była mowa na poprzednim posiedzeniu, to wszystko co składa się na obraz wymiaru sprawiedliwości i prace tego wymiaru. Ja myślę, że jeżeli już mówimy o sprawach finansow<text:span text:style-name="T2939">yc</text:span>h i materialnych, to to jest bardzo ważna sprawa dla rzeczywistej, dla rzeczywistego miejsca sądu.</text:p>
      <text:p text:style-name="P2940"><text:span text:style-name="T2941">Łukasz Balcer</text:span>:</text:p>
      <text:p text:style-name="P2942"><text:span text:style-name="T2943">A</text:span><text:s/>gdyby nam się dało te sprawy wyczerpać to moglibyśmy czy powinniśmy nawet podjąć dyskusję<text:s/><text:span text:style-name="T2944">w</text:span><text:s/>spraw<text:span text:style-name="T2945">ac</text:span>h, które pan prof. Strzembosz przed chwilą proponował. To znaczy byłoby to tak. Zmiany w prawie karnym, tak rozumiem panie profesorze zarówno materialnym i procesowym<text:span text:style-name="T2946">.</text:span><text:s/>Może być kkw też, nawet wszystkie zmiany, które objęte są działalnością komisji graty<text:span text:style-name="T2947">fi</text:span>kacyjne<text:span text:style-name="T2948">j.</text:span></text:p>
      <text:p text:style-name="P2949"><text:span text:style-name="T2950"><text:s text:c="29"/></text:span>:</text:p>
      <text:p text:style-name="P2951">Panie ministrze, jeśli chodzi - tych propozycji, które państwo przedłożyliście, ja nie zdążyłem szczegółowo przeczytać - ale to na co zerknąłem, to to wymaga jednak głębokiej refleksji. I pójście na<text:s/><text:soft-page-break/>wszystkie trzy działy, plus wykroczenia, po pierwsze bardzo rozstrzeli dyskusję, a więc moja propozycja zmierzałaby do tego, by przygotować jakiś jeden dział, dyskusję w jednej kwestii<text:span text:style-name="T2952">.</text:span><text:s/>To tylko gwoli usprawnienia, bo to nie znaczy, że jakąkolwiek z tych dziedzin prawa chcemy wyłączyć z dyskusji, tylko chodzi o kolejność. Tą są zbyt trudne rzeczy by można tak ogólnie się wypowie<text:span text:style-name="T2953">dz</text:span>ieć.</text:p>
      <text:p text:style-name="P2954"><text:span text:style-name="T2955">Adam Strzembosz</text:span>:</text:p>
      <text:p text:style-name="P2956">Właśnie ja w pełni podzielam pana profesora stanowisko, gdybyśmy jutro m<text:span text:style-name="T2957">ó</text:span>wili o prawie karnym materialnym to i tak będzie to materia dostatecznie obszerna.</text:p>
      <text:p text:style-name="P2958"><text:span text:style-name="T2959">Łukasz Balcer</text:span>:</text:p>
      <text:p text:style-name="P2960">Czy są jeszcze jakieś inne sprawy, które chcielibyśmy dzisiaj omówić? Czy mam rozumieć, że te ostatnie sprawy to jak koniec wieńczy dzieło dzisiejszego posiedzenia. Nikt z państwa nie prosi o głos. Teraz ma się ta grupa robocza zebrać. Kto jest z grupy roboczej proponuję, żeby zostać, a pozostałych członków telefonicznie b<text:span text:style-name="T2961">ę</text:span>dziemy ścigać<text:span text:style-name="T2962">.</text:span><text:s/>No dobrze.</text:p>
      <text:p text:style-name="P2963">Dziękuję bardz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0:00Z</meta:creation-date>
    <dc:date>2023-10-30T19:30:00Z</dc:date>
    <meta:template xlink:href="Normal.dotm" xlink:type="simple"/>
    <meta:editing-cycles>2</meta:editing-cycles>
    <meta:editing-duration>PT60S</meta:editing-duration>
    <meta:document-statistic meta:page-count="61" meta:paragraph-count="398" meta:word-count="28502" meta:character-count="199117" meta:row-count="1425" meta:non-whitespace-character-count="171013"/>
  </office:meta>
</office:document-meta>
</file>